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3.044cm"/>
    </style:style>
    <style:style style:name="co4" style:family="table-column">
      <style:table-column-properties fo:break-before="auto" style:column-width="3.688cm"/>
    </style:style>
    <style:style style:name="co5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empirisch</text:p>
          </table:table-cell>
          <table:covered-table-cell/>
          <table:table-cell table:style-name="ce1" office:value-type="string" calcext:value-type="string" table:number-columns-spanned="2" table:number-rows-spanned="1">
            <text:p>analytisch</text:p>
          </table:table-cell>
          <table:covered-table-cell/>
          <table:table-cell table:number-columns-repeated="16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gesamt</text:p>
          </table:table-cell>
          <table:table-cell table:style-name="ce1" office:value-type="string" calcext:value-type="string">
            <text:p>gut</text:p>
          </table:table-cell>
          <table:table-cell table:style-name="ce1" office:value-type="string" calcext:value-type="string">
            <text:p>gesamt</text:p>
          </table:table-cell>
          <table:table-cell table:style-name="ce1" office:value-type="string" calcext:value-type="string">
            <text:p>gut</text:p>
          </table:table-cell>
          <table:table-cell table:style-name="ce1" office:value-type="string" calcext:value-type="string">
            <text:p>schlecht</text:p>
          </table:table-cell>
          <table:table-cell table:number-columns-repeated="2"/>
          <table:table-cell office:value-type="string" calcext:value-type="string">
            <text:p>Fibonacci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umm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DEC2BIN([.U2]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DEC2BIN([.U3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2*([.D3]-[.I4])" office:value-type="float" office:value="4" calcext:value-type="float">
            <text:p>4</text:p>
          </table:table-cell>
          <table:table-cell/>
          <table:table-cell table:formula="of:=[.D4]-[.C4]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4]+[.J4]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DEC2BIN([.U4])" office:value-type="string" office:string-value="10" calcext:value-type="string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2*([.D4]-[.I5])"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I5]+[.J5]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DEC2BIN([.U5])" office:value-type="string" office:string-value="11" calcext:value-type="string">
            <text:p>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2*([.D5]-[.I6])" office:value-type="float" office:value="10" calcext:value-type="float">
            <text:p>10</text:p>
          </table:table-cell>
          <table:table-cell/>
          <table:table-cell table:formula="of:=[.D6]-[.C6]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J5]+[.J4]" office:value-type="float" office:value="3" calcext:value-type="float">
            <text:p>3</text:p>
          </table:table-cell>
          <table:table-cell table:formula="of:=[.I6]+[.J6]"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DEC2BIN([.U6])" office:value-type="string" office:string-value="100" calcext:value-type="string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2*([.D6]-[.I7])" office:value-type="float" office:value="16" calcext:value-type="float">
            <text:p>16</text:p>
          </table:table-cell>
          <table:table-cell table:number-columns-repeated="4"/>
          <table:table-cell table:formula="of:=[.I6]+[.I5]" office:value-type="float" office:value="2" calcext:value-type="float">
            <text:p>2</text:p>
          </table:table-cell>
          <table:table-cell table:formula="of:=[.J6]+[.J5]" office:value-type="float" office:value="4" calcext:value-type="float">
            <text:p>4</text:p>
          </table:table-cell>
          <table:table-cell table:formula="of:=[.I7]+[.J7]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DEC2BIN([.U7])" office:value-type="string" office:string-value="101" calcext:value-type="string">
            <text:p>1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2*([.D7]-[.I8])" office:value-type="float" office:value="26" calcext:value-type="float">
            <text:p>26</text:p>
          </table:table-cell>
          <table:table-cell/>
          <table:table-cell table:formula="of:=[.D8]-[.C8]" office:value-type="float" office:value="12" calcext:value-type="float">
            <text:p>12</text:p>
          </table:table-cell>
          <table:table-cell table:number-columns-repeated="2"/>
          <table:table-cell table:formula="of:=[.I7]+[.I6]" office:value-type="float" office:value="3" calcext:value-type="float">
            <text:p>3</text:p>
          </table:table-cell>
          <table:table-cell table:formula="of:=[.J7]+[.J6]" office:value-type="float" office:value="7" calcext:value-type="float">
            <text:p>7</text:p>
          </table:table-cell>
          <table:table-cell table:formula="of:=[.I8]+[.J8]" office:value-type="float" office:value="10" calcext:value-type="float">
            <text:p>1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DEC2BIN([.U8])" office:value-type="string" office:string-value="110" calcext:value-type="string">
            <text:p>1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2*([.D8]-[.I9])" office:value-type="float" office:value="42" calcext:value-type="float">
            <text:p>42</text:p>
          </table:table-cell>
          <table:table-cell table:number-columns-repeated="4"/>
          <table:table-cell table:formula="of:=[.I8]+[.I7]" office:value-type="float" office:value="5" calcext:value-type="float">
            <text:p>5</text:p>
          </table:table-cell>
          <table:table-cell table:formula="of:=[.J8]+[.J7]" office:value-type="float" office:value="11" calcext:value-type="float">
            <text:p>11</text:p>
          </table:table-cell>
          <table:table-cell table:formula="of:=[.I9]+[.J9]" office:value-type="float" office:value="16" calcext:value-type="float">
            <text:p>16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DEC2BIN([.U9])" office:value-type="string" office:string-value="111" calcext:value-type="string">
            <text:p>1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formula="of:=2*([.D9]-[.I10])" office:value-type="float" office:value="68" calcext:value-type="float">
            <text:p>68</text:p>
          </table:table-cell>
          <table:table-cell/>
          <table:table-cell table:formula="of:=[.D10]-[.C10]" office:value-type="float" office:value="34" calcext:value-type="float">
            <text:p>34</text:p>
          </table:table-cell>
          <table:table-cell table:number-columns-repeated="2"/>
          <table:table-cell table:formula="of:=[.I9]+[.I8]" office:value-type="float" office:value="8" calcext:value-type="float">
            <text:p>8</text:p>
          </table:table-cell>
          <table:table-cell table:formula="of:=[.J9]+[.J8]" office:value-type="float" office:value="18" calcext:value-type="float">
            <text:p>18</text:p>
          </table:table-cell>
          <table:table-cell table:formula="of:=[.I10]+[.J10]" office:value-type="float" office:value="26" calcext:value-type="float">
            <text:p>2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DEC2BIN([.U10])" office:value-type="string" office:string-value="1000" calcext:value-type="string">
            <text:p>1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2*([.D10]-[.I11])" office:value-type="float" office:value="110" calcext:value-type="float">
            <text:p>110</text:p>
          </table:table-cell>
          <table:table-cell table:number-columns-repeated="4"/>
          <table:table-cell table:formula="of:=[.I10]+[.I9]" office:value-type="float" office:value="13" calcext:value-type="float">
            <text:p>13</text:p>
          </table:table-cell>
          <table:table-cell table:formula="of:=[.J10]+[.J9]" office:value-type="float" office:value="29" calcext:value-type="float">
            <text:p>29</text:p>
          </table:table-cell>
          <table:table-cell table:formula="of:=[.I11]+[.J11]" office:value-type="float" office:value="42" calcext:value-type="float">
            <text:p>4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DEC2BIN([.U11])" office:value-type="string" office:string-value="1001" calcext:value-type="string">
            <text:p>10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table:formula="of:=2*([.D11]-[.I12])" office:value-type="float" office:value="178" calcext:value-type="float">
            <text:p>178</text:p>
          </table:table-cell>
          <table:table-cell/>
          <table:table-cell table:formula="of:=[.D12]-[.C12]" office:value-type="float" office:value="94" calcext:value-type="float">
            <text:p>94</text:p>
          </table:table-cell>
          <table:table-cell table:number-columns-repeated="2"/>
          <table:table-cell table:formula="of:=[.I11]+[.I10]" office:value-type="float" office:value="21" calcext:value-type="float">
            <text:p>21</text:p>
          </table:table-cell>
          <table:table-cell table:formula="of:=[.J11]+[.J10]" office:value-type="float" office:value="47" calcext:value-type="float">
            <text:p>47</text:p>
          </table:table-cell>
          <table:table-cell table:formula="of:=[.I12]+[.J12]" office:value-type="float" office:value="68" calcext:value-type="float">
            <text:p>68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DEC2BIN([.U12])" office:value-type="string" office:string-value="1010" calcext:value-type="string">
            <text:p>10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2*([.D12]-[.I13])" office:value-type="float" office:value="288" calcext:value-type="float">
            <text:p>288</text:p>
          </table:table-cell>
          <table:table-cell table:number-columns-repeated="4"/>
          <table:table-cell table:formula="of:=[.I12]+[.I11]" office:value-type="float" office:value="34" calcext:value-type="float">
            <text:p>34</text:p>
          </table:table-cell>
          <table:table-cell table:formula="of:=[.J12]+[.J11]" office:value-type="float" office:value="76" calcext:value-type="float">
            <text:p>76</text:p>
          </table:table-cell>
          <table:table-cell table:formula="of:=[.I13]+[.J13]" office:value-type="float" office:value="110" calcext:value-type="float">
            <text:p>1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DEC2BIN([.U13])" office:value-type="string" office:string-value="1011" calcext:value-type="string">
            <text:p>10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6" calcext:value-type="float">
            <text:p>466</text:p>
          </table:table-cell>
          <table:table-cell office:value-type="float" office:value="208" calcext:value-type="float">
            <text:p>208</text:p>
          </table:table-cell>
          <table:table-cell table:formula="of:=2*([.D13]-[.I14])" office:value-type="float" office:value="466" calcext:value-type="float">
            <text:p>466</text:p>
          </table:table-cell>
          <table:table-cell/>
          <table:table-cell table:formula="of:=[.D14]-[.C14]" office:value-type="float" office:value="258" calcext:value-type="float">
            <text:p>258</text:p>
          </table:table-cell>
          <table:table-cell table:number-columns-repeated="2"/>
          <table:table-cell table:formula="of:=[.I13]+[.I12]" office:value-type="float" office:value="55" calcext:value-type="float">
            <text:p>55</text:p>
          </table:table-cell>
          <table:table-cell table:formula="of:=[.J13]+[.J12]" office:value-type="float" office:value="123" calcext:value-type="float">
            <text:p>123</text:p>
          </table:table-cell>
          <table:table-cell table:formula="of:=[.I14]+[.J14]" office:value-type="float" office:value="178" calcext:value-type="float">
            <text:p>17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formula="of:=DEC2BIN([.U14])" office:value-type="string" office:string-value="1100" calcext:value-type="string">
            <text:p>1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2*([.D14]-[.I15])" office:value-type="float" office:value="754" calcext:value-type="float">
            <text:p>754</text:p>
          </table:table-cell>
          <table:table-cell table:number-columns-repeated="4"/>
          <table:table-cell table:formula="of:=[.I14]+[.I13]" office:value-type="float" office:value="89" calcext:value-type="float">
            <text:p>89</text:p>
          </table:table-cell>
          <table:table-cell table:formula="of:=[.J14]+[.J13]" office:value-type="float" office:value="199" calcext:value-type="float">
            <text:p>199</text:p>
          </table:table-cell>
          <table:table-cell table:formula="of:=[.I15]+[.J15]" office:value-type="float" office:value="288" calcext:value-type="float">
            <text:p>288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formula="of:=DEC2BIN([.U15])" office:value-type="string" office:string-value="1101" calcext:value-type="string">
            <text:p>11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20" calcext:value-type="float">
            <text:p>1220</text:p>
          </table:table-cell>
          <table:table-cell office:value-type="float" office:value="518" calcext:value-type="float">
            <text:p>518</text:p>
          </table:table-cell>
          <table:table-cell table:formula="of:=2*([.D15]-[.I16])" office:value-type="float" office:value="1220" calcext:value-type="float">
            <text:p>1220</text:p>
          </table:table-cell>
          <table:table-cell/>
          <table:table-cell table:formula="of:=[.D16]-[.C16]" office:value-type="float" office:value="702" calcext:value-type="float">
            <text:p>702</text:p>
          </table:table-cell>
          <table:table-cell table:number-columns-repeated="2"/>
          <table:table-cell table:formula="of:=[.I15]+[.I14]" office:value-type="float" office:value="144" calcext:value-type="float">
            <text:p>144</text:p>
          </table:table-cell>
          <table:table-cell table:formula="of:=[.J15]+[.J14]" office:value-type="float" office:value="322" calcext:value-type="float">
            <text:p>322</text:p>
          </table:table-cell>
          <table:table-cell table:formula="of:=[.I16]+[.J16]" office:value-type="float" office:value="466" calcext:value-type="float">
            <text:p>46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DEC2BIN([.U16])" office:value-type="string" office:string-value="1110" calcext:value-type="string">
            <text:p>11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74" calcext:value-type="float">
            <text:p>1974</text:p>
          </table:table-cell>
          <table:table-cell/>
          <table:table-cell table:formula="of:=2*([.D16]-[.I17])" office:value-type="float" office:value="1974" calcext:value-type="float">
            <text:p>1974</text:p>
          </table:table-cell>
          <table:table-cell table:number-columns-repeated="4"/>
          <table:table-cell table:formula="of:=[.I16]+[.I15]" office:value-type="float" office:value="233" calcext:value-type="float">
            <text:p>233</text:p>
          </table:table-cell>
          <table:table-cell table:formula="of:=[.J16]+[.J15]" office:value-type="float" office:value="521" calcext:value-type="float">
            <text:p>521</text:p>
          </table:table-cell>
          <table:table-cell table:formula="of:=[.I17]+[.J17]" office:value-type="float" office:value="754" calcext:value-type="float">
            <text:p>75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formula="of:=DEC2BIN([.U17])" office:value-type="string" office:string-value="1111" calcext:value-type="string">
            <text:p>11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94" calcext:value-type="float">
            <text:p>3194</text:p>
          </table:table-cell>
          <table:table-cell office:value-type="float" office:value="1296" calcext:value-type="float">
            <text:p>1296</text:p>
          </table:table-cell>
          <table:table-cell table:formula="of:=2*([.D17]-[.I18])" office:value-type="float" office:value="3194" calcext:value-type="float">
            <text:p>3194</text:p>
          </table:table-cell>
          <table:table-cell/>
          <table:table-cell table:formula="of:=[.D18]-[.C18]" office:value-type="float" office:value="1898" calcext:value-type="float">
            <text:p>1898</text:p>
          </table:table-cell>
          <table:table-cell table:number-columns-repeated="2"/>
          <table:table-cell table:formula="of:=[.I17]+[.I16]" office:value-type="float" office:value="377" calcext:value-type="float">
            <text:p>377</text:p>
          </table:table-cell>
          <table:table-cell table:formula="of:=[.J17]+[.J16]" office:value-type="float" office:value="843" calcext:value-type="float">
            <text:p>843</text:p>
          </table:table-cell>
          <table:table-cell table:formula="of:=[.I18]+[.J18]" office:value-type="float" office:value="1220" calcext:value-type="float">
            <text:p>122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DEC2BIN([.U18])" office:value-type="string" office:string-value="10000" calcext:value-type="string">
            <text:p>100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2*([.D18]-[.I19])" office:value-type="float" office:value="5168" calcext:value-type="float">
            <text:p>5168</text:p>
          </table:table-cell>
          <table:table-cell table:number-columns-repeated="4"/>
          <table:table-cell table:formula="of:=[.I18]+[.I17]" office:value-type="float" office:value="610" calcext:value-type="float">
            <text:p>610</text:p>
          </table:table-cell>
          <table:table-cell table:formula="of:=[.J18]+[.J17]" office:value-type="float" office:value="1364" calcext:value-type="float">
            <text:p>1364</text:p>
          </table:table-cell>
          <table:table-cell table:formula="of:=[.I19]+[.J19]" office:value-type="float" office:value="1974" calcext:value-type="float">
            <text:p>1974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formula="of:=DEC2BIN([.U19])" office:value-type="string" office:string-value="10001" calcext:value-type="string">
            <text:p>100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62" calcext:value-type="float">
            <text:p>8362</text:p>
          </table:table-cell>
          <table:table-cell office:value-type="float" office:value="3254" calcext:value-type="float">
            <text:p>3254</text:p>
          </table:table-cell>
          <table:table-cell table:formula="of:=2*([.D19]-[.I20])" office:value-type="float" office:value="8362" calcext:value-type="float">
            <text:p>8362</text:p>
          </table:table-cell>
          <table:table-cell/>
          <table:table-cell table:formula="of:=[.D20]-[.C20]" office:value-type="float" office:value="5108" calcext:value-type="float">
            <text:p>5108</text:p>
          </table:table-cell>
          <table:table-cell table:number-columns-repeated="2"/>
          <table:table-cell table:formula="of:=[.I19]+[.I18]" office:value-type="float" office:value="987" calcext:value-type="float">
            <text:p>987</text:p>
          </table:table-cell>
          <table:table-cell table:formula="of:=[.J19]+[.J18]" office:value-type="float" office:value="2207" calcext:value-type="float">
            <text:p>2207</text:p>
          </table:table-cell>
          <table:table-cell table:formula="of:=[.I20]+[.J20]" office:value-type="float" office:value="3194" calcext:value-type="float">
            <text:p>3194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formula="of:=DEC2BIN([.U20]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530" calcext:value-type="float">
            <text:p>13530</text:p>
          </table:table-cell>
          <table:table-cell/>
          <table:table-cell table:formula="of:=2*([.D20]-[.I21])" office:value-type="float" office:value="13530" calcext:value-type="float">
            <text:p>13530</text:p>
          </table:table-cell>
          <table:table-cell table:number-columns-repeated="4"/>
          <table:table-cell table:formula="of:=[.I20]+[.I19]" office:value-type="float" office:value="1597" calcext:value-type="float">
            <text:p>1597</text:p>
          </table:table-cell>
          <table:table-cell table:formula="of:=[.J20]+[.J19]" office:value-type="float" office:value="3571" calcext:value-type="float">
            <text:p>3571</text:p>
          </table:table-cell>
          <table:table-cell table:formula="of:=[.I21]+[.J21]" office:value-type="float" office:value="5168" calcext:value-type="float">
            <text:p>5168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formula="of:=DEC2BIN([.U21])" office:value-type="string" office:string-value="10011" calcext:value-type="string">
            <text:p>1001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92" calcext:value-type="float">
            <text:p>21892</text:p>
          </table:table-cell>
          <table:table-cell office:value-type="float" office:value="8196" calcext:value-type="float">
            <text:p>8196</text:p>
          </table:table-cell>
          <table:table-cell table:formula="of:=2*([.D21]-[.I22])" office:value-type="float" office:value="21892" calcext:value-type="float">
            <text:p>21892</text:p>
          </table:table-cell>
          <table:table-cell/>
          <table:table-cell table:formula="of:=[.D22]-[.C22]" office:value-type="float" office:value="13696" calcext:value-type="float">
            <text:p>13696</text:p>
          </table:table-cell>
          <table:table-cell table:number-columns-repeated="2"/>
          <table:table-cell table:formula="of:=[.I21]+[.I20]" office:value-type="float" office:value="2584" calcext:value-type="float">
            <text:p>2584</text:p>
          </table:table-cell>
          <table:table-cell table:formula="of:=[.J21]+[.J20]" office:value-type="float" office:value="5778" calcext:value-type="float">
            <text:p>5778</text:p>
          </table:table-cell>
          <table:table-cell table:formula="of:=[.I22]+[.J22]" office:value-type="float" office:value="8362" calcext:value-type="float">
            <text:p>8362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DEC2BIN([.U22])" office:value-type="string" office:string-value="10100" calcext:value-type="string">
            <text:p>101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2*([.D22]-[.I23])" office:value-type="float" office:value="35422" calcext:value-type="float">
            <text:p>35422</text:p>
          </table:table-cell>
          <table:table-cell table:number-columns-repeated="4"/>
          <table:table-cell table:formula="of:=[.I22]+[.I21]" office:value-type="float" office:value="4181" calcext:value-type="float">
            <text:p>4181</text:p>
          </table:table-cell>
          <table:table-cell table:formula="of:=[.J22]+[.J21]" office:value-type="float" office:value="9349" calcext:value-type="float">
            <text:p>9349</text:p>
          </table:table-cell>
          <table:table-cell table:formula="of:=[.I23]+[.J23]" office:value-type="float" office:value="13530" calcext:value-type="float">
            <text:p>13530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formula="of:=DEC2BIN([.U23]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*([.D23]-[.I24])" office:value-type="float" office:value="57314" calcext:value-type="float">
            <text:p>57314</text:p>
          </table:table-cell>
          <table:table-cell table:number-columns-repeated="4"/>
          <table:table-cell table:formula="of:=[.I23]+[.I22]" office:value-type="float" office:value="6765" calcext:value-type="float">
            <text:p>6765</text:p>
          </table:table-cell>
          <table:table-cell table:formula="of:=[.J23]+[.J22]" office:value-type="float" office:value="15127" calcext:value-type="float">
            <text:p>15127</text:p>
          </table:table-cell>
          <table:table-cell table:formula="of:=[.I24]+[.J24]" office:value-type="float" office:value="21892" calcext:value-type="float">
            <text:p>21892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formula="of:=DEC2BIN([.U24])" office:value-type="string" office:string-value="10110" calcext:value-type="string">
            <text:p>1011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2*([.D24]-[.I25])" office:value-type="float" office:value="92736" calcext:value-type="float">
            <text:p>92736</text:p>
          </table:table-cell>
          <table:table-cell table:number-columns-repeated="4"/>
          <table:table-cell table:formula="of:=[.I24]+[.I23]" office:value-type="float" office:value="10946" calcext:value-type="float">
            <text:p>10946</text:p>
          </table:table-cell>
          <table:table-cell table:formula="of:=[.J24]+[.J23]" office:value-type="float" office:value="24476" calcext:value-type="float">
            <text:p>24476</text:p>
          </table:table-cell>
          <table:table-cell table:formula="of:=[.I25]+[.J25]" office:value-type="float" office:value="35422" calcext:value-type="float">
            <text:p>35422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formula="of:=DEC2BIN([.U25])" office:value-type="string" office:string-value="10111" calcext:value-type="string">
            <text:p>101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*([.D25]-[.I26])" office:value-type="float" office:value="150050" calcext:value-type="float">
            <text:p>150050</text:p>
          </table:table-cell>
          <table:table-cell table:number-columns-repeated="4"/>
          <table:table-cell table:formula="of:=[.I25]+[.I24]" office:value-type="float" office:value="17711" calcext:value-type="float">
            <text:p>17711</text:p>
          </table:table-cell>
          <table:table-cell table:formula="of:=[.J25]+[.J24]" office:value-type="float" office:value="39603" calcext:value-type="float">
            <text:p>39603</text:p>
          </table:table-cell>
          <table:table-cell table:formula="of:=[.I26]+[.J26]" office:value-type="float" office:value="57314" calcext:value-type="float">
            <text:p>57314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formula="of:=DEC2BIN([.U26])" office:value-type="string" office:string-value="11000" calcext:value-type="string">
            <text:p>11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*([.D26]-[.I27])" office:value-type="float" office:value="242786" calcext:value-type="float">
            <text:p>242786</text:p>
          </table:table-cell>
          <table:table-cell table:number-columns-repeated="4"/>
          <table:table-cell table:formula="of:=[.I26]+[.I25]" office:value-type="float" office:value="28657" calcext:value-type="float">
            <text:p>28657</text:p>
          </table:table-cell>
          <table:table-cell table:formula="of:=[.J26]+[.J25]" office:value-type="float" office:value="64079" calcext:value-type="float">
            <text:p>64079</text:p>
          </table:table-cell>
          <table:table-cell table:formula="of:=[.I27]+[.J27]" office:value-type="float" office:value="92736" calcext:value-type="float">
            <text:p>92736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DEC2BIN([.U27])" office:value-type="string" office:string-value="11001" calcext:value-type="string">
            <text:p>1100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*([.D27]-[.I28])" office:value-type="float" office:value="392836" calcext:value-type="float">
            <text:p>392836</text:p>
          </table:table-cell>
          <table:table-cell table:number-columns-repeated="4"/>
          <table:table-cell table:formula="of:=[.I27]+[.I26]" office:value-type="float" office:value="46368" calcext:value-type="float">
            <text:p>46368</text:p>
          </table:table-cell>
          <table:table-cell table:formula="of:=[.J27]+[.J26]" office:value-type="float" office:value="103682" calcext:value-type="float">
            <text:p>103682</text:p>
          </table:table-cell>
          <table:table-cell table:formula="of:=[.I28]+[.J28]" office:value-type="float" office:value="150050" calcext:value-type="float">
            <text:p>150050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formula="of:=DEC2BIN([.U28])" office:value-type="string" office:string-value="11010" calcext:value-type="string">
            <text:p>1101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*([.D28]-[.I29])" office:value-type="float" office:value="635622" calcext:value-type="float">
            <text:p>635622</text:p>
          </table:table-cell>
          <table:table-cell table:number-columns-repeated="4"/>
          <table:table-cell table:formula="of:=[.I28]+[.I27]" office:value-type="float" office:value="75025" calcext:value-type="float">
            <text:p>75025</text:p>
          </table:table-cell>
          <table:table-cell table:formula="of:=[.J28]+[.J27]" office:value-type="float" office:value="167761" calcext:value-type="float">
            <text:p>167761</text:p>
          </table:table-cell>
          <table:table-cell table:formula="of:=[.I29]+[.J29]" office:value-type="float" office:value="242786" calcext:value-type="float">
            <text:p>242786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formula="of:=DEC2BIN([.U29])" office:value-type="string" office:string-value="11011" calcext:value-type="string">
            <text:p>110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*([.D29]-[.I30])" office:value-type="float" office:value="1028458" calcext:value-type="float">
            <text:p>1028458</text:p>
          </table:table-cell>
          <table:table-cell table:number-columns-repeated="4"/>
          <table:table-cell table:formula="of:=[.I29]+[.I28]" office:value-type="float" office:value="121393" calcext:value-type="float">
            <text:p>121393</text:p>
          </table:table-cell>
          <table:table-cell table:formula="of:=[.J29]+[.J28]" office:value-type="float" office:value="271443" calcext:value-type="float">
            <text:p>271443</text:p>
          </table:table-cell>
          <table:table-cell table:formula="of:=[.I30]+[.J30]" office:value-type="float" office:value="392836" calcext:value-type="float">
            <text:p>392836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formula="of:=DEC2BIN([.U30])" office:value-type="string" office:string-value="11100" calcext:value-type="string">
            <text:p>111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*([.D30]-[.I31])" office:value-type="float" office:value="1664080" calcext:value-type="float">
            <text:p>1664080</text:p>
          </table:table-cell>
          <table:table-cell table:number-columns-repeated="4"/>
          <table:table-cell table:formula="of:=[.I30]+[.I29]" office:value-type="float" office:value="196418" calcext:value-type="float">
            <text:p>196418</text:p>
          </table:table-cell>
          <table:table-cell table:formula="of:=[.J30]+[.J29]" office:value-type="float" office:value="439204" calcext:value-type="float">
            <text:p>439204</text:p>
          </table:table-cell>
          <table:table-cell table:formula="of:=[.I31]+[.J31]" office:value-type="float" office:value="635622" calcext:value-type="float">
            <text:p>635622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formula="of:=DEC2BIN([.U31])" office:value-type="string" office:string-value="11101" calcext:value-type="string">
            <text:p>1110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*([.D31]-[.I32])" office:value-type="float" office:value="2692538" calcext:value-type="float">
            <text:p>2692538</text:p>
          </table:table-cell>
          <table:table-cell table:number-columns-repeated="4"/>
          <table:table-cell table:formula="of:=[.I31]+[.I30]" office:value-type="float" office:value="317811" calcext:value-type="float">
            <text:p>317811</text:p>
          </table:table-cell>
          <table:table-cell table:formula="of:=[.J31]+[.J30]" office:value-type="float" office:value="710647" calcext:value-type="float">
            <text:p>710647</text:p>
          </table:table-cell>
          <table:table-cell table:formula="of:=[.I32]+[.J32]" office:value-type="float" office:value="1028458" calcext:value-type="float">
            <text:p>1028458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formula="of:=DEC2BIN([.U32])" office:value-type="string" office:string-value="11110" calcext:value-type="string">
            <text:p>1111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*([.D32]-[.I33])" office:value-type="float" office:value="4356618" calcext:value-type="float">
            <text:p>4356618</text:p>
          </table:table-cell>
          <table:table-cell table:number-columns-repeated="4"/>
          <table:table-cell table:formula="of:=[.I32]+[.I31]" office:value-type="float" office:value="514229" calcext:value-type="float">
            <text:p>514229</text:p>
          </table:table-cell>
          <table:table-cell table:formula="of:=[.J32]+[.J31]" office:value-type="float" office:value="1149851" calcext:value-type="float">
            <text:p>1149851</text:p>
          </table:table-cell>
          <table:table-cell table:formula="of:=[.I33]+[.J33]" office:value-type="float" office:value="1664080" calcext:value-type="float">
            <text:p>1664080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formula="of:=DEC2BIN([.U33])" office:value-type="string" office:string-value="11111" calcext:value-type="string">
            <text:p>111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*([.D33]-[.I34])" office:value-type="float" office:value="7049156" calcext:value-type="float">
            <text:p>7049156</text:p>
          </table:table-cell>
          <table:table-cell table:number-columns-repeated="4"/>
          <table:table-cell table:formula="of:=[.I33]+[.I32]" office:value-type="float" office:value="832040" calcext:value-type="float">
            <text:p>832040</text:p>
          </table:table-cell>
          <table:table-cell table:formula="of:=[.J33]+[.J32]" office:value-type="float" office:value="1860498" calcext:value-type="float">
            <text:p>1860498</text:p>
          </table:table-cell>
          <table:table-cell table:formula="of:=[.I34]+[.J34]" office:value-type="float" office:value="2692538" calcext:value-type="float">
            <text:p>2692538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formula="of:=DEC2BIN([.U34])" office:value-type="string" office:string-value="100000" calcext:value-type="string">
            <text:p>1000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*([.D34]-[.I35])" office:value-type="float" office:value="11405774" calcext:value-type="float">
            <text:p>11405774</text:p>
          </table:table-cell>
          <table:table-cell table:number-columns-repeated="4"/>
          <table:table-cell table:formula="of:=[.I34]+[.I33]" office:value-type="float" office:value="1346269" calcext:value-type="float">
            <text:p>1346269</text:p>
          </table:table-cell>
          <table:table-cell table:formula="of:=[.J34]+[.J33]" office:value-type="float" office:value="3010349" calcext:value-type="float">
            <text:p>3010349</text:p>
          </table:table-cell>
          <table:table-cell table:formula="of:=[.I35]+[.J35]" office:value-type="float" office:value="4356618" calcext:value-type="float">
            <text:p>4356618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formula="of:=DEC2BIN([.U35])" office:value-type="string" office:string-value="100001" calcext:value-type="string">
            <text:p>10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DEC2BIN([.U36])" office:value-type="string" office:string-value="100010" calcext:value-type="string">
            <text:p>10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DEC2BIN([.U37])" office:value-type="string" office:string-value="100011" calcext:value-type="string">
            <text:p>10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DEC2BIN([.U38])" office:value-type="string" office:string-value="100100" calcext:value-type="string">
            <text:p>10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DEC2BIN([.U39])" office:value-type="string" office:string-value="100101" calcext:value-type="string">
            <text:p>10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DEC2BIN([.U40])" office:value-type="string" office:string-value="100110" calcext:value-type="string">
            <text:p>10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DEC2BIN([.U41])" office:value-type="string" office:string-value="100111" calcext:value-type="string">
            <text:p>10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DEC2BIN([.U42])" office:value-type="string" office:string-value="101000" calcext:value-type="string">
            <text:p>10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DEC2BIN([.U43])" office:value-type="string" office:string-value="101001" calcext:value-type="string">
            <text:p>10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DEC2BIN([.U44])" office:value-type="string" office:string-value="101010" calcext:value-type="string">
            <text:p>10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DEC2BIN([.U45])" office:value-type="string" office:string-value="101011" calcext:value-type="string">
            <text:p>10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DEC2BIN([.U46])" office:value-type="string" office:string-value="101100" calcext:value-type="string">
            <text:p>10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DEC2BIN([.U47])" office:value-type="string" office:string-value="101101" calcext:value-type="string">
            <text:p>10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DEC2BIN([.U48])" office:value-type="string" office:string-value="101110" calcext:value-type="string">
            <text:p>10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DEC2BIN([.U49])" office:value-type="string" office:string-value="101111" calcext:value-type="string">
            <text:p>10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DEC2BIN([.U50])" office:value-type="string" office:string-value="110000" calcext:value-type="string">
            <text:p>11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DEC2BIN([.U51])" office:value-type="string" office:string-value="110001" calcext:value-type="string">
            <text:p>11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DEC2BIN([.U52])" office:value-type="string" office:string-value="110010" calcext:value-type="string">
            <text:p>11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DEC2BIN([.U53])" office:value-type="string" office:string-value="110011" calcext:value-type="string">
            <text:p>11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DEC2BIN([.U54])" office:value-type="string" office:string-value="110100" calcext:value-type="string">
            <text:p>11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DEC2BIN([.U55])" office:value-type="string" office:string-value="110101" calcext:value-type="string">
            <text:p>11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DEC2BIN([.U56])" office:value-type="string" office:string-value="110110" calcext:value-type="string">
            <text:p>11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DEC2BIN([.U57])" office:value-type="string" office:string-value="110111" calcext:value-type="string">
            <text:p>11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DEC2BIN([.U58])" office:value-type="string" office:string-value="111000" calcext:value-type="string">
            <text:p>11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DEC2BIN([.U59])" office:value-type="string" office:string-value="111001" calcext:value-type="string">
            <text:p>11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DEC2BIN([.U60])" office:value-type="string" office:string-value="111010" calcext:value-type="string">
            <text:p>11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DEC2BIN([.U61])" office:value-type="string" office:string-value="111011" calcext:value-type="string">
            <text:p>11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DEC2BIN([.U62])" office:value-type="string" office:string-value="111100" calcext:value-type="string">
            <text:p>11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DEC2BIN([.U63])" office:value-type="string" office:string-value="111101" calcext:value-type="string">
            <text:p>11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DEC2BIN([.U64])" office:value-type="string" office:string-value="111110" calcext:value-type="string">
            <text:p>11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DEC2BIN([.U65])" office:value-type="string" office:string-value="111111" calcext:value-type="string">
            <text:p>11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DEC2BIN([.U66])" office:value-type="string" office:string-value="1000000" calcext:value-type="string">
            <text:p>100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DEC2BIN([.U67])" office:value-type="string" office:string-value="1000001" calcext:value-type="string">
            <text:p>100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6" calcext:value-type="float">
            <text:p>66</text:p>
          </table:table-cell>
          <table:table-cell table:formula="of:=DEC2BIN([.U68])" office:value-type="string" office:string-value="1000010" calcext:value-type="string">
            <text:p>100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7" calcext:value-type="float">
            <text:p>67</text:p>
          </table:table-cell>
          <table:table-cell table:formula="of:=DEC2BIN([.U69])" office:value-type="string" office:string-value="1000011" calcext:value-type="string">
            <text:p>100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8" calcext:value-type="float">
            <text:p>68</text:p>
          </table:table-cell>
          <table:table-cell table:formula="of:=DEC2BIN([.U70])" office:value-type="string" office:string-value="1000100" calcext:value-type="string">
            <text:p>100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9" calcext:value-type="float">
            <text:p>69</text:p>
          </table:table-cell>
          <table:table-cell table:formula="of:=DEC2BIN([.U71])" office:value-type="string" office:string-value="1000101" calcext:value-type="string">
            <text:p>100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0" calcext:value-type="float">
            <text:p>70</text:p>
          </table:table-cell>
          <table:table-cell table:formula="of:=DEC2BIN([.U72])" office:value-type="string" office:string-value="1000110" calcext:value-type="string">
            <text:p>100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1" calcext:value-type="float">
            <text:p>71</text:p>
          </table:table-cell>
          <table:table-cell table:formula="of:=DEC2BIN([.U73])" office:value-type="string" office:string-value="1000111" calcext:value-type="string">
            <text:p>100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2" calcext:value-type="float">
            <text:p>72</text:p>
          </table:table-cell>
          <table:table-cell table:formula="of:=DEC2BIN([.U74])" office:value-type="string" office:string-value="1001000" calcext:value-type="string">
            <text:p>100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3" calcext:value-type="float">
            <text:p>73</text:p>
          </table:table-cell>
          <table:table-cell table:formula="of:=DEC2BIN([.U75])" office:value-type="string" office:string-value="1001001" calcext:value-type="string">
            <text:p>100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4" calcext:value-type="float">
            <text:p>74</text:p>
          </table:table-cell>
          <table:table-cell table:formula="of:=DEC2BIN([.U76])" office:value-type="string" office:string-value="1001010" calcext:value-type="string">
            <text:p>100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5" calcext:value-type="float">
            <text:p>75</text:p>
          </table:table-cell>
          <table:table-cell table:formula="of:=DEC2BIN([.U77])" office:value-type="string" office:string-value="1001011" calcext:value-type="string">
            <text:p>100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6" calcext:value-type="float">
            <text:p>76</text:p>
          </table:table-cell>
          <table:table-cell table:formula="of:=DEC2BIN([.U78])" office:value-type="string" office:string-value="1001100" calcext:value-type="string">
            <text:p>100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7" calcext:value-type="float">
            <text:p>77</text:p>
          </table:table-cell>
          <table:table-cell table:formula="of:=DEC2BIN([.U79])" office:value-type="string" office:string-value="1001101" calcext:value-type="string">
            <text:p>100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8" calcext:value-type="float">
            <text:p>78</text:p>
          </table:table-cell>
          <table:table-cell table:formula="of:=DEC2BIN([.U80])" office:value-type="string" office:string-value="1001110" calcext:value-type="string">
            <text:p>100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9" calcext:value-type="float">
            <text:p>79</text:p>
          </table:table-cell>
          <table:table-cell table:formula="of:=DEC2BIN([.U81])" office:value-type="string" office:string-value="1001111" calcext:value-type="string">
            <text:p>100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0" calcext:value-type="float">
            <text:p>80</text:p>
          </table:table-cell>
          <table:table-cell table:formula="of:=DEC2BIN([.U82])" office:value-type="string" office:string-value="1010000" calcext:value-type="string">
            <text:p>101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1" calcext:value-type="float">
            <text:p>81</text:p>
          </table:table-cell>
          <table:table-cell table:formula="of:=DEC2BIN([.U83])" office:value-type="string" office:string-value="1010001" calcext:value-type="string">
            <text:p>101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2" calcext:value-type="float">
            <text:p>82</text:p>
          </table:table-cell>
          <table:table-cell table:formula="of:=DEC2BIN([.U84])" office:value-type="string" office:string-value="1010010" calcext:value-type="string">
            <text:p>101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3" calcext:value-type="float">
            <text:p>83</text:p>
          </table:table-cell>
          <table:table-cell table:formula="of:=DEC2BIN([.U85])" office:value-type="string" office:string-value="1010011" calcext:value-type="string">
            <text:p>101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4" calcext:value-type="float">
            <text:p>84</text:p>
          </table:table-cell>
          <table:table-cell table:formula="of:=DEC2BIN([.U86])" office:value-type="string" office:string-value="1010100" calcext:value-type="string">
            <text:p>101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5" calcext:value-type="float">
            <text:p>85</text:p>
          </table:table-cell>
          <table:table-cell table:formula="of:=DEC2BIN([.U87])" office:value-type="string" office:string-value="1010101" calcext:value-type="string">
            <text:p>101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6" calcext:value-type="float">
            <text:p>86</text:p>
          </table:table-cell>
          <table:table-cell table:formula="of:=DEC2BIN([.U88])" office:value-type="string" office:string-value="1010110" calcext:value-type="string">
            <text:p>101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7" calcext:value-type="float">
            <text:p>87</text:p>
          </table:table-cell>
          <table:table-cell table:formula="of:=DEC2BIN([.U89])" office:value-type="string" office:string-value="1010111" calcext:value-type="string">
            <text:p>101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8" calcext:value-type="float">
            <text:p>88</text:p>
          </table:table-cell>
          <table:table-cell table:formula="of:=DEC2BIN([.U90])" office:value-type="string" office:string-value="1011000" calcext:value-type="string">
            <text:p>101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9" calcext:value-type="float">
            <text:p>89</text:p>
          </table:table-cell>
          <table:table-cell table:formula="of:=DEC2BIN([.U91])" office:value-type="string" office:string-value="1011001" calcext:value-type="string">
            <text:p>101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0" calcext:value-type="float">
            <text:p>90</text:p>
          </table:table-cell>
          <table:table-cell table:formula="of:=DEC2BIN([.U92])" office:value-type="string" office:string-value="1011010" calcext:value-type="string">
            <text:p>101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1" calcext:value-type="float">
            <text:p>91</text:p>
          </table:table-cell>
          <table:table-cell table:formula="of:=DEC2BIN([.U93])" office:value-type="string" office:string-value="1011011" calcext:value-type="string">
            <text:p>101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2" calcext:value-type="float">
            <text:p>92</text:p>
          </table:table-cell>
          <table:table-cell table:formula="of:=DEC2BIN([.U94])" office:value-type="string" office:string-value="1011100" calcext:value-type="string">
            <text:p>101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3" calcext:value-type="float">
            <text:p>93</text:p>
          </table:table-cell>
          <table:table-cell table:formula="of:=DEC2BIN([.U95])" office:value-type="string" office:string-value="1011101" calcext:value-type="string">
            <text:p>101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4" calcext:value-type="float">
            <text:p>94</text:p>
          </table:table-cell>
          <table:table-cell table:formula="of:=DEC2BIN([.U96])" office:value-type="string" office:string-value="1011110" calcext:value-type="string">
            <text:p>101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5" calcext:value-type="float">
            <text:p>95</text:p>
          </table:table-cell>
          <table:table-cell table:formula="of:=DEC2BIN([.U97])" office:value-type="string" office:string-value="1011111" calcext:value-type="string">
            <text:p>101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6" calcext:value-type="float">
            <text:p>96</text:p>
          </table:table-cell>
          <table:table-cell table:formula="of:=DEC2BIN([.U98])" office:value-type="string" office:string-value="1100000" calcext:value-type="string">
            <text:p>110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7" calcext:value-type="float">
            <text:p>97</text:p>
          </table:table-cell>
          <table:table-cell table:formula="of:=DEC2BIN([.U99])" office:value-type="string" office:string-value="1100001" calcext:value-type="string">
            <text:p>110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8" calcext:value-type="float">
            <text:p>98</text:p>
          </table:table-cell>
          <table:table-cell table:formula="of:=DEC2BIN([.U100])" office:value-type="string" office:string-value="1100010" calcext:value-type="string">
            <text:p>110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9" calcext:value-type="float">
            <text:p>99</text:p>
          </table:table-cell>
          <table:table-cell table:formula="of:=DEC2BIN([.U101])" office:value-type="string" office:string-value="1100011" calcext:value-type="string">
            <text:p>110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0" calcext:value-type="float">
            <text:p>100</text:p>
          </table:table-cell>
          <table:table-cell table:formula="of:=DEC2BIN([.U102])" office:value-type="string" office:string-value="1100100" calcext:value-type="string">
            <text:p>110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1" calcext:value-type="float">
            <text:p>101</text:p>
          </table:table-cell>
          <table:table-cell table:formula="of:=DEC2BIN([.U103])" office:value-type="string" office:string-value="1100101" calcext:value-type="string">
            <text:p>110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2" calcext:value-type="float">
            <text:p>102</text:p>
          </table:table-cell>
          <table:table-cell table:formula="of:=DEC2BIN([.U104])" office:value-type="string" office:string-value="1100110" calcext:value-type="string">
            <text:p>110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3" calcext:value-type="float">
            <text:p>103</text:p>
          </table:table-cell>
          <table:table-cell table:formula="of:=DEC2BIN([.U105])" office:value-type="string" office:string-value="1100111" calcext:value-type="string">
            <text:p>110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4" calcext:value-type="float">
            <text:p>104</text:p>
          </table:table-cell>
          <table:table-cell table:formula="of:=DEC2BIN([.U106])" office:value-type="string" office:string-value="1101000" calcext:value-type="string">
            <text:p>110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5" calcext:value-type="float">
            <text:p>105</text:p>
          </table:table-cell>
          <table:table-cell table:formula="of:=DEC2BIN([.U107])" office:value-type="string" office:string-value="1101001" calcext:value-type="string">
            <text:p>110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6" calcext:value-type="float">
            <text:p>106</text:p>
          </table:table-cell>
          <table:table-cell table:formula="of:=DEC2BIN([.U108])" office:value-type="string" office:string-value="1101010" calcext:value-type="string">
            <text:p>110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7" calcext:value-type="float">
            <text:p>107</text:p>
          </table:table-cell>
          <table:table-cell table:formula="of:=DEC2BIN([.U109])" office:value-type="string" office:string-value="1101011" calcext:value-type="string">
            <text:p>110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8" calcext:value-type="float">
            <text:p>108</text:p>
          </table:table-cell>
          <table:table-cell table:formula="of:=DEC2BIN([.U110])" office:value-type="string" office:string-value="1101100" calcext:value-type="string">
            <text:p>110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9" calcext:value-type="float">
            <text:p>109</text:p>
          </table:table-cell>
          <table:table-cell table:formula="of:=DEC2BIN([.U111])" office:value-type="string" office:string-value="1101101" calcext:value-type="string">
            <text:p>110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0" calcext:value-type="float">
            <text:p>110</text:p>
          </table:table-cell>
          <table:table-cell table:formula="of:=DEC2BIN([.U112])" office:value-type="string" office:string-value="1101110" calcext:value-type="string">
            <text:p>110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1" calcext:value-type="float">
            <text:p>111</text:p>
          </table:table-cell>
          <table:table-cell table:formula="of:=DEC2BIN([.U113])" office:value-type="string" office:string-value="1101111" calcext:value-type="string">
            <text:p>110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2" calcext:value-type="float">
            <text:p>112</text:p>
          </table:table-cell>
          <table:table-cell table:formula="of:=DEC2BIN([.U114])" office:value-type="string" office:string-value="1110000" calcext:value-type="string">
            <text:p>111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3" calcext:value-type="float">
            <text:p>113</text:p>
          </table:table-cell>
          <table:table-cell table:formula="of:=DEC2BIN([.U115])" office:value-type="string" office:string-value="1110001" calcext:value-type="string">
            <text:p>111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4" calcext:value-type="float">
            <text:p>114</text:p>
          </table:table-cell>
          <table:table-cell table:formula="of:=DEC2BIN([.U116])" office:value-type="string" office:string-value="1110010" calcext:value-type="string">
            <text:p>111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5" calcext:value-type="float">
            <text:p>115</text:p>
          </table:table-cell>
          <table:table-cell table:formula="of:=DEC2BIN([.U117])" office:value-type="string" office:string-value="1110011" calcext:value-type="string">
            <text:p>111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6" calcext:value-type="float">
            <text:p>116</text:p>
          </table:table-cell>
          <table:table-cell table:formula="of:=DEC2BIN([.U118])" office:value-type="string" office:string-value="1110100" calcext:value-type="string">
            <text:p>111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7" calcext:value-type="float">
            <text:p>117</text:p>
          </table:table-cell>
          <table:table-cell table:formula="of:=DEC2BIN([.U119])" office:value-type="string" office:string-value="1110101" calcext:value-type="string">
            <text:p>111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8" calcext:value-type="float">
            <text:p>118</text:p>
          </table:table-cell>
          <table:table-cell table:formula="of:=DEC2BIN([.U120])" office:value-type="string" office:string-value="1110110" calcext:value-type="string">
            <text:p>111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19" calcext:value-type="float">
            <text:p>119</text:p>
          </table:table-cell>
          <table:table-cell table:formula="of:=DEC2BIN([.U121])" office:value-type="string" office:string-value="1110111" calcext:value-type="string">
            <text:p>111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0" calcext:value-type="float">
            <text:p>120</text:p>
          </table:table-cell>
          <table:table-cell table:formula="of:=DEC2BIN([.U122])" office:value-type="string" office:string-value="1111000" calcext:value-type="string">
            <text:p>111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1" calcext:value-type="float">
            <text:p>121</text:p>
          </table:table-cell>
          <table:table-cell table:formula="of:=DEC2BIN([.U123])" office:value-type="string" office:string-value="1111001" calcext:value-type="string">
            <text:p>111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2" calcext:value-type="float">
            <text:p>122</text:p>
          </table:table-cell>
          <table:table-cell table:formula="of:=DEC2BIN([.U124])" office:value-type="string" office:string-value="1111010" calcext:value-type="string">
            <text:p>111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3" calcext:value-type="float">
            <text:p>123</text:p>
          </table:table-cell>
          <table:table-cell table:formula="of:=DEC2BIN([.U125])" office:value-type="string" office:string-value="1111011" calcext:value-type="string">
            <text:p>111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4" calcext:value-type="float">
            <text:p>124</text:p>
          </table:table-cell>
          <table:table-cell table:formula="of:=DEC2BIN([.U126])" office:value-type="string" office:string-value="1111100" calcext:value-type="string">
            <text:p>111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5" calcext:value-type="float">
            <text:p>125</text:p>
          </table:table-cell>
          <table:table-cell table:formula="of:=DEC2BIN([.U127])" office:value-type="string" office:string-value="1111101" calcext:value-type="string">
            <text:p>111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6" calcext:value-type="float">
            <text:p>126</text:p>
          </table:table-cell>
          <table:table-cell table:formula="of:=DEC2BIN([.U128])" office:value-type="string" office:string-value="1111110" calcext:value-type="string">
            <text:p>111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7" calcext:value-type="float">
            <text:p>127</text:p>
          </table:table-cell>
          <table:table-cell table:formula="of:=DEC2BIN([.U129])" office:value-type="string" office:string-value="1111111" calcext:value-type="string">
            <text:p>111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8" calcext:value-type="float">
            <text:p>128</text:p>
          </table:table-cell>
          <table:table-cell table:formula="of:=DEC2BIN([.U130])" office:value-type="string" office:string-value="10000000" calcext:value-type="string">
            <text:p>1000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29" calcext:value-type="float">
            <text:p>129</text:p>
          </table:table-cell>
          <table:table-cell table:formula="of:=DEC2BIN([.U131])" office:value-type="string" office:string-value="10000001" calcext:value-type="string">
            <text:p>1000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30" calcext:value-type="float">
            <text:p>130</text:p>
          </table:table-cell>
          <table:table-cell table:formula="of:=DEC2BIN([.U132])" office:value-type="string" office:string-value="10000010" calcext:value-type="string">
            <text:p>1000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31" calcext:value-type="float">
            <text:p>131</text:p>
          </table:table-cell>
          <table:table-cell table:formula="of:=DEC2BIN([.U133])" office:value-type="string" office:string-value="10000011" calcext:value-type="string">
            <text:p>1000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32" calcext:value-type="float">
            <text:p>132</text:p>
          </table:table-cell>
          <table:table-cell table:formula="of:=DEC2BIN([.U134])" office:value-type="string" office:string-value="10000100" calcext:value-type="string">
            <text:p>1000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33" calcext:value-type="float">
            <text:p>133</text:p>
          </table:table-cell>
          <table:table-cell table:formula="of:=DEC2BIN([.U135])" office:value-type="string" office:string-value="10000101" calcext:value-type="string">
            <text:p>1000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34" calcext:value-type="float">
            <text:p>134</text:p>
          </table:table-cell>
          <table:table-cell table:formula="of:=DEC2BIN([.U136])" office:value-type="string" office:string-value="10000110" calcext:value-type="string">
            <text:p>1000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35" calcext:value-type="float">
            <text:p>135</text:p>
          </table:table-cell>
          <table:table-cell table:formula="of:=DEC2BIN([.U137])" office:value-type="string" office:string-value="10000111" calcext:value-type="string">
            <text:p>10000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36" calcext:value-type="float">
            <text:p>136</text:p>
          </table:table-cell>
          <table:table-cell table:formula="of:=DEC2BIN([.U138])" office:value-type="string" office:string-value="10001000" calcext:value-type="string">
            <text:p>1000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37" calcext:value-type="float">
            <text:p>137</text:p>
          </table:table-cell>
          <table:table-cell table:formula="of:=DEC2BIN([.U139])" office:value-type="string" office:string-value="10001001" calcext:value-type="string">
            <text:p>1000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38" calcext:value-type="float">
            <text:p>138</text:p>
          </table:table-cell>
          <table:table-cell table:formula="of:=DEC2BIN([.U140])" office:value-type="string" office:string-value="10001010" calcext:value-type="string">
            <text:p>1000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39" calcext:value-type="float">
            <text:p>139</text:p>
          </table:table-cell>
          <table:table-cell table:formula="of:=DEC2BIN([.U141])" office:value-type="string" office:string-value="10001011" calcext:value-type="string">
            <text:p>1000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40" calcext:value-type="float">
            <text:p>140</text:p>
          </table:table-cell>
          <table:table-cell table:formula="of:=DEC2BIN([.U142])" office:value-type="string" office:string-value="10001100" calcext:value-type="string">
            <text:p>1000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41" calcext:value-type="float">
            <text:p>141</text:p>
          </table:table-cell>
          <table:table-cell table:formula="of:=DEC2BIN([.U143])" office:value-type="string" office:string-value="10001101" calcext:value-type="string">
            <text:p>1000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42" calcext:value-type="float">
            <text:p>142</text:p>
          </table:table-cell>
          <table:table-cell table:formula="of:=DEC2BIN([.U144])" office:value-type="string" office:string-value="10001110" calcext:value-type="string">
            <text:p>1000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43" calcext:value-type="float">
            <text:p>143</text:p>
          </table:table-cell>
          <table:table-cell table:formula="of:=DEC2BIN([.U145])" office:value-type="string" office:string-value="10001111" calcext:value-type="string">
            <text:p>1000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44" calcext:value-type="float">
            <text:p>144</text:p>
          </table:table-cell>
          <table:table-cell table:formula="of:=DEC2BIN([.U146])" office:value-type="string" office:string-value="10010000" calcext:value-type="string">
            <text:p>1001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45" calcext:value-type="float">
            <text:p>145</text:p>
          </table:table-cell>
          <table:table-cell table:formula="of:=DEC2BIN([.U147])" office:value-type="string" office:string-value="10010001" calcext:value-type="string">
            <text:p>1001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46" calcext:value-type="float">
            <text:p>146</text:p>
          </table:table-cell>
          <table:table-cell table:formula="of:=DEC2BIN([.U148])" office:value-type="string" office:string-value="10010010" calcext:value-type="string">
            <text:p>1001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47" calcext:value-type="float">
            <text:p>147</text:p>
          </table:table-cell>
          <table:table-cell table:formula="of:=DEC2BIN([.U149])" office:value-type="string" office:string-value="10010011" calcext:value-type="string">
            <text:p>10010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48" calcext:value-type="float">
            <text:p>148</text:p>
          </table:table-cell>
          <table:table-cell table:formula="of:=DEC2BIN([.U150])" office:value-type="string" office:string-value="10010100" calcext:value-type="string">
            <text:p>1001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49" calcext:value-type="float">
            <text:p>149</text:p>
          </table:table-cell>
          <table:table-cell table:formula="of:=DEC2BIN([.U151])" office:value-type="string" office:string-value="10010101" calcext:value-type="string">
            <text:p>1001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50" calcext:value-type="float">
            <text:p>150</text:p>
          </table:table-cell>
          <table:table-cell table:formula="of:=DEC2BIN([.U152])" office:value-type="string" office:string-value="10010110" calcext:value-type="string">
            <text:p>10010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51" calcext:value-type="float">
            <text:p>151</text:p>
          </table:table-cell>
          <table:table-cell table:formula="of:=DEC2BIN([.U153])" office:value-type="string" office:string-value="10010111" calcext:value-type="string">
            <text:p>1001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52" calcext:value-type="float">
            <text:p>152</text:p>
          </table:table-cell>
          <table:table-cell table:formula="of:=DEC2BIN([.U154])" office:value-type="string" office:string-value="10011000" calcext:value-type="string">
            <text:p>1001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53" calcext:value-type="float">
            <text:p>153</text:p>
          </table:table-cell>
          <table:table-cell table:formula="of:=DEC2BIN([.U155])" office:value-type="string" office:string-value="10011001" calcext:value-type="string">
            <text:p>1001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54" calcext:value-type="float">
            <text:p>154</text:p>
          </table:table-cell>
          <table:table-cell table:formula="of:=DEC2BIN([.U156])" office:value-type="string" office:string-value="10011010" calcext:value-type="string">
            <text:p>1001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55" calcext:value-type="float">
            <text:p>155</text:p>
          </table:table-cell>
          <table:table-cell table:formula="of:=DEC2BIN([.U157])" office:value-type="string" office:string-value="10011011" calcext:value-type="string">
            <text:p>1001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56" calcext:value-type="float">
            <text:p>156</text:p>
          </table:table-cell>
          <table:table-cell table:formula="of:=DEC2BIN([.U158])" office:value-type="string" office:string-value="10011100" calcext:value-type="string">
            <text:p>1001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57" calcext:value-type="float">
            <text:p>157</text:p>
          </table:table-cell>
          <table:table-cell table:formula="of:=DEC2BIN([.U159])" office:value-type="string" office:string-value="10011101" calcext:value-type="string">
            <text:p>1001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58" calcext:value-type="float">
            <text:p>158</text:p>
          </table:table-cell>
          <table:table-cell table:formula="of:=DEC2BIN([.U160])" office:value-type="string" office:string-value="10011110" calcext:value-type="string">
            <text:p>1001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59" calcext:value-type="float">
            <text:p>159</text:p>
          </table:table-cell>
          <table:table-cell table:formula="of:=DEC2BIN([.U161])" office:value-type="string" office:string-value="10011111" calcext:value-type="string">
            <text:p>1001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60" calcext:value-type="float">
            <text:p>160</text:p>
          </table:table-cell>
          <table:table-cell table:formula="of:=DEC2BIN([.U162])" office:value-type="string" office:string-value="10100000" calcext:value-type="string">
            <text:p>1010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61" calcext:value-type="float">
            <text:p>161</text:p>
          </table:table-cell>
          <table:table-cell table:formula="of:=DEC2BIN([.U163])" office:value-type="string" office:string-value="10100001" calcext:value-type="string">
            <text:p>1010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62" calcext:value-type="float">
            <text:p>162</text:p>
          </table:table-cell>
          <table:table-cell table:formula="of:=DEC2BIN([.U164])" office:value-type="string" office:string-value="10100010" calcext:value-type="string">
            <text:p>1010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63" calcext:value-type="float">
            <text:p>163</text:p>
          </table:table-cell>
          <table:table-cell table:formula="of:=DEC2BIN([.U165])" office:value-type="string" office:string-value="10100011" calcext:value-type="string">
            <text:p>10100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64" calcext:value-type="float">
            <text:p>164</text:p>
          </table:table-cell>
          <table:table-cell table:formula="of:=DEC2BIN([.U166])" office:value-type="string" office:string-value="10100100" calcext:value-type="string">
            <text:p>1010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65" calcext:value-type="float">
            <text:p>165</text:p>
          </table:table-cell>
          <table:table-cell table:formula="of:=DEC2BIN([.U167])" office:value-type="string" office:string-value="10100101" calcext:value-type="string">
            <text:p>10100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66" calcext:value-type="float">
            <text:p>166</text:p>
          </table:table-cell>
          <table:table-cell table:formula="of:=DEC2BIN([.U168])" office:value-type="string" office:string-value="10100110" calcext:value-type="string">
            <text:p>10100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67" calcext:value-type="float">
            <text:p>167</text:p>
          </table:table-cell>
          <table:table-cell table:formula="of:=DEC2BIN([.U169])" office:value-type="string" office:string-value="10100111" calcext:value-type="string">
            <text:p>1010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68" calcext:value-type="float">
            <text:p>168</text:p>
          </table:table-cell>
          <table:table-cell table:formula="of:=DEC2BIN([.U170])" office:value-type="string" office:string-value="10101000" calcext:value-type="string">
            <text:p>1010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69" calcext:value-type="float">
            <text:p>169</text:p>
          </table:table-cell>
          <table:table-cell table:formula="of:=DEC2BIN([.U171])" office:value-type="string" office:string-value="10101001" calcext:value-type="string">
            <text:p>1010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70" calcext:value-type="float">
            <text:p>170</text:p>
          </table:table-cell>
          <table:table-cell table:formula="of:=DEC2BIN([.U172])" office:value-type="string" office:string-value="10101010" calcext:value-type="string">
            <text:p>1010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71" calcext:value-type="float">
            <text:p>171</text:p>
          </table:table-cell>
          <table:table-cell table:formula="of:=DEC2BIN([.U173])" office:value-type="string" office:string-value="10101011" calcext:value-type="string">
            <text:p>1010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72" calcext:value-type="float">
            <text:p>172</text:p>
          </table:table-cell>
          <table:table-cell table:formula="of:=DEC2BIN([.U174])" office:value-type="string" office:string-value="10101100" calcext:value-type="string">
            <text:p>1010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73" calcext:value-type="float">
            <text:p>173</text:p>
          </table:table-cell>
          <table:table-cell table:formula="of:=DEC2BIN([.U175])" office:value-type="string" office:string-value="10101101" calcext:value-type="string">
            <text:p>1010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74" calcext:value-type="float">
            <text:p>174</text:p>
          </table:table-cell>
          <table:table-cell table:formula="of:=DEC2BIN([.U176])" office:value-type="string" office:string-value="10101110" calcext:value-type="string">
            <text:p>1010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75" calcext:value-type="float">
            <text:p>175</text:p>
          </table:table-cell>
          <table:table-cell table:formula="of:=DEC2BIN([.U177])" office:value-type="string" office:string-value="10101111" calcext:value-type="string">
            <text:p>1010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76" calcext:value-type="float">
            <text:p>176</text:p>
          </table:table-cell>
          <table:table-cell table:formula="of:=DEC2BIN([.U178])" office:value-type="string" office:string-value="10110000" calcext:value-type="string">
            <text:p>1011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77" calcext:value-type="float">
            <text:p>177</text:p>
          </table:table-cell>
          <table:table-cell table:formula="of:=DEC2BIN([.U179])" office:value-type="string" office:string-value="10110001" calcext:value-type="string">
            <text:p>1011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78" calcext:value-type="float">
            <text:p>178</text:p>
          </table:table-cell>
          <table:table-cell table:formula="of:=DEC2BIN([.U180])" office:value-type="string" office:string-value="10110010" calcext:value-type="string">
            <text:p>10110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79" calcext:value-type="float">
            <text:p>179</text:p>
          </table:table-cell>
          <table:table-cell table:formula="of:=DEC2BIN([.U181])" office:value-type="string" office:string-value="10110011" calcext:value-type="string">
            <text:p>1011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80" calcext:value-type="float">
            <text:p>180</text:p>
          </table:table-cell>
          <table:table-cell table:formula="of:=DEC2BIN([.U182])" office:value-type="string" office:string-value="10110100" calcext:value-type="string">
            <text:p>10110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81" calcext:value-type="float">
            <text:p>181</text:p>
          </table:table-cell>
          <table:table-cell table:formula="of:=DEC2BIN([.U183])" office:value-type="string" office:string-value="10110101" calcext:value-type="string">
            <text:p>1011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82" calcext:value-type="float">
            <text:p>182</text:p>
          </table:table-cell>
          <table:table-cell table:formula="of:=DEC2BIN([.U184])" office:value-type="string" office:string-value="10110110" calcext:value-type="string">
            <text:p>1011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83" calcext:value-type="float">
            <text:p>183</text:p>
          </table:table-cell>
          <table:table-cell table:formula="of:=DEC2BIN([.U185])" office:value-type="string" office:string-value="10110111" calcext:value-type="string">
            <text:p>1011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84" calcext:value-type="float">
            <text:p>184</text:p>
          </table:table-cell>
          <table:table-cell table:formula="of:=DEC2BIN([.U186])" office:value-type="string" office:string-value="10111000" calcext:value-type="string">
            <text:p>1011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85" calcext:value-type="float">
            <text:p>185</text:p>
          </table:table-cell>
          <table:table-cell table:formula="of:=DEC2BIN([.U187])" office:value-type="string" office:string-value="10111001" calcext:value-type="string">
            <text:p>1011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86" calcext:value-type="float">
            <text:p>186</text:p>
          </table:table-cell>
          <table:table-cell table:formula="of:=DEC2BIN([.U188])" office:value-type="string" office:string-value="10111010" calcext:value-type="string">
            <text:p>1011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87" calcext:value-type="float">
            <text:p>187</text:p>
          </table:table-cell>
          <table:table-cell table:formula="of:=DEC2BIN([.U189])" office:value-type="string" office:string-value="10111011" calcext:value-type="string">
            <text:p>1011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88" calcext:value-type="float">
            <text:p>188</text:p>
          </table:table-cell>
          <table:table-cell table:formula="of:=DEC2BIN([.U190])" office:value-type="string" office:string-value="10111100" calcext:value-type="string">
            <text:p>1011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89" calcext:value-type="float">
            <text:p>189</text:p>
          </table:table-cell>
          <table:table-cell table:formula="of:=DEC2BIN([.U191])" office:value-type="string" office:string-value="10111101" calcext:value-type="string">
            <text:p>1011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90" calcext:value-type="float">
            <text:p>190</text:p>
          </table:table-cell>
          <table:table-cell table:formula="of:=DEC2BIN([.U192])" office:value-type="string" office:string-value="10111110" calcext:value-type="string">
            <text:p>1011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91" calcext:value-type="float">
            <text:p>191</text:p>
          </table:table-cell>
          <table:table-cell table:formula="of:=DEC2BIN([.U193])" office:value-type="string" office:string-value="10111111" calcext:value-type="string">
            <text:p>1011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92" calcext:value-type="float">
            <text:p>192</text:p>
          </table:table-cell>
          <table:table-cell table:formula="of:=DEC2BIN([.U194])" office:value-type="string" office:string-value="11000000" calcext:value-type="string">
            <text:p>1100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93" calcext:value-type="float">
            <text:p>193</text:p>
          </table:table-cell>
          <table:table-cell table:formula="of:=DEC2BIN([.U195])" office:value-type="string" office:string-value="11000001" calcext:value-type="string">
            <text:p>1100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94" calcext:value-type="float">
            <text:p>194</text:p>
          </table:table-cell>
          <table:table-cell table:formula="of:=DEC2BIN([.U196])" office:value-type="string" office:string-value="11000010" calcext:value-type="string">
            <text:p>1100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95" calcext:value-type="float">
            <text:p>195</text:p>
          </table:table-cell>
          <table:table-cell table:formula="of:=DEC2BIN([.U197])" office:value-type="string" office:string-value="11000011" calcext:value-type="string">
            <text:p>11000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96" calcext:value-type="float">
            <text:p>196</text:p>
          </table:table-cell>
          <table:table-cell table:formula="of:=DEC2BIN([.U198])" office:value-type="string" office:string-value="11000100" calcext:value-type="string">
            <text:p>1100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97" calcext:value-type="float">
            <text:p>197</text:p>
          </table:table-cell>
          <table:table-cell table:formula="of:=DEC2BIN([.U199])" office:value-type="string" office:string-value="11000101" calcext:value-type="string">
            <text:p>11000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98" calcext:value-type="float">
            <text:p>198</text:p>
          </table:table-cell>
          <table:table-cell table:formula="of:=DEC2BIN([.U200])" office:value-type="string" office:string-value="11000110" calcext:value-type="string">
            <text:p>11000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199" calcext:value-type="float">
            <text:p>199</text:p>
          </table:table-cell>
          <table:table-cell table:formula="of:=DEC2BIN([.U201])" office:value-type="string" office:string-value="11000111" calcext:value-type="string">
            <text:p>1100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00" calcext:value-type="float">
            <text:p>200</text:p>
          </table:table-cell>
          <table:table-cell table:formula="of:=DEC2BIN([.U202])" office:value-type="string" office:string-value="11001000" calcext:value-type="string">
            <text:p>1100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01" calcext:value-type="float">
            <text:p>201</text:p>
          </table:table-cell>
          <table:table-cell table:formula="of:=DEC2BIN([.U203])" office:value-type="string" office:string-value="11001001" calcext:value-type="string">
            <text:p>1100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02" calcext:value-type="float">
            <text:p>202</text:p>
          </table:table-cell>
          <table:table-cell table:formula="of:=DEC2BIN([.U204])" office:value-type="string" office:string-value="11001010" calcext:value-type="string">
            <text:p>1100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03" calcext:value-type="float">
            <text:p>203</text:p>
          </table:table-cell>
          <table:table-cell table:formula="of:=DEC2BIN([.U205])" office:value-type="string" office:string-value="11001011" calcext:value-type="string">
            <text:p>1100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04" calcext:value-type="float">
            <text:p>204</text:p>
          </table:table-cell>
          <table:table-cell table:formula="of:=DEC2BIN([.U206])" office:value-type="string" office:string-value="11001100" calcext:value-type="string">
            <text:p>1100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05" calcext:value-type="float">
            <text:p>205</text:p>
          </table:table-cell>
          <table:table-cell table:formula="of:=DEC2BIN([.U207])" office:value-type="string" office:string-value="11001101" calcext:value-type="string">
            <text:p>1100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06" calcext:value-type="float">
            <text:p>206</text:p>
          </table:table-cell>
          <table:table-cell table:formula="of:=DEC2BIN([.U208])" office:value-type="string" office:string-value="11001110" calcext:value-type="string">
            <text:p>1100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07" calcext:value-type="float">
            <text:p>207</text:p>
          </table:table-cell>
          <table:table-cell table:formula="of:=DEC2BIN([.U209])" office:value-type="string" office:string-value="11001111" calcext:value-type="string">
            <text:p>1100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08" calcext:value-type="float">
            <text:p>208</text:p>
          </table:table-cell>
          <table:table-cell table:formula="of:=DEC2BIN([.U210])" office:value-type="string" office:string-value="11010000" calcext:value-type="string">
            <text:p>1101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09" calcext:value-type="float">
            <text:p>209</text:p>
          </table:table-cell>
          <table:table-cell table:formula="of:=DEC2BIN([.U211])" office:value-type="string" office:string-value="11010001" calcext:value-type="string">
            <text:p>1101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10" calcext:value-type="float">
            <text:p>210</text:p>
          </table:table-cell>
          <table:table-cell table:formula="of:=DEC2BIN([.U212])" office:value-type="string" office:string-value="11010010" calcext:value-type="string">
            <text:p>11010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11" calcext:value-type="float">
            <text:p>211</text:p>
          </table:table-cell>
          <table:table-cell table:formula="of:=DEC2BIN([.U213])" office:value-type="string" office:string-value="11010011" calcext:value-type="string">
            <text:p>1101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12" calcext:value-type="float">
            <text:p>212</text:p>
          </table:table-cell>
          <table:table-cell table:formula="of:=DEC2BIN([.U214])" office:value-type="string" office:string-value="11010100" calcext:value-type="string">
            <text:p>11010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13" calcext:value-type="float">
            <text:p>213</text:p>
          </table:table-cell>
          <table:table-cell table:formula="of:=DEC2BIN([.U215])" office:value-type="string" office:string-value="11010101" calcext:value-type="string">
            <text:p>1101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14" calcext:value-type="float">
            <text:p>214</text:p>
          </table:table-cell>
          <table:table-cell table:formula="of:=DEC2BIN([.U216])" office:value-type="string" office:string-value="11010110" calcext:value-type="string">
            <text:p>1101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15" calcext:value-type="float">
            <text:p>215</text:p>
          </table:table-cell>
          <table:table-cell table:formula="of:=DEC2BIN([.U217])" office:value-type="string" office:string-value="11010111" calcext:value-type="string">
            <text:p>1101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16" calcext:value-type="float">
            <text:p>216</text:p>
          </table:table-cell>
          <table:table-cell table:formula="of:=DEC2BIN([.U218])" office:value-type="string" office:string-value="11011000" calcext:value-type="string">
            <text:p>1101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17" calcext:value-type="float">
            <text:p>217</text:p>
          </table:table-cell>
          <table:table-cell table:formula="of:=DEC2BIN([.U219])" office:value-type="string" office:string-value="11011001" calcext:value-type="string">
            <text:p>1101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18" calcext:value-type="float">
            <text:p>218</text:p>
          </table:table-cell>
          <table:table-cell table:formula="of:=DEC2BIN([.U220])" office:value-type="string" office:string-value="11011010" calcext:value-type="string">
            <text:p>1101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19" calcext:value-type="float">
            <text:p>219</text:p>
          </table:table-cell>
          <table:table-cell table:formula="of:=DEC2BIN([.U221])" office:value-type="string" office:string-value="11011011" calcext:value-type="string">
            <text:p>1101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20" calcext:value-type="float">
            <text:p>220</text:p>
          </table:table-cell>
          <table:table-cell table:formula="of:=DEC2BIN([.U222])" office:value-type="string" office:string-value="11011100" calcext:value-type="string">
            <text:p>1101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21" calcext:value-type="float">
            <text:p>221</text:p>
          </table:table-cell>
          <table:table-cell table:formula="of:=DEC2BIN([.U223])" office:value-type="string" office:string-value="11011101" calcext:value-type="string">
            <text:p>1101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22" calcext:value-type="float">
            <text:p>222</text:p>
          </table:table-cell>
          <table:table-cell table:formula="of:=DEC2BIN([.U224])" office:value-type="string" office:string-value="11011110" calcext:value-type="string">
            <text:p>1101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23" calcext:value-type="float">
            <text:p>223</text:p>
          </table:table-cell>
          <table:table-cell table:formula="of:=DEC2BIN([.U225])" office:value-type="string" office:string-value="11011111" calcext:value-type="string">
            <text:p>1101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24" calcext:value-type="float">
            <text:p>224</text:p>
          </table:table-cell>
          <table:table-cell table:formula="of:=DEC2BIN([.U226])" office:value-type="string" office:string-value="11100000" calcext:value-type="string">
            <text:p>11100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25" calcext:value-type="float">
            <text:p>225</text:p>
          </table:table-cell>
          <table:table-cell table:formula="of:=DEC2BIN([.U227])" office:value-type="string" office:string-value="11100001" calcext:value-type="string">
            <text:p>111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26" calcext:value-type="float">
            <text:p>226</text:p>
          </table:table-cell>
          <table:table-cell table:formula="of:=DEC2BIN([.U228])" office:value-type="string" office:string-value="11100010" calcext:value-type="string">
            <text:p>11100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27" calcext:value-type="float">
            <text:p>227</text:p>
          </table:table-cell>
          <table:table-cell table:formula="of:=DEC2BIN([.U229])" office:value-type="string" office:string-value="11100011" calcext:value-type="string">
            <text:p>1110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28" calcext:value-type="float">
            <text:p>228</text:p>
          </table:table-cell>
          <table:table-cell table:formula="of:=DEC2BIN([.U230])" office:value-type="string" office:string-value="11100100" calcext:value-type="string">
            <text:p>11100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29" calcext:value-type="float">
            <text:p>229</text:p>
          </table:table-cell>
          <table:table-cell table:formula="of:=DEC2BIN([.U231])" office:value-type="string" office:string-value="11100101" calcext:value-type="string">
            <text:p>1110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30" calcext:value-type="float">
            <text:p>230</text:p>
          </table:table-cell>
          <table:table-cell table:formula="of:=DEC2BIN([.U232])" office:value-type="string" office:string-value="11100110" calcext:value-type="string">
            <text:p>1110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31" calcext:value-type="float">
            <text:p>231</text:p>
          </table:table-cell>
          <table:table-cell table:formula="of:=DEC2BIN([.U233])" office:value-type="string" office:string-value="11100111" calcext:value-type="string">
            <text:p>1110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32" calcext:value-type="float">
            <text:p>232</text:p>
          </table:table-cell>
          <table:table-cell table:formula="of:=DEC2BIN([.U234])" office:value-type="string" office:string-value="11101000" calcext:value-type="string">
            <text:p>1110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33" calcext:value-type="float">
            <text:p>233</text:p>
          </table:table-cell>
          <table:table-cell table:formula="of:=DEC2BIN([.U235])" office:value-type="string" office:string-value="11101001" calcext:value-type="string">
            <text:p>1110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34" calcext:value-type="float">
            <text:p>234</text:p>
          </table:table-cell>
          <table:table-cell table:formula="of:=DEC2BIN([.U236])" office:value-type="string" office:string-value="11101010" calcext:value-type="string">
            <text:p>1110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35" calcext:value-type="float">
            <text:p>235</text:p>
          </table:table-cell>
          <table:table-cell table:formula="of:=DEC2BIN([.U237])" office:value-type="string" office:string-value="11101011" calcext:value-type="string">
            <text:p>1110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36" calcext:value-type="float">
            <text:p>236</text:p>
          </table:table-cell>
          <table:table-cell table:formula="of:=DEC2BIN([.U238])" office:value-type="string" office:string-value="11101100" calcext:value-type="string">
            <text:p>1110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37" calcext:value-type="float">
            <text:p>237</text:p>
          </table:table-cell>
          <table:table-cell table:formula="of:=DEC2BIN([.U239])" office:value-type="string" office:string-value="11101101" calcext:value-type="string">
            <text:p>1110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38" calcext:value-type="float">
            <text:p>238</text:p>
          </table:table-cell>
          <table:table-cell table:formula="of:=DEC2BIN([.U240])" office:value-type="string" office:string-value="11101110" calcext:value-type="string">
            <text:p>1110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39" calcext:value-type="float">
            <text:p>239</text:p>
          </table:table-cell>
          <table:table-cell table:formula="of:=DEC2BIN([.U241])" office:value-type="string" office:string-value="11101111" calcext:value-type="string">
            <text:p>11101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40" calcext:value-type="float">
            <text:p>240</text:p>
          </table:table-cell>
          <table:table-cell table:formula="of:=DEC2BIN([.U242])" office:value-type="string" office:string-value="11110000" calcext:value-type="string">
            <text:p>111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241" calcext:value-type="float">
            <text:p>241</text:p>
          </table:table-cell>
          <table:table-cell table:formula="of:=DEC2BIN([.U243])" office:value-type="string" office:string-value="11110001" calcext:value-type="string">
            <text:p>11110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42" calcext:value-type="float">
            <text:p>242</text:p>
          </table:table-cell>
          <table:table-cell table:formula="of:=DEC2BIN([.U244])" office:value-type="string" office:string-value="11110010" calcext:value-type="string">
            <text:p>11110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43" calcext:value-type="float">
            <text:p>243</text:p>
          </table:table-cell>
          <table:table-cell table:formula="of:=DEC2BIN([.U245])" office:value-type="string" office:string-value="11110011" calcext:value-type="string">
            <text:p>11110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44" calcext:value-type="float">
            <text:p>244</text:p>
          </table:table-cell>
          <table:table-cell table:formula="of:=DEC2BIN([.U246])" office:value-type="string" office:string-value="11110100" calcext:value-type="string">
            <text:p>11110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45" calcext:value-type="float">
            <text:p>245</text:p>
          </table:table-cell>
          <table:table-cell table:formula="of:=DEC2BIN([.U247])" office:value-type="string" office:string-value="11110101" calcext:value-type="string">
            <text:p>11110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46" calcext:value-type="float">
            <text:p>246</text:p>
          </table:table-cell>
          <table:table-cell table:formula="of:=DEC2BIN([.U248])" office:value-type="string" office:string-value="11110110" calcext:value-type="string">
            <text:p>11110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47" calcext:value-type="float">
            <text:p>247</text:p>
          </table:table-cell>
          <table:table-cell table:formula="of:=DEC2BIN([.U249])" office:value-type="string" office:string-value="11110111" calcext:value-type="string">
            <text:p>111101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48" calcext:value-type="float">
            <text:p>248</text:p>
          </table:table-cell>
          <table:table-cell table:formula="of:=DEC2BIN([.U250])" office:value-type="string" office:string-value="11111000" calcext:value-type="string">
            <text:p>111110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49" calcext:value-type="float">
            <text:p>249</text:p>
          </table:table-cell>
          <table:table-cell table:formula="of:=DEC2BIN([.U251])" office:value-type="string" office:string-value="11111001" calcext:value-type="string">
            <text:p>111110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50" calcext:value-type="float">
            <text:p>250</text:p>
          </table:table-cell>
          <table:table-cell table:formula="of:=DEC2BIN([.U252])" office:value-type="string" office:string-value="11111010" calcext:value-type="string">
            <text:p>111110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51" calcext:value-type="float">
            <text:p>251</text:p>
          </table:table-cell>
          <table:table-cell table:formula="of:=DEC2BIN([.U253])" office:value-type="string" office:string-value="11111011" calcext:value-type="string">
            <text:p>1111101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52" calcext:value-type="float">
            <text:p>252</text:p>
          </table:table-cell>
          <table:table-cell table:formula="of:=DEC2BIN([.U254])" office:value-type="string" office:string-value="11111100" calcext:value-type="string">
            <text:p>1111110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53" calcext:value-type="float">
            <text:p>253</text:p>
          </table:table-cell>
          <table:table-cell table:formula="of:=DEC2BIN([.U255])" office:value-type="string" office:string-value="11111101" calcext:value-type="string">
            <text:p>1111110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54" calcext:value-type="float">
            <text:p>254</text:p>
          </table:table-cell>
          <table:table-cell table:formula="of:=DEC2BIN([.U256])" office:value-type="string" office:string-value="11111110" calcext:value-type="string">
            <text:p>1111111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55" calcext:value-type="float">
            <text:p>255</text:p>
          </table:table-cell>
          <table:table-cell table:formula="of:=DEC2BIN([.U257])" office:value-type="string" office:string-value="11111111" calcext:value-type="string">
            <text:p>11111111</text:p>
          </table:table-cell>
          <table:table-cell/>
        </table:table-row>
        <table:table-row table:style-name="ro1" table:number-rows-repeated="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Tabelle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BIN([.A1]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formula="of:=SUBSTITUTE([.C1];&quot;0&quot;;&quot;&quot;)">
            <text:p/>
          </table:table-cell>
          <table:table-cell table:formula="of:=IF([.D1]=&quot;11111&quot;;1;0)" office:value-type="float" office:value="0" calcext:value-type="float">
            <text:p>0</text:p>
          </table:table-cell>
          <table:table-cell table:formula="of:=IF([.D1]=&quot;1111&quot;;1;0)" office:value-type="float" office:value="0" calcext:value-type="float">
            <text:p>0</text:p>
          </table:table-cell>
          <table:table-cell table:formula="of:=IF([.D1]=&quot;111&quot;;1;0)" office:value-type="float" office:value="0" calcext:value-type="float">
            <text:p>0</text:p>
          </table:table-cell>
          <table:table-cell table:formula="of:=IF([.D1]=&quot;111&quot;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BIN([.A2]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formula="of:=SUBSTITUTE([.C2];&quot;0&quot;;&quot;&quot;)" office:value-type="string" office:string-value="1" calcext:value-type="string">
            <text:p>1</text:p>
          </table:table-cell>
          <table:table-cell table:formula="of:=IF([.D2]=&quot;11111&quot;;1;0)" office:value-type="float" office:value="0" calcext:value-type="float">
            <text:p>0</text:p>
          </table:table-cell>
          <table:table-cell table:formula="of:=IF([.D2]=&quot;1111&quot;;1;0)" office:value-type="float" office:value="0" calcext:value-type="float">
            <text:p>0</text:p>
          </table:table-cell>
          <table:table-cell table:formula="of:=IF([.D2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BIN([.A3])" office:value-type="string" office:string-value="10" calcext:value-type="string">
            <text:p>10</text:p>
          </table:table-cell>
          <table:table-cell office:value-type="string" calcext:value-type="string">
            <text:p>10</text:p>
          </table:table-cell>
          <table:table-cell table:formula="of:=SUBSTITUTE([.C3];&quot;0&quot;;&quot;&quot;)" office:value-type="string" office:string-value="1" calcext:value-type="string">
            <text:p>1</text:p>
          </table:table-cell>
          <table:table-cell table:formula="of:=IF([.D3]=&quot;11111&quot;;1;0)" office:value-type="float" office:value="0" calcext:value-type="float">
            <text:p>0</text:p>
          </table:table-cell>
          <table:table-cell table:formula="of:=IF([.D3]=&quot;1111&quot;;1;0)" office:value-type="float" office:value="0" calcext:value-type="float">
            <text:p>0</text:p>
          </table:table-cell>
          <table:table-cell table:formula="of:=IF([.D3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BIN([.A4])" office:value-type="string" office:string-value="11" calcext:value-type="string">
            <text:p>11</text:p>
          </table:table-cell>
          <table:table-cell office:value-type="string" calcext:value-type="string">
            <text:p>11</text:p>
          </table:table-cell>
          <table:table-cell table:formula="of:=SUBSTITUTE([.C4];&quot;0&quot;;&quot;&quot;)" office:value-type="string" office:string-value="11" calcext:value-type="string">
            <text:p>11</text:p>
          </table:table-cell>
          <table:table-cell table:formula="of:=IF([.D4]=&quot;11111&quot;;1;0)" office:value-type="float" office:value="0" calcext:value-type="float">
            <text:p>0</text:p>
          </table:table-cell>
          <table:table-cell table:formula="of:=IF([.D4]=&quot;1111&quot;;1;0)" office:value-type="float" office:value="0" calcext:value-type="float">
            <text:p>0</text:p>
          </table:table-cell>
          <table:table-cell table:formula="of:=IF([.D4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BIN([.A5])" office:value-type="string" office:string-value="100" calcext:value-type="string">
            <text:p>100</text:p>
          </table:table-cell>
          <table:table-cell office:value-type="string" calcext:value-type="string">
            <text:p>100</text:p>
          </table:table-cell>
          <table:table-cell table:formula="of:=SUBSTITUTE([.C5];&quot;0&quot;;&quot;&quot;)" office:value-type="string" office:string-value="1" calcext:value-type="string">
            <text:p>1</text:p>
          </table:table-cell>
          <table:table-cell table:formula="of:=IF([.D5]=&quot;11111&quot;;1;0)" office:value-type="float" office:value="0" calcext:value-type="float">
            <text:p>0</text:p>
          </table:table-cell>
          <table:table-cell table:formula="of:=IF([.D5]=&quot;1111&quot;;1;0)" office:value-type="float" office:value="0" calcext:value-type="float">
            <text:p>0</text:p>
          </table:table-cell>
          <table:table-cell table:formula="of:=IF([.D5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BIN([.A6])" office:value-type="string" office:string-value="101" calcext:value-type="string">
            <text:p>101</text:p>
          </table:table-cell>
          <table:table-cell office:value-type="string" calcext:value-type="string">
            <text:p>101</text:p>
          </table:table-cell>
          <table:table-cell table:formula="of:=SUBSTITUTE([.C6];&quot;0&quot;;&quot;&quot;)" office:value-type="string" office:string-value="11" calcext:value-type="string">
            <text:p>11</text:p>
          </table:table-cell>
          <table:table-cell table:formula="of:=IF([.D6]=&quot;11111&quot;;1;0)" office:value-type="float" office:value="0" calcext:value-type="float">
            <text:p>0</text:p>
          </table:table-cell>
          <table:table-cell table:formula="of:=IF([.D6]=&quot;1111&quot;;1;0)" office:value-type="float" office:value="0" calcext:value-type="float">
            <text:p>0</text:p>
          </table:table-cell>
          <table:table-cell table:formula="of:=IF([.D6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BIN([.A7])" office:value-type="string" office:string-value="110" calcext:value-type="string">
            <text:p>110</text:p>
          </table:table-cell>
          <table:table-cell office:value-type="string" calcext:value-type="string">
            <text:p>110</text:p>
          </table:table-cell>
          <table:table-cell table:formula="of:=SUBSTITUTE([.C7];&quot;0&quot;;&quot;&quot;)" office:value-type="string" office:string-value="11" calcext:value-type="string">
            <text:p>11</text:p>
          </table:table-cell>
          <table:table-cell table:formula="of:=IF([.D7]=&quot;11111&quot;;1;0)" office:value-type="float" office:value="0" calcext:value-type="float">
            <text:p>0</text:p>
          </table:table-cell>
          <table:table-cell table:formula="of:=IF([.D7]=&quot;1111&quot;;1;0)" office:value-type="float" office:value="0" calcext:value-type="float">
            <text:p>0</text:p>
          </table:table-cell>
          <table:table-cell table:formula="of:=IF([.D7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BIN([.A8])" office:value-type="string" office:string-value="111" calcext:value-type="string">
            <text:p>111</text:p>
          </table:table-cell>
          <table:table-cell office:value-type="string" calcext:value-type="string">
            <text:p>111</text:p>
          </table:table-cell>
          <table:table-cell table:formula="of:=SUBSTITUTE([.C8];&quot;0&quot;;&quot;&quot;)" office:value-type="string" office:string-value="111" calcext:value-type="string">
            <text:p>111</text:p>
          </table:table-cell>
          <table:table-cell table:formula="of:=IF([.D8]=&quot;11111&quot;;1;0)" office:value-type="float" office:value="0" calcext:value-type="float">
            <text:p>0</text:p>
          </table:table-cell>
          <table:table-cell table:formula="of:=IF([.D8]=&quot;1111&quot;;1;0)" office:value-type="float" office:value="0" calcext:value-type="float">
            <text:p>0</text:p>
          </table:table-cell>
          <table:table-cell table:formula="of:=IF([.D8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BIN([.A9])" office:value-type="string" office:string-value="1000" calcext:value-type="string">
            <text:p>1000</text:p>
          </table:table-cell>
          <table:table-cell office:value-type="string" calcext:value-type="string">
            <text:p>1000</text:p>
          </table:table-cell>
          <table:table-cell table:formula="of:=SUBSTITUTE([.C9];&quot;0&quot;;&quot;&quot;)" office:value-type="string" office:string-value="1" calcext:value-type="string">
            <text:p>1</text:p>
          </table:table-cell>
          <table:table-cell table:formula="of:=IF([.D9]=&quot;11111&quot;;1;0)" office:value-type="float" office:value="0" calcext:value-type="float">
            <text:p>0</text:p>
          </table:table-cell>
          <table:table-cell table:formula="of:=IF([.D9]=&quot;1111&quot;;1;0)" office:value-type="float" office:value="0" calcext:value-type="float">
            <text:p>0</text:p>
          </table:table-cell>
          <table:table-cell table:formula="of:=IF([.D9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BIN([.A10])" office:value-type="string" office:string-value="1001" calcext:value-type="string">
            <text:p>1001</text:p>
          </table:table-cell>
          <table:table-cell office:value-type="string" calcext:value-type="string">
            <text:p>1001</text:p>
          </table:table-cell>
          <table:table-cell table:formula="of:=SUBSTITUTE([.C10];&quot;0&quot;;&quot;&quot;)" office:value-type="string" office:string-value="11" calcext:value-type="string">
            <text:p>11</text:p>
          </table:table-cell>
          <table:table-cell table:formula="of:=IF([.D10]=&quot;11111&quot;;1;0)" office:value-type="float" office:value="0" calcext:value-type="float">
            <text:p>0</text:p>
          </table:table-cell>
          <table:table-cell table:formula="of:=IF([.D10]=&quot;1111&quot;;1;0)" office:value-type="float" office:value="0" calcext:value-type="float">
            <text:p>0</text:p>
          </table:table-cell>
          <table:table-cell table:formula="of:=IF([.D10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BIN([.A11])" office:value-type="string" office:string-value="1010" calcext:value-type="string">
            <text:p>1010</text:p>
          </table:table-cell>
          <table:table-cell office:value-type="string" calcext:value-type="string">
            <text:p>1010</text:p>
          </table:table-cell>
          <table:table-cell table:formula="of:=SUBSTITUTE([.C11];&quot;0&quot;;&quot;&quot;)" office:value-type="string" office:string-value="11" calcext:value-type="string">
            <text:p>11</text:p>
          </table:table-cell>
          <table:table-cell table:formula="of:=IF([.D11]=&quot;11111&quot;;1;0)" office:value-type="float" office:value="0" calcext:value-type="float">
            <text:p>0</text:p>
          </table:table-cell>
          <table:table-cell table:formula="of:=IF([.D11]=&quot;1111&quot;;1;0)" office:value-type="float" office:value="0" calcext:value-type="float">
            <text:p>0</text:p>
          </table:table-cell>
          <table:table-cell table:formula="of:=IF([.D11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BIN([.A12])" office:value-type="string" office:string-value="1011" calcext:value-type="string">
            <text:p>1011</text:p>
          </table:table-cell>
          <table:table-cell office:value-type="string" calcext:value-type="string">
            <text:p>1011</text:p>
          </table:table-cell>
          <table:table-cell table:formula="of:=SUBSTITUTE([.C12];&quot;0&quot;;&quot;&quot;)" office:value-type="string" office:string-value="111" calcext:value-type="string">
            <text:p>111</text:p>
          </table:table-cell>
          <table:table-cell table:formula="of:=IF([.D12]=&quot;11111&quot;;1;0)" office:value-type="float" office:value="0" calcext:value-type="float">
            <text:p>0</text:p>
          </table:table-cell>
          <table:table-cell table:formula="of:=IF([.D12]=&quot;1111&quot;;1;0)" office:value-type="float" office:value="0" calcext:value-type="float">
            <text:p>0</text:p>
          </table:table-cell>
          <table:table-cell table:formula="of:=IF([.D12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BIN([.A13])" office:value-type="string" office:string-value="1100" calcext:value-type="string">
            <text:p>1100</text:p>
          </table:table-cell>
          <table:table-cell office:value-type="string" calcext:value-type="string">
            <text:p>1100</text:p>
          </table:table-cell>
          <table:table-cell table:formula="of:=SUBSTITUTE([.C13];&quot;0&quot;;&quot;&quot;)" office:value-type="string" office:string-value="11" calcext:value-type="string">
            <text:p>11</text:p>
          </table:table-cell>
          <table:table-cell table:formula="of:=IF([.D13]=&quot;11111&quot;;1;0)" office:value-type="float" office:value="0" calcext:value-type="float">
            <text:p>0</text:p>
          </table:table-cell>
          <table:table-cell table:formula="of:=IF([.D13]=&quot;1111&quot;;1;0)" office:value-type="float" office:value="0" calcext:value-type="float">
            <text:p>0</text:p>
          </table:table-cell>
          <table:table-cell table:formula="of:=IF([.D13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BIN([.A14])" office:value-type="string" office:string-value="1101" calcext:value-type="string">
            <text:p>1101</text:p>
          </table:table-cell>
          <table:table-cell office:value-type="string" calcext:value-type="string">
            <text:p>1101</text:p>
          </table:table-cell>
          <table:table-cell table:formula="of:=SUBSTITUTE([.C14];&quot;0&quot;;&quot;&quot;)" office:value-type="string" office:string-value="111" calcext:value-type="string">
            <text:p>111</text:p>
          </table:table-cell>
          <table:table-cell table:formula="of:=IF([.D14]=&quot;11111&quot;;1;0)" office:value-type="float" office:value="0" calcext:value-type="float">
            <text:p>0</text:p>
          </table:table-cell>
          <table:table-cell table:formula="of:=IF([.D14]=&quot;1111&quot;;1;0)" office:value-type="float" office:value="0" calcext:value-type="float">
            <text:p>0</text:p>
          </table:table-cell>
          <table:table-cell table:formula="of:=IF([.D14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BIN([.A15])" office:value-type="string" office:string-value="1110" calcext:value-type="string">
            <text:p>1110</text:p>
          </table:table-cell>
          <table:table-cell office:value-type="string" calcext:value-type="string">
            <text:p>1110</text:p>
          </table:table-cell>
          <table:table-cell table:formula="of:=SUBSTITUTE([.C15];&quot;0&quot;;&quot;&quot;)" office:value-type="string" office:string-value="111" calcext:value-type="string">
            <text:p>111</text:p>
          </table:table-cell>
          <table:table-cell table:formula="of:=IF([.D15]=&quot;11111&quot;;1;0)" office:value-type="float" office:value="0" calcext:value-type="float">
            <text:p>0</text:p>
          </table:table-cell>
          <table:table-cell table:formula="of:=IF([.D15]=&quot;1111&quot;;1;0)" office:value-type="float" office:value="0" calcext:value-type="float">
            <text:p>0</text:p>
          </table:table-cell>
          <table:table-cell table:formula="of:=IF([.D15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BIN([.A16])" office:value-type="string" office:string-value="1111" calcext:value-type="string">
            <text:p>1111</text:p>
          </table:table-cell>
          <table:table-cell office:value-type="string" calcext:value-type="string">
            <text:p>1111</text:p>
          </table:table-cell>
          <table:table-cell table:formula="of:=SUBSTITUTE([.C16];&quot;0&quot;;&quot;&quot;)" office:value-type="string" office:string-value="1111" calcext:value-type="string">
            <text:p>1111</text:p>
          </table:table-cell>
          <table:table-cell table:formula="of:=IF([.D16]=&quot;11111&quot;;1;0)" office:value-type="float" office:value="0" calcext:value-type="float">
            <text:p>0</text:p>
          </table:table-cell>
          <table:table-cell table:formula="of:=IF([.D16]=&quot;1111&quot;;1;0)" office:value-type="float" office:value="1" calcext:value-type="float">
            <text:p>1</text:p>
          </table:table-cell>
          <table:table-cell table:formula="of:=IF([.D16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BIN([.A17])" office:value-type="string" office:string-value="10000" calcext:value-type="string">
            <text:p>10000</text:p>
          </table:table-cell>
          <table:table-cell office:value-type="string" calcext:value-type="string">
            <text:p>10000</text:p>
          </table:table-cell>
          <table:table-cell table:formula="of:=SUBSTITUTE([.C17];&quot;0&quot;;&quot;&quot;)" office:value-type="string" office:string-value="1" calcext:value-type="string">
            <text:p>1</text:p>
          </table:table-cell>
          <table:table-cell table:formula="of:=IF([.D17]=&quot;11111&quot;;1;0)" office:value-type="float" office:value="0" calcext:value-type="float">
            <text:p>0</text:p>
          </table:table-cell>
          <table:table-cell table:formula="of:=IF([.D17]=&quot;1111&quot;;1;0)" office:value-type="float" office:value="0" calcext:value-type="float">
            <text:p>0</text:p>
          </table:table-cell>
          <table:table-cell table:formula="of:=IF([.D17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BIN([.A18])" office:value-type="string" office:string-value="10001" calcext:value-type="string">
            <text:p>10001</text:p>
          </table:table-cell>
          <table:table-cell office:value-type="string" calcext:value-type="string">
            <text:p>10001</text:p>
          </table:table-cell>
          <table:table-cell table:formula="of:=SUBSTITUTE([.C18];&quot;0&quot;;&quot;&quot;)" office:value-type="string" office:string-value="11" calcext:value-type="string">
            <text:p>11</text:p>
          </table:table-cell>
          <table:table-cell table:formula="of:=IF([.D18]=&quot;11111&quot;;1;0)" office:value-type="float" office:value="0" calcext:value-type="float">
            <text:p>0</text:p>
          </table:table-cell>
          <table:table-cell table:formula="of:=IF([.D18]=&quot;1111&quot;;1;0)" office:value-type="float" office:value="0" calcext:value-type="float">
            <text:p>0</text:p>
          </table:table-cell>
          <table:table-cell table:formula="of:=IF([.D18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BIN([.A19])" office:value-type="string" office:string-value="10010" calcext:value-type="string">
            <text:p>10010</text:p>
          </table:table-cell>
          <table:table-cell office:value-type="string" calcext:value-type="string">
            <text:p>10010</text:p>
          </table:table-cell>
          <table:table-cell table:formula="of:=SUBSTITUTE([.C19];&quot;0&quot;;&quot;&quot;)" office:value-type="string" office:string-value="11" calcext:value-type="string">
            <text:p>11</text:p>
          </table:table-cell>
          <table:table-cell table:formula="of:=IF([.D19]=&quot;11111&quot;;1;0)" office:value-type="float" office:value="0" calcext:value-type="float">
            <text:p>0</text:p>
          </table:table-cell>
          <table:table-cell table:formula="of:=IF([.D19]=&quot;1111&quot;;1;0)" office:value-type="float" office:value="0" calcext:value-type="float">
            <text:p>0</text:p>
          </table:table-cell>
          <table:table-cell table:formula="of:=IF([.D19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BIN([.A20])" office:value-type="string" office:string-value="10011" calcext:value-type="string">
            <text:p>10011</text:p>
          </table:table-cell>
          <table:table-cell office:value-type="string" calcext:value-type="string">
            <text:p>10011</text:p>
          </table:table-cell>
          <table:table-cell table:formula="of:=SUBSTITUTE([.C20];&quot;0&quot;;&quot;&quot;)" office:value-type="string" office:string-value="111" calcext:value-type="string">
            <text:p>111</text:p>
          </table:table-cell>
          <table:table-cell table:formula="of:=IF([.D20]=&quot;11111&quot;;1;0)" office:value-type="float" office:value="0" calcext:value-type="float">
            <text:p>0</text:p>
          </table:table-cell>
          <table:table-cell table:formula="of:=IF([.D20]=&quot;1111&quot;;1;0)" office:value-type="float" office:value="0" calcext:value-type="float">
            <text:p>0</text:p>
          </table:table-cell>
          <table:table-cell table:formula="of:=IF([.D20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BIN([.A21])" office:value-type="string" office:string-value="10100" calcext:value-type="string">
            <text:p>10100</text:p>
          </table:table-cell>
          <table:table-cell office:value-type="string" calcext:value-type="string">
            <text:p>10100</text:p>
          </table:table-cell>
          <table:table-cell table:formula="of:=SUBSTITUTE([.C21];&quot;0&quot;;&quot;&quot;)" office:value-type="string" office:string-value="11" calcext:value-type="string">
            <text:p>11</text:p>
          </table:table-cell>
          <table:table-cell table:formula="of:=IF([.D21]=&quot;11111&quot;;1;0)" office:value-type="float" office:value="0" calcext:value-type="float">
            <text:p>0</text:p>
          </table:table-cell>
          <table:table-cell table:formula="of:=IF([.D21]=&quot;1111&quot;;1;0)" office:value-type="float" office:value="0" calcext:value-type="float">
            <text:p>0</text:p>
          </table:table-cell>
          <table:table-cell table:formula="of:=IF([.D21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BIN([.A22])" office:value-type="string" office:string-value="10101" calcext:value-type="string">
            <text:p>10101</text:p>
          </table:table-cell>
          <table:table-cell office:value-type="string" calcext:value-type="string">
            <text:p>10101</text:p>
          </table:table-cell>
          <table:table-cell table:formula="of:=SUBSTITUTE([.C22];&quot;0&quot;;&quot;&quot;)" office:value-type="string" office:string-value="111" calcext:value-type="string">
            <text:p>111</text:p>
          </table:table-cell>
          <table:table-cell table:formula="of:=IF([.D22]=&quot;11111&quot;;1;0)" office:value-type="float" office:value="0" calcext:value-type="float">
            <text:p>0</text:p>
          </table:table-cell>
          <table:table-cell table:formula="of:=IF([.D22]=&quot;1111&quot;;1;0)" office:value-type="float" office:value="0" calcext:value-type="float">
            <text:p>0</text:p>
          </table:table-cell>
          <table:table-cell table:formula="of:=IF([.D22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BIN([.A23])" office:value-type="string" office:string-value="10110" calcext:value-type="string">
            <text:p>10110</text:p>
          </table:table-cell>
          <table:table-cell office:value-type="string" calcext:value-type="string">
            <text:p>10110</text:p>
          </table:table-cell>
          <table:table-cell table:formula="of:=SUBSTITUTE([.C23];&quot;0&quot;;&quot;&quot;)" office:value-type="string" office:string-value="111" calcext:value-type="string">
            <text:p>111</text:p>
          </table:table-cell>
          <table:table-cell table:formula="of:=IF([.D23]=&quot;11111&quot;;1;0)" office:value-type="float" office:value="0" calcext:value-type="float">
            <text:p>0</text:p>
          </table:table-cell>
          <table:table-cell table:formula="of:=IF([.D23]=&quot;1111&quot;;1;0)" office:value-type="float" office:value="0" calcext:value-type="float">
            <text:p>0</text:p>
          </table:table-cell>
          <table:table-cell table:formula="of:=IF([.D23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BIN([.A24])" office:value-type="string" office:string-value="10111" calcext:value-type="string">
            <text:p>10111</text:p>
          </table:table-cell>
          <table:table-cell office:value-type="string" calcext:value-type="string">
            <text:p>10111</text:p>
          </table:table-cell>
          <table:table-cell table:formula="of:=SUBSTITUTE([.C24];&quot;0&quot;;&quot;&quot;)" office:value-type="string" office:string-value="1111" calcext:value-type="string">
            <text:p>1111</text:p>
          </table:table-cell>
          <table:table-cell table:formula="of:=IF([.D24]=&quot;11111&quot;;1;0)" office:value-type="float" office:value="0" calcext:value-type="float">
            <text:p>0</text:p>
          </table:table-cell>
          <table:table-cell table:formula="of:=IF([.D24]=&quot;1111&quot;;1;0)" office:value-type="float" office:value="1" calcext:value-type="float">
            <text:p>1</text:p>
          </table:table-cell>
          <table:table-cell table:formula="of:=IF([.D24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BIN([.A25])" office:value-type="string" office:string-value="11000" calcext:value-type="string">
            <text:p>11000</text:p>
          </table:table-cell>
          <table:table-cell office:value-type="string" calcext:value-type="string">
            <text:p>11000</text:p>
          </table:table-cell>
          <table:table-cell table:formula="of:=SUBSTITUTE([.C25];&quot;0&quot;;&quot;&quot;)" office:value-type="string" office:string-value="11" calcext:value-type="string">
            <text:p>11</text:p>
          </table:table-cell>
          <table:table-cell table:formula="of:=IF([.D25]=&quot;11111&quot;;1;0)" office:value-type="float" office:value="0" calcext:value-type="float">
            <text:p>0</text:p>
          </table:table-cell>
          <table:table-cell table:formula="of:=IF([.D25]=&quot;1111&quot;;1;0)" office:value-type="float" office:value="0" calcext:value-type="float">
            <text:p>0</text:p>
          </table:table-cell>
          <table:table-cell table:formula="of:=IF([.D25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BIN([.A26])" office:value-type="string" office:string-value="11001" calcext:value-type="string">
            <text:p>11001</text:p>
          </table:table-cell>
          <table:table-cell office:value-type="string" calcext:value-type="string">
            <text:p>11001</text:p>
          </table:table-cell>
          <table:table-cell table:formula="of:=SUBSTITUTE([.C26];&quot;0&quot;;&quot;&quot;)" office:value-type="string" office:string-value="111" calcext:value-type="string">
            <text:p>111</text:p>
          </table:table-cell>
          <table:table-cell table:formula="of:=IF([.D26]=&quot;11111&quot;;1;0)" office:value-type="float" office:value="0" calcext:value-type="float">
            <text:p>0</text:p>
          </table:table-cell>
          <table:table-cell table:formula="of:=IF([.D26]=&quot;1111&quot;;1;0)" office:value-type="float" office:value="0" calcext:value-type="float">
            <text:p>0</text:p>
          </table:table-cell>
          <table:table-cell table:formula="of:=IF([.D26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BIN([.A27])" office:value-type="string" office:string-value="11010" calcext:value-type="string">
            <text:p>11010</text:p>
          </table:table-cell>
          <table:table-cell office:value-type="string" calcext:value-type="string">
            <text:p>11010</text:p>
          </table:table-cell>
          <table:table-cell table:formula="of:=SUBSTITUTE([.C27];&quot;0&quot;;&quot;&quot;)" office:value-type="string" office:string-value="111" calcext:value-type="string">
            <text:p>111</text:p>
          </table:table-cell>
          <table:table-cell table:formula="of:=IF([.D27]=&quot;11111&quot;;1;0)" office:value-type="float" office:value="0" calcext:value-type="float">
            <text:p>0</text:p>
          </table:table-cell>
          <table:table-cell table:formula="of:=IF([.D27]=&quot;1111&quot;;1;0)" office:value-type="float" office:value="0" calcext:value-type="float">
            <text:p>0</text:p>
          </table:table-cell>
          <table:table-cell table:formula="of:=IF([.D27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BIN([.A28])" office:value-type="string" office:string-value="11011" calcext:value-type="string">
            <text:p>11011</text:p>
          </table:table-cell>
          <table:table-cell office:value-type="string" calcext:value-type="string">
            <text:p>11011</text:p>
          </table:table-cell>
          <table:table-cell table:formula="of:=SUBSTITUTE([.C28];&quot;0&quot;;&quot;&quot;)" office:value-type="string" office:string-value="1111" calcext:value-type="string">
            <text:p>1111</text:p>
          </table:table-cell>
          <table:table-cell table:formula="of:=IF([.D28]=&quot;11111&quot;;1;0)" office:value-type="float" office:value="0" calcext:value-type="float">
            <text:p>0</text:p>
          </table:table-cell>
          <table:table-cell table:formula="of:=IF([.D28]=&quot;1111&quot;;1;0)" office:value-type="float" office:value="1" calcext:value-type="float">
            <text:p>1</text:p>
          </table:table-cell>
          <table:table-cell table:formula="of:=IF([.D28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BIN([.A29])" office:value-type="string" office:string-value="11100" calcext:value-type="string">
            <text:p>11100</text:p>
          </table:table-cell>
          <table:table-cell office:value-type="string" calcext:value-type="string">
            <text:p>11100</text:p>
          </table:table-cell>
          <table:table-cell table:formula="of:=SUBSTITUTE([.C29];&quot;0&quot;;&quot;&quot;)" office:value-type="string" office:string-value="111" calcext:value-type="string">
            <text:p>111</text:p>
          </table:table-cell>
          <table:table-cell table:formula="of:=IF([.D29]=&quot;11111&quot;;1;0)" office:value-type="float" office:value="0" calcext:value-type="float">
            <text:p>0</text:p>
          </table:table-cell>
          <table:table-cell table:formula="of:=IF([.D29]=&quot;1111&quot;;1;0)" office:value-type="float" office:value="0" calcext:value-type="float">
            <text:p>0</text:p>
          </table:table-cell>
          <table:table-cell table:formula="of:=IF([.D29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BIN([.A30])" office:value-type="string" office:string-value="11101" calcext:value-type="string">
            <text:p>11101</text:p>
          </table:table-cell>
          <table:table-cell office:value-type="string" calcext:value-type="string">
            <text:p>11101</text:p>
          </table:table-cell>
          <table:table-cell table:formula="of:=SUBSTITUTE([.C30];&quot;0&quot;;&quot;&quot;)" office:value-type="string" office:string-value="1111" calcext:value-type="string">
            <text:p>1111</text:p>
          </table:table-cell>
          <table:table-cell table:formula="of:=IF([.D30]=&quot;11111&quot;;1;0)" office:value-type="float" office:value="0" calcext:value-type="float">
            <text:p>0</text:p>
          </table:table-cell>
          <table:table-cell table:formula="of:=IF([.D30]=&quot;1111&quot;;1;0)" office:value-type="float" office:value="1" calcext:value-type="float">
            <text:p>1</text:p>
          </table:table-cell>
          <table:table-cell table:formula="of:=IF([.D30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BIN([.A31])" office:value-type="string" office:string-value="11110" calcext:value-type="string">
            <text:p>11110</text:p>
          </table:table-cell>
          <table:table-cell office:value-type="string" calcext:value-type="string">
            <text:p>11110</text:p>
          </table:table-cell>
          <table:table-cell table:formula="of:=SUBSTITUTE([.C31];&quot;0&quot;;&quot;&quot;)" office:value-type="string" office:string-value="1111" calcext:value-type="string">
            <text:p>1111</text:p>
          </table:table-cell>
          <table:table-cell table:formula="of:=IF([.D31]=&quot;11111&quot;;1;0)" office:value-type="float" office:value="0" calcext:value-type="float">
            <text:p>0</text:p>
          </table:table-cell>
          <table:table-cell table:formula="of:=IF([.D31]=&quot;1111&quot;;1;0)" office:value-type="float" office:value="1" calcext:value-type="float">
            <text:p>1</text:p>
          </table:table-cell>
          <table:table-cell table:formula="of:=IF([.D31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BIN([.A32])" office:value-type="string" office:string-value="11111" calcext:value-type="string">
            <text:p>11111</text:p>
          </table:table-cell>
          <table:table-cell office:value-type="string" calcext:value-type="string">
            <text:p>11111</text:p>
          </table:table-cell>
          <table:table-cell table:formula="of:=SUBSTITUTE([.C32];&quot;0&quot;;&quot;&quot;)" office:value-type="string" office:string-value="11111" calcext:value-type="string">
            <text:p>11111</text:p>
          </table:table-cell>
          <table:table-cell table:formula="of:=IF([.D32]=&quot;11111&quot;;1;0)" office:value-type="float" office:value="1" calcext:value-type="float">
            <text:p>1</text:p>
          </table:table-cell>
          <table:table-cell table:formula="of:=IF([.D32]=&quot;1111&quot;;1;0)" office:value-type="float" office:value="0" calcext:value-type="float">
            <text:p>0</text:p>
          </table:table-cell>
          <table:table-cell table:formula="of:=IF([.D32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BIN([.A33])" office:value-type="string" office:string-value="100000" calcext:value-type="string">
            <text:p>100000</text:p>
          </table:table-cell>
          <table:table-cell office:value-type="string" calcext:value-type="string">
            <text:p>100000</text:p>
          </table:table-cell>
          <table:table-cell table:formula="of:=SUBSTITUTE([.C33];&quot;0&quot;;&quot;&quot;)" office:value-type="string" office:string-value="1" calcext:value-type="string">
            <text:p>1</text:p>
          </table:table-cell>
          <table:table-cell table:formula="of:=IF([.D33]=&quot;11111&quot;;1;0)" office:value-type="float" office:value="0" calcext:value-type="float">
            <text:p>0</text:p>
          </table:table-cell>
          <table:table-cell table:formula="of:=IF([.D33]=&quot;1111&quot;;1;0)" office:value-type="float" office:value="0" calcext:value-type="float">
            <text:p>0</text:p>
          </table:table-cell>
          <table:table-cell table:formula="of:=IF([.D33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BIN([.A34])" office:value-type="string" office:string-value="100001" calcext:value-type="string">
            <text:p>100001</text:p>
          </table:table-cell>
          <table:table-cell office:value-type="string" calcext:value-type="string">
            <text:p>100001</text:p>
          </table:table-cell>
          <table:table-cell table:formula="of:=SUBSTITUTE([.C34];&quot;0&quot;;&quot;&quot;)" office:value-type="string" office:string-value="11" calcext:value-type="string">
            <text:p>11</text:p>
          </table:table-cell>
          <table:table-cell table:formula="of:=IF([.D34]=&quot;11111&quot;;1;0)" office:value-type="float" office:value="0" calcext:value-type="float">
            <text:p>0</text:p>
          </table:table-cell>
          <table:table-cell table:formula="of:=IF([.D34]=&quot;1111&quot;;1;0)" office:value-type="float" office:value="0" calcext:value-type="float">
            <text:p>0</text:p>
          </table:table-cell>
          <table:table-cell table:formula="of:=IF([.D34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BIN([.A35])" office:value-type="string" office:string-value="100010" calcext:value-type="string">
            <text:p>100010</text:p>
          </table:table-cell>
          <table:table-cell office:value-type="string" calcext:value-type="string">
            <text:p>100010</text:p>
          </table:table-cell>
          <table:table-cell table:formula="of:=SUBSTITUTE([.C35];&quot;0&quot;;&quot;&quot;)" office:value-type="string" office:string-value="11" calcext:value-type="string">
            <text:p>11</text:p>
          </table:table-cell>
          <table:table-cell table:formula="of:=IF([.D35]=&quot;11111&quot;;1;0)" office:value-type="float" office:value="0" calcext:value-type="float">
            <text:p>0</text:p>
          </table:table-cell>
          <table:table-cell table:formula="of:=IF([.D35]=&quot;1111&quot;;1;0)" office:value-type="float" office:value="0" calcext:value-type="float">
            <text:p>0</text:p>
          </table:table-cell>
          <table:table-cell table:formula="of:=IF([.D35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BIN([.A36])" office:value-type="string" office:string-value="100011" calcext:value-type="string">
            <text:p>100011</text:p>
          </table:table-cell>
          <table:table-cell office:value-type="string" calcext:value-type="string">
            <text:p>100011</text:p>
          </table:table-cell>
          <table:table-cell table:formula="of:=SUBSTITUTE([.C36];&quot;0&quot;;&quot;&quot;)" office:value-type="string" office:string-value="111" calcext:value-type="string">
            <text:p>111</text:p>
          </table:table-cell>
          <table:table-cell table:formula="of:=IF([.D36]=&quot;11111&quot;;1;0)" office:value-type="float" office:value="0" calcext:value-type="float">
            <text:p>0</text:p>
          </table:table-cell>
          <table:table-cell table:formula="of:=IF([.D36]=&quot;1111&quot;;1;0)" office:value-type="float" office:value="0" calcext:value-type="float">
            <text:p>0</text:p>
          </table:table-cell>
          <table:table-cell table:formula="of:=IF([.D36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BIN([.A37])" office:value-type="string" office:string-value="100100" calcext:value-type="string">
            <text:p>100100</text:p>
          </table:table-cell>
          <table:table-cell office:value-type="string" calcext:value-type="string">
            <text:p>100100</text:p>
          </table:table-cell>
          <table:table-cell table:formula="of:=SUBSTITUTE([.C37];&quot;0&quot;;&quot;&quot;)" office:value-type="string" office:string-value="11" calcext:value-type="string">
            <text:p>11</text:p>
          </table:table-cell>
          <table:table-cell table:formula="of:=IF([.D37]=&quot;11111&quot;;1;0)" office:value-type="float" office:value="0" calcext:value-type="float">
            <text:p>0</text:p>
          </table:table-cell>
          <table:table-cell table:formula="of:=IF([.D37]=&quot;1111&quot;;1;0)" office:value-type="float" office:value="0" calcext:value-type="float">
            <text:p>0</text:p>
          </table:table-cell>
          <table:table-cell table:formula="of:=IF([.D37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BIN([.A38])" office:value-type="string" office:string-value="100101" calcext:value-type="string">
            <text:p>100101</text:p>
          </table:table-cell>
          <table:table-cell office:value-type="string" calcext:value-type="string">
            <text:p>100101</text:p>
          </table:table-cell>
          <table:table-cell table:formula="of:=SUBSTITUTE([.C38];&quot;0&quot;;&quot;&quot;)" office:value-type="string" office:string-value="111" calcext:value-type="string">
            <text:p>111</text:p>
          </table:table-cell>
          <table:table-cell table:formula="of:=IF([.D38]=&quot;11111&quot;;1;0)" office:value-type="float" office:value="0" calcext:value-type="float">
            <text:p>0</text:p>
          </table:table-cell>
          <table:table-cell table:formula="of:=IF([.D38]=&quot;1111&quot;;1;0)" office:value-type="float" office:value="0" calcext:value-type="float">
            <text:p>0</text:p>
          </table:table-cell>
          <table:table-cell table:formula="of:=IF([.D38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BIN([.A39])" office:value-type="string" office:string-value="100110" calcext:value-type="string">
            <text:p>100110</text:p>
          </table:table-cell>
          <table:table-cell office:value-type="string" calcext:value-type="string">
            <text:p>100110</text:p>
          </table:table-cell>
          <table:table-cell table:formula="of:=SUBSTITUTE([.C39];&quot;0&quot;;&quot;&quot;)" office:value-type="string" office:string-value="111" calcext:value-type="string">
            <text:p>111</text:p>
          </table:table-cell>
          <table:table-cell table:formula="of:=IF([.D39]=&quot;11111&quot;;1;0)" office:value-type="float" office:value="0" calcext:value-type="float">
            <text:p>0</text:p>
          </table:table-cell>
          <table:table-cell table:formula="of:=IF([.D39]=&quot;1111&quot;;1;0)" office:value-type="float" office:value="0" calcext:value-type="float">
            <text:p>0</text:p>
          </table:table-cell>
          <table:table-cell table:formula="of:=IF([.D39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BIN([.A40])" office:value-type="string" office:string-value="100111" calcext:value-type="string">
            <text:p>100111</text:p>
          </table:table-cell>
          <table:table-cell office:value-type="string" calcext:value-type="string">
            <text:p>100111</text:p>
          </table:table-cell>
          <table:table-cell table:formula="of:=SUBSTITUTE([.C40];&quot;0&quot;;&quot;&quot;)" office:value-type="string" office:string-value="1111" calcext:value-type="string">
            <text:p>1111</text:p>
          </table:table-cell>
          <table:table-cell table:formula="of:=IF([.D40]=&quot;11111&quot;;1;0)" office:value-type="float" office:value="0" calcext:value-type="float">
            <text:p>0</text:p>
          </table:table-cell>
          <table:table-cell table:formula="of:=IF([.D40]=&quot;1111&quot;;1;0)" office:value-type="float" office:value="1" calcext:value-type="float">
            <text:p>1</text:p>
          </table:table-cell>
          <table:table-cell table:formula="of:=IF([.D40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BIN([.A41])" office:value-type="string" office:string-value="101000" calcext:value-type="string">
            <text:p>101000</text:p>
          </table:table-cell>
          <table:table-cell office:value-type="string" calcext:value-type="string">
            <text:p>101000</text:p>
          </table:table-cell>
          <table:table-cell table:formula="of:=SUBSTITUTE([.C41];&quot;0&quot;;&quot;&quot;)" office:value-type="string" office:string-value="11" calcext:value-type="string">
            <text:p>11</text:p>
          </table:table-cell>
          <table:table-cell table:formula="of:=IF([.D41]=&quot;11111&quot;;1;0)" office:value-type="float" office:value="0" calcext:value-type="float">
            <text:p>0</text:p>
          </table:table-cell>
          <table:table-cell table:formula="of:=IF([.D41]=&quot;1111&quot;;1;0)" office:value-type="float" office:value="0" calcext:value-type="float">
            <text:p>0</text:p>
          </table:table-cell>
          <table:table-cell table:formula="of:=IF([.D41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BIN([.A42])" office:value-type="string" office:string-value="101001" calcext:value-type="string">
            <text:p>101001</text:p>
          </table:table-cell>
          <table:table-cell office:value-type="string" calcext:value-type="string">
            <text:p>101001</text:p>
          </table:table-cell>
          <table:table-cell table:formula="of:=SUBSTITUTE([.C42];&quot;0&quot;;&quot;&quot;)" office:value-type="string" office:string-value="111" calcext:value-type="string">
            <text:p>111</text:p>
          </table:table-cell>
          <table:table-cell table:formula="of:=IF([.D42]=&quot;11111&quot;;1;0)" office:value-type="float" office:value="0" calcext:value-type="float">
            <text:p>0</text:p>
          </table:table-cell>
          <table:table-cell table:formula="of:=IF([.D42]=&quot;1111&quot;;1;0)" office:value-type="float" office:value="0" calcext:value-type="float">
            <text:p>0</text:p>
          </table:table-cell>
          <table:table-cell table:formula="of:=IF([.D42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BIN([.A43])" office:value-type="string" office:string-value="101010" calcext:value-type="string">
            <text:p>101010</text:p>
          </table:table-cell>
          <table:table-cell office:value-type="string" calcext:value-type="string">
            <text:p>101010</text:p>
          </table:table-cell>
          <table:table-cell table:formula="of:=SUBSTITUTE([.C43];&quot;0&quot;;&quot;&quot;)" office:value-type="string" office:string-value="111" calcext:value-type="string">
            <text:p>111</text:p>
          </table:table-cell>
          <table:table-cell table:formula="of:=IF([.D43]=&quot;11111&quot;;1;0)" office:value-type="float" office:value="0" calcext:value-type="float">
            <text:p>0</text:p>
          </table:table-cell>
          <table:table-cell table:formula="of:=IF([.D43]=&quot;1111&quot;;1;0)" office:value-type="float" office:value="0" calcext:value-type="float">
            <text:p>0</text:p>
          </table:table-cell>
          <table:table-cell table:formula="of:=IF([.D43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BIN([.A44])" office:value-type="string" office:string-value="101011" calcext:value-type="string">
            <text:p>101011</text:p>
          </table:table-cell>
          <table:table-cell office:value-type="string" calcext:value-type="string">
            <text:p>101011</text:p>
          </table:table-cell>
          <table:table-cell table:formula="of:=SUBSTITUTE([.C44];&quot;0&quot;;&quot;&quot;)" office:value-type="string" office:string-value="1111" calcext:value-type="string">
            <text:p>1111</text:p>
          </table:table-cell>
          <table:table-cell table:formula="of:=IF([.D44]=&quot;11111&quot;;1;0)" office:value-type="float" office:value="0" calcext:value-type="float">
            <text:p>0</text:p>
          </table:table-cell>
          <table:table-cell table:formula="of:=IF([.D44]=&quot;1111&quot;;1;0)" office:value-type="float" office:value="1" calcext:value-type="float">
            <text:p>1</text:p>
          </table:table-cell>
          <table:table-cell table:formula="of:=IF([.D44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BIN([.A45])" office:value-type="string" office:string-value="101100" calcext:value-type="string">
            <text:p>101100</text:p>
          </table:table-cell>
          <table:table-cell office:value-type="string" calcext:value-type="string">
            <text:p>101100</text:p>
          </table:table-cell>
          <table:table-cell table:formula="of:=SUBSTITUTE([.C45];&quot;0&quot;;&quot;&quot;)" office:value-type="string" office:string-value="111" calcext:value-type="string">
            <text:p>111</text:p>
          </table:table-cell>
          <table:table-cell table:formula="of:=IF([.D45]=&quot;11111&quot;;1;0)" office:value-type="float" office:value="0" calcext:value-type="float">
            <text:p>0</text:p>
          </table:table-cell>
          <table:table-cell table:formula="of:=IF([.D45]=&quot;1111&quot;;1;0)" office:value-type="float" office:value="0" calcext:value-type="float">
            <text:p>0</text:p>
          </table:table-cell>
          <table:table-cell table:formula="of:=IF([.D45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BIN([.A46])" office:value-type="string" office:string-value="101101" calcext:value-type="string">
            <text:p>101101</text:p>
          </table:table-cell>
          <table:table-cell office:value-type="string" calcext:value-type="string">
            <text:p>101101</text:p>
          </table:table-cell>
          <table:table-cell table:formula="of:=SUBSTITUTE([.C46];&quot;0&quot;;&quot;&quot;)" office:value-type="string" office:string-value="1111" calcext:value-type="string">
            <text:p>1111</text:p>
          </table:table-cell>
          <table:table-cell table:formula="of:=IF([.D46]=&quot;11111&quot;;1;0)" office:value-type="float" office:value="0" calcext:value-type="float">
            <text:p>0</text:p>
          </table:table-cell>
          <table:table-cell table:formula="of:=IF([.D46]=&quot;1111&quot;;1;0)" office:value-type="float" office:value="1" calcext:value-type="float">
            <text:p>1</text:p>
          </table:table-cell>
          <table:table-cell table:formula="of:=IF([.D46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BIN([.A47])" office:value-type="string" office:string-value="101110" calcext:value-type="string">
            <text:p>101110</text:p>
          </table:table-cell>
          <table:table-cell office:value-type="string" calcext:value-type="string">
            <text:p>101110</text:p>
          </table:table-cell>
          <table:table-cell table:formula="of:=SUBSTITUTE([.C47];&quot;0&quot;;&quot;&quot;)" office:value-type="string" office:string-value="1111" calcext:value-type="string">
            <text:p>1111</text:p>
          </table:table-cell>
          <table:table-cell table:formula="of:=IF([.D47]=&quot;11111&quot;;1;0)" office:value-type="float" office:value="0" calcext:value-type="float">
            <text:p>0</text:p>
          </table:table-cell>
          <table:table-cell table:formula="of:=IF([.D47]=&quot;1111&quot;;1;0)" office:value-type="float" office:value="1" calcext:value-type="float">
            <text:p>1</text:p>
          </table:table-cell>
          <table:table-cell table:formula="of:=IF([.D47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BIN([.A48])" office:value-type="string" office:string-value="101111" calcext:value-type="string">
            <text:p>101111</text:p>
          </table:table-cell>
          <table:table-cell office:value-type="string" calcext:value-type="string">
            <text:p>101111</text:p>
          </table:table-cell>
          <table:table-cell table:formula="of:=SUBSTITUTE([.C48];&quot;0&quot;;&quot;&quot;)" office:value-type="string" office:string-value="11111" calcext:value-type="string">
            <text:p>11111</text:p>
          </table:table-cell>
          <table:table-cell table:formula="of:=IF([.D48]=&quot;11111&quot;;1;0)" office:value-type="float" office:value="1" calcext:value-type="float">
            <text:p>1</text:p>
          </table:table-cell>
          <table:table-cell table:formula="of:=IF([.D48]=&quot;1111&quot;;1;0)" office:value-type="float" office:value="0" calcext:value-type="float">
            <text:p>0</text:p>
          </table:table-cell>
          <table:table-cell table:formula="of:=IF([.D48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BIN([.A49])" office:value-type="string" office:string-value="110000" calcext:value-type="string">
            <text:p>110000</text:p>
          </table:table-cell>
          <table:table-cell office:value-type="string" calcext:value-type="string">
            <text:p>110000</text:p>
          </table:table-cell>
          <table:table-cell table:formula="of:=SUBSTITUTE([.C49];&quot;0&quot;;&quot;&quot;)" office:value-type="string" office:string-value="11" calcext:value-type="string">
            <text:p>11</text:p>
          </table:table-cell>
          <table:table-cell table:formula="of:=IF([.D49]=&quot;11111&quot;;1;0)" office:value-type="float" office:value="0" calcext:value-type="float">
            <text:p>0</text:p>
          </table:table-cell>
          <table:table-cell table:formula="of:=IF([.D49]=&quot;1111&quot;;1;0)" office:value-type="float" office:value="0" calcext:value-type="float">
            <text:p>0</text:p>
          </table:table-cell>
          <table:table-cell table:formula="of:=IF([.D49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BIN([.A50])" office:value-type="string" office:string-value="110001" calcext:value-type="string">
            <text:p>110001</text:p>
          </table:table-cell>
          <table:table-cell office:value-type="string" calcext:value-type="string">
            <text:p>110001</text:p>
          </table:table-cell>
          <table:table-cell table:formula="of:=SUBSTITUTE([.C50];&quot;0&quot;;&quot;&quot;)" office:value-type="string" office:string-value="111" calcext:value-type="string">
            <text:p>111</text:p>
          </table:table-cell>
          <table:table-cell table:formula="of:=IF([.D50]=&quot;11111&quot;;1;0)" office:value-type="float" office:value="0" calcext:value-type="float">
            <text:p>0</text:p>
          </table:table-cell>
          <table:table-cell table:formula="of:=IF([.D50]=&quot;1111&quot;;1;0)" office:value-type="float" office:value="0" calcext:value-type="float">
            <text:p>0</text:p>
          </table:table-cell>
          <table:table-cell table:formula="of:=IF([.D50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BIN([.A51])" office:value-type="string" office:string-value="110010" calcext:value-type="string">
            <text:p>110010</text:p>
          </table:table-cell>
          <table:table-cell office:value-type="string" calcext:value-type="string">
            <text:p>110010</text:p>
          </table:table-cell>
          <table:table-cell table:formula="of:=SUBSTITUTE([.C51];&quot;0&quot;;&quot;&quot;)" office:value-type="string" office:string-value="111" calcext:value-type="string">
            <text:p>111</text:p>
          </table:table-cell>
          <table:table-cell table:formula="of:=IF([.D51]=&quot;11111&quot;;1;0)" office:value-type="float" office:value="0" calcext:value-type="float">
            <text:p>0</text:p>
          </table:table-cell>
          <table:table-cell table:formula="of:=IF([.D51]=&quot;1111&quot;;1;0)" office:value-type="float" office:value="0" calcext:value-type="float">
            <text:p>0</text:p>
          </table:table-cell>
          <table:table-cell table:formula="of:=IF([.D51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BIN([.A52])" office:value-type="string" office:string-value="110011" calcext:value-type="string">
            <text:p>110011</text:p>
          </table:table-cell>
          <table:table-cell office:value-type="string" calcext:value-type="string">
            <text:p>110011</text:p>
          </table:table-cell>
          <table:table-cell table:formula="of:=SUBSTITUTE([.C52];&quot;0&quot;;&quot;&quot;)" office:value-type="string" office:string-value="1111" calcext:value-type="string">
            <text:p>1111</text:p>
          </table:table-cell>
          <table:table-cell table:formula="of:=IF([.D52]=&quot;11111&quot;;1;0)" office:value-type="float" office:value="0" calcext:value-type="float">
            <text:p>0</text:p>
          </table:table-cell>
          <table:table-cell table:formula="of:=IF([.D52]=&quot;1111&quot;;1;0)" office:value-type="float" office:value="1" calcext:value-type="float">
            <text:p>1</text:p>
          </table:table-cell>
          <table:table-cell table:formula="of:=IF([.D52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BIN([.A53])" office:value-type="string" office:string-value="110100" calcext:value-type="string">
            <text:p>110100</text:p>
          </table:table-cell>
          <table:table-cell office:value-type="string" calcext:value-type="string">
            <text:p>110100</text:p>
          </table:table-cell>
          <table:table-cell table:formula="of:=SUBSTITUTE([.C53];&quot;0&quot;;&quot;&quot;)" office:value-type="string" office:string-value="111" calcext:value-type="string">
            <text:p>111</text:p>
          </table:table-cell>
          <table:table-cell table:formula="of:=IF([.D53]=&quot;11111&quot;;1;0)" office:value-type="float" office:value="0" calcext:value-type="float">
            <text:p>0</text:p>
          </table:table-cell>
          <table:table-cell table:formula="of:=IF([.D53]=&quot;1111&quot;;1;0)" office:value-type="float" office:value="0" calcext:value-type="float">
            <text:p>0</text:p>
          </table:table-cell>
          <table:table-cell table:formula="of:=IF([.D53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BIN([.A54])" office:value-type="string" office:string-value="110101" calcext:value-type="string">
            <text:p>110101</text:p>
          </table:table-cell>
          <table:table-cell office:value-type="string" calcext:value-type="string">
            <text:p>110101</text:p>
          </table:table-cell>
          <table:table-cell table:formula="of:=SUBSTITUTE([.C54];&quot;0&quot;;&quot;&quot;)" office:value-type="string" office:string-value="1111" calcext:value-type="string">
            <text:p>1111</text:p>
          </table:table-cell>
          <table:table-cell table:formula="of:=IF([.D54]=&quot;11111&quot;;1;0)" office:value-type="float" office:value="0" calcext:value-type="float">
            <text:p>0</text:p>
          </table:table-cell>
          <table:table-cell table:formula="of:=IF([.D54]=&quot;1111&quot;;1;0)" office:value-type="float" office:value="1" calcext:value-type="float">
            <text:p>1</text:p>
          </table:table-cell>
          <table:table-cell table:formula="of:=IF([.D54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BIN([.A55])" office:value-type="string" office:string-value="110110" calcext:value-type="string">
            <text:p>110110</text:p>
          </table:table-cell>
          <table:table-cell office:value-type="string" calcext:value-type="string">
            <text:p>110110</text:p>
          </table:table-cell>
          <table:table-cell table:formula="of:=SUBSTITUTE([.C55];&quot;0&quot;;&quot;&quot;)" office:value-type="string" office:string-value="1111" calcext:value-type="string">
            <text:p>1111</text:p>
          </table:table-cell>
          <table:table-cell table:formula="of:=IF([.D55]=&quot;11111&quot;;1;0)" office:value-type="float" office:value="0" calcext:value-type="float">
            <text:p>0</text:p>
          </table:table-cell>
          <table:table-cell table:formula="of:=IF([.D55]=&quot;1111&quot;;1;0)" office:value-type="float" office:value="1" calcext:value-type="float">
            <text:p>1</text:p>
          </table:table-cell>
          <table:table-cell table:formula="of:=IF([.D55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BIN([.A56])" office:value-type="string" office:string-value="110111" calcext:value-type="string">
            <text:p>110111</text:p>
          </table:table-cell>
          <table:table-cell office:value-type="string" calcext:value-type="string">
            <text:p>110111</text:p>
          </table:table-cell>
          <table:table-cell table:formula="of:=SUBSTITUTE([.C56];&quot;0&quot;;&quot;&quot;)" office:value-type="string" office:string-value="11111" calcext:value-type="string">
            <text:p>11111</text:p>
          </table:table-cell>
          <table:table-cell table:formula="of:=IF([.D56]=&quot;11111&quot;;1;0)" office:value-type="float" office:value="1" calcext:value-type="float">
            <text:p>1</text:p>
          </table:table-cell>
          <table:table-cell table:formula="of:=IF([.D56]=&quot;1111&quot;;1;0)" office:value-type="float" office:value="0" calcext:value-type="float">
            <text:p>0</text:p>
          </table:table-cell>
          <table:table-cell table:formula="of:=IF([.D56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BIN([.A57])" office:value-type="string" office:string-value="111000" calcext:value-type="string">
            <text:p>111000</text:p>
          </table:table-cell>
          <table:table-cell office:value-type="string" calcext:value-type="string">
            <text:p>111000</text:p>
          </table:table-cell>
          <table:table-cell table:formula="of:=SUBSTITUTE([.C57];&quot;0&quot;;&quot;&quot;)" office:value-type="string" office:string-value="111" calcext:value-type="string">
            <text:p>111</text:p>
          </table:table-cell>
          <table:table-cell table:formula="of:=IF([.D57]=&quot;11111&quot;;1;0)" office:value-type="float" office:value="0" calcext:value-type="float">
            <text:p>0</text:p>
          </table:table-cell>
          <table:table-cell table:formula="of:=IF([.D57]=&quot;1111&quot;;1;0)" office:value-type="float" office:value="0" calcext:value-type="float">
            <text:p>0</text:p>
          </table:table-cell>
          <table:table-cell table:formula="of:=IF([.D57]=&quot;111&quot;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BIN([.A58])" office:value-type="string" office:string-value="111001" calcext:value-type="string">
            <text:p>111001</text:p>
          </table:table-cell>
          <table:table-cell office:value-type="string" calcext:value-type="string">
            <text:p>111001</text:p>
          </table:table-cell>
          <table:table-cell table:formula="of:=SUBSTITUTE([.C58];&quot;0&quot;;&quot;&quot;)" office:value-type="string" office:string-value="1111" calcext:value-type="string">
            <text:p>1111</text:p>
          </table:table-cell>
          <table:table-cell table:formula="of:=IF([.D58]=&quot;11111&quot;;1;0)" office:value-type="float" office:value="0" calcext:value-type="float">
            <text:p>0</text:p>
          </table:table-cell>
          <table:table-cell table:formula="of:=IF([.D58]=&quot;1111&quot;;1;0)" office:value-type="float" office:value="1" calcext:value-type="float">
            <text:p>1</text:p>
          </table:table-cell>
          <table:table-cell table:formula="of:=IF([.D58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BIN([.A59])" office:value-type="string" office:string-value="111010" calcext:value-type="string">
            <text:p>111010</text:p>
          </table:table-cell>
          <table:table-cell office:value-type="string" calcext:value-type="string">
            <text:p>111010</text:p>
          </table:table-cell>
          <table:table-cell table:formula="of:=SUBSTITUTE([.C59];&quot;0&quot;;&quot;&quot;)" office:value-type="string" office:string-value="1111" calcext:value-type="string">
            <text:p>1111</text:p>
          </table:table-cell>
          <table:table-cell table:formula="of:=IF([.D59]=&quot;11111&quot;;1;0)" office:value-type="float" office:value="0" calcext:value-type="float">
            <text:p>0</text:p>
          </table:table-cell>
          <table:table-cell table:formula="of:=IF([.D59]=&quot;1111&quot;;1;0)" office:value-type="float" office:value="1" calcext:value-type="float">
            <text:p>1</text:p>
          </table:table-cell>
          <table:table-cell table:formula="of:=IF([.D59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BIN([.A60])" office:value-type="string" office:string-value="111011" calcext:value-type="string">
            <text:p>111011</text:p>
          </table:table-cell>
          <table:table-cell office:value-type="string" calcext:value-type="string">
            <text:p>111011</text:p>
          </table:table-cell>
          <table:table-cell table:formula="of:=SUBSTITUTE([.C60];&quot;0&quot;;&quot;&quot;)" office:value-type="string" office:string-value="11111" calcext:value-type="string">
            <text:p>11111</text:p>
          </table:table-cell>
          <table:table-cell table:formula="of:=IF([.D60]=&quot;11111&quot;;1;0)" office:value-type="float" office:value="1" calcext:value-type="float">
            <text:p>1</text:p>
          </table:table-cell>
          <table:table-cell table:formula="of:=IF([.D60]=&quot;1111&quot;;1;0)" office:value-type="float" office:value="0" calcext:value-type="float">
            <text:p>0</text:p>
          </table:table-cell>
          <table:table-cell table:formula="of:=IF([.D60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BIN([.A61])" office:value-type="string" office:string-value="111100" calcext:value-type="string">
            <text:p>111100</text:p>
          </table:table-cell>
          <table:table-cell office:value-type="string" calcext:value-type="string">
            <text:p>111100</text:p>
          </table:table-cell>
          <table:table-cell table:formula="of:=SUBSTITUTE([.C61];&quot;0&quot;;&quot;&quot;)" office:value-type="string" office:string-value="1111" calcext:value-type="string">
            <text:p>1111</text:p>
          </table:table-cell>
          <table:table-cell table:formula="of:=IF([.D61]=&quot;11111&quot;;1;0)" office:value-type="float" office:value="0" calcext:value-type="float">
            <text:p>0</text:p>
          </table:table-cell>
          <table:table-cell table:formula="of:=IF([.D61]=&quot;1111&quot;;1;0)" office:value-type="float" office:value="1" calcext:value-type="float">
            <text:p>1</text:p>
          </table:table-cell>
          <table:table-cell table:formula="of:=IF([.D61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BIN([.A62])" office:value-type="string" office:string-value="111101" calcext:value-type="string">
            <text:p>111101</text:p>
          </table:table-cell>
          <table:table-cell office:value-type="string" calcext:value-type="string">
            <text:p>111101</text:p>
          </table:table-cell>
          <table:table-cell table:formula="of:=SUBSTITUTE([.C62];&quot;0&quot;;&quot;&quot;)" office:value-type="string" office:string-value="11111" calcext:value-type="string">
            <text:p>11111</text:p>
          </table:table-cell>
          <table:table-cell table:formula="of:=IF([.D62]=&quot;11111&quot;;1;0)" office:value-type="float" office:value="1" calcext:value-type="float">
            <text:p>1</text:p>
          </table:table-cell>
          <table:table-cell table:formula="of:=IF([.D62]=&quot;1111&quot;;1;0)" office:value-type="float" office:value="0" calcext:value-type="float">
            <text:p>0</text:p>
          </table:table-cell>
          <table:table-cell table:formula="of:=IF([.D62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BIN([.A63])" office:value-type="string" office:string-value="111110" calcext:value-type="string">
            <text:p>111110</text:p>
          </table:table-cell>
          <table:table-cell office:value-type="string" calcext:value-type="string">
            <text:p>111110</text:p>
          </table:table-cell>
          <table:table-cell table:formula="of:=SUBSTITUTE([.C63];&quot;0&quot;;&quot;&quot;)" office:value-type="string" office:string-value="11111" calcext:value-type="string">
            <text:p>11111</text:p>
          </table:table-cell>
          <table:table-cell table:formula="of:=IF([.D63]=&quot;11111&quot;;1;0)" office:value-type="float" office:value="1" calcext:value-type="float">
            <text:p>1</text:p>
          </table:table-cell>
          <table:table-cell table:formula="of:=IF([.D63]=&quot;1111&quot;;1;0)" office:value-type="float" office:value="0" calcext:value-type="float">
            <text:p>0</text:p>
          </table:table-cell>
          <table:table-cell table:formula="of:=IF([.D63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BIN([.A64])" office:value-type="string" office:string-value="111111" calcext:value-type="string">
            <text:p>111111</text:p>
          </table:table-cell>
          <table:table-cell office:value-type="string" calcext:value-type="string">
            <text:p>111111</text:p>
          </table:table-cell>
          <table:table-cell table:formula="of:=SUBSTITUTE([.C64];&quot;0&quot;;&quot;&quot;)" office:value-type="string" office:string-value="111111" calcext:value-type="string">
            <text:p>111111</text:p>
          </table:table-cell>
          <table:table-cell table:formula="of:=IF([.D64]=&quot;11111&quot;;1;0)" office:value-type="float" office:value="0" calcext:value-type="float">
            <text:p>0</text:p>
          </table:table-cell>
          <table:table-cell table:formula="of:=IF([.D64]=&quot;1111&quot;;1;0)" office:value-type="float" office:value="0" calcext:value-type="float">
            <text:p>0</text:p>
          </table:table-cell>
          <table:table-cell table:formula="of:=IF([.D64]=&quot;111&quot;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BIN([.A65])" office:value-type="string" office:string-value="1000000" calcext:value-type="string">
            <text:p>1000000</text:p>
          </table:table-cell>
          <table:table-cell office:value-type="string" calcext:value-type="string">
            <text:p>1000000</text:p>
          </table:table-cell>
          <table:table-cell table:formula="of:=SUBSTITUTE([.C65];&quot;0&quot;;&quot;&quot;)" office:value-type="string" office:string-value="1" calcext:value-type="string">
            <text:p>1</text:p>
          </table:table-cell>
          <table:table-cell table:formula="of:=IF([.D65]=&quot;11111&quot;;1;0)" office:value-type="float" office:value="0" calcext:value-type="float">
            <text:p>0</text:p>
          </table:table-cell>
          <table:table-cell table:formula="of:=IF([.D6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BIN([.A66])" office:value-type="string" office:string-value="1000001" calcext:value-type="string">
            <text:p>1000001</text:p>
          </table:table-cell>
          <table:table-cell office:value-type="string" calcext:value-type="string">
            <text:p>1000001</text:p>
          </table:table-cell>
          <table:table-cell table:formula="of:=SUBSTITUTE([.C66];&quot;0&quot;;&quot;&quot;)" office:value-type="string" office:string-value="11" calcext:value-type="string">
            <text:p>11</text:p>
          </table:table-cell>
          <table:table-cell table:formula="of:=IF([.D66]=&quot;11111&quot;;1;0)" office:value-type="float" office:value="0" calcext:value-type="float">
            <text:p>0</text:p>
          </table:table-cell>
          <table:table-cell table:formula="of:=IF([.D6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BIN([.A67])" office:value-type="string" office:string-value="1000010" calcext:value-type="string">
            <text:p>1000010</text:p>
          </table:table-cell>
          <table:table-cell office:value-type="string" calcext:value-type="string">
            <text:p>1000010</text:p>
          </table:table-cell>
          <table:table-cell table:formula="of:=SUBSTITUTE([.C67];&quot;0&quot;;&quot;&quot;)" office:value-type="string" office:string-value="11" calcext:value-type="string">
            <text:p>11</text:p>
          </table:table-cell>
          <table:table-cell table:formula="of:=IF([.D67]=&quot;11111&quot;;1;0)" office:value-type="float" office:value="0" calcext:value-type="float">
            <text:p>0</text:p>
          </table:table-cell>
          <table:table-cell table:formula="of:=IF([.D6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BIN([.A68])" office:value-type="string" office:string-value="1000011" calcext:value-type="string">
            <text:p>1000011</text:p>
          </table:table-cell>
          <table:table-cell office:value-type="string" calcext:value-type="string">
            <text:p>1000011</text:p>
          </table:table-cell>
          <table:table-cell table:formula="of:=SUBSTITUTE([.C68];&quot;0&quot;;&quot;&quot;)" office:value-type="string" office:string-value="111" calcext:value-type="string">
            <text:p>111</text:p>
          </table:table-cell>
          <table:table-cell table:formula="of:=IF([.D68]=&quot;11111&quot;;1;0)" office:value-type="float" office:value="0" calcext:value-type="float">
            <text:p>0</text:p>
          </table:table-cell>
          <table:table-cell table:formula="of:=IF([.D6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BIN([.A69])" office:value-type="string" office:string-value="1000100" calcext:value-type="string">
            <text:p>1000100</text:p>
          </table:table-cell>
          <table:table-cell office:value-type="string" calcext:value-type="string">
            <text:p>1000100</text:p>
          </table:table-cell>
          <table:table-cell table:formula="of:=SUBSTITUTE([.C69];&quot;0&quot;;&quot;&quot;)" office:value-type="string" office:string-value="11" calcext:value-type="string">
            <text:p>11</text:p>
          </table:table-cell>
          <table:table-cell table:formula="of:=IF([.D69]=&quot;11111&quot;;1;0)" office:value-type="float" office:value="0" calcext:value-type="float">
            <text:p>0</text:p>
          </table:table-cell>
          <table:table-cell table:formula="of:=IF([.D6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BIN([.A70])" office:value-type="string" office:string-value="1000101" calcext:value-type="string">
            <text:p>1000101</text:p>
          </table:table-cell>
          <table:table-cell office:value-type="string" calcext:value-type="string">
            <text:p>1000101</text:p>
          </table:table-cell>
          <table:table-cell table:formula="of:=SUBSTITUTE([.C70];&quot;0&quot;;&quot;&quot;)" office:value-type="string" office:string-value="111" calcext:value-type="string">
            <text:p>111</text:p>
          </table:table-cell>
          <table:table-cell table:formula="of:=IF([.D70]=&quot;11111&quot;;1;0)" office:value-type="float" office:value="0" calcext:value-type="float">
            <text:p>0</text:p>
          </table:table-cell>
          <table:table-cell table:formula="of:=IF([.D7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BIN([.A71])" office:value-type="string" office:string-value="1000110" calcext:value-type="string">
            <text:p>1000110</text:p>
          </table:table-cell>
          <table:table-cell office:value-type="string" calcext:value-type="string">
            <text:p>1000110</text:p>
          </table:table-cell>
          <table:table-cell table:formula="of:=SUBSTITUTE([.C71];&quot;0&quot;;&quot;&quot;)" office:value-type="string" office:string-value="111" calcext:value-type="string">
            <text:p>111</text:p>
          </table:table-cell>
          <table:table-cell table:formula="of:=IF([.D71]=&quot;11111&quot;;1;0)" office:value-type="float" office:value="0" calcext:value-type="float">
            <text:p>0</text:p>
          </table:table-cell>
          <table:table-cell table:formula="of:=IF([.D7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BIN([.A72])" office:value-type="string" office:string-value="1000111" calcext:value-type="string">
            <text:p>1000111</text:p>
          </table:table-cell>
          <table:table-cell office:value-type="string" calcext:value-type="string">
            <text:p>1000111</text:p>
          </table:table-cell>
          <table:table-cell table:formula="of:=SUBSTITUTE([.C72];&quot;0&quot;;&quot;&quot;)" office:value-type="string" office:string-value="1111" calcext:value-type="string">
            <text:p>1111</text:p>
          </table:table-cell>
          <table:table-cell table:formula="of:=IF([.D72]=&quot;11111&quot;;1;0)" office:value-type="float" office:value="0" calcext:value-type="float">
            <text:p>0</text:p>
          </table:table-cell>
          <table:table-cell table:formula="of:=IF([.D72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BIN([.A73])" office:value-type="string" office:string-value="1001000" calcext:value-type="string">
            <text:p>1001000</text:p>
          </table:table-cell>
          <table:table-cell office:value-type="string" calcext:value-type="string">
            <text:p>1001000</text:p>
          </table:table-cell>
          <table:table-cell table:formula="of:=SUBSTITUTE([.C73];&quot;0&quot;;&quot;&quot;)" office:value-type="string" office:string-value="11" calcext:value-type="string">
            <text:p>11</text:p>
          </table:table-cell>
          <table:table-cell table:formula="of:=IF([.D73]=&quot;11111&quot;;1;0)" office:value-type="float" office:value="0" calcext:value-type="float">
            <text:p>0</text:p>
          </table:table-cell>
          <table:table-cell table:formula="of:=IF([.D7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BIN([.A74])" office:value-type="string" office:string-value="1001001" calcext:value-type="string">
            <text:p>1001001</text:p>
          </table:table-cell>
          <table:table-cell office:value-type="string" calcext:value-type="string">
            <text:p>1001001</text:p>
          </table:table-cell>
          <table:table-cell table:formula="of:=SUBSTITUTE([.C74];&quot;0&quot;;&quot;&quot;)" office:value-type="string" office:string-value="111" calcext:value-type="string">
            <text:p>111</text:p>
          </table:table-cell>
          <table:table-cell table:formula="of:=IF([.D74]=&quot;11111&quot;;1;0)" office:value-type="float" office:value="0" calcext:value-type="float">
            <text:p>0</text:p>
          </table:table-cell>
          <table:table-cell table:formula="of:=IF([.D7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BIN([.A75])" office:value-type="string" office:string-value="1001010" calcext:value-type="string">
            <text:p>1001010</text:p>
          </table:table-cell>
          <table:table-cell office:value-type="string" calcext:value-type="string">
            <text:p>1001010</text:p>
          </table:table-cell>
          <table:table-cell table:formula="of:=SUBSTITUTE([.C75];&quot;0&quot;;&quot;&quot;)" office:value-type="string" office:string-value="111" calcext:value-type="string">
            <text:p>111</text:p>
          </table:table-cell>
          <table:table-cell table:formula="of:=IF([.D75]=&quot;11111&quot;;1;0)" office:value-type="float" office:value="0" calcext:value-type="float">
            <text:p>0</text:p>
          </table:table-cell>
          <table:table-cell table:formula="of:=IF([.D7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BIN([.A76])" office:value-type="string" office:string-value="1001011" calcext:value-type="string">
            <text:p>1001011</text:p>
          </table:table-cell>
          <table:table-cell office:value-type="string" calcext:value-type="string">
            <text:p>1001011</text:p>
          </table:table-cell>
          <table:table-cell table:formula="of:=SUBSTITUTE([.C76];&quot;0&quot;;&quot;&quot;)" office:value-type="string" office:string-value="1111" calcext:value-type="string">
            <text:p>1111</text:p>
          </table:table-cell>
          <table:table-cell table:formula="of:=IF([.D76]=&quot;11111&quot;;1;0)" office:value-type="float" office:value="0" calcext:value-type="float">
            <text:p>0</text:p>
          </table:table-cell>
          <table:table-cell table:formula="of:=IF([.D76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BIN([.A77])" office:value-type="string" office:string-value="1001100" calcext:value-type="string">
            <text:p>1001100</text:p>
          </table:table-cell>
          <table:table-cell office:value-type="string" calcext:value-type="string">
            <text:p>1001100</text:p>
          </table:table-cell>
          <table:table-cell table:formula="of:=SUBSTITUTE([.C77];&quot;0&quot;;&quot;&quot;)" office:value-type="string" office:string-value="111" calcext:value-type="string">
            <text:p>111</text:p>
          </table:table-cell>
          <table:table-cell table:formula="of:=IF([.D77]=&quot;11111&quot;;1;0)" office:value-type="float" office:value="0" calcext:value-type="float">
            <text:p>0</text:p>
          </table:table-cell>
          <table:table-cell table:formula="of:=IF([.D7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BIN([.A78])" office:value-type="string" office:string-value="1001101" calcext:value-type="string">
            <text:p>1001101</text:p>
          </table:table-cell>
          <table:table-cell office:value-type="string" calcext:value-type="string">
            <text:p>1001101</text:p>
          </table:table-cell>
          <table:table-cell table:formula="of:=SUBSTITUTE([.C78];&quot;0&quot;;&quot;&quot;)" office:value-type="string" office:string-value="1111" calcext:value-type="string">
            <text:p>1111</text:p>
          </table:table-cell>
          <table:table-cell table:formula="of:=IF([.D78]=&quot;11111&quot;;1;0)" office:value-type="float" office:value="0" calcext:value-type="float">
            <text:p>0</text:p>
          </table:table-cell>
          <table:table-cell table:formula="of:=IF([.D78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BIN([.A79])" office:value-type="string" office:string-value="1001110" calcext:value-type="string">
            <text:p>1001110</text:p>
          </table:table-cell>
          <table:table-cell office:value-type="string" calcext:value-type="string">
            <text:p>1001110</text:p>
          </table:table-cell>
          <table:table-cell table:formula="of:=SUBSTITUTE([.C79];&quot;0&quot;;&quot;&quot;)" office:value-type="string" office:string-value="1111" calcext:value-type="string">
            <text:p>1111</text:p>
          </table:table-cell>
          <table:table-cell table:formula="of:=IF([.D79]=&quot;11111&quot;;1;0)" office:value-type="float" office:value="0" calcext:value-type="float">
            <text:p>0</text:p>
          </table:table-cell>
          <table:table-cell table:formula="of:=IF([.D79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BIN([.A80])" office:value-type="string" office:string-value="1001111" calcext:value-type="string">
            <text:p>1001111</text:p>
          </table:table-cell>
          <table:table-cell office:value-type="string" calcext:value-type="string">
            <text:p>1001111</text:p>
          </table:table-cell>
          <table:table-cell table:formula="of:=SUBSTITUTE([.C80];&quot;0&quot;;&quot;&quot;)" office:value-type="string" office:string-value="11111" calcext:value-type="string">
            <text:p>11111</text:p>
          </table:table-cell>
          <table:table-cell table:formula="of:=IF([.D80]=&quot;11111&quot;;1;0)" office:value-type="float" office:value="1" calcext:value-type="float">
            <text:p>1</text:p>
          </table:table-cell>
          <table:table-cell table:formula="of:=IF([.D8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BIN([.A81])" office:value-type="string" office:string-value="1010000" calcext:value-type="string">
            <text:p>1010000</text:p>
          </table:table-cell>
          <table:table-cell office:value-type="string" calcext:value-type="string">
            <text:p>1010000</text:p>
          </table:table-cell>
          <table:table-cell table:formula="of:=SUBSTITUTE([.C81];&quot;0&quot;;&quot;&quot;)" office:value-type="string" office:string-value="11" calcext:value-type="string">
            <text:p>11</text:p>
          </table:table-cell>
          <table:table-cell table:formula="of:=IF([.D81]=&quot;11111&quot;;1;0)" office:value-type="float" office:value="0" calcext:value-type="float">
            <text:p>0</text:p>
          </table:table-cell>
          <table:table-cell table:formula="of:=IF([.D8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BIN([.A82])" office:value-type="string" office:string-value="1010001" calcext:value-type="string">
            <text:p>1010001</text:p>
          </table:table-cell>
          <table:table-cell office:value-type="string" calcext:value-type="string">
            <text:p>1010001</text:p>
          </table:table-cell>
          <table:table-cell table:formula="of:=SUBSTITUTE([.C82];&quot;0&quot;;&quot;&quot;)" office:value-type="string" office:string-value="111" calcext:value-type="string">
            <text:p>111</text:p>
          </table:table-cell>
          <table:table-cell table:formula="of:=IF([.D82]=&quot;11111&quot;;1;0)" office:value-type="float" office:value="0" calcext:value-type="float">
            <text:p>0</text:p>
          </table:table-cell>
          <table:table-cell table:formula="of:=IF([.D8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BIN([.A83])" office:value-type="string" office:string-value="1010010" calcext:value-type="string">
            <text:p>1010010</text:p>
          </table:table-cell>
          <table:table-cell office:value-type="string" calcext:value-type="string">
            <text:p>1010010</text:p>
          </table:table-cell>
          <table:table-cell table:formula="of:=SUBSTITUTE([.C83];&quot;0&quot;;&quot;&quot;)" office:value-type="string" office:string-value="111" calcext:value-type="string">
            <text:p>111</text:p>
          </table:table-cell>
          <table:table-cell table:formula="of:=IF([.D83]=&quot;11111&quot;;1;0)" office:value-type="float" office:value="0" calcext:value-type="float">
            <text:p>0</text:p>
          </table:table-cell>
          <table:table-cell table:formula="of:=IF([.D8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BIN([.A84])" office:value-type="string" office:string-value="1010011" calcext:value-type="string">
            <text:p>1010011</text:p>
          </table:table-cell>
          <table:table-cell office:value-type="string" calcext:value-type="string">
            <text:p>1010011</text:p>
          </table:table-cell>
          <table:table-cell table:formula="of:=SUBSTITUTE([.C84];&quot;0&quot;;&quot;&quot;)" office:value-type="string" office:string-value="1111" calcext:value-type="string">
            <text:p>1111</text:p>
          </table:table-cell>
          <table:table-cell table:formula="of:=IF([.D84]=&quot;11111&quot;;1;0)" office:value-type="float" office:value="0" calcext:value-type="float">
            <text:p>0</text:p>
          </table:table-cell>
          <table:table-cell table:formula="of:=IF([.D84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BIN([.A85])" office:value-type="string" office:string-value="1010100" calcext:value-type="string">
            <text:p>1010100</text:p>
          </table:table-cell>
          <table:table-cell office:value-type="string" calcext:value-type="string">
            <text:p>1010100</text:p>
          </table:table-cell>
          <table:table-cell table:formula="of:=SUBSTITUTE([.C85];&quot;0&quot;;&quot;&quot;)" office:value-type="string" office:string-value="111" calcext:value-type="string">
            <text:p>111</text:p>
          </table:table-cell>
          <table:table-cell table:formula="of:=IF([.D85]=&quot;11111&quot;;1;0)" office:value-type="float" office:value="0" calcext:value-type="float">
            <text:p>0</text:p>
          </table:table-cell>
          <table:table-cell table:formula="of:=IF([.D8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BIN([.A86])" office:value-type="string" office:string-value="1010101" calcext:value-type="string">
            <text:p>1010101</text:p>
          </table:table-cell>
          <table:table-cell office:value-type="string" calcext:value-type="string">
            <text:p>1010101</text:p>
          </table:table-cell>
          <table:table-cell table:formula="of:=SUBSTITUTE([.C86];&quot;0&quot;;&quot;&quot;)" office:value-type="string" office:string-value="1111" calcext:value-type="string">
            <text:p>1111</text:p>
          </table:table-cell>
          <table:table-cell table:formula="of:=IF([.D86]=&quot;11111&quot;;1;0)" office:value-type="float" office:value="0" calcext:value-type="float">
            <text:p>0</text:p>
          </table:table-cell>
          <table:table-cell table:formula="of:=IF([.D86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BIN([.A87])" office:value-type="string" office:string-value="1010110" calcext:value-type="string">
            <text:p>1010110</text:p>
          </table:table-cell>
          <table:table-cell office:value-type="string" calcext:value-type="string">
            <text:p>1010110</text:p>
          </table:table-cell>
          <table:table-cell table:formula="of:=SUBSTITUTE([.C87];&quot;0&quot;;&quot;&quot;)" office:value-type="string" office:string-value="1111" calcext:value-type="string">
            <text:p>1111</text:p>
          </table:table-cell>
          <table:table-cell table:formula="of:=IF([.D87]=&quot;11111&quot;;1;0)" office:value-type="float" office:value="0" calcext:value-type="float">
            <text:p>0</text:p>
          </table:table-cell>
          <table:table-cell table:formula="of:=IF([.D87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BIN([.A88])" office:value-type="string" office:string-value="1010111" calcext:value-type="string">
            <text:p>1010111</text:p>
          </table:table-cell>
          <table:table-cell office:value-type="string" calcext:value-type="string">
            <text:p>1010111</text:p>
          </table:table-cell>
          <table:table-cell table:formula="of:=SUBSTITUTE([.C88];&quot;0&quot;;&quot;&quot;)" office:value-type="string" office:string-value="11111" calcext:value-type="string">
            <text:p>11111</text:p>
          </table:table-cell>
          <table:table-cell table:formula="of:=IF([.D88]=&quot;11111&quot;;1;0)" office:value-type="float" office:value="1" calcext:value-type="float">
            <text:p>1</text:p>
          </table:table-cell>
          <table:table-cell table:formula="of:=IF([.D8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BIN([.A89])" office:value-type="string" office:string-value="1011000" calcext:value-type="string">
            <text:p>1011000</text:p>
          </table:table-cell>
          <table:table-cell office:value-type="string" calcext:value-type="string">
            <text:p>1011000</text:p>
          </table:table-cell>
          <table:table-cell table:formula="of:=SUBSTITUTE([.C89];&quot;0&quot;;&quot;&quot;)" office:value-type="string" office:string-value="111" calcext:value-type="string">
            <text:p>111</text:p>
          </table:table-cell>
          <table:table-cell table:formula="of:=IF([.D89]=&quot;11111&quot;;1;0)" office:value-type="float" office:value="0" calcext:value-type="float">
            <text:p>0</text:p>
          </table:table-cell>
          <table:table-cell table:formula="of:=IF([.D8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BIN([.A90])" office:value-type="string" office:string-value="1011001" calcext:value-type="string">
            <text:p>1011001</text:p>
          </table:table-cell>
          <table:table-cell office:value-type="string" calcext:value-type="string">
            <text:p>1011001</text:p>
          </table:table-cell>
          <table:table-cell table:formula="of:=SUBSTITUTE([.C90];&quot;0&quot;;&quot;&quot;)" office:value-type="string" office:string-value="1111" calcext:value-type="string">
            <text:p>1111</text:p>
          </table:table-cell>
          <table:table-cell table:formula="of:=IF([.D90]=&quot;11111&quot;;1;0)" office:value-type="float" office:value="0" calcext:value-type="float">
            <text:p>0</text:p>
          </table:table-cell>
          <table:table-cell table:formula="of:=IF([.D90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BIN([.A91])" office:value-type="string" office:string-value="1011010" calcext:value-type="string">
            <text:p>1011010</text:p>
          </table:table-cell>
          <table:table-cell office:value-type="string" calcext:value-type="string">
            <text:p>1011010</text:p>
          </table:table-cell>
          <table:table-cell table:formula="of:=SUBSTITUTE([.C91];&quot;0&quot;;&quot;&quot;)" office:value-type="string" office:string-value="1111" calcext:value-type="string">
            <text:p>1111</text:p>
          </table:table-cell>
          <table:table-cell table:formula="of:=IF([.D91]=&quot;11111&quot;;1;0)" office:value-type="float" office:value="0" calcext:value-type="float">
            <text:p>0</text:p>
          </table:table-cell>
          <table:table-cell table:formula="of:=IF([.D91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BIN([.A92])" office:value-type="string" office:string-value="1011011" calcext:value-type="string">
            <text:p>1011011</text:p>
          </table:table-cell>
          <table:table-cell office:value-type="string" calcext:value-type="string">
            <text:p>1011011</text:p>
          </table:table-cell>
          <table:table-cell table:formula="of:=SUBSTITUTE([.C92];&quot;0&quot;;&quot;&quot;)" office:value-type="string" office:string-value="11111" calcext:value-type="string">
            <text:p>11111</text:p>
          </table:table-cell>
          <table:table-cell table:formula="of:=IF([.D92]=&quot;11111&quot;;1;0)" office:value-type="float" office:value="1" calcext:value-type="float">
            <text:p>1</text:p>
          </table:table-cell>
          <table:table-cell table:formula="of:=IF([.D9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BIN([.A93])" office:value-type="string" office:string-value="1011100" calcext:value-type="string">
            <text:p>1011100</text:p>
          </table:table-cell>
          <table:table-cell office:value-type="string" calcext:value-type="string">
            <text:p>1011100</text:p>
          </table:table-cell>
          <table:table-cell table:formula="of:=SUBSTITUTE([.C93];&quot;0&quot;;&quot;&quot;)" office:value-type="string" office:string-value="1111" calcext:value-type="string">
            <text:p>1111</text:p>
          </table:table-cell>
          <table:table-cell table:formula="of:=IF([.D93]=&quot;11111&quot;;1;0)" office:value-type="float" office:value="0" calcext:value-type="float">
            <text:p>0</text:p>
          </table:table-cell>
          <table:table-cell table:formula="of:=IF([.D93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BIN([.A94])" office:value-type="string" office:string-value="1011101" calcext:value-type="string">
            <text:p>1011101</text:p>
          </table:table-cell>
          <table:table-cell office:value-type="string" calcext:value-type="string">
            <text:p>1011101</text:p>
          </table:table-cell>
          <table:table-cell table:formula="of:=SUBSTITUTE([.C94];&quot;0&quot;;&quot;&quot;)" office:value-type="string" office:string-value="11111" calcext:value-type="string">
            <text:p>11111</text:p>
          </table:table-cell>
          <table:table-cell table:formula="of:=IF([.D94]=&quot;11111&quot;;1;0)" office:value-type="float" office:value="1" calcext:value-type="float">
            <text:p>1</text:p>
          </table:table-cell>
          <table:table-cell table:formula="of:=IF([.D9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BIN([.A95])" office:value-type="string" office:string-value="1011110" calcext:value-type="string">
            <text:p>1011110</text:p>
          </table:table-cell>
          <table:table-cell office:value-type="string" calcext:value-type="string">
            <text:p>1011110</text:p>
          </table:table-cell>
          <table:table-cell table:formula="of:=SUBSTITUTE([.C95];&quot;0&quot;;&quot;&quot;)" office:value-type="string" office:string-value="11111" calcext:value-type="string">
            <text:p>11111</text:p>
          </table:table-cell>
          <table:table-cell table:formula="of:=IF([.D95]=&quot;11111&quot;;1;0)" office:value-type="float" office:value="1" calcext:value-type="float">
            <text:p>1</text:p>
          </table:table-cell>
          <table:table-cell table:formula="of:=IF([.D9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BIN([.A96])" office:value-type="string" office:string-value="1011111" calcext:value-type="string">
            <text:p>1011111</text:p>
          </table:table-cell>
          <table:table-cell office:value-type="string" calcext:value-type="string">
            <text:p>1011111</text:p>
          </table:table-cell>
          <table:table-cell table:formula="of:=SUBSTITUTE([.C96];&quot;0&quot;;&quot;&quot;)" office:value-type="string" office:string-value="111111" calcext:value-type="string">
            <text:p>111111</text:p>
          </table:table-cell>
          <table:table-cell table:formula="of:=IF([.D96]=&quot;11111&quot;;1;0)" office:value-type="float" office:value="0" calcext:value-type="float">
            <text:p>0</text:p>
          </table:table-cell>
          <table:table-cell table:formula="of:=IF([.D9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BIN([.A97])" office:value-type="string" office:string-value="1100000" calcext:value-type="string">
            <text:p>1100000</text:p>
          </table:table-cell>
          <table:table-cell office:value-type="string" calcext:value-type="string">
            <text:p>1100000</text:p>
          </table:table-cell>
          <table:table-cell table:formula="of:=SUBSTITUTE([.C97];&quot;0&quot;;&quot;&quot;)" office:value-type="string" office:string-value="11" calcext:value-type="string">
            <text:p>11</text:p>
          </table:table-cell>
          <table:table-cell table:formula="of:=IF([.D97]=&quot;11111&quot;;1;0)" office:value-type="float" office:value="0" calcext:value-type="float">
            <text:p>0</text:p>
          </table:table-cell>
          <table:table-cell table:formula="of:=IF([.D9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BIN([.A98])" office:value-type="string" office:string-value="1100001" calcext:value-type="string">
            <text:p>1100001</text:p>
          </table:table-cell>
          <table:table-cell office:value-type="string" calcext:value-type="string">
            <text:p>1100001</text:p>
          </table:table-cell>
          <table:table-cell table:formula="of:=SUBSTITUTE([.C98];&quot;0&quot;;&quot;&quot;)" office:value-type="string" office:string-value="111" calcext:value-type="string">
            <text:p>111</text:p>
          </table:table-cell>
          <table:table-cell table:formula="of:=IF([.D98]=&quot;11111&quot;;1;0)" office:value-type="float" office:value="0" calcext:value-type="float">
            <text:p>0</text:p>
          </table:table-cell>
          <table:table-cell table:formula="of:=IF([.D9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BIN([.A99])" office:value-type="string" office:string-value="1100010" calcext:value-type="string">
            <text:p>1100010</text:p>
          </table:table-cell>
          <table:table-cell office:value-type="string" calcext:value-type="string">
            <text:p>1100010</text:p>
          </table:table-cell>
          <table:table-cell table:formula="of:=SUBSTITUTE([.C99];&quot;0&quot;;&quot;&quot;)" office:value-type="string" office:string-value="111" calcext:value-type="string">
            <text:p>111</text:p>
          </table:table-cell>
          <table:table-cell table:formula="of:=IF([.D99]=&quot;11111&quot;;1;0)" office:value-type="float" office:value="0" calcext:value-type="float">
            <text:p>0</text:p>
          </table:table-cell>
          <table:table-cell table:formula="of:=IF([.D9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BIN([.A100])" office:value-type="string" office:string-value="1100011" calcext:value-type="string">
            <text:p>1100011</text:p>
          </table:table-cell>
          <table:table-cell office:value-type="string" calcext:value-type="string">
            <text:p>1100011</text:p>
          </table:table-cell>
          <table:table-cell table:formula="of:=SUBSTITUTE([.C100];&quot;0&quot;;&quot;&quot;)" office:value-type="string" office:string-value="1111" calcext:value-type="string">
            <text:p>1111</text:p>
          </table:table-cell>
          <table:table-cell table:formula="of:=IF([.D100]=&quot;11111&quot;;1;0)" office:value-type="float" office:value="0" calcext:value-type="float">
            <text:p>0</text:p>
          </table:table-cell>
          <table:table-cell table:formula="of:=IF([.D100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BIN([.A101])" office:value-type="string" office:string-value="1100100" calcext:value-type="string">
            <text:p>1100100</text:p>
          </table:table-cell>
          <table:table-cell office:value-type="string" calcext:value-type="string">
            <text:p>1100100</text:p>
          </table:table-cell>
          <table:table-cell table:formula="of:=SUBSTITUTE([.C101];&quot;0&quot;;&quot;&quot;)" office:value-type="string" office:string-value="111" calcext:value-type="string">
            <text:p>111</text:p>
          </table:table-cell>
          <table:table-cell table:formula="of:=IF([.D101]=&quot;11111&quot;;1;0)" office:value-type="float" office:value="0" calcext:value-type="float">
            <text:p>0</text:p>
          </table:table-cell>
          <table:table-cell table:formula="of:=IF([.D10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BIN([.A102])" office:value-type="string" office:string-value="1100101" calcext:value-type="string">
            <text:p>1100101</text:p>
          </table:table-cell>
          <table:table-cell office:value-type="string" calcext:value-type="string">
            <text:p>1100101</text:p>
          </table:table-cell>
          <table:table-cell table:formula="of:=SUBSTITUTE([.C102];&quot;0&quot;;&quot;&quot;)" office:value-type="string" office:string-value="1111" calcext:value-type="string">
            <text:p>1111</text:p>
          </table:table-cell>
          <table:table-cell table:formula="of:=IF([.D102]=&quot;11111&quot;;1;0)" office:value-type="float" office:value="0" calcext:value-type="float">
            <text:p>0</text:p>
          </table:table-cell>
          <table:table-cell table:formula="of:=IF([.D102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BIN([.A103])" office:value-type="string" office:string-value="1100110" calcext:value-type="string">
            <text:p>1100110</text:p>
          </table:table-cell>
          <table:table-cell office:value-type="string" calcext:value-type="string">
            <text:p>1100110</text:p>
          </table:table-cell>
          <table:table-cell table:formula="of:=SUBSTITUTE([.C103];&quot;0&quot;;&quot;&quot;)" office:value-type="string" office:string-value="1111" calcext:value-type="string">
            <text:p>1111</text:p>
          </table:table-cell>
          <table:table-cell table:formula="of:=IF([.D103]=&quot;11111&quot;;1;0)" office:value-type="float" office:value="0" calcext:value-type="float">
            <text:p>0</text:p>
          </table:table-cell>
          <table:table-cell table:formula="of:=IF([.D103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BIN([.A104])" office:value-type="string" office:string-value="1100111" calcext:value-type="string">
            <text:p>1100111</text:p>
          </table:table-cell>
          <table:table-cell office:value-type="string" calcext:value-type="string">
            <text:p>1100111</text:p>
          </table:table-cell>
          <table:table-cell table:formula="of:=SUBSTITUTE([.C104];&quot;0&quot;;&quot;&quot;)" office:value-type="string" office:string-value="11111" calcext:value-type="string">
            <text:p>11111</text:p>
          </table:table-cell>
          <table:table-cell table:formula="of:=IF([.D104]=&quot;11111&quot;;1;0)" office:value-type="float" office:value="1" calcext:value-type="float">
            <text:p>1</text:p>
          </table:table-cell>
          <table:table-cell table:formula="of:=IF([.D10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BIN([.A105])" office:value-type="string" office:string-value="1101000" calcext:value-type="string">
            <text:p>1101000</text:p>
          </table:table-cell>
          <table:table-cell office:value-type="string" calcext:value-type="string">
            <text:p>1101000</text:p>
          </table:table-cell>
          <table:table-cell table:formula="of:=SUBSTITUTE([.C105];&quot;0&quot;;&quot;&quot;)" office:value-type="string" office:string-value="111" calcext:value-type="string">
            <text:p>111</text:p>
          </table:table-cell>
          <table:table-cell table:formula="of:=IF([.D105]=&quot;11111&quot;;1;0)" office:value-type="float" office:value="0" calcext:value-type="float">
            <text:p>0</text:p>
          </table:table-cell>
          <table:table-cell table:formula="of:=IF([.D10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BIN([.A106])" office:value-type="string" office:string-value="1101001" calcext:value-type="string">
            <text:p>1101001</text:p>
          </table:table-cell>
          <table:table-cell office:value-type="string" calcext:value-type="string">
            <text:p>1101001</text:p>
          </table:table-cell>
          <table:table-cell table:formula="of:=SUBSTITUTE([.C106];&quot;0&quot;;&quot;&quot;)" office:value-type="string" office:string-value="1111" calcext:value-type="string">
            <text:p>1111</text:p>
          </table:table-cell>
          <table:table-cell table:formula="of:=IF([.D106]=&quot;11111&quot;;1;0)" office:value-type="float" office:value="0" calcext:value-type="float">
            <text:p>0</text:p>
          </table:table-cell>
          <table:table-cell table:formula="of:=IF([.D106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BIN([.A107])" office:value-type="string" office:string-value="1101010" calcext:value-type="string">
            <text:p>1101010</text:p>
          </table:table-cell>
          <table:table-cell office:value-type="string" calcext:value-type="string">
            <text:p>1101010</text:p>
          </table:table-cell>
          <table:table-cell table:formula="of:=SUBSTITUTE([.C107];&quot;0&quot;;&quot;&quot;)" office:value-type="string" office:string-value="1111" calcext:value-type="string">
            <text:p>1111</text:p>
          </table:table-cell>
          <table:table-cell table:formula="of:=IF([.D107]=&quot;11111&quot;;1;0)" office:value-type="float" office:value="0" calcext:value-type="float">
            <text:p>0</text:p>
          </table:table-cell>
          <table:table-cell table:formula="of:=IF([.D107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BIN([.A108])" office:value-type="string" office:string-value="1101011" calcext:value-type="string">
            <text:p>1101011</text:p>
          </table:table-cell>
          <table:table-cell office:value-type="string" calcext:value-type="string">
            <text:p>1101011</text:p>
          </table:table-cell>
          <table:table-cell table:formula="of:=SUBSTITUTE([.C108];&quot;0&quot;;&quot;&quot;)" office:value-type="string" office:string-value="11111" calcext:value-type="string">
            <text:p>11111</text:p>
          </table:table-cell>
          <table:table-cell table:formula="of:=IF([.D108]=&quot;11111&quot;;1;0)" office:value-type="float" office:value="1" calcext:value-type="float">
            <text:p>1</text:p>
          </table:table-cell>
          <table:table-cell table:formula="of:=IF([.D10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BIN([.A109])" office:value-type="string" office:string-value="1101100" calcext:value-type="string">
            <text:p>1101100</text:p>
          </table:table-cell>
          <table:table-cell office:value-type="string" calcext:value-type="string">
            <text:p>1101100</text:p>
          </table:table-cell>
          <table:table-cell table:formula="of:=SUBSTITUTE([.C109];&quot;0&quot;;&quot;&quot;)" office:value-type="string" office:string-value="1111" calcext:value-type="string">
            <text:p>1111</text:p>
          </table:table-cell>
          <table:table-cell table:formula="of:=IF([.D109]=&quot;11111&quot;;1;0)" office:value-type="float" office:value="0" calcext:value-type="float">
            <text:p>0</text:p>
          </table:table-cell>
          <table:table-cell table:formula="of:=IF([.D109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BIN([.A110])" office:value-type="string" office:string-value="1101101" calcext:value-type="string">
            <text:p>1101101</text:p>
          </table:table-cell>
          <table:table-cell office:value-type="string" calcext:value-type="string">
            <text:p>1101101</text:p>
          </table:table-cell>
          <table:table-cell table:formula="of:=SUBSTITUTE([.C110];&quot;0&quot;;&quot;&quot;)" office:value-type="string" office:string-value="11111" calcext:value-type="string">
            <text:p>11111</text:p>
          </table:table-cell>
          <table:table-cell table:formula="of:=IF([.D110]=&quot;11111&quot;;1;0)" office:value-type="float" office:value="1" calcext:value-type="float">
            <text:p>1</text:p>
          </table:table-cell>
          <table:table-cell table:formula="of:=IF([.D11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BIN([.A111])" office:value-type="string" office:string-value="1101110" calcext:value-type="string">
            <text:p>1101110</text:p>
          </table:table-cell>
          <table:table-cell office:value-type="string" calcext:value-type="string">
            <text:p>1101110</text:p>
          </table:table-cell>
          <table:table-cell table:formula="of:=SUBSTITUTE([.C111];&quot;0&quot;;&quot;&quot;)" office:value-type="string" office:string-value="11111" calcext:value-type="string">
            <text:p>11111</text:p>
          </table:table-cell>
          <table:table-cell table:formula="of:=IF([.D111]=&quot;11111&quot;;1;0)" office:value-type="float" office:value="1" calcext:value-type="float">
            <text:p>1</text:p>
          </table:table-cell>
          <table:table-cell table:formula="of:=IF([.D11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BIN([.A112])" office:value-type="string" office:string-value="1101111" calcext:value-type="string">
            <text:p>1101111</text:p>
          </table:table-cell>
          <table:table-cell office:value-type="string" calcext:value-type="string">
            <text:p>1101111</text:p>
          </table:table-cell>
          <table:table-cell table:formula="of:=SUBSTITUTE([.C112];&quot;0&quot;;&quot;&quot;)" office:value-type="string" office:string-value="111111" calcext:value-type="string">
            <text:p>111111</text:p>
          </table:table-cell>
          <table:table-cell table:formula="of:=IF([.D112]=&quot;11111&quot;;1;0)" office:value-type="float" office:value="0" calcext:value-type="float">
            <text:p>0</text:p>
          </table:table-cell>
          <table:table-cell table:formula="of:=IF([.D11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BIN([.A113])" office:value-type="string" office:string-value="1110000" calcext:value-type="string">
            <text:p>1110000</text:p>
          </table:table-cell>
          <table:table-cell office:value-type="string" calcext:value-type="string">
            <text:p>1110000</text:p>
          </table:table-cell>
          <table:table-cell table:formula="of:=SUBSTITUTE([.C113];&quot;0&quot;;&quot;&quot;)" office:value-type="string" office:string-value="111" calcext:value-type="string">
            <text:p>111</text:p>
          </table:table-cell>
          <table:table-cell table:formula="of:=IF([.D113]=&quot;11111&quot;;1;0)" office:value-type="float" office:value="0" calcext:value-type="float">
            <text:p>0</text:p>
          </table:table-cell>
          <table:table-cell table:formula="of:=IF([.D11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BIN([.A114])" office:value-type="string" office:string-value="1110001" calcext:value-type="string">
            <text:p>1110001</text:p>
          </table:table-cell>
          <table:table-cell office:value-type="string" calcext:value-type="string">
            <text:p>1110001</text:p>
          </table:table-cell>
          <table:table-cell table:formula="of:=SUBSTITUTE([.C114];&quot;0&quot;;&quot;&quot;)" office:value-type="string" office:string-value="1111" calcext:value-type="string">
            <text:p>1111</text:p>
          </table:table-cell>
          <table:table-cell table:formula="of:=IF([.D114]=&quot;11111&quot;;1;0)" office:value-type="float" office:value="0" calcext:value-type="float">
            <text:p>0</text:p>
          </table:table-cell>
          <table:table-cell table:formula="of:=IF([.D114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BIN([.A115])" office:value-type="string" office:string-value="1110010" calcext:value-type="string">
            <text:p>1110010</text:p>
          </table:table-cell>
          <table:table-cell office:value-type="string" calcext:value-type="string">
            <text:p>1110010</text:p>
          </table:table-cell>
          <table:table-cell table:formula="of:=SUBSTITUTE([.C115];&quot;0&quot;;&quot;&quot;)" office:value-type="string" office:string-value="1111" calcext:value-type="string">
            <text:p>1111</text:p>
          </table:table-cell>
          <table:table-cell table:formula="of:=IF([.D115]=&quot;11111&quot;;1;0)" office:value-type="float" office:value="0" calcext:value-type="float">
            <text:p>0</text:p>
          </table:table-cell>
          <table:table-cell table:formula="of:=IF([.D115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BIN([.A116])" office:value-type="string" office:string-value="1110011" calcext:value-type="string">
            <text:p>1110011</text:p>
          </table:table-cell>
          <table:table-cell office:value-type="string" calcext:value-type="string">
            <text:p>1110011</text:p>
          </table:table-cell>
          <table:table-cell table:formula="of:=SUBSTITUTE([.C116];&quot;0&quot;;&quot;&quot;)" office:value-type="string" office:string-value="11111" calcext:value-type="string">
            <text:p>11111</text:p>
          </table:table-cell>
          <table:table-cell table:formula="of:=IF([.D116]=&quot;11111&quot;;1;0)" office:value-type="float" office:value="1" calcext:value-type="float">
            <text:p>1</text:p>
          </table:table-cell>
          <table:table-cell table:formula="of:=IF([.D11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BIN([.A117])" office:value-type="string" office:string-value="1110100" calcext:value-type="string">
            <text:p>1110100</text:p>
          </table:table-cell>
          <table:table-cell office:value-type="string" calcext:value-type="string">
            <text:p>1110100</text:p>
          </table:table-cell>
          <table:table-cell table:formula="of:=SUBSTITUTE([.C117];&quot;0&quot;;&quot;&quot;)" office:value-type="string" office:string-value="1111" calcext:value-type="string">
            <text:p>1111</text:p>
          </table:table-cell>
          <table:table-cell table:formula="of:=IF([.D117]=&quot;11111&quot;;1;0)" office:value-type="float" office:value="0" calcext:value-type="float">
            <text:p>0</text:p>
          </table:table-cell>
          <table:table-cell table:formula="of:=IF([.D117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BIN([.A118])" office:value-type="string" office:string-value="1110101" calcext:value-type="string">
            <text:p>1110101</text:p>
          </table:table-cell>
          <table:table-cell office:value-type="string" calcext:value-type="string">
            <text:p>1110101</text:p>
          </table:table-cell>
          <table:table-cell table:formula="of:=SUBSTITUTE([.C118];&quot;0&quot;;&quot;&quot;)" office:value-type="string" office:string-value="11111" calcext:value-type="string">
            <text:p>11111</text:p>
          </table:table-cell>
          <table:table-cell table:formula="of:=IF([.D118]=&quot;11111&quot;;1;0)" office:value-type="float" office:value="1" calcext:value-type="float">
            <text:p>1</text:p>
          </table:table-cell>
          <table:table-cell table:formula="of:=IF([.D11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BIN([.A119])" office:value-type="string" office:string-value="1110110" calcext:value-type="string">
            <text:p>1110110</text:p>
          </table:table-cell>
          <table:table-cell office:value-type="string" calcext:value-type="string">
            <text:p>1110110</text:p>
          </table:table-cell>
          <table:table-cell table:formula="of:=SUBSTITUTE([.C119];&quot;0&quot;;&quot;&quot;)" office:value-type="string" office:string-value="11111" calcext:value-type="string">
            <text:p>11111</text:p>
          </table:table-cell>
          <table:table-cell table:formula="of:=IF([.D119]=&quot;11111&quot;;1;0)" office:value-type="float" office:value="1" calcext:value-type="float">
            <text:p>1</text:p>
          </table:table-cell>
          <table:table-cell table:formula="of:=IF([.D11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BIN([.A120])" office:value-type="string" office:string-value="1110111" calcext:value-type="string">
            <text:p>1110111</text:p>
          </table:table-cell>
          <table:table-cell office:value-type="string" calcext:value-type="string">
            <text:p>1110111</text:p>
          </table:table-cell>
          <table:table-cell table:formula="of:=SUBSTITUTE([.C120];&quot;0&quot;;&quot;&quot;)" office:value-type="string" office:string-value="111111" calcext:value-type="string">
            <text:p>111111</text:p>
          </table:table-cell>
          <table:table-cell table:formula="of:=IF([.D120]=&quot;11111&quot;;1;0)" office:value-type="float" office:value="0" calcext:value-type="float">
            <text:p>0</text:p>
          </table:table-cell>
          <table:table-cell table:formula="of:=IF([.D12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BIN([.A121])" office:value-type="string" office:string-value="1111000" calcext:value-type="string">
            <text:p>1111000</text:p>
          </table:table-cell>
          <table:table-cell office:value-type="string" calcext:value-type="string">
            <text:p>1111000</text:p>
          </table:table-cell>
          <table:table-cell table:formula="of:=SUBSTITUTE([.C121];&quot;0&quot;;&quot;&quot;)" office:value-type="string" office:string-value="1111" calcext:value-type="string">
            <text:p>1111</text:p>
          </table:table-cell>
          <table:table-cell table:formula="of:=IF([.D121]=&quot;11111&quot;;1;0)" office:value-type="float" office:value="0" calcext:value-type="float">
            <text:p>0</text:p>
          </table:table-cell>
          <table:table-cell table:formula="of:=IF([.D121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BIN([.A122])" office:value-type="string" office:string-value="1111001" calcext:value-type="string">
            <text:p>1111001</text:p>
          </table:table-cell>
          <table:table-cell office:value-type="string" calcext:value-type="string">
            <text:p>1111001</text:p>
          </table:table-cell>
          <table:table-cell table:formula="of:=SUBSTITUTE([.C122];&quot;0&quot;;&quot;&quot;)" office:value-type="string" office:string-value="11111" calcext:value-type="string">
            <text:p>11111</text:p>
          </table:table-cell>
          <table:table-cell table:formula="of:=IF([.D122]=&quot;11111&quot;;1;0)" office:value-type="float" office:value="1" calcext:value-type="float">
            <text:p>1</text:p>
          </table:table-cell>
          <table:table-cell table:formula="of:=IF([.D12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BIN([.A123])" office:value-type="string" office:string-value="1111010" calcext:value-type="string">
            <text:p>1111010</text:p>
          </table:table-cell>
          <table:table-cell office:value-type="string" calcext:value-type="string">
            <text:p>1111010</text:p>
          </table:table-cell>
          <table:table-cell table:formula="of:=SUBSTITUTE([.C123];&quot;0&quot;;&quot;&quot;)" office:value-type="string" office:string-value="11111" calcext:value-type="string">
            <text:p>11111</text:p>
          </table:table-cell>
          <table:table-cell table:formula="of:=IF([.D123]=&quot;11111&quot;;1;0)" office:value-type="float" office:value="1" calcext:value-type="float">
            <text:p>1</text:p>
          </table:table-cell>
          <table:table-cell table:formula="of:=IF([.D12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BIN([.A124])" office:value-type="string" office:string-value="1111011" calcext:value-type="string">
            <text:p>1111011</text:p>
          </table:table-cell>
          <table:table-cell office:value-type="string" calcext:value-type="string">
            <text:p>1111011</text:p>
          </table:table-cell>
          <table:table-cell table:formula="of:=SUBSTITUTE([.C124];&quot;0&quot;;&quot;&quot;)" office:value-type="string" office:string-value="111111" calcext:value-type="string">
            <text:p>111111</text:p>
          </table:table-cell>
          <table:table-cell table:formula="of:=IF([.D124]=&quot;11111&quot;;1;0)" office:value-type="float" office:value="0" calcext:value-type="float">
            <text:p>0</text:p>
          </table:table-cell>
          <table:table-cell table:formula="of:=IF([.D12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BIN([.A125])" office:value-type="string" office:string-value="1111100" calcext:value-type="string">
            <text:p>1111100</text:p>
          </table:table-cell>
          <table:table-cell office:value-type="string" calcext:value-type="string">
            <text:p>1111100</text:p>
          </table:table-cell>
          <table:table-cell table:formula="of:=SUBSTITUTE([.C125];&quot;0&quot;;&quot;&quot;)" office:value-type="string" office:string-value="11111" calcext:value-type="string">
            <text:p>11111</text:p>
          </table:table-cell>
          <table:table-cell table:formula="of:=IF([.D125]=&quot;11111&quot;;1;0)" office:value-type="float" office:value="1" calcext:value-type="float">
            <text:p>1</text:p>
          </table:table-cell>
          <table:table-cell table:formula="of:=IF([.D12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BIN([.A126])" office:value-type="string" office:string-value="1111101" calcext:value-type="string">
            <text:p>1111101</text:p>
          </table:table-cell>
          <table:table-cell office:value-type="string" calcext:value-type="string">
            <text:p>1111101</text:p>
          </table:table-cell>
          <table:table-cell table:formula="of:=SUBSTITUTE([.C126];&quot;0&quot;;&quot;&quot;)" office:value-type="string" office:string-value="111111" calcext:value-type="string">
            <text:p>111111</text:p>
          </table:table-cell>
          <table:table-cell table:formula="of:=IF([.D126]=&quot;11111&quot;;1;0)" office:value-type="float" office:value="0" calcext:value-type="float">
            <text:p>0</text:p>
          </table:table-cell>
          <table:table-cell table:formula="of:=IF([.D12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BIN([.A127])" office:value-type="string" office:string-value="1111110" calcext:value-type="string">
            <text:p>1111110</text:p>
          </table:table-cell>
          <table:table-cell office:value-type="string" calcext:value-type="string">
            <text:p>1111110</text:p>
          </table:table-cell>
          <table:table-cell table:formula="of:=SUBSTITUTE([.C127];&quot;0&quot;;&quot;&quot;)" office:value-type="string" office:string-value="111111" calcext:value-type="string">
            <text:p>111111</text:p>
          </table:table-cell>
          <table:table-cell table:formula="of:=IF([.D127]=&quot;11111&quot;;1;0)" office:value-type="float" office:value="0" calcext:value-type="float">
            <text:p>0</text:p>
          </table:table-cell>
          <table:table-cell table:formula="of:=IF([.D12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BIN([.A128])" office:value-type="string" office:string-value="1111111" calcext:value-type="string">
            <text:p>1111111</text:p>
          </table:table-cell>
          <table:table-cell office:value-type="string" calcext:value-type="string">
            <text:p>1111111</text:p>
          </table:table-cell>
          <table:table-cell table:formula="of:=SUBSTITUTE([.C128];&quot;0&quot;;&quot;&quot;)" office:value-type="string" office:string-value="1111111" calcext:value-type="string">
            <text:p>1111111</text:p>
          </table:table-cell>
          <table:table-cell table:formula="of:=IF([.D128]=&quot;11111&quot;;1;0)" office:value-type="float" office:value="0" calcext:value-type="float">
            <text:p>0</text:p>
          </table:table-cell>
          <table:table-cell table:formula="of:=IF([.D12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BIN([.A129])" office:value-type="string" office:string-value="10000000" calcext:value-type="string">
            <text:p>10000000</text:p>
          </table:table-cell>
          <table:table-cell office:value-type="string" calcext:value-type="string">
            <text:p>10000000</text:p>
          </table:table-cell>
          <table:table-cell table:formula="of:=SUBSTITUTE([.C129];&quot;0&quot;;&quot;&quot;)" office:value-type="string" office:string-value="1" calcext:value-type="string">
            <text:p>1</text:p>
          </table:table-cell>
          <table:table-cell table:formula="of:=IF([.D129]=&quot;11111&quot;;1;0)" office:value-type="float" office:value="0" calcext:value-type="float">
            <text:p>0</text:p>
          </table:table-cell>
          <table:table-cell table:formula="of:=IF([.D12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BIN([.A130])" office:value-type="string" office:string-value="10000001" calcext:value-type="string">
            <text:p>10000001</text:p>
          </table:table-cell>
          <table:table-cell office:value-type="string" calcext:value-type="string">
            <text:p>10000001</text:p>
          </table:table-cell>
          <table:table-cell table:formula="of:=SUBSTITUTE([.C130];&quot;0&quot;;&quot;&quot;)" office:value-type="string" office:string-value="11" calcext:value-type="string">
            <text:p>11</text:p>
          </table:table-cell>
          <table:table-cell table:formula="of:=IF([.D130]=&quot;11111&quot;;1;0)" office:value-type="float" office:value="0" calcext:value-type="float">
            <text:p>0</text:p>
          </table:table-cell>
          <table:table-cell table:formula="of:=IF([.D13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BIN([.A131])" office:value-type="string" office:string-value="10000010" calcext:value-type="string">
            <text:p>10000010</text:p>
          </table:table-cell>
          <table:table-cell office:value-type="string" calcext:value-type="string">
            <text:p>10000010</text:p>
          </table:table-cell>
          <table:table-cell table:formula="of:=SUBSTITUTE([.C131];&quot;0&quot;;&quot;&quot;)" office:value-type="string" office:string-value="11" calcext:value-type="string">
            <text:p>11</text:p>
          </table:table-cell>
          <table:table-cell table:formula="of:=IF([.D131]=&quot;11111&quot;;1;0)" office:value-type="float" office:value="0" calcext:value-type="float">
            <text:p>0</text:p>
          </table:table-cell>
          <table:table-cell table:formula="of:=IF([.D13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BIN([.A132])" office:value-type="string" office:string-value="10000011" calcext:value-type="string">
            <text:p>10000011</text:p>
          </table:table-cell>
          <table:table-cell office:value-type="string" calcext:value-type="string">
            <text:p>10000011</text:p>
          </table:table-cell>
          <table:table-cell table:formula="of:=SUBSTITUTE([.C132];&quot;0&quot;;&quot;&quot;)" office:value-type="string" office:string-value="111" calcext:value-type="string">
            <text:p>111</text:p>
          </table:table-cell>
          <table:table-cell table:formula="of:=IF([.D132]=&quot;11111&quot;;1;0)" office:value-type="float" office:value="0" calcext:value-type="float">
            <text:p>0</text:p>
          </table:table-cell>
          <table:table-cell table:formula="of:=IF([.D13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BIN([.A133])" office:value-type="string" office:string-value="10000100" calcext:value-type="string">
            <text:p>10000100</text:p>
          </table:table-cell>
          <table:table-cell office:value-type="string" calcext:value-type="string">
            <text:p>10000100</text:p>
          </table:table-cell>
          <table:table-cell table:formula="of:=SUBSTITUTE([.C133];&quot;0&quot;;&quot;&quot;)" office:value-type="string" office:string-value="11" calcext:value-type="string">
            <text:p>11</text:p>
          </table:table-cell>
          <table:table-cell table:formula="of:=IF([.D133]=&quot;11111&quot;;1;0)" office:value-type="float" office:value="0" calcext:value-type="float">
            <text:p>0</text:p>
          </table:table-cell>
          <table:table-cell table:formula="of:=IF([.D13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BIN([.A134])" office:value-type="string" office:string-value="10000101" calcext:value-type="string">
            <text:p>10000101</text:p>
          </table:table-cell>
          <table:table-cell office:value-type="string" calcext:value-type="string">
            <text:p>10000101</text:p>
          </table:table-cell>
          <table:table-cell table:formula="of:=SUBSTITUTE([.C134];&quot;0&quot;;&quot;&quot;)" office:value-type="string" office:string-value="111" calcext:value-type="string">
            <text:p>111</text:p>
          </table:table-cell>
          <table:table-cell table:formula="of:=IF([.D134]=&quot;11111&quot;;1;0)" office:value-type="float" office:value="0" calcext:value-type="float">
            <text:p>0</text:p>
          </table:table-cell>
          <table:table-cell table:formula="of:=IF([.D13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BIN([.A135])" office:value-type="string" office:string-value="10000110" calcext:value-type="string">
            <text:p>10000110</text:p>
          </table:table-cell>
          <table:table-cell office:value-type="string" calcext:value-type="string">
            <text:p>10000110</text:p>
          </table:table-cell>
          <table:table-cell table:formula="of:=SUBSTITUTE([.C135];&quot;0&quot;;&quot;&quot;)" office:value-type="string" office:string-value="111" calcext:value-type="string">
            <text:p>111</text:p>
          </table:table-cell>
          <table:table-cell table:formula="of:=IF([.D135]=&quot;11111&quot;;1;0)" office:value-type="float" office:value="0" calcext:value-type="float">
            <text:p>0</text:p>
          </table:table-cell>
          <table:table-cell table:formula="of:=IF([.D13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BIN([.A136])" office:value-type="string" office:string-value="10000111" calcext:value-type="string">
            <text:p>10000111</text:p>
          </table:table-cell>
          <table:table-cell office:value-type="string" calcext:value-type="string">
            <text:p>10000111</text:p>
          </table:table-cell>
          <table:table-cell table:formula="of:=SUBSTITUTE([.C136];&quot;0&quot;;&quot;&quot;)" office:value-type="string" office:string-value="1111" calcext:value-type="string">
            <text:p>1111</text:p>
          </table:table-cell>
          <table:table-cell table:formula="of:=IF([.D136]=&quot;11111&quot;;1;0)" office:value-type="float" office:value="0" calcext:value-type="float">
            <text:p>0</text:p>
          </table:table-cell>
          <table:table-cell table:formula="of:=IF([.D136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BIN([.A137])" office:value-type="string" office:string-value="10001000" calcext:value-type="string">
            <text:p>10001000</text:p>
          </table:table-cell>
          <table:table-cell office:value-type="string" calcext:value-type="string">
            <text:p>10001000</text:p>
          </table:table-cell>
          <table:table-cell table:formula="of:=SUBSTITUTE([.C137];&quot;0&quot;;&quot;&quot;)" office:value-type="string" office:string-value="11" calcext:value-type="string">
            <text:p>11</text:p>
          </table:table-cell>
          <table:table-cell table:formula="of:=IF([.D137]=&quot;11111&quot;;1;0)" office:value-type="float" office:value="0" calcext:value-type="float">
            <text:p>0</text:p>
          </table:table-cell>
          <table:table-cell table:formula="of:=IF([.D13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BIN([.A138])" office:value-type="string" office:string-value="10001001" calcext:value-type="string">
            <text:p>10001001</text:p>
          </table:table-cell>
          <table:table-cell office:value-type="string" calcext:value-type="string">
            <text:p>10001001</text:p>
          </table:table-cell>
          <table:table-cell table:formula="of:=SUBSTITUTE([.C138];&quot;0&quot;;&quot;&quot;)" office:value-type="string" office:string-value="111" calcext:value-type="string">
            <text:p>111</text:p>
          </table:table-cell>
          <table:table-cell table:formula="of:=IF([.D138]=&quot;11111&quot;;1;0)" office:value-type="float" office:value="0" calcext:value-type="float">
            <text:p>0</text:p>
          </table:table-cell>
          <table:table-cell table:formula="of:=IF([.D13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BIN([.A139])" office:value-type="string" office:string-value="10001010" calcext:value-type="string">
            <text:p>10001010</text:p>
          </table:table-cell>
          <table:table-cell office:value-type="string" calcext:value-type="string">
            <text:p>10001010</text:p>
          </table:table-cell>
          <table:table-cell table:formula="of:=SUBSTITUTE([.C139];&quot;0&quot;;&quot;&quot;)" office:value-type="string" office:string-value="111" calcext:value-type="string">
            <text:p>111</text:p>
          </table:table-cell>
          <table:table-cell table:formula="of:=IF([.D139]=&quot;11111&quot;;1;0)" office:value-type="float" office:value="0" calcext:value-type="float">
            <text:p>0</text:p>
          </table:table-cell>
          <table:table-cell table:formula="of:=IF([.D13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BIN([.A140])" office:value-type="string" office:string-value="10001011" calcext:value-type="string">
            <text:p>10001011</text:p>
          </table:table-cell>
          <table:table-cell office:value-type="string" calcext:value-type="string">
            <text:p>10001011</text:p>
          </table:table-cell>
          <table:table-cell table:formula="of:=SUBSTITUTE([.C140];&quot;0&quot;;&quot;&quot;)" office:value-type="string" office:string-value="1111" calcext:value-type="string">
            <text:p>1111</text:p>
          </table:table-cell>
          <table:table-cell table:formula="of:=IF([.D140]=&quot;11111&quot;;1;0)" office:value-type="float" office:value="0" calcext:value-type="float">
            <text:p>0</text:p>
          </table:table-cell>
          <table:table-cell table:formula="of:=IF([.D140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BIN([.A141])" office:value-type="string" office:string-value="10001100" calcext:value-type="string">
            <text:p>10001100</text:p>
          </table:table-cell>
          <table:table-cell office:value-type="string" calcext:value-type="string">
            <text:p>10001100</text:p>
          </table:table-cell>
          <table:table-cell table:formula="of:=SUBSTITUTE([.C141];&quot;0&quot;;&quot;&quot;)" office:value-type="string" office:string-value="111" calcext:value-type="string">
            <text:p>111</text:p>
          </table:table-cell>
          <table:table-cell table:formula="of:=IF([.D141]=&quot;11111&quot;;1;0)" office:value-type="float" office:value="0" calcext:value-type="float">
            <text:p>0</text:p>
          </table:table-cell>
          <table:table-cell table:formula="of:=IF([.D14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BIN([.A142])" office:value-type="string" office:string-value="10001101" calcext:value-type="string">
            <text:p>10001101</text:p>
          </table:table-cell>
          <table:table-cell office:value-type="string" calcext:value-type="string">
            <text:p>10001101</text:p>
          </table:table-cell>
          <table:table-cell table:formula="of:=SUBSTITUTE([.C142];&quot;0&quot;;&quot;&quot;)" office:value-type="string" office:string-value="1111" calcext:value-type="string">
            <text:p>1111</text:p>
          </table:table-cell>
          <table:table-cell table:formula="of:=IF([.D142]=&quot;11111&quot;;1;0)" office:value-type="float" office:value="0" calcext:value-type="float">
            <text:p>0</text:p>
          </table:table-cell>
          <table:table-cell table:formula="of:=IF([.D142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BIN([.A143])" office:value-type="string" office:string-value="10001110" calcext:value-type="string">
            <text:p>10001110</text:p>
          </table:table-cell>
          <table:table-cell office:value-type="string" calcext:value-type="string">
            <text:p>10001110</text:p>
          </table:table-cell>
          <table:table-cell table:formula="of:=SUBSTITUTE([.C143];&quot;0&quot;;&quot;&quot;)" office:value-type="string" office:string-value="1111" calcext:value-type="string">
            <text:p>1111</text:p>
          </table:table-cell>
          <table:table-cell table:formula="of:=IF([.D143]=&quot;11111&quot;;1;0)" office:value-type="float" office:value="0" calcext:value-type="float">
            <text:p>0</text:p>
          </table:table-cell>
          <table:table-cell table:formula="of:=IF([.D143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BIN([.A144])" office:value-type="string" office:string-value="10001111" calcext:value-type="string">
            <text:p>10001111</text:p>
          </table:table-cell>
          <table:table-cell office:value-type="string" calcext:value-type="string">
            <text:p>10001111</text:p>
          </table:table-cell>
          <table:table-cell table:formula="of:=SUBSTITUTE([.C144];&quot;0&quot;;&quot;&quot;)" office:value-type="string" office:string-value="11111" calcext:value-type="string">
            <text:p>11111</text:p>
          </table:table-cell>
          <table:table-cell table:formula="of:=IF([.D144]=&quot;11111&quot;;1;0)" office:value-type="float" office:value="1" calcext:value-type="float">
            <text:p>1</text:p>
          </table:table-cell>
          <table:table-cell table:formula="of:=IF([.D14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BIN([.A145])" office:value-type="string" office:string-value="10010000" calcext:value-type="string">
            <text:p>10010000</text:p>
          </table:table-cell>
          <table:table-cell office:value-type="string" calcext:value-type="string">
            <text:p>10010000</text:p>
          </table:table-cell>
          <table:table-cell table:formula="of:=SUBSTITUTE([.C145];&quot;0&quot;;&quot;&quot;)" office:value-type="string" office:string-value="11" calcext:value-type="string">
            <text:p>11</text:p>
          </table:table-cell>
          <table:table-cell table:formula="of:=IF([.D145]=&quot;11111&quot;;1;0)" office:value-type="float" office:value="0" calcext:value-type="float">
            <text:p>0</text:p>
          </table:table-cell>
          <table:table-cell table:formula="of:=IF([.D14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BIN([.A146])" office:value-type="string" office:string-value="10010001" calcext:value-type="string">
            <text:p>10010001</text:p>
          </table:table-cell>
          <table:table-cell office:value-type="string" calcext:value-type="string">
            <text:p>10010001</text:p>
          </table:table-cell>
          <table:table-cell table:formula="of:=SUBSTITUTE([.C146];&quot;0&quot;;&quot;&quot;)" office:value-type="string" office:string-value="111" calcext:value-type="string">
            <text:p>111</text:p>
          </table:table-cell>
          <table:table-cell table:formula="of:=IF([.D146]=&quot;11111&quot;;1;0)" office:value-type="float" office:value="0" calcext:value-type="float">
            <text:p>0</text:p>
          </table:table-cell>
          <table:table-cell table:formula="of:=IF([.D14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BIN([.A147])" office:value-type="string" office:string-value="10010010" calcext:value-type="string">
            <text:p>10010010</text:p>
          </table:table-cell>
          <table:table-cell office:value-type="string" calcext:value-type="string">
            <text:p>10010010</text:p>
          </table:table-cell>
          <table:table-cell table:formula="of:=SUBSTITUTE([.C147];&quot;0&quot;;&quot;&quot;)" office:value-type="string" office:string-value="111" calcext:value-type="string">
            <text:p>111</text:p>
          </table:table-cell>
          <table:table-cell table:formula="of:=IF([.D147]=&quot;11111&quot;;1;0)" office:value-type="float" office:value="0" calcext:value-type="float">
            <text:p>0</text:p>
          </table:table-cell>
          <table:table-cell table:formula="of:=IF([.D14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BIN([.A148])" office:value-type="string" office:string-value="10010011" calcext:value-type="string">
            <text:p>10010011</text:p>
          </table:table-cell>
          <table:table-cell office:value-type="string" calcext:value-type="string">
            <text:p>10010011</text:p>
          </table:table-cell>
          <table:table-cell table:formula="of:=SUBSTITUTE([.C148];&quot;0&quot;;&quot;&quot;)" office:value-type="string" office:string-value="1111" calcext:value-type="string">
            <text:p>1111</text:p>
          </table:table-cell>
          <table:table-cell table:formula="of:=IF([.D148]=&quot;11111&quot;;1;0)" office:value-type="float" office:value="0" calcext:value-type="float">
            <text:p>0</text:p>
          </table:table-cell>
          <table:table-cell table:formula="of:=IF([.D148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BIN([.A149])" office:value-type="string" office:string-value="10010100" calcext:value-type="string">
            <text:p>10010100</text:p>
          </table:table-cell>
          <table:table-cell office:value-type="string" calcext:value-type="string">
            <text:p>10010100</text:p>
          </table:table-cell>
          <table:table-cell table:formula="of:=SUBSTITUTE([.C149];&quot;0&quot;;&quot;&quot;)" office:value-type="string" office:string-value="111" calcext:value-type="string">
            <text:p>111</text:p>
          </table:table-cell>
          <table:table-cell table:formula="of:=IF([.D149]=&quot;11111&quot;;1;0)" office:value-type="float" office:value="0" calcext:value-type="float">
            <text:p>0</text:p>
          </table:table-cell>
          <table:table-cell table:formula="of:=IF([.D14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BIN([.A150])" office:value-type="string" office:string-value="10010101" calcext:value-type="string">
            <text:p>10010101</text:p>
          </table:table-cell>
          <table:table-cell office:value-type="string" calcext:value-type="string">
            <text:p>10010101</text:p>
          </table:table-cell>
          <table:table-cell table:formula="of:=SUBSTITUTE([.C150];&quot;0&quot;;&quot;&quot;)" office:value-type="string" office:string-value="1111" calcext:value-type="string">
            <text:p>1111</text:p>
          </table:table-cell>
          <table:table-cell table:formula="of:=IF([.D150]=&quot;11111&quot;;1;0)" office:value-type="float" office:value="0" calcext:value-type="float">
            <text:p>0</text:p>
          </table:table-cell>
          <table:table-cell table:formula="of:=IF([.D150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BIN([.A151])" office:value-type="string" office:string-value="10010110" calcext:value-type="string">
            <text:p>10010110</text:p>
          </table:table-cell>
          <table:table-cell office:value-type="string" calcext:value-type="string">
            <text:p>10010110</text:p>
          </table:table-cell>
          <table:table-cell table:formula="of:=SUBSTITUTE([.C151];&quot;0&quot;;&quot;&quot;)" office:value-type="string" office:string-value="1111" calcext:value-type="string">
            <text:p>1111</text:p>
          </table:table-cell>
          <table:table-cell table:formula="of:=IF([.D151]=&quot;11111&quot;;1;0)" office:value-type="float" office:value="0" calcext:value-type="float">
            <text:p>0</text:p>
          </table:table-cell>
          <table:table-cell table:formula="of:=IF([.D151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BIN([.A152])" office:value-type="string" office:string-value="10010111" calcext:value-type="string">
            <text:p>10010111</text:p>
          </table:table-cell>
          <table:table-cell office:value-type="string" calcext:value-type="string">
            <text:p>10010111</text:p>
          </table:table-cell>
          <table:table-cell table:formula="of:=SUBSTITUTE([.C152];&quot;0&quot;;&quot;&quot;)" office:value-type="string" office:string-value="11111" calcext:value-type="string">
            <text:p>11111</text:p>
          </table:table-cell>
          <table:table-cell table:formula="of:=IF([.D152]=&quot;11111&quot;;1;0)" office:value-type="float" office:value="1" calcext:value-type="float">
            <text:p>1</text:p>
          </table:table-cell>
          <table:table-cell table:formula="of:=IF([.D15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BIN([.A153])" office:value-type="string" office:string-value="10011000" calcext:value-type="string">
            <text:p>10011000</text:p>
          </table:table-cell>
          <table:table-cell office:value-type="string" calcext:value-type="string">
            <text:p>10011000</text:p>
          </table:table-cell>
          <table:table-cell table:formula="of:=SUBSTITUTE([.C153];&quot;0&quot;;&quot;&quot;)" office:value-type="string" office:string-value="111" calcext:value-type="string">
            <text:p>111</text:p>
          </table:table-cell>
          <table:table-cell table:formula="of:=IF([.D153]=&quot;11111&quot;;1;0)" office:value-type="float" office:value="0" calcext:value-type="float">
            <text:p>0</text:p>
          </table:table-cell>
          <table:table-cell table:formula="of:=IF([.D15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BIN([.A154])" office:value-type="string" office:string-value="10011001" calcext:value-type="string">
            <text:p>10011001</text:p>
          </table:table-cell>
          <table:table-cell office:value-type="string" calcext:value-type="string">
            <text:p>10011001</text:p>
          </table:table-cell>
          <table:table-cell table:formula="of:=SUBSTITUTE([.C154];&quot;0&quot;;&quot;&quot;)" office:value-type="string" office:string-value="1111" calcext:value-type="string">
            <text:p>1111</text:p>
          </table:table-cell>
          <table:table-cell table:formula="of:=IF([.D154]=&quot;11111&quot;;1;0)" office:value-type="float" office:value="0" calcext:value-type="float">
            <text:p>0</text:p>
          </table:table-cell>
          <table:table-cell table:formula="of:=IF([.D154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BIN([.A155])" office:value-type="string" office:string-value="10011010" calcext:value-type="string">
            <text:p>10011010</text:p>
          </table:table-cell>
          <table:table-cell office:value-type="string" calcext:value-type="string">
            <text:p>10011010</text:p>
          </table:table-cell>
          <table:table-cell table:formula="of:=SUBSTITUTE([.C155];&quot;0&quot;;&quot;&quot;)" office:value-type="string" office:string-value="1111" calcext:value-type="string">
            <text:p>1111</text:p>
          </table:table-cell>
          <table:table-cell table:formula="of:=IF([.D155]=&quot;11111&quot;;1;0)" office:value-type="float" office:value="0" calcext:value-type="float">
            <text:p>0</text:p>
          </table:table-cell>
          <table:table-cell table:formula="of:=IF([.D155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BIN([.A156])" office:value-type="string" office:string-value="10011011" calcext:value-type="string">
            <text:p>10011011</text:p>
          </table:table-cell>
          <table:table-cell office:value-type="string" calcext:value-type="string">
            <text:p>10011011</text:p>
          </table:table-cell>
          <table:table-cell table:formula="of:=SUBSTITUTE([.C156];&quot;0&quot;;&quot;&quot;)" office:value-type="string" office:string-value="11111" calcext:value-type="string">
            <text:p>11111</text:p>
          </table:table-cell>
          <table:table-cell table:formula="of:=IF([.D156]=&quot;11111&quot;;1;0)" office:value-type="float" office:value="1" calcext:value-type="float">
            <text:p>1</text:p>
          </table:table-cell>
          <table:table-cell table:formula="of:=IF([.D15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BIN([.A157])" office:value-type="string" office:string-value="10011100" calcext:value-type="string">
            <text:p>10011100</text:p>
          </table:table-cell>
          <table:table-cell office:value-type="string" calcext:value-type="string">
            <text:p>10011100</text:p>
          </table:table-cell>
          <table:table-cell table:formula="of:=SUBSTITUTE([.C157];&quot;0&quot;;&quot;&quot;)" office:value-type="string" office:string-value="1111" calcext:value-type="string">
            <text:p>1111</text:p>
          </table:table-cell>
          <table:table-cell table:formula="of:=IF([.D157]=&quot;11111&quot;;1;0)" office:value-type="float" office:value="0" calcext:value-type="float">
            <text:p>0</text:p>
          </table:table-cell>
          <table:table-cell table:formula="of:=IF([.D157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BIN([.A158])" office:value-type="string" office:string-value="10011101" calcext:value-type="string">
            <text:p>10011101</text:p>
          </table:table-cell>
          <table:table-cell office:value-type="string" calcext:value-type="string">
            <text:p>10011101</text:p>
          </table:table-cell>
          <table:table-cell table:formula="of:=SUBSTITUTE([.C158];&quot;0&quot;;&quot;&quot;)" office:value-type="string" office:string-value="11111" calcext:value-type="string">
            <text:p>11111</text:p>
          </table:table-cell>
          <table:table-cell table:formula="of:=IF([.D158]=&quot;11111&quot;;1;0)" office:value-type="float" office:value="1" calcext:value-type="float">
            <text:p>1</text:p>
          </table:table-cell>
          <table:table-cell table:formula="of:=IF([.D15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BIN([.A159])" office:value-type="string" office:string-value="10011110" calcext:value-type="string">
            <text:p>10011110</text:p>
          </table:table-cell>
          <table:table-cell office:value-type="string" calcext:value-type="string">
            <text:p>10011110</text:p>
          </table:table-cell>
          <table:table-cell table:formula="of:=SUBSTITUTE([.C159];&quot;0&quot;;&quot;&quot;)" office:value-type="string" office:string-value="11111" calcext:value-type="string">
            <text:p>11111</text:p>
          </table:table-cell>
          <table:table-cell table:formula="of:=IF([.D159]=&quot;11111&quot;;1;0)" office:value-type="float" office:value="1" calcext:value-type="float">
            <text:p>1</text:p>
          </table:table-cell>
          <table:table-cell table:formula="of:=IF([.D15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BIN([.A160])" office:value-type="string" office:string-value="10011111" calcext:value-type="string">
            <text:p>10011111</text:p>
          </table:table-cell>
          <table:table-cell office:value-type="string" calcext:value-type="string">
            <text:p>10011111</text:p>
          </table:table-cell>
          <table:table-cell table:formula="of:=SUBSTITUTE([.C160];&quot;0&quot;;&quot;&quot;)" office:value-type="string" office:string-value="111111" calcext:value-type="string">
            <text:p>111111</text:p>
          </table:table-cell>
          <table:table-cell table:formula="of:=IF([.D160]=&quot;11111&quot;;1;0)" office:value-type="float" office:value="0" calcext:value-type="float">
            <text:p>0</text:p>
          </table:table-cell>
          <table:table-cell table:formula="of:=IF([.D16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BIN([.A161])" office:value-type="string" office:string-value="10100000" calcext:value-type="string">
            <text:p>10100000</text:p>
          </table:table-cell>
          <table:table-cell office:value-type="string" calcext:value-type="string">
            <text:p>10100000</text:p>
          </table:table-cell>
          <table:table-cell table:formula="of:=SUBSTITUTE([.C161];&quot;0&quot;;&quot;&quot;)" office:value-type="string" office:string-value="11" calcext:value-type="string">
            <text:p>11</text:p>
          </table:table-cell>
          <table:table-cell table:formula="of:=IF([.D161]=&quot;11111&quot;;1;0)" office:value-type="float" office:value="0" calcext:value-type="float">
            <text:p>0</text:p>
          </table:table-cell>
          <table:table-cell table:formula="of:=IF([.D16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BIN([.A162])" office:value-type="string" office:string-value="10100001" calcext:value-type="string">
            <text:p>10100001</text:p>
          </table:table-cell>
          <table:table-cell office:value-type="string" calcext:value-type="string">
            <text:p>10100001</text:p>
          </table:table-cell>
          <table:table-cell table:formula="of:=SUBSTITUTE([.C162];&quot;0&quot;;&quot;&quot;)" office:value-type="string" office:string-value="111" calcext:value-type="string">
            <text:p>111</text:p>
          </table:table-cell>
          <table:table-cell table:formula="of:=IF([.D162]=&quot;11111&quot;;1;0)" office:value-type="float" office:value="0" calcext:value-type="float">
            <text:p>0</text:p>
          </table:table-cell>
          <table:table-cell table:formula="of:=IF([.D16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BIN([.A163])" office:value-type="string" office:string-value="10100010" calcext:value-type="string">
            <text:p>10100010</text:p>
          </table:table-cell>
          <table:table-cell office:value-type="string" calcext:value-type="string">
            <text:p>10100010</text:p>
          </table:table-cell>
          <table:table-cell table:formula="of:=SUBSTITUTE([.C163];&quot;0&quot;;&quot;&quot;)" office:value-type="string" office:string-value="111" calcext:value-type="string">
            <text:p>111</text:p>
          </table:table-cell>
          <table:table-cell table:formula="of:=IF([.D163]=&quot;11111&quot;;1;0)" office:value-type="float" office:value="0" calcext:value-type="float">
            <text:p>0</text:p>
          </table:table-cell>
          <table:table-cell table:formula="of:=IF([.D16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BIN([.A164])" office:value-type="string" office:string-value="10100011" calcext:value-type="string">
            <text:p>10100011</text:p>
          </table:table-cell>
          <table:table-cell office:value-type="string" calcext:value-type="string">
            <text:p>10100011</text:p>
          </table:table-cell>
          <table:table-cell table:formula="of:=SUBSTITUTE([.C164];&quot;0&quot;;&quot;&quot;)" office:value-type="string" office:string-value="1111" calcext:value-type="string">
            <text:p>1111</text:p>
          </table:table-cell>
          <table:table-cell table:formula="of:=IF([.D164]=&quot;11111&quot;;1;0)" office:value-type="float" office:value="0" calcext:value-type="float">
            <text:p>0</text:p>
          </table:table-cell>
          <table:table-cell table:formula="of:=IF([.D164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BIN([.A165])" office:value-type="string" office:string-value="10100100" calcext:value-type="string">
            <text:p>10100100</text:p>
          </table:table-cell>
          <table:table-cell office:value-type="string" calcext:value-type="string">
            <text:p>10100100</text:p>
          </table:table-cell>
          <table:table-cell table:formula="of:=SUBSTITUTE([.C165];&quot;0&quot;;&quot;&quot;)" office:value-type="string" office:string-value="111" calcext:value-type="string">
            <text:p>111</text:p>
          </table:table-cell>
          <table:table-cell table:formula="of:=IF([.D165]=&quot;11111&quot;;1;0)" office:value-type="float" office:value="0" calcext:value-type="float">
            <text:p>0</text:p>
          </table:table-cell>
          <table:table-cell table:formula="of:=IF([.D16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BIN([.A166])" office:value-type="string" office:string-value="10100101" calcext:value-type="string">
            <text:p>10100101</text:p>
          </table:table-cell>
          <table:table-cell office:value-type="string" calcext:value-type="string">
            <text:p>10100101</text:p>
          </table:table-cell>
          <table:table-cell table:formula="of:=SUBSTITUTE([.C166];&quot;0&quot;;&quot;&quot;)" office:value-type="string" office:string-value="1111" calcext:value-type="string">
            <text:p>1111</text:p>
          </table:table-cell>
          <table:table-cell table:formula="of:=IF([.D166]=&quot;11111&quot;;1;0)" office:value-type="float" office:value="0" calcext:value-type="float">
            <text:p>0</text:p>
          </table:table-cell>
          <table:table-cell table:formula="of:=IF([.D166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BIN([.A167])" office:value-type="string" office:string-value="10100110" calcext:value-type="string">
            <text:p>10100110</text:p>
          </table:table-cell>
          <table:table-cell office:value-type="string" calcext:value-type="string">
            <text:p>10100110</text:p>
          </table:table-cell>
          <table:table-cell table:formula="of:=SUBSTITUTE([.C167];&quot;0&quot;;&quot;&quot;)" office:value-type="string" office:string-value="1111" calcext:value-type="string">
            <text:p>1111</text:p>
          </table:table-cell>
          <table:table-cell table:formula="of:=IF([.D167]=&quot;11111&quot;;1;0)" office:value-type="float" office:value="0" calcext:value-type="float">
            <text:p>0</text:p>
          </table:table-cell>
          <table:table-cell table:formula="of:=IF([.D167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BIN([.A168])" office:value-type="string" office:string-value="10100111" calcext:value-type="string">
            <text:p>10100111</text:p>
          </table:table-cell>
          <table:table-cell office:value-type="string" calcext:value-type="string">
            <text:p>10100111</text:p>
          </table:table-cell>
          <table:table-cell table:formula="of:=SUBSTITUTE([.C168];&quot;0&quot;;&quot;&quot;)" office:value-type="string" office:string-value="11111" calcext:value-type="string">
            <text:p>11111</text:p>
          </table:table-cell>
          <table:table-cell table:formula="of:=IF([.D168]=&quot;11111&quot;;1;0)" office:value-type="float" office:value="1" calcext:value-type="float">
            <text:p>1</text:p>
          </table:table-cell>
          <table:table-cell table:formula="of:=IF([.D16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BIN([.A169])" office:value-type="string" office:string-value="10101000" calcext:value-type="string">
            <text:p>10101000</text:p>
          </table:table-cell>
          <table:table-cell office:value-type="string" calcext:value-type="string">
            <text:p>10101000</text:p>
          </table:table-cell>
          <table:table-cell table:formula="of:=SUBSTITUTE([.C169];&quot;0&quot;;&quot;&quot;)" office:value-type="string" office:string-value="111" calcext:value-type="string">
            <text:p>111</text:p>
          </table:table-cell>
          <table:table-cell table:formula="of:=IF([.D169]=&quot;11111&quot;;1;0)" office:value-type="float" office:value="0" calcext:value-type="float">
            <text:p>0</text:p>
          </table:table-cell>
          <table:table-cell table:formula="of:=IF([.D16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BIN([.A170])" office:value-type="string" office:string-value="10101001" calcext:value-type="string">
            <text:p>10101001</text:p>
          </table:table-cell>
          <table:table-cell office:value-type="string" calcext:value-type="string">
            <text:p>10101001</text:p>
          </table:table-cell>
          <table:table-cell table:formula="of:=SUBSTITUTE([.C170];&quot;0&quot;;&quot;&quot;)" office:value-type="string" office:string-value="1111" calcext:value-type="string">
            <text:p>1111</text:p>
          </table:table-cell>
          <table:table-cell table:formula="of:=IF([.D170]=&quot;11111&quot;;1;0)" office:value-type="float" office:value="0" calcext:value-type="float">
            <text:p>0</text:p>
          </table:table-cell>
          <table:table-cell table:formula="of:=IF([.D170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BIN([.A171])" office:value-type="string" office:string-value="10101010" calcext:value-type="string">
            <text:p>10101010</text:p>
          </table:table-cell>
          <table:table-cell office:value-type="string" calcext:value-type="string">
            <text:p>10101010</text:p>
          </table:table-cell>
          <table:table-cell table:formula="of:=SUBSTITUTE([.C171];&quot;0&quot;;&quot;&quot;)" office:value-type="string" office:string-value="1111" calcext:value-type="string">
            <text:p>1111</text:p>
          </table:table-cell>
          <table:table-cell table:formula="of:=IF([.D171]=&quot;11111&quot;;1;0)" office:value-type="float" office:value="0" calcext:value-type="float">
            <text:p>0</text:p>
          </table:table-cell>
          <table:table-cell table:formula="of:=IF([.D171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BIN([.A172])" office:value-type="string" office:string-value="10101011" calcext:value-type="string">
            <text:p>10101011</text:p>
          </table:table-cell>
          <table:table-cell office:value-type="string" calcext:value-type="string">
            <text:p>10101011</text:p>
          </table:table-cell>
          <table:table-cell table:formula="of:=SUBSTITUTE([.C172];&quot;0&quot;;&quot;&quot;)" office:value-type="string" office:string-value="11111" calcext:value-type="string">
            <text:p>11111</text:p>
          </table:table-cell>
          <table:table-cell table:formula="of:=IF([.D172]=&quot;11111&quot;;1;0)" office:value-type="float" office:value="1" calcext:value-type="float">
            <text:p>1</text:p>
          </table:table-cell>
          <table:table-cell table:formula="of:=IF([.D17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BIN([.A173])" office:value-type="string" office:string-value="10101100" calcext:value-type="string">
            <text:p>10101100</text:p>
          </table:table-cell>
          <table:table-cell office:value-type="string" calcext:value-type="string">
            <text:p>10101100</text:p>
          </table:table-cell>
          <table:table-cell table:formula="of:=SUBSTITUTE([.C173];&quot;0&quot;;&quot;&quot;)" office:value-type="string" office:string-value="1111" calcext:value-type="string">
            <text:p>1111</text:p>
          </table:table-cell>
          <table:table-cell table:formula="of:=IF([.D173]=&quot;11111&quot;;1;0)" office:value-type="float" office:value="0" calcext:value-type="float">
            <text:p>0</text:p>
          </table:table-cell>
          <table:table-cell table:formula="of:=IF([.D173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BIN([.A174])" office:value-type="string" office:string-value="10101101" calcext:value-type="string">
            <text:p>10101101</text:p>
          </table:table-cell>
          <table:table-cell office:value-type="string" calcext:value-type="string">
            <text:p>10101101</text:p>
          </table:table-cell>
          <table:table-cell table:formula="of:=SUBSTITUTE([.C174];&quot;0&quot;;&quot;&quot;)" office:value-type="string" office:string-value="11111" calcext:value-type="string">
            <text:p>11111</text:p>
          </table:table-cell>
          <table:table-cell table:formula="of:=IF([.D174]=&quot;11111&quot;;1;0)" office:value-type="float" office:value="1" calcext:value-type="float">
            <text:p>1</text:p>
          </table:table-cell>
          <table:table-cell table:formula="of:=IF([.D17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BIN([.A175])" office:value-type="string" office:string-value="10101110" calcext:value-type="string">
            <text:p>10101110</text:p>
          </table:table-cell>
          <table:table-cell office:value-type="string" calcext:value-type="string">
            <text:p>10101110</text:p>
          </table:table-cell>
          <table:table-cell table:formula="of:=SUBSTITUTE([.C175];&quot;0&quot;;&quot;&quot;)" office:value-type="string" office:string-value="11111" calcext:value-type="string">
            <text:p>11111</text:p>
          </table:table-cell>
          <table:table-cell table:formula="of:=IF([.D175]=&quot;11111&quot;;1;0)" office:value-type="float" office:value="1" calcext:value-type="float">
            <text:p>1</text:p>
          </table:table-cell>
          <table:table-cell table:formula="of:=IF([.D17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BIN([.A176])" office:value-type="string" office:string-value="10101111" calcext:value-type="string">
            <text:p>10101111</text:p>
          </table:table-cell>
          <table:table-cell office:value-type="string" calcext:value-type="string">
            <text:p>10101111</text:p>
          </table:table-cell>
          <table:table-cell table:formula="of:=SUBSTITUTE([.C176];&quot;0&quot;;&quot;&quot;)" office:value-type="string" office:string-value="111111" calcext:value-type="string">
            <text:p>111111</text:p>
          </table:table-cell>
          <table:table-cell table:formula="of:=IF([.D176]=&quot;11111&quot;;1;0)" office:value-type="float" office:value="0" calcext:value-type="float">
            <text:p>0</text:p>
          </table:table-cell>
          <table:table-cell table:formula="of:=IF([.D17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BIN([.A177])" office:value-type="string" office:string-value="10110000" calcext:value-type="string">
            <text:p>10110000</text:p>
          </table:table-cell>
          <table:table-cell office:value-type="string" calcext:value-type="string">
            <text:p>10110000</text:p>
          </table:table-cell>
          <table:table-cell table:formula="of:=SUBSTITUTE([.C177];&quot;0&quot;;&quot;&quot;)" office:value-type="string" office:string-value="111" calcext:value-type="string">
            <text:p>111</text:p>
          </table:table-cell>
          <table:table-cell table:formula="of:=IF([.D177]=&quot;11111&quot;;1;0)" office:value-type="float" office:value="0" calcext:value-type="float">
            <text:p>0</text:p>
          </table:table-cell>
          <table:table-cell table:formula="of:=IF([.D17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BIN([.A178])" office:value-type="string" office:string-value="10110001" calcext:value-type="string">
            <text:p>10110001</text:p>
          </table:table-cell>
          <table:table-cell office:value-type="string" calcext:value-type="string">
            <text:p>10110001</text:p>
          </table:table-cell>
          <table:table-cell table:formula="of:=SUBSTITUTE([.C178];&quot;0&quot;;&quot;&quot;)" office:value-type="string" office:string-value="1111" calcext:value-type="string">
            <text:p>1111</text:p>
          </table:table-cell>
          <table:table-cell table:formula="of:=IF([.D178]=&quot;11111&quot;;1;0)" office:value-type="float" office:value="0" calcext:value-type="float">
            <text:p>0</text:p>
          </table:table-cell>
          <table:table-cell table:formula="of:=IF([.D178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BIN([.A179])" office:value-type="string" office:string-value="10110010" calcext:value-type="string">
            <text:p>10110010</text:p>
          </table:table-cell>
          <table:table-cell office:value-type="string" calcext:value-type="string">
            <text:p>10110010</text:p>
          </table:table-cell>
          <table:table-cell table:formula="of:=SUBSTITUTE([.C179];&quot;0&quot;;&quot;&quot;)" office:value-type="string" office:string-value="1111" calcext:value-type="string">
            <text:p>1111</text:p>
          </table:table-cell>
          <table:table-cell table:formula="of:=IF([.D179]=&quot;11111&quot;;1;0)" office:value-type="float" office:value="0" calcext:value-type="float">
            <text:p>0</text:p>
          </table:table-cell>
          <table:table-cell table:formula="of:=IF([.D179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BIN([.A180])" office:value-type="string" office:string-value="10110011" calcext:value-type="string">
            <text:p>10110011</text:p>
          </table:table-cell>
          <table:table-cell office:value-type="string" calcext:value-type="string">
            <text:p>10110011</text:p>
          </table:table-cell>
          <table:table-cell table:formula="of:=SUBSTITUTE([.C180];&quot;0&quot;;&quot;&quot;)" office:value-type="string" office:string-value="11111" calcext:value-type="string">
            <text:p>11111</text:p>
          </table:table-cell>
          <table:table-cell table:formula="of:=IF([.D180]=&quot;11111&quot;;1;0)" office:value-type="float" office:value="1" calcext:value-type="float">
            <text:p>1</text:p>
          </table:table-cell>
          <table:table-cell table:formula="of:=IF([.D18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BIN([.A181])" office:value-type="string" office:string-value="10110100" calcext:value-type="string">
            <text:p>10110100</text:p>
          </table:table-cell>
          <table:table-cell office:value-type="string" calcext:value-type="string">
            <text:p>10110100</text:p>
          </table:table-cell>
          <table:table-cell table:formula="of:=SUBSTITUTE([.C181];&quot;0&quot;;&quot;&quot;)" office:value-type="string" office:string-value="1111" calcext:value-type="string">
            <text:p>1111</text:p>
          </table:table-cell>
          <table:table-cell table:formula="of:=IF([.D181]=&quot;11111&quot;;1;0)" office:value-type="float" office:value="0" calcext:value-type="float">
            <text:p>0</text:p>
          </table:table-cell>
          <table:table-cell table:formula="of:=IF([.D181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BIN([.A182])" office:value-type="string" office:string-value="10110101" calcext:value-type="string">
            <text:p>10110101</text:p>
          </table:table-cell>
          <table:table-cell office:value-type="string" calcext:value-type="string">
            <text:p>10110101</text:p>
          </table:table-cell>
          <table:table-cell table:formula="of:=SUBSTITUTE([.C182];&quot;0&quot;;&quot;&quot;)" office:value-type="string" office:string-value="11111" calcext:value-type="string">
            <text:p>11111</text:p>
          </table:table-cell>
          <table:table-cell table:formula="of:=IF([.D182]=&quot;11111&quot;;1;0)" office:value-type="float" office:value="1" calcext:value-type="float">
            <text:p>1</text:p>
          </table:table-cell>
          <table:table-cell table:formula="of:=IF([.D18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BIN([.A183])" office:value-type="string" office:string-value="10110110" calcext:value-type="string">
            <text:p>10110110</text:p>
          </table:table-cell>
          <table:table-cell office:value-type="string" calcext:value-type="string">
            <text:p>10110110</text:p>
          </table:table-cell>
          <table:table-cell table:formula="of:=SUBSTITUTE([.C183];&quot;0&quot;;&quot;&quot;)" office:value-type="string" office:string-value="11111" calcext:value-type="string">
            <text:p>11111</text:p>
          </table:table-cell>
          <table:table-cell table:formula="of:=IF([.D183]=&quot;11111&quot;;1;0)" office:value-type="float" office:value="1" calcext:value-type="float">
            <text:p>1</text:p>
          </table:table-cell>
          <table:table-cell table:formula="of:=IF([.D18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BIN([.A184])" office:value-type="string" office:string-value="10110111" calcext:value-type="string">
            <text:p>10110111</text:p>
          </table:table-cell>
          <table:table-cell office:value-type="string" calcext:value-type="string">
            <text:p>10110111</text:p>
          </table:table-cell>
          <table:table-cell table:formula="of:=SUBSTITUTE([.C184];&quot;0&quot;;&quot;&quot;)" office:value-type="string" office:string-value="111111" calcext:value-type="string">
            <text:p>111111</text:p>
          </table:table-cell>
          <table:table-cell table:formula="of:=IF([.D184]=&quot;11111&quot;;1;0)" office:value-type="float" office:value="0" calcext:value-type="float">
            <text:p>0</text:p>
          </table:table-cell>
          <table:table-cell table:formula="of:=IF([.D18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BIN([.A185])" office:value-type="string" office:string-value="10111000" calcext:value-type="string">
            <text:p>10111000</text:p>
          </table:table-cell>
          <table:table-cell office:value-type="string" calcext:value-type="string">
            <text:p>10111000</text:p>
          </table:table-cell>
          <table:table-cell table:formula="of:=SUBSTITUTE([.C185];&quot;0&quot;;&quot;&quot;)" office:value-type="string" office:string-value="1111" calcext:value-type="string">
            <text:p>1111</text:p>
          </table:table-cell>
          <table:table-cell table:formula="of:=IF([.D185]=&quot;11111&quot;;1;0)" office:value-type="float" office:value="0" calcext:value-type="float">
            <text:p>0</text:p>
          </table:table-cell>
          <table:table-cell table:formula="of:=IF([.D185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BIN([.A186])" office:value-type="string" office:string-value="10111001" calcext:value-type="string">
            <text:p>10111001</text:p>
          </table:table-cell>
          <table:table-cell office:value-type="string" calcext:value-type="string">
            <text:p>10111001</text:p>
          </table:table-cell>
          <table:table-cell table:formula="of:=SUBSTITUTE([.C186];&quot;0&quot;;&quot;&quot;)" office:value-type="string" office:string-value="11111" calcext:value-type="string">
            <text:p>11111</text:p>
          </table:table-cell>
          <table:table-cell table:formula="of:=IF([.D186]=&quot;11111&quot;;1;0)" office:value-type="float" office:value="1" calcext:value-type="float">
            <text:p>1</text:p>
          </table:table-cell>
          <table:table-cell table:formula="of:=IF([.D18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BIN([.A187])" office:value-type="string" office:string-value="10111010" calcext:value-type="string">
            <text:p>10111010</text:p>
          </table:table-cell>
          <table:table-cell office:value-type="string" calcext:value-type="string">
            <text:p>10111010</text:p>
          </table:table-cell>
          <table:table-cell table:formula="of:=SUBSTITUTE([.C187];&quot;0&quot;;&quot;&quot;)" office:value-type="string" office:string-value="11111" calcext:value-type="string">
            <text:p>11111</text:p>
          </table:table-cell>
          <table:table-cell table:formula="of:=IF([.D187]=&quot;11111&quot;;1;0)" office:value-type="float" office:value="1" calcext:value-type="float">
            <text:p>1</text:p>
          </table:table-cell>
          <table:table-cell table:formula="of:=IF([.D18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BIN([.A188])" office:value-type="string" office:string-value="10111011" calcext:value-type="string">
            <text:p>10111011</text:p>
          </table:table-cell>
          <table:table-cell office:value-type="string" calcext:value-type="string">
            <text:p>10111011</text:p>
          </table:table-cell>
          <table:table-cell table:formula="of:=SUBSTITUTE([.C188];&quot;0&quot;;&quot;&quot;)" office:value-type="string" office:string-value="111111" calcext:value-type="string">
            <text:p>111111</text:p>
          </table:table-cell>
          <table:table-cell table:formula="of:=IF([.D188]=&quot;11111&quot;;1;0)" office:value-type="float" office:value="0" calcext:value-type="float">
            <text:p>0</text:p>
          </table:table-cell>
          <table:table-cell table:formula="of:=IF([.D18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BIN([.A189])" office:value-type="string" office:string-value="10111100" calcext:value-type="string">
            <text:p>10111100</text:p>
          </table:table-cell>
          <table:table-cell office:value-type="string" calcext:value-type="string">
            <text:p>10111100</text:p>
          </table:table-cell>
          <table:table-cell table:formula="of:=SUBSTITUTE([.C189];&quot;0&quot;;&quot;&quot;)" office:value-type="string" office:string-value="11111" calcext:value-type="string">
            <text:p>11111</text:p>
          </table:table-cell>
          <table:table-cell table:formula="of:=IF([.D189]=&quot;11111&quot;;1;0)" office:value-type="float" office:value="1" calcext:value-type="float">
            <text:p>1</text:p>
          </table:table-cell>
          <table:table-cell table:formula="of:=IF([.D18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BIN([.A190])" office:value-type="string" office:string-value="10111101" calcext:value-type="string">
            <text:p>10111101</text:p>
          </table:table-cell>
          <table:table-cell office:value-type="string" calcext:value-type="string">
            <text:p>10111101</text:p>
          </table:table-cell>
          <table:table-cell table:formula="of:=SUBSTITUTE([.C190];&quot;0&quot;;&quot;&quot;)" office:value-type="string" office:string-value="111111" calcext:value-type="string">
            <text:p>111111</text:p>
          </table:table-cell>
          <table:table-cell table:formula="of:=IF([.D190]=&quot;11111&quot;;1;0)" office:value-type="float" office:value="0" calcext:value-type="float">
            <text:p>0</text:p>
          </table:table-cell>
          <table:table-cell table:formula="of:=IF([.D19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BIN([.A191])" office:value-type="string" office:string-value="10111110" calcext:value-type="string">
            <text:p>10111110</text:p>
          </table:table-cell>
          <table:table-cell office:value-type="string" calcext:value-type="string">
            <text:p>10111110</text:p>
          </table:table-cell>
          <table:table-cell table:formula="of:=SUBSTITUTE([.C191];&quot;0&quot;;&quot;&quot;)" office:value-type="string" office:string-value="111111" calcext:value-type="string">
            <text:p>111111</text:p>
          </table:table-cell>
          <table:table-cell table:formula="of:=IF([.D191]=&quot;11111&quot;;1;0)" office:value-type="float" office:value="0" calcext:value-type="float">
            <text:p>0</text:p>
          </table:table-cell>
          <table:table-cell table:formula="of:=IF([.D19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BIN([.A192])" office:value-type="string" office:string-value="10111111" calcext:value-type="string">
            <text:p>10111111</text:p>
          </table:table-cell>
          <table:table-cell office:value-type="string" calcext:value-type="string">
            <text:p>10111111</text:p>
          </table:table-cell>
          <table:table-cell table:formula="of:=SUBSTITUTE([.C192];&quot;0&quot;;&quot;&quot;)" office:value-type="string" office:string-value="1111111" calcext:value-type="string">
            <text:p>1111111</text:p>
          </table:table-cell>
          <table:table-cell table:formula="of:=IF([.D192]=&quot;11111&quot;;1;0)" office:value-type="float" office:value="0" calcext:value-type="float">
            <text:p>0</text:p>
          </table:table-cell>
          <table:table-cell table:formula="of:=IF([.D19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BIN([.A193])" office:value-type="string" office:string-value="11000000" calcext:value-type="string">
            <text:p>11000000</text:p>
          </table:table-cell>
          <table:table-cell office:value-type="string" calcext:value-type="string">
            <text:p>11000000</text:p>
          </table:table-cell>
          <table:table-cell table:formula="of:=SUBSTITUTE([.C193];&quot;0&quot;;&quot;&quot;)" office:value-type="string" office:string-value="11" calcext:value-type="string">
            <text:p>11</text:p>
          </table:table-cell>
          <table:table-cell table:formula="of:=IF([.D193]=&quot;11111&quot;;1;0)" office:value-type="float" office:value="0" calcext:value-type="float">
            <text:p>0</text:p>
          </table:table-cell>
          <table:table-cell table:formula="of:=IF([.D19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BIN([.A194])" office:value-type="string" office:string-value="11000001" calcext:value-type="string">
            <text:p>11000001</text:p>
          </table:table-cell>
          <table:table-cell office:value-type="string" calcext:value-type="string">
            <text:p>11000001</text:p>
          </table:table-cell>
          <table:table-cell table:formula="of:=SUBSTITUTE([.C194];&quot;0&quot;;&quot;&quot;)" office:value-type="string" office:string-value="111" calcext:value-type="string">
            <text:p>111</text:p>
          </table:table-cell>
          <table:table-cell table:formula="of:=IF([.D194]=&quot;11111&quot;;1;0)" office:value-type="float" office:value="0" calcext:value-type="float">
            <text:p>0</text:p>
          </table:table-cell>
          <table:table-cell table:formula="of:=IF([.D19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BIN([.A195])" office:value-type="string" office:string-value="11000010" calcext:value-type="string">
            <text:p>11000010</text:p>
          </table:table-cell>
          <table:table-cell office:value-type="string" calcext:value-type="string">
            <text:p>11000010</text:p>
          </table:table-cell>
          <table:table-cell table:formula="of:=SUBSTITUTE([.C195];&quot;0&quot;;&quot;&quot;)" office:value-type="string" office:string-value="111" calcext:value-type="string">
            <text:p>111</text:p>
          </table:table-cell>
          <table:table-cell table:formula="of:=IF([.D195]=&quot;11111&quot;;1;0)" office:value-type="float" office:value="0" calcext:value-type="float">
            <text:p>0</text:p>
          </table:table-cell>
          <table:table-cell table:formula="of:=IF([.D19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BIN([.A196])" office:value-type="string" office:string-value="11000011" calcext:value-type="string">
            <text:p>11000011</text:p>
          </table:table-cell>
          <table:table-cell office:value-type="string" calcext:value-type="string">
            <text:p>11000011</text:p>
          </table:table-cell>
          <table:table-cell table:formula="of:=SUBSTITUTE([.C196];&quot;0&quot;;&quot;&quot;)" office:value-type="string" office:string-value="1111" calcext:value-type="string">
            <text:p>1111</text:p>
          </table:table-cell>
          <table:table-cell table:formula="of:=IF([.D196]=&quot;11111&quot;;1;0)" office:value-type="float" office:value="0" calcext:value-type="float">
            <text:p>0</text:p>
          </table:table-cell>
          <table:table-cell table:formula="of:=IF([.D196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BIN([.A197])" office:value-type="string" office:string-value="11000100" calcext:value-type="string">
            <text:p>11000100</text:p>
          </table:table-cell>
          <table:table-cell office:value-type="string" calcext:value-type="string">
            <text:p>11000100</text:p>
          </table:table-cell>
          <table:table-cell table:formula="of:=SUBSTITUTE([.C197];&quot;0&quot;;&quot;&quot;)" office:value-type="string" office:string-value="111" calcext:value-type="string">
            <text:p>111</text:p>
          </table:table-cell>
          <table:table-cell table:formula="of:=IF([.D197]=&quot;11111&quot;;1;0)" office:value-type="float" office:value="0" calcext:value-type="float">
            <text:p>0</text:p>
          </table:table-cell>
          <table:table-cell table:formula="of:=IF([.D19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BIN([.A198])" office:value-type="string" office:string-value="11000101" calcext:value-type="string">
            <text:p>11000101</text:p>
          </table:table-cell>
          <table:table-cell office:value-type="string" calcext:value-type="string">
            <text:p>11000101</text:p>
          </table:table-cell>
          <table:table-cell table:formula="of:=SUBSTITUTE([.C198];&quot;0&quot;;&quot;&quot;)" office:value-type="string" office:string-value="1111" calcext:value-type="string">
            <text:p>1111</text:p>
          </table:table-cell>
          <table:table-cell table:formula="of:=IF([.D198]=&quot;11111&quot;;1;0)" office:value-type="float" office:value="0" calcext:value-type="float">
            <text:p>0</text:p>
          </table:table-cell>
          <table:table-cell table:formula="of:=IF([.D198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BIN([.A199])" office:value-type="string" office:string-value="11000110" calcext:value-type="string">
            <text:p>11000110</text:p>
          </table:table-cell>
          <table:table-cell office:value-type="string" calcext:value-type="string">
            <text:p>11000110</text:p>
          </table:table-cell>
          <table:table-cell table:formula="of:=SUBSTITUTE([.C199];&quot;0&quot;;&quot;&quot;)" office:value-type="string" office:string-value="1111" calcext:value-type="string">
            <text:p>1111</text:p>
          </table:table-cell>
          <table:table-cell table:formula="of:=IF([.D199]=&quot;11111&quot;;1;0)" office:value-type="float" office:value="0" calcext:value-type="float">
            <text:p>0</text:p>
          </table:table-cell>
          <table:table-cell table:formula="of:=IF([.D199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BIN([.A200])" office:value-type="string" office:string-value="11000111" calcext:value-type="string">
            <text:p>11000111</text:p>
          </table:table-cell>
          <table:table-cell office:value-type="string" calcext:value-type="string">
            <text:p>11000111</text:p>
          </table:table-cell>
          <table:table-cell table:formula="of:=SUBSTITUTE([.C200];&quot;0&quot;;&quot;&quot;)" office:value-type="string" office:string-value="11111" calcext:value-type="string">
            <text:p>11111</text:p>
          </table:table-cell>
          <table:table-cell table:formula="of:=IF([.D200]=&quot;11111&quot;;1;0)" office:value-type="float" office:value="1" calcext:value-type="float">
            <text:p>1</text:p>
          </table:table-cell>
          <table:table-cell table:formula="of:=IF([.D20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BIN([.A201])" office:value-type="string" office:string-value="11001000" calcext:value-type="string">
            <text:p>11001000</text:p>
          </table:table-cell>
          <table:table-cell office:value-type="string" calcext:value-type="string">
            <text:p>11001000</text:p>
          </table:table-cell>
          <table:table-cell table:formula="of:=SUBSTITUTE([.C201];&quot;0&quot;;&quot;&quot;)" office:value-type="string" office:string-value="111" calcext:value-type="string">
            <text:p>111</text:p>
          </table:table-cell>
          <table:table-cell table:formula="of:=IF([.D201]=&quot;11111&quot;;1;0)" office:value-type="float" office:value="0" calcext:value-type="float">
            <text:p>0</text:p>
          </table:table-cell>
          <table:table-cell table:formula="of:=IF([.D20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BIN([.A202])" office:value-type="string" office:string-value="11001001" calcext:value-type="string">
            <text:p>11001001</text:p>
          </table:table-cell>
          <table:table-cell office:value-type="string" calcext:value-type="string">
            <text:p>11001001</text:p>
          </table:table-cell>
          <table:table-cell table:formula="of:=SUBSTITUTE([.C202];&quot;0&quot;;&quot;&quot;)" office:value-type="string" office:string-value="1111" calcext:value-type="string">
            <text:p>1111</text:p>
          </table:table-cell>
          <table:table-cell table:formula="of:=IF([.D202]=&quot;11111&quot;;1;0)" office:value-type="float" office:value="0" calcext:value-type="float">
            <text:p>0</text:p>
          </table:table-cell>
          <table:table-cell table:formula="of:=IF([.D202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BIN([.A203])" office:value-type="string" office:string-value="11001010" calcext:value-type="string">
            <text:p>11001010</text:p>
          </table:table-cell>
          <table:table-cell office:value-type="string" calcext:value-type="string">
            <text:p>11001010</text:p>
          </table:table-cell>
          <table:table-cell table:formula="of:=SUBSTITUTE([.C203];&quot;0&quot;;&quot;&quot;)" office:value-type="string" office:string-value="1111" calcext:value-type="string">
            <text:p>1111</text:p>
          </table:table-cell>
          <table:table-cell table:formula="of:=IF([.D203]=&quot;11111&quot;;1;0)" office:value-type="float" office:value="0" calcext:value-type="float">
            <text:p>0</text:p>
          </table:table-cell>
          <table:table-cell table:formula="of:=IF([.D203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BIN([.A204])" office:value-type="string" office:string-value="11001011" calcext:value-type="string">
            <text:p>11001011</text:p>
          </table:table-cell>
          <table:table-cell office:value-type="string" calcext:value-type="string">
            <text:p>11001011</text:p>
          </table:table-cell>
          <table:table-cell table:formula="of:=SUBSTITUTE([.C204];&quot;0&quot;;&quot;&quot;)" office:value-type="string" office:string-value="11111" calcext:value-type="string">
            <text:p>11111</text:p>
          </table:table-cell>
          <table:table-cell table:formula="of:=IF([.D204]=&quot;11111&quot;;1;0)" office:value-type="float" office:value="1" calcext:value-type="float">
            <text:p>1</text:p>
          </table:table-cell>
          <table:table-cell table:formula="of:=IF([.D20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BIN([.A205])" office:value-type="string" office:string-value="11001100" calcext:value-type="string">
            <text:p>11001100</text:p>
          </table:table-cell>
          <table:table-cell office:value-type="string" calcext:value-type="string">
            <text:p>11001100</text:p>
          </table:table-cell>
          <table:table-cell table:formula="of:=SUBSTITUTE([.C205];&quot;0&quot;;&quot;&quot;)" office:value-type="string" office:string-value="1111" calcext:value-type="string">
            <text:p>1111</text:p>
          </table:table-cell>
          <table:table-cell table:formula="of:=IF([.D205]=&quot;11111&quot;;1;0)" office:value-type="float" office:value="0" calcext:value-type="float">
            <text:p>0</text:p>
          </table:table-cell>
          <table:table-cell table:formula="of:=IF([.D205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BIN([.A206])" office:value-type="string" office:string-value="11001101" calcext:value-type="string">
            <text:p>11001101</text:p>
          </table:table-cell>
          <table:table-cell office:value-type="string" calcext:value-type="string">
            <text:p>11001101</text:p>
          </table:table-cell>
          <table:table-cell table:formula="of:=SUBSTITUTE([.C206];&quot;0&quot;;&quot;&quot;)" office:value-type="string" office:string-value="11111" calcext:value-type="string">
            <text:p>11111</text:p>
          </table:table-cell>
          <table:table-cell table:formula="of:=IF([.D206]=&quot;11111&quot;;1;0)" office:value-type="float" office:value="1" calcext:value-type="float">
            <text:p>1</text:p>
          </table:table-cell>
          <table:table-cell table:formula="of:=IF([.D20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BIN([.A207])" office:value-type="string" office:string-value="11001110" calcext:value-type="string">
            <text:p>11001110</text:p>
          </table:table-cell>
          <table:table-cell office:value-type="string" calcext:value-type="string">
            <text:p>11001110</text:p>
          </table:table-cell>
          <table:table-cell table:formula="of:=SUBSTITUTE([.C207];&quot;0&quot;;&quot;&quot;)" office:value-type="string" office:string-value="11111" calcext:value-type="string">
            <text:p>11111</text:p>
          </table:table-cell>
          <table:table-cell table:formula="of:=IF([.D207]=&quot;11111&quot;;1;0)" office:value-type="float" office:value="1" calcext:value-type="float">
            <text:p>1</text:p>
          </table:table-cell>
          <table:table-cell table:formula="of:=IF([.D20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BIN([.A208])" office:value-type="string" office:string-value="11001111" calcext:value-type="string">
            <text:p>11001111</text:p>
          </table:table-cell>
          <table:table-cell office:value-type="string" calcext:value-type="string">
            <text:p>11001111</text:p>
          </table:table-cell>
          <table:table-cell table:formula="of:=SUBSTITUTE([.C208];&quot;0&quot;;&quot;&quot;)" office:value-type="string" office:string-value="111111" calcext:value-type="string">
            <text:p>111111</text:p>
          </table:table-cell>
          <table:table-cell table:formula="of:=IF([.D208]=&quot;11111&quot;;1;0)" office:value-type="float" office:value="0" calcext:value-type="float">
            <text:p>0</text:p>
          </table:table-cell>
          <table:table-cell table:formula="of:=IF([.D20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BIN([.A209])" office:value-type="string" office:string-value="11010000" calcext:value-type="string">
            <text:p>11010000</text:p>
          </table:table-cell>
          <table:table-cell office:value-type="string" calcext:value-type="string">
            <text:p>11010000</text:p>
          </table:table-cell>
          <table:table-cell table:formula="of:=SUBSTITUTE([.C209];&quot;0&quot;;&quot;&quot;)" office:value-type="string" office:string-value="111" calcext:value-type="string">
            <text:p>111</text:p>
          </table:table-cell>
          <table:table-cell table:formula="of:=IF([.D209]=&quot;11111&quot;;1;0)" office:value-type="float" office:value="0" calcext:value-type="float">
            <text:p>0</text:p>
          </table:table-cell>
          <table:table-cell table:formula="of:=IF([.D20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BIN([.A210])" office:value-type="string" office:string-value="11010001" calcext:value-type="string">
            <text:p>11010001</text:p>
          </table:table-cell>
          <table:table-cell office:value-type="string" calcext:value-type="string">
            <text:p>11010001</text:p>
          </table:table-cell>
          <table:table-cell table:formula="of:=SUBSTITUTE([.C210];&quot;0&quot;;&quot;&quot;)" office:value-type="string" office:string-value="1111" calcext:value-type="string">
            <text:p>1111</text:p>
          </table:table-cell>
          <table:table-cell table:formula="of:=IF([.D210]=&quot;11111&quot;;1;0)" office:value-type="float" office:value="0" calcext:value-type="float">
            <text:p>0</text:p>
          </table:table-cell>
          <table:table-cell table:formula="of:=IF([.D210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BIN([.A211])" office:value-type="string" office:string-value="11010010" calcext:value-type="string">
            <text:p>11010010</text:p>
          </table:table-cell>
          <table:table-cell office:value-type="string" calcext:value-type="string">
            <text:p>11010010</text:p>
          </table:table-cell>
          <table:table-cell table:formula="of:=SUBSTITUTE([.C211];&quot;0&quot;;&quot;&quot;)" office:value-type="string" office:string-value="1111" calcext:value-type="string">
            <text:p>1111</text:p>
          </table:table-cell>
          <table:table-cell table:formula="of:=IF([.D211]=&quot;11111&quot;;1;0)" office:value-type="float" office:value="0" calcext:value-type="float">
            <text:p>0</text:p>
          </table:table-cell>
          <table:table-cell table:formula="of:=IF([.D211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BIN([.A212])" office:value-type="string" office:string-value="11010011" calcext:value-type="string">
            <text:p>11010011</text:p>
          </table:table-cell>
          <table:table-cell office:value-type="string" calcext:value-type="string">
            <text:p>11010011</text:p>
          </table:table-cell>
          <table:table-cell table:formula="of:=SUBSTITUTE([.C212];&quot;0&quot;;&quot;&quot;)" office:value-type="string" office:string-value="11111" calcext:value-type="string">
            <text:p>11111</text:p>
          </table:table-cell>
          <table:table-cell table:formula="of:=IF([.D212]=&quot;11111&quot;;1;0)" office:value-type="float" office:value="1" calcext:value-type="float">
            <text:p>1</text:p>
          </table:table-cell>
          <table:table-cell table:formula="of:=IF([.D21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BIN([.A213])" office:value-type="string" office:string-value="11010100" calcext:value-type="string">
            <text:p>11010100</text:p>
          </table:table-cell>
          <table:table-cell office:value-type="string" calcext:value-type="string">
            <text:p>11010100</text:p>
          </table:table-cell>
          <table:table-cell table:formula="of:=SUBSTITUTE([.C213];&quot;0&quot;;&quot;&quot;)" office:value-type="string" office:string-value="1111" calcext:value-type="string">
            <text:p>1111</text:p>
          </table:table-cell>
          <table:table-cell table:formula="of:=IF([.D213]=&quot;11111&quot;;1;0)" office:value-type="float" office:value="0" calcext:value-type="float">
            <text:p>0</text:p>
          </table:table-cell>
          <table:table-cell table:formula="of:=IF([.D213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BIN([.A214])" office:value-type="string" office:string-value="11010101" calcext:value-type="string">
            <text:p>11010101</text:p>
          </table:table-cell>
          <table:table-cell office:value-type="string" calcext:value-type="string">
            <text:p>11010101</text:p>
          </table:table-cell>
          <table:table-cell table:formula="of:=SUBSTITUTE([.C214];&quot;0&quot;;&quot;&quot;)" office:value-type="string" office:string-value="11111" calcext:value-type="string">
            <text:p>11111</text:p>
          </table:table-cell>
          <table:table-cell table:formula="of:=IF([.D214]=&quot;11111&quot;;1;0)" office:value-type="float" office:value="1" calcext:value-type="float">
            <text:p>1</text:p>
          </table:table-cell>
          <table:table-cell table:formula="of:=IF([.D21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BIN([.A215])" office:value-type="string" office:string-value="11010110" calcext:value-type="string">
            <text:p>11010110</text:p>
          </table:table-cell>
          <table:table-cell office:value-type="string" calcext:value-type="string">
            <text:p>11010110</text:p>
          </table:table-cell>
          <table:table-cell table:formula="of:=SUBSTITUTE([.C215];&quot;0&quot;;&quot;&quot;)" office:value-type="string" office:string-value="11111" calcext:value-type="string">
            <text:p>11111</text:p>
          </table:table-cell>
          <table:table-cell table:formula="of:=IF([.D215]=&quot;11111&quot;;1;0)" office:value-type="float" office:value="1" calcext:value-type="float">
            <text:p>1</text:p>
          </table:table-cell>
          <table:table-cell table:formula="of:=IF([.D21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BIN([.A216])" office:value-type="string" office:string-value="11010111" calcext:value-type="string">
            <text:p>11010111</text:p>
          </table:table-cell>
          <table:table-cell office:value-type="string" calcext:value-type="string">
            <text:p>11010111</text:p>
          </table:table-cell>
          <table:table-cell table:formula="of:=SUBSTITUTE([.C216];&quot;0&quot;;&quot;&quot;)" office:value-type="string" office:string-value="111111" calcext:value-type="string">
            <text:p>111111</text:p>
          </table:table-cell>
          <table:table-cell table:formula="of:=IF([.D216]=&quot;11111&quot;;1;0)" office:value-type="float" office:value="0" calcext:value-type="float">
            <text:p>0</text:p>
          </table:table-cell>
          <table:table-cell table:formula="of:=IF([.D21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BIN([.A217])" office:value-type="string" office:string-value="11011000" calcext:value-type="string">
            <text:p>11011000</text:p>
          </table:table-cell>
          <table:table-cell office:value-type="string" calcext:value-type="string">
            <text:p>11011000</text:p>
          </table:table-cell>
          <table:table-cell table:formula="of:=SUBSTITUTE([.C217];&quot;0&quot;;&quot;&quot;)" office:value-type="string" office:string-value="1111" calcext:value-type="string">
            <text:p>1111</text:p>
          </table:table-cell>
          <table:table-cell table:formula="of:=IF([.D217]=&quot;11111&quot;;1;0)" office:value-type="float" office:value="0" calcext:value-type="float">
            <text:p>0</text:p>
          </table:table-cell>
          <table:table-cell table:formula="of:=IF([.D217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BIN([.A218])" office:value-type="string" office:string-value="11011001" calcext:value-type="string">
            <text:p>11011001</text:p>
          </table:table-cell>
          <table:table-cell office:value-type="string" calcext:value-type="string">
            <text:p>11011001</text:p>
          </table:table-cell>
          <table:table-cell table:formula="of:=SUBSTITUTE([.C218];&quot;0&quot;;&quot;&quot;)" office:value-type="string" office:string-value="11111" calcext:value-type="string">
            <text:p>11111</text:p>
          </table:table-cell>
          <table:table-cell table:formula="of:=IF([.D218]=&quot;11111&quot;;1;0)" office:value-type="float" office:value="1" calcext:value-type="float">
            <text:p>1</text:p>
          </table:table-cell>
          <table:table-cell table:formula="of:=IF([.D21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BIN([.A219])" office:value-type="string" office:string-value="11011010" calcext:value-type="string">
            <text:p>11011010</text:p>
          </table:table-cell>
          <table:table-cell office:value-type="string" calcext:value-type="string">
            <text:p>11011010</text:p>
          </table:table-cell>
          <table:table-cell table:formula="of:=SUBSTITUTE([.C219];&quot;0&quot;;&quot;&quot;)" office:value-type="string" office:string-value="11111" calcext:value-type="string">
            <text:p>11111</text:p>
          </table:table-cell>
          <table:table-cell table:formula="of:=IF([.D219]=&quot;11111&quot;;1;0)" office:value-type="float" office:value="1" calcext:value-type="float">
            <text:p>1</text:p>
          </table:table-cell>
          <table:table-cell table:formula="of:=IF([.D21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BIN([.A220])" office:value-type="string" office:string-value="11011011" calcext:value-type="string">
            <text:p>11011011</text:p>
          </table:table-cell>
          <table:table-cell office:value-type="string" calcext:value-type="string">
            <text:p>11011011</text:p>
          </table:table-cell>
          <table:table-cell table:formula="of:=SUBSTITUTE([.C220];&quot;0&quot;;&quot;&quot;)" office:value-type="string" office:string-value="111111" calcext:value-type="string">
            <text:p>111111</text:p>
          </table:table-cell>
          <table:table-cell table:formula="of:=IF([.D220]=&quot;11111&quot;;1;0)" office:value-type="float" office:value="0" calcext:value-type="float">
            <text:p>0</text:p>
          </table:table-cell>
          <table:table-cell table:formula="of:=IF([.D22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BIN([.A221])" office:value-type="string" office:string-value="11011100" calcext:value-type="string">
            <text:p>11011100</text:p>
          </table:table-cell>
          <table:table-cell office:value-type="string" calcext:value-type="string">
            <text:p>11011100</text:p>
          </table:table-cell>
          <table:table-cell table:formula="of:=SUBSTITUTE([.C221];&quot;0&quot;;&quot;&quot;)" office:value-type="string" office:string-value="11111" calcext:value-type="string">
            <text:p>11111</text:p>
          </table:table-cell>
          <table:table-cell table:formula="of:=IF([.D221]=&quot;11111&quot;;1;0)" office:value-type="float" office:value="1" calcext:value-type="float">
            <text:p>1</text:p>
          </table:table-cell>
          <table:table-cell table:formula="of:=IF([.D22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BIN([.A222])" office:value-type="string" office:string-value="11011101" calcext:value-type="string">
            <text:p>11011101</text:p>
          </table:table-cell>
          <table:table-cell office:value-type="string" calcext:value-type="string">
            <text:p>11011101</text:p>
          </table:table-cell>
          <table:table-cell table:formula="of:=SUBSTITUTE([.C222];&quot;0&quot;;&quot;&quot;)" office:value-type="string" office:string-value="111111" calcext:value-type="string">
            <text:p>111111</text:p>
          </table:table-cell>
          <table:table-cell table:formula="of:=IF([.D222]=&quot;11111&quot;;1;0)" office:value-type="float" office:value="0" calcext:value-type="float">
            <text:p>0</text:p>
          </table:table-cell>
          <table:table-cell table:formula="of:=IF([.D22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BIN([.A223])" office:value-type="string" office:string-value="11011110" calcext:value-type="string">
            <text:p>11011110</text:p>
          </table:table-cell>
          <table:table-cell office:value-type="string" calcext:value-type="string">
            <text:p>11011110</text:p>
          </table:table-cell>
          <table:table-cell table:formula="of:=SUBSTITUTE([.C223];&quot;0&quot;;&quot;&quot;)" office:value-type="string" office:string-value="111111" calcext:value-type="string">
            <text:p>111111</text:p>
          </table:table-cell>
          <table:table-cell table:formula="of:=IF([.D223]=&quot;11111&quot;;1;0)" office:value-type="float" office:value="0" calcext:value-type="float">
            <text:p>0</text:p>
          </table:table-cell>
          <table:table-cell table:formula="of:=IF([.D22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BIN([.A224])" office:value-type="string" office:string-value="11011111" calcext:value-type="string">
            <text:p>11011111</text:p>
          </table:table-cell>
          <table:table-cell office:value-type="string" calcext:value-type="string">
            <text:p>11011111</text:p>
          </table:table-cell>
          <table:table-cell table:formula="of:=SUBSTITUTE([.C224];&quot;0&quot;;&quot;&quot;)" office:value-type="string" office:string-value="1111111" calcext:value-type="string">
            <text:p>1111111</text:p>
          </table:table-cell>
          <table:table-cell table:formula="of:=IF([.D224]=&quot;11111&quot;;1;0)" office:value-type="float" office:value="0" calcext:value-type="float">
            <text:p>0</text:p>
          </table:table-cell>
          <table:table-cell table:formula="of:=IF([.D22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BIN([.A225])" office:value-type="string" office:string-value="11100000" calcext:value-type="string">
            <text:p>11100000</text:p>
          </table:table-cell>
          <table:table-cell office:value-type="string" calcext:value-type="string">
            <text:p>11100000</text:p>
          </table:table-cell>
          <table:table-cell table:formula="of:=SUBSTITUTE([.C225];&quot;0&quot;;&quot;&quot;)" office:value-type="string" office:string-value="111" calcext:value-type="string">
            <text:p>111</text:p>
          </table:table-cell>
          <table:table-cell table:formula="of:=IF([.D225]=&quot;11111&quot;;1;0)" office:value-type="float" office:value="0" calcext:value-type="float">
            <text:p>0</text:p>
          </table:table-cell>
          <table:table-cell table:formula="of:=IF([.D22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BIN([.A226])" office:value-type="string" office:string-value="11100001" calcext:value-type="string">
            <text:p>11100001</text:p>
          </table:table-cell>
          <table:table-cell office:value-type="string" calcext:value-type="string">
            <text:p>11100001</text:p>
          </table:table-cell>
          <table:table-cell table:formula="of:=SUBSTITUTE([.C226];&quot;0&quot;;&quot;&quot;)" office:value-type="string" office:string-value="1111" calcext:value-type="string">
            <text:p>1111</text:p>
          </table:table-cell>
          <table:table-cell table:formula="of:=IF([.D226]=&quot;11111&quot;;1;0)" office:value-type="float" office:value="0" calcext:value-type="float">
            <text:p>0</text:p>
          </table:table-cell>
          <table:table-cell table:formula="of:=IF([.D226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BIN([.A227])" office:value-type="string" office:string-value="11100010" calcext:value-type="string">
            <text:p>11100010</text:p>
          </table:table-cell>
          <table:table-cell office:value-type="string" calcext:value-type="string">
            <text:p>11100010</text:p>
          </table:table-cell>
          <table:table-cell table:formula="of:=SUBSTITUTE([.C227];&quot;0&quot;;&quot;&quot;)" office:value-type="string" office:string-value="1111" calcext:value-type="string">
            <text:p>1111</text:p>
          </table:table-cell>
          <table:table-cell table:formula="of:=IF([.D227]=&quot;11111&quot;;1;0)" office:value-type="float" office:value="0" calcext:value-type="float">
            <text:p>0</text:p>
          </table:table-cell>
          <table:table-cell table:formula="of:=IF([.D227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BIN([.A228])" office:value-type="string" office:string-value="11100011" calcext:value-type="string">
            <text:p>11100011</text:p>
          </table:table-cell>
          <table:table-cell office:value-type="string" calcext:value-type="string">
            <text:p>11100011</text:p>
          </table:table-cell>
          <table:table-cell table:formula="of:=SUBSTITUTE([.C228];&quot;0&quot;;&quot;&quot;)" office:value-type="string" office:string-value="11111" calcext:value-type="string">
            <text:p>11111</text:p>
          </table:table-cell>
          <table:table-cell table:formula="of:=IF([.D228]=&quot;11111&quot;;1;0)" office:value-type="float" office:value="1" calcext:value-type="float">
            <text:p>1</text:p>
          </table:table-cell>
          <table:table-cell table:formula="of:=IF([.D22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BIN([.A229])" office:value-type="string" office:string-value="11100100" calcext:value-type="string">
            <text:p>11100100</text:p>
          </table:table-cell>
          <table:table-cell office:value-type="string" calcext:value-type="string">
            <text:p>11100100</text:p>
          </table:table-cell>
          <table:table-cell table:formula="of:=SUBSTITUTE([.C229];&quot;0&quot;;&quot;&quot;)" office:value-type="string" office:string-value="1111" calcext:value-type="string">
            <text:p>1111</text:p>
          </table:table-cell>
          <table:table-cell table:formula="of:=IF([.D229]=&quot;11111&quot;;1;0)" office:value-type="float" office:value="0" calcext:value-type="float">
            <text:p>0</text:p>
          </table:table-cell>
          <table:table-cell table:formula="of:=IF([.D229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BIN([.A230])" office:value-type="string" office:string-value="11100101" calcext:value-type="string">
            <text:p>11100101</text:p>
          </table:table-cell>
          <table:table-cell office:value-type="string" calcext:value-type="string">
            <text:p>11100101</text:p>
          </table:table-cell>
          <table:table-cell table:formula="of:=SUBSTITUTE([.C230];&quot;0&quot;;&quot;&quot;)" office:value-type="string" office:string-value="11111" calcext:value-type="string">
            <text:p>11111</text:p>
          </table:table-cell>
          <table:table-cell table:formula="of:=IF([.D230]=&quot;11111&quot;;1;0)" office:value-type="float" office:value="1" calcext:value-type="float">
            <text:p>1</text:p>
          </table:table-cell>
          <table:table-cell table:formula="of:=IF([.D23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BIN([.A231])" office:value-type="string" office:string-value="11100110" calcext:value-type="string">
            <text:p>11100110</text:p>
          </table:table-cell>
          <table:table-cell office:value-type="string" calcext:value-type="string">
            <text:p>11100110</text:p>
          </table:table-cell>
          <table:table-cell table:formula="of:=SUBSTITUTE([.C231];&quot;0&quot;;&quot;&quot;)" office:value-type="string" office:string-value="11111" calcext:value-type="string">
            <text:p>11111</text:p>
          </table:table-cell>
          <table:table-cell table:formula="of:=IF([.D231]=&quot;11111&quot;;1;0)" office:value-type="float" office:value="1" calcext:value-type="float">
            <text:p>1</text:p>
          </table:table-cell>
          <table:table-cell table:formula="of:=IF([.D23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BIN([.A232])" office:value-type="string" office:string-value="11100111" calcext:value-type="string">
            <text:p>11100111</text:p>
          </table:table-cell>
          <table:table-cell office:value-type="string" calcext:value-type="string">
            <text:p>11100111</text:p>
          </table:table-cell>
          <table:table-cell table:formula="of:=SUBSTITUTE([.C232];&quot;0&quot;;&quot;&quot;)" office:value-type="string" office:string-value="111111" calcext:value-type="string">
            <text:p>111111</text:p>
          </table:table-cell>
          <table:table-cell table:formula="of:=IF([.D232]=&quot;11111&quot;;1;0)" office:value-type="float" office:value="0" calcext:value-type="float">
            <text:p>0</text:p>
          </table:table-cell>
          <table:table-cell table:formula="of:=IF([.D23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BIN([.A233])" office:value-type="string" office:string-value="11101000" calcext:value-type="string">
            <text:p>11101000</text:p>
          </table:table-cell>
          <table:table-cell office:value-type="string" calcext:value-type="string">
            <text:p>11101000</text:p>
          </table:table-cell>
          <table:table-cell table:formula="of:=SUBSTITUTE([.C233];&quot;0&quot;;&quot;&quot;)" office:value-type="string" office:string-value="1111" calcext:value-type="string">
            <text:p>1111</text:p>
          </table:table-cell>
          <table:table-cell table:formula="of:=IF([.D233]=&quot;11111&quot;;1;0)" office:value-type="float" office:value="0" calcext:value-type="float">
            <text:p>0</text:p>
          </table:table-cell>
          <table:table-cell table:formula="of:=IF([.D233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BIN([.A234])" office:value-type="string" office:string-value="11101001" calcext:value-type="string">
            <text:p>11101001</text:p>
          </table:table-cell>
          <table:table-cell office:value-type="string" calcext:value-type="string">
            <text:p>11101001</text:p>
          </table:table-cell>
          <table:table-cell table:formula="of:=SUBSTITUTE([.C234];&quot;0&quot;;&quot;&quot;)" office:value-type="string" office:string-value="11111" calcext:value-type="string">
            <text:p>11111</text:p>
          </table:table-cell>
          <table:table-cell table:formula="of:=IF([.D234]=&quot;11111&quot;;1;0)" office:value-type="float" office:value="1" calcext:value-type="float">
            <text:p>1</text:p>
          </table:table-cell>
          <table:table-cell table:formula="of:=IF([.D23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BIN([.A235])" office:value-type="string" office:string-value="11101010" calcext:value-type="string">
            <text:p>11101010</text:p>
          </table:table-cell>
          <table:table-cell office:value-type="string" calcext:value-type="string">
            <text:p>11101010</text:p>
          </table:table-cell>
          <table:table-cell table:formula="of:=SUBSTITUTE([.C235];&quot;0&quot;;&quot;&quot;)" office:value-type="string" office:string-value="11111" calcext:value-type="string">
            <text:p>11111</text:p>
          </table:table-cell>
          <table:table-cell table:formula="of:=IF([.D235]=&quot;11111&quot;;1;0)" office:value-type="float" office:value="1" calcext:value-type="float">
            <text:p>1</text:p>
          </table:table-cell>
          <table:table-cell table:formula="of:=IF([.D23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BIN([.A236])" office:value-type="string" office:string-value="11101011" calcext:value-type="string">
            <text:p>11101011</text:p>
          </table:table-cell>
          <table:table-cell office:value-type="string" calcext:value-type="string">
            <text:p>11101011</text:p>
          </table:table-cell>
          <table:table-cell table:formula="of:=SUBSTITUTE([.C236];&quot;0&quot;;&quot;&quot;)" office:value-type="string" office:string-value="111111" calcext:value-type="string">
            <text:p>111111</text:p>
          </table:table-cell>
          <table:table-cell table:formula="of:=IF([.D236]=&quot;11111&quot;;1;0)" office:value-type="float" office:value="0" calcext:value-type="float">
            <text:p>0</text:p>
          </table:table-cell>
          <table:table-cell table:formula="of:=IF([.D23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BIN([.A237])" office:value-type="string" office:string-value="11101100" calcext:value-type="string">
            <text:p>11101100</text:p>
          </table:table-cell>
          <table:table-cell office:value-type="string" calcext:value-type="string">
            <text:p>11101100</text:p>
          </table:table-cell>
          <table:table-cell table:formula="of:=SUBSTITUTE([.C237];&quot;0&quot;;&quot;&quot;)" office:value-type="string" office:string-value="11111" calcext:value-type="string">
            <text:p>11111</text:p>
          </table:table-cell>
          <table:table-cell table:formula="of:=IF([.D237]=&quot;11111&quot;;1;0)" office:value-type="float" office:value="1" calcext:value-type="float">
            <text:p>1</text:p>
          </table:table-cell>
          <table:table-cell table:formula="of:=IF([.D23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BIN([.A238])" office:value-type="string" office:string-value="11101101" calcext:value-type="string">
            <text:p>11101101</text:p>
          </table:table-cell>
          <table:table-cell office:value-type="string" calcext:value-type="string">
            <text:p>11101101</text:p>
          </table:table-cell>
          <table:table-cell table:formula="of:=SUBSTITUTE([.C238];&quot;0&quot;;&quot;&quot;)" office:value-type="string" office:string-value="111111" calcext:value-type="string">
            <text:p>111111</text:p>
          </table:table-cell>
          <table:table-cell table:formula="of:=IF([.D238]=&quot;11111&quot;;1;0)" office:value-type="float" office:value="0" calcext:value-type="float">
            <text:p>0</text:p>
          </table:table-cell>
          <table:table-cell table:formula="of:=IF([.D23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BIN([.A239])" office:value-type="string" office:string-value="11101110" calcext:value-type="string">
            <text:p>11101110</text:p>
          </table:table-cell>
          <table:table-cell office:value-type="string" calcext:value-type="string">
            <text:p>11101110</text:p>
          </table:table-cell>
          <table:table-cell table:formula="of:=SUBSTITUTE([.C239];&quot;0&quot;;&quot;&quot;)" office:value-type="string" office:string-value="111111" calcext:value-type="string">
            <text:p>111111</text:p>
          </table:table-cell>
          <table:table-cell table:formula="of:=IF([.D239]=&quot;11111&quot;;1;0)" office:value-type="float" office:value="0" calcext:value-type="float">
            <text:p>0</text:p>
          </table:table-cell>
          <table:table-cell table:formula="of:=IF([.D23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BIN([.A240])" office:value-type="string" office:string-value="11101111" calcext:value-type="string">
            <text:p>11101111</text:p>
          </table:table-cell>
          <table:table-cell office:value-type="string" calcext:value-type="string">
            <text:p>11101111</text:p>
          </table:table-cell>
          <table:table-cell table:formula="of:=SUBSTITUTE([.C240];&quot;0&quot;;&quot;&quot;)" office:value-type="string" office:string-value="1111111" calcext:value-type="string">
            <text:p>1111111</text:p>
          </table:table-cell>
          <table:table-cell table:formula="of:=IF([.D240]=&quot;11111&quot;;1;0)" office:value-type="float" office:value="0" calcext:value-type="float">
            <text:p>0</text:p>
          </table:table-cell>
          <table:table-cell table:formula="of:=IF([.D24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BIN([.A241])" office:value-type="string" office:string-value="11110000" calcext:value-type="string">
            <text:p>11110000</text:p>
          </table:table-cell>
          <table:table-cell office:value-type="string" calcext:value-type="string">
            <text:p>11110000</text:p>
          </table:table-cell>
          <table:table-cell table:formula="of:=SUBSTITUTE([.C241];&quot;0&quot;;&quot;&quot;)" office:value-type="string" office:string-value="1111" calcext:value-type="string">
            <text:p>1111</text:p>
          </table:table-cell>
          <table:table-cell table:formula="of:=IF([.D241]=&quot;11111&quot;;1;0)" office:value-type="float" office:value="0" calcext:value-type="float">
            <text:p>0</text:p>
          </table:table-cell>
          <table:table-cell table:formula="of:=IF([.D241]=&quot;1111&quot;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BIN([.A242])" office:value-type="string" office:string-value="11110001" calcext:value-type="string">
            <text:p>11110001</text:p>
          </table:table-cell>
          <table:table-cell office:value-type="string" calcext:value-type="string">
            <text:p>11110001</text:p>
          </table:table-cell>
          <table:table-cell table:formula="of:=SUBSTITUTE([.C242];&quot;0&quot;;&quot;&quot;)" office:value-type="string" office:string-value="11111" calcext:value-type="string">
            <text:p>11111</text:p>
          </table:table-cell>
          <table:table-cell table:formula="of:=IF([.D242]=&quot;11111&quot;;1;0)" office:value-type="float" office:value="1" calcext:value-type="float">
            <text:p>1</text:p>
          </table:table-cell>
          <table:table-cell table:formula="of:=IF([.D24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BIN([.A243])" office:value-type="string" office:string-value="11110010" calcext:value-type="string">
            <text:p>11110010</text:p>
          </table:table-cell>
          <table:table-cell office:value-type="string" calcext:value-type="string">
            <text:p>11110010</text:p>
          </table:table-cell>
          <table:table-cell table:formula="of:=SUBSTITUTE([.C243];&quot;0&quot;;&quot;&quot;)" office:value-type="string" office:string-value="11111" calcext:value-type="string">
            <text:p>11111</text:p>
          </table:table-cell>
          <table:table-cell table:formula="of:=IF([.D243]=&quot;11111&quot;;1;0)" office:value-type="float" office:value="1" calcext:value-type="float">
            <text:p>1</text:p>
          </table:table-cell>
          <table:table-cell table:formula="of:=IF([.D24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BIN([.A244])" office:value-type="string" office:string-value="11110011" calcext:value-type="string">
            <text:p>11110011</text:p>
          </table:table-cell>
          <table:table-cell office:value-type="string" calcext:value-type="string">
            <text:p>11110011</text:p>
          </table:table-cell>
          <table:table-cell table:formula="of:=SUBSTITUTE([.C244];&quot;0&quot;;&quot;&quot;)" office:value-type="string" office:string-value="111111" calcext:value-type="string">
            <text:p>111111</text:p>
          </table:table-cell>
          <table:table-cell table:formula="of:=IF([.D244]=&quot;11111&quot;;1;0)" office:value-type="float" office:value="0" calcext:value-type="float">
            <text:p>0</text:p>
          </table:table-cell>
          <table:table-cell table:formula="of:=IF([.D24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BIN([.A245])" office:value-type="string" office:string-value="11110100" calcext:value-type="string">
            <text:p>11110100</text:p>
          </table:table-cell>
          <table:table-cell office:value-type="string" calcext:value-type="string">
            <text:p>11110100</text:p>
          </table:table-cell>
          <table:table-cell table:formula="of:=SUBSTITUTE([.C245];&quot;0&quot;;&quot;&quot;)" office:value-type="string" office:string-value="11111" calcext:value-type="string">
            <text:p>11111</text:p>
          </table:table-cell>
          <table:table-cell table:formula="of:=IF([.D245]=&quot;11111&quot;;1;0)" office:value-type="float" office:value="1" calcext:value-type="float">
            <text:p>1</text:p>
          </table:table-cell>
          <table:table-cell table:formula="of:=IF([.D24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BIN([.A246])" office:value-type="string" office:string-value="11110101" calcext:value-type="string">
            <text:p>11110101</text:p>
          </table:table-cell>
          <table:table-cell office:value-type="string" calcext:value-type="string">
            <text:p>11110101</text:p>
          </table:table-cell>
          <table:table-cell table:formula="of:=SUBSTITUTE([.C246];&quot;0&quot;;&quot;&quot;)" office:value-type="string" office:string-value="111111" calcext:value-type="string">
            <text:p>111111</text:p>
          </table:table-cell>
          <table:table-cell table:formula="of:=IF([.D246]=&quot;11111&quot;;1;0)" office:value-type="float" office:value="0" calcext:value-type="float">
            <text:p>0</text:p>
          </table:table-cell>
          <table:table-cell table:formula="of:=IF([.D24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BIN([.A247])" office:value-type="string" office:string-value="11110110" calcext:value-type="string">
            <text:p>11110110</text:p>
          </table:table-cell>
          <table:table-cell office:value-type="string" calcext:value-type="string">
            <text:p>11110110</text:p>
          </table:table-cell>
          <table:table-cell table:formula="of:=SUBSTITUTE([.C247];&quot;0&quot;;&quot;&quot;)" office:value-type="string" office:string-value="111111" calcext:value-type="string">
            <text:p>111111</text:p>
          </table:table-cell>
          <table:table-cell table:formula="of:=IF([.D247]=&quot;11111&quot;;1;0)" office:value-type="float" office:value="0" calcext:value-type="float">
            <text:p>0</text:p>
          </table:table-cell>
          <table:table-cell table:formula="of:=IF([.D247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BIN([.A248])" office:value-type="string" office:string-value="11110111" calcext:value-type="string">
            <text:p>11110111</text:p>
          </table:table-cell>
          <table:table-cell office:value-type="string" calcext:value-type="string">
            <text:p>11110111</text:p>
          </table:table-cell>
          <table:table-cell table:formula="of:=SUBSTITUTE([.C248];&quot;0&quot;;&quot;&quot;)" office:value-type="string" office:string-value="1111111" calcext:value-type="string">
            <text:p>1111111</text:p>
          </table:table-cell>
          <table:table-cell table:formula="of:=IF([.D248]=&quot;11111&quot;;1;0)" office:value-type="float" office:value="0" calcext:value-type="float">
            <text:p>0</text:p>
          </table:table-cell>
          <table:table-cell table:formula="of:=IF([.D248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BIN([.A249])" office:value-type="string" office:string-value="11111000" calcext:value-type="string">
            <text:p>11111000</text:p>
          </table:table-cell>
          <table:table-cell office:value-type="string" calcext:value-type="string">
            <text:p>11111000</text:p>
          </table:table-cell>
          <table:table-cell table:formula="of:=SUBSTITUTE([.C249];&quot;0&quot;;&quot;&quot;)" office:value-type="string" office:string-value="11111" calcext:value-type="string">
            <text:p>11111</text:p>
          </table:table-cell>
          <table:table-cell table:formula="of:=IF([.D249]=&quot;11111&quot;;1;0)" office:value-type="float" office:value="1" calcext:value-type="float">
            <text:p>1</text:p>
          </table:table-cell>
          <table:table-cell table:formula="of:=IF([.D249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BIN([.A250])" office:value-type="string" office:string-value="11111001" calcext:value-type="string">
            <text:p>11111001</text:p>
          </table:table-cell>
          <table:table-cell office:value-type="string" calcext:value-type="string">
            <text:p>11111001</text:p>
          </table:table-cell>
          <table:table-cell table:formula="of:=SUBSTITUTE([.C250];&quot;0&quot;;&quot;&quot;)" office:value-type="string" office:string-value="111111" calcext:value-type="string">
            <text:p>111111</text:p>
          </table:table-cell>
          <table:table-cell table:formula="of:=IF([.D250]=&quot;11111&quot;;1;0)" office:value-type="float" office:value="0" calcext:value-type="float">
            <text:p>0</text:p>
          </table:table-cell>
          <table:table-cell table:formula="of:=IF([.D250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BIN([.A251])" office:value-type="string" office:string-value="11111010" calcext:value-type="string">
            <text:p>11111010</text:p>
          </table:table-cell>
          <table:table-cell office:value-type="string" calcext:value-type="string">
            <text:p>11111010</text:p>
          </table:table-cell>
          <table:table-cell table:formula="of:=SUBSTITUTE([.C251];&quot;0&quot;;&quot;&quot;)" office:value-type="string" office:string-value="111111" calcext:value-type="string">
            <text:p>111111</text:p>
          </table:table-cell>
          <table:table-cell table:formula="of:=IF([.D251]=&quot;11111&quot;;1;0)" office:value-type="float" office:value="0" calcext:value-type="float">
            <text:p>0</text:p>
          </table:table-cell>
          <table:table-cell table:formula="of:=IF([.D251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BIN([.A252])" office:value-type="string" office:string-value="11111011" calcext:value-type="string">
            <text:p>11111011</text:p>
          </table:table-cell>
          <table:table-cell office:value-type="string" calcext:value-type="string">
            <text:p>11111011</text:p>
          </table:table-cell>
          <table:table-cell table:formula="of:=SUBSTITUTE([.C252];&quot;0&quot;;&quot;&quot;)" office:value-type="string" office:string-value="1111111" calcext:value-type="string">
            <text:p>1111111</text:p>
          </table:table-cell>
          <table:table-cell table:formula="of:=IF([.D252]=&quot;11111&quot;;1;0)" office:value-type="float" office:value="0" calcext:value-type="float">
            <text:p>0</text:p>
          </table:table-cell>
          <table:table-cell table:formula="of:=IF([.D252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BIN([.A253])" office:value-type="string" office:string-value="11111100" calcext:value-type="string">
            <text:p>11111100</text:p>
          </table:table-cell>
          <table:table-cell office:value-type="string" calcext:value-type="string">
            <text:p>11111100</text:p>
          </table:table-cell>
          <table:table-cell table:formula="of:=SUBSTITUTE([.C253];&quot;0&quot;;&quot;&quot;)" office:value-type="string" office:string-value="111111" calcext:value-type="string">
            <text:p>111111</text:p>
          </table:table-cell>
          <table:table-cell table:formula="of:=IF([.D253]=&quot;11111&quot;;1;0)" office:value-type="float" office:value="0" calcext:value-type="float">
            <text:p>0</text:p>
          </table:table-cell>
          <table:table-cell table:formula="of:=IF([.D253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BIN([.A254])" office:value-type="string" office:string-value="11111101" calcext:value-type="string">
            <text:p>11111101</text:p>
          </table:table-cell>
          <table:table-cell office:value-type="string" calcext:value-type="string">
            <text:p>11111101</text:p>
          </table:table-cell>
          <table:table-cell table:formula="of:=SUBSTITUTE([.C254];&quot;0&quot;;&quot;&quot;)" office:value-type="string" office:string-value="1111111" calcext:value-type="string">
            <text:p>1111111</text:p>
          </table:table-cell>
          <table:table-cell table:formula="of:=IF([.D254]=&quot;11111&quot;;1;0)" office:value-type="float" office:value="0" calcext:value-type="float">
            <text:p>0</text:p>
          </table:table-cell>
          <table:table-cell table:formula="of:=IF([.D254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BIN([.A255])" office:value-type="string" office:string-value="11111110" calcext:value-type="string">
            <text:p>11111110</text:p>
          </table:table-cell>
          <table:table-cell office:value-type="string" calcext:value-type="string">
            <text:p>11111110</text:p>
          </table:table-cell>
          <table:table-cell table:formula="of:=SUBSTITUTE([.C255];&quot;0&quot;;&quot;&quot;)" office:value-type="string" office:string-value="1111111" calcext:value-type="string">
            <text:p>1111111</text:p>
          </table:table-cell>
          <table:table-cell table:formula="of:=IF([.D255]=&quot;11111&quot;;1;0)" office:value-type="float" office:value="0" calcext:value-type="float">
            <text:p>0</text:p>
          </table:table-cell>
          <table:table-cell table:formula="of:=IF([.D255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BIN([.A256])" office:value-type="string" office:string-value="11111111" calcext:value-type="string">
            <text:p>11111111</text:p>
          </table:table-cell>
          <table:table-cell office:value-type="string" calcext:value-type="string">
            <text:p>11111111</text:p>
          </table:table-cell>
          <table:table-cell table:formula="of:=SUBSTITUTE([.C256];&quot;0&quot;;&quot;&quot;)" office:value-type="string" office:string-value="11111111" calcext:value-type="string">
            <text:p>11111111</text:p>
          </table:table-cell>
          <table:table-cell table:formula="of:=IF([.D256]=&quot;11111&quot;;1;0)" office:value-type="float" office:value="0" calcext:value-type="float">
            <text:p>0</text:p>
          </table:table-cell>
          <table:table-cell table:formula="of:=IF([.D256]=&quot;1111&quot;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BIN([.A257])" office:value-type="string" office:string-value="100000000" calcext:value-type="string">
            <text:p>100000000</text:p>
          </table:table-cell>
          <table:table-cell office:value-type="string" calcext:value-type="string">
            <text:p>100000000</text:p>
          </table:table-cell>
          <table:table-cell table:formula="of:=SUBSTITUTE([.C257];&quot;0&quot;;&quot;&quot;)" office:value-type="string" office:string-value="1" calcext:value-type="string">
            <text:p>1</text:p>
          </table:table-cell>
          <table:table-cell table:formula="of:=IF([.D25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BIN([.A258])" office:value-type="string" office:string-value="100000001" calcext:value-type="string">
            <text:p>100000001</text:p>
          </table:table-cell>
          <table:table-cell office:value-type="string" calcext:value-type="string">
            <text:p>100000001</text:p>
          </table:table-cell>
          <table:table-cell table:formula="of:=SUBSTITUTE([.C258];&quot;0&quot;;&quot;&quot;)" office:value-type="string" office:string-value="11" calcext:value-type="string">
            <text:p>11</text:p>
          </table:table-cell>
          <table:table-cell table:formula="of:=IF([.D258]=&quot;11111&quot;;1;0)" office:value-type="float" office:value="0" calcext:value-type="float">
            <text:p>0</text:p>
          </table:table-cell>
          <table:table-cell table:formula="of:= SUM([.F1:.F256])" office:value-type="float" office:value="70" calcext:value-type="float">
            <text:p>70</text:p>
          </table:table-cell>
          <table:table-cell table:formula="of:= SUM([.G1:.G256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BIN([.A259])" office:value-type="string" office:string-value="100000010" calcext:value-type="string">
            <text:p>100000010</text:p>
          </table:table-cell>
          <table:table-cell office:value-type="string" calcext:value-type="string">
            <text:p>100000010</text:p>
          </table:table-cell>
          <table:table-cell table:formula="of:=SUBSTITUTE([.C259];&quot;0&quot;;&quot;&quot;)" office:value-type="string" office:string-value="11" calcext:value-type="string">
            <text:p>11</text:p>
          </table:table-cell>
          <table:table-cell table:formula="of:=IF([.D25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BIN([.A260])" office:value-type="string" office:string-value="100000011" calcext:value-type="string">
            <text:p>100000011</text:p>
          </table:table-cell>
          <table:table-cell office:value-type="string" calcext:value-type="string">
            <text:p>100000011</text:p>
          </table:table-cell>
          <table:table-cell table:formula="of:=SUBSTITUTE([.C260];&quot;0&quot;;&quot;&quot;)" office:value-type="string" office:string-value="111" calcext:value-type="string">
            <text:p>111</text:p>
          </table:table-cell>
          <table:table-cell table:formula="of:=IF([.D26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BIN([.A261])" office:value-type="string" office:string-value="100000100" calcext:value-type="string">
            <text:p>100000100</text:p>
          </table:table-cell>
          <table:table-cell office:value-type="string" calcext:value-type="string">
            <text:p>100000100</text:p>
          </table:table-cell>
          <table:table-cell table:formula="of:=SUBSTITUTE([.C261];&quot;0&quot;;&quot;&quot;)" office:value-type="string" office:string-value="11" calcext:value-type="string">
            <text:p>11</text:p>
          </table:table-cell>
          <table:table-cell table:formula="of:=IF([.D26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BIN([.A262])" office:value-type="string" office:string-value="100000101" calcext:value-type="string">
            <text:p>100000101</text:p>
          </table:table-cell>
          <table:table-cell office:value-type="string" calcext:value-type="string">
            <text:p>100000101</text:p>
          </table:table-cell>
          <table:table-cell table:formula="of:=SUBSTITUTE([.C262];&quot;0&quot;;&quot;&quot;)" office:value-type="string" office:string-value="111" calcext:value-type="string">
            <text:p>111</text:p>
          </table:table-cell>
          <table:table-cell table:formula="of:=IF([.D26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BIN([.A263])" office:value-type="string" office:string-value="100000110" calcext:value-type="string">
            <text:p>100000110</text:p>
          </table:table-cell>
          <table:table-cell office:value-type="string" calcext:value-type="string">
            <text:p>100000110</text:p>
          </table:table-cell>
          <table:table-cell table:formula="of:=SUBSTITUTE([.C263];&quot;0&quot;;&quot;&quot;)" office:value-type="string" office:string-value="111" calcext:value-type="string">
            <text:p>111</text:p>
          </table:table-cell>
          <table:table-cell table:formula="of:=IF([.D26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BIN([.A264])" office:value-type="string" office:string-value="100000111" calcext:value-type="string">
            <text:p>100000111</text:p>
          </table:table-cell>
          <table:table-cell office:value-type="string" calcext:value-type="string">
            <text:p>100000111</text:p>
          </table:table-cell>
          <table:table-cell table:formula="of:=SUBSTITUTE([.C264];&quot;0&quot;;&quot;&quot;)" office:value-type="string" office:string-value="1111" calcext:value-type="string">
            <text:p>1111</text:p>
          </table:table-cell>
          <table:table-cell table:formula="of:=IF([.D26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BIN([.A265])" office:value-type="string" office:string-value="100001000" calcext:value-type="string">
            <text:p>100001000</text:p>
          </table:table-cell>
          <table:table-cell office:value-type="string" calcext:value-type="string">
            <text:p>100001000</text:p>
          </table:table-cell>
          <table:table-cell table:formula="of:=SUBSTITUTE([.C265];&quot;0&quot;;&quot;&quot;)" office:value-type="string" office:string-value="11" calcext:value-type="string">
            <text:p>11</text:p>
          </table:table-cell>
          <table:table-cell table:formula="of:=IF([.D26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BIN([.A266])" office:value-type="string" office:string-value="100001001" calcext:value-type="string">
            <text:p>100001001</text:p>
          </table:table-cell>
          <table:table-cell office:value-type="string" calcext:value-type="string">
            <text:p>100001001</text:p>
          </table:table-cell>
          <table:table-cell table:formula="of:=SUBSTITUTE([.C266];&quot;0&quot;;&quot;&quot;)" office:value-type="string" office:string-value="111" calcext:value-type="string">
            <text:p>111</text:p>
          </table:table-cell>
          <table:table-cell table:formula="of:=IF([.D26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BIN([.A267])" office:value-type="string" office:string-value="100001010" calcext:value-type="string">
            <text:p>100001010</text:p>
          </table:table-cell>
          <table:table-cell office:value-type="string" calcext:value-type="string">
            <text:p>100001010</text:p>
          </table:table-cell>
          <table:table-cell table:formula="of:=SUBSTITUTE([.C267];&quot;0&quot;;&quot;&quot;)" office:value-type="string" office:string-value="111" calcext:value-type="string">
            <text:p>111</text:p>
          </table:table-cell>
          <table:table-cell table:formula="of:=IF([.D26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BIN([.A268])" office:value-type="string" office:string-value="100001011" calcext:value-type="string">
            <text:p>100001011</text:p>
          </table:table-cell>
          <table:table-cell office:value-type="string" calcext:value-type="string">
            <text:p>100001011</text:p>
          </table:table-cell>
          <table:table-cell table:formula="of:=SUBSTITUTE([.C268];&quot;0&quot;;&quot;&quot;)" office:value-type="string" office:string-value="1111" calcext:value-type="string">
            <text:p>1111</text:p>
          </table:table-cell>
          <table:table-cell table:formula="of:=IF([.D26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BIN([.A269])" office:value-type="string" office:string-value="100001100" calcext:value-type="string">
            <text:p>100001100</text:p>
          </table:table-cell>
          <table:table-cell office:value-type="string" calcext:value-type="string">
            <text:p>100001100</text:p>
          </table:table-cell>
          <table:table-cell table:formula="of:=SUBSTITUTE([.C269];&quot;0&quot;;&quot;&quot;)" office:value-type="string" office:string-value="111" calcext:value-type="string">
            <text:p>111</text:p>
          </table:table-cell>
          <table:table-cell table:formula="of:=IF([.D26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BIN([.A270])" office:value-type="string" office:string-value="100001101" calcext:value-type="string">
            <text:p>100001101</text:p>
          </table:table-cell>
          <table:table-cell office:value-type="string" calcext:value-type="string">
            <text:p>100001101</text:p>
          </table:table-cell>
          <table:table-cell table:formula="of:=SUBSTITUTE([.C270];&quot;0&quot;;&quot;&quot;)" office:value-type="string" office:string-value="1111" calcext:value-type="string">
            <text:p>1111</text:p>
          </table:table-cell>
          <table:table-cell table:formula="of:=IF([.D27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BIN([.A271])" office:value-type="string" office:string-value="100001110" calcext:value-type="string">
            <text:p>100001110</text:p>
          </table:table-cell>
          <table:table-cell office:value-type="string" calcext:value-type="string">
            <text:p>100001110</text:p>
          </table:table-cell>
          <table:table-cell table:formula="of:=SUBSTITUTE([.C271];&quot;0&quot;;&quot;&quot;)" office:value-type="string" office:string-value="1111" calcext:value-type="string">
            <text:p>1111</text:p>
          </table:table-cell>
          <table:table-cell table:formula="of:=IF([.D27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BIN([.A272])" office:value-type="string" office:string-value="100001111" calcext:value-type="string">
            <text:p>100001111</text:p>
          </table:table-cell>
          <table:table-cell office:value-type="string" calcext:value-type="string">
            <text:p>100001111</text:p>
          </table:table-cell>
          <table:table-cell table:formula="of:=SUBSTITUTE([.C272];&quot;0&quot;;&quot;&quot;)" office:value-type="string" office:string-value="11111" calcext:value-type="string">
            <text:p>11111</text:p>
          </table:table-cell>
          <table:table-cell table:formula="of:=IF([.D27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BIN([.A273])" office:value-type="string" office:string-value="100010000" calcext:value-type="string">
            <text:p>100010000</text:p>
          </table:table-cell>
          <table:table-cell office:value-type="string" calcext:value-type="string">
            <text:p>100010000</text:p>
          </table:table-cell>
          <table:table-cell table:formula="of:=SUBSTITUTE([.C273];&quot;0&quot;;&quot;&quot;)" office:value-type="string" office:string-value="11" calcext:value-type="string">
            <text:p>11</text:p>
          </table:table-cell>
          <table:table-cell table:formula="of:=IF([.D27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BIN([.A274])" office:value-type="string" office:string-value="100010001" calcext:value-type="string">
            <text:p>100010001</text:p>
          </table:table-cell>
          <table:table-cell office:value-type="string" calcext:value-type="string">
            <text:p>100010001</text:p>
          </table:table-cell>
          <table:table-cell table:formula="of:=SUBSTITUTE([.C274];&quot;0&quot;;&quot;&quot;)" office:value-type="string" office:string-value="111" calcext:value-type="string">
            <text:p>111</text:p>
          </table:table-cell>
          <table:table-cell table:formula="of:=IF([.D27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BIN([.A275])" office:value-type="string" office:string-value="100010010" calcext:value-type="string">
            <text:p>100010010</text:p>
          </table:table-cell>
          <table:table-cell office:value-type="string" calcext:value-type="string">
            <text:p>100010010</text:p>
          </table:table-cell>
          <table:table-cell table:formula="of:=SUBSTITUTE([.C275];&quot;0&quot;;&quot;&quot;)" office:value-type="string" office:string-value="111" calcext:value-type="string">
            <text:p>111</text:p>
          </table:table-cell>
          <table:table-cell table:formula="of:=IF([.D27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BIN([.A276])" office:value-type="string" office:string-value="100010011" calcext:value-type="string">
            <text:p>100010011</text:p>
          </table:table-cell>
          <table:table-cell office:value-type="string" calcext:value-type="string">
            <text:p>100010011</text:p>
          </table:table-cell>
          <table:table-cell table:formula="of:=SUBSTITUTE([.C276];&quot;0&quot;;&quot;&quot;)" office:value-type="string" office:string-value="1111" calcext:value-type="string">
            <text:p>1111</text:p>
          </table:table-cell>
          <table:table-cell table:formula="of:=IF([.D27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BIN([.A277])" office:value-type="string" office:string-value="100010100" calcext:value-type="string">
            <text:p>100010100</text:p>
          </table:table-cell>
          <table:table-cell office:value-type="string" calcext:value-type="string">
            <text:p>100010100</text:p>
          </table:table-cell>
          <table:table-cell table:formula="of:=SUBSTITUTE([.C277];&quot;0&quot;;&quot;&quot;)" office:value-type="string" office:string-value="111" calcext:value-type="string">
            <text:p>111</text:p>
          </table:table-cell>
          <table:table-cell table:formula="of:=IF([.D27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BIN([.A278])" office:value-type="string" office:string-value="100010101" calcext:value-type="string">
            <text:p>100010101</text:p>
          </table:table-cell>
          <table:table-cell office:value-type="string" calcext:value-type="string">
            <text:p>100010101</text:p>
          </table:table-cell>
          <table:table-cell table:formula="of:=SUBSTITUTE([.C278];&quot;0&quot;;&quot;&quot;)" office:value-type="string" office:string-value="1111" calcext:value-type="string">
            <text:p>1111</text:p>
          </table:table-cell>
          <table:table-cell table:formula="of:=IF([.D27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BIN([.A279])" office:value-type="string" office:string-value="100010110" calcext:value-type="string">
            <text:p>100010110</text:p>
          </table:table-cell>
          <table:table-cell office:value-type="string" calcext:value-type="string">
            <text:p>100010110</text:p>
          </table:table-cell>
          <table:table-cell table:formula="of:=SUBSTITUTE([.C279];&quot;0&quot;;&quot;&quot;)" office:value-type="string" office:string-value="1111" calcext:value-type="string">
            <text:p>1111</text:p>
          </table:table-cell>
          <table:table-cell table:formula="of:=IF([.D27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BIN([.A280])" office:value-type="string" office:string-value="100010111" calcext:value-type="string">
            <text:p>100010111</text:p>
          </table:table-cell>
          <table:table-cell office:value-type="string" calcext:value-type="string">
            <text:p>100010111</text:p>
          </table:table-cell>
          <table:table-cell table:formula="of:=SUBSTITUTE([.C280];&quot;0&quot;;&quot;&quot;)" office:value-type="string" office:string-value="11111" calcext:value-type="string">
            <text:p>11111</text:p>
          </table:table-cell>
          <table:table-cell table:formula="of:=IF([.D28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BIN([.A281])" office:value-type="string" office:string-value="100011000" calcext:value-type="string">
            <text:p>100011000</text:p>
          </table:table-cell>
          <table:table-cell office:value-type="string" calcext:value-type="string">
            <text:p>100011000</text:p>
          </table:table-cell>
          <table:table-cell table:formula="of:=SUBSTITUTE([.C281];&quot;0&quot;;&quot;&quot;)" office:value-type="string" office:string-value="111" calcext:value-type="string">
            <text:p>111</text:p>
          </table:table-cell>
          <table:table-cell table:formula="of:=IF([.D28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BIN([.A282])" office:value-type="string" office:string-value="100011001" calcext:value-type="string">
            <text:p>100011001</text:p>
          </table:table-cell>
          <table:table-cell office:value-type="string" calcext:value-type="string">
            <text:p>100011001</text:p>
          </table:table-cell>
          <table:table-cell table:formula="of:=SUBSTITUTE([.C282];&quot;0&quot;;&quot;&quot;)" office:value-type="string" office:string-value="1111" calcext:value-type="string">
            <text:p>1111</text:p>
          </table:table-cell>
          <table:table-cell table:formula="of:=IF([.D28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BIN([.A283])" office:value-type="string" office:string-value="100011010" calcext:value-type="string">
            <text:p>100011010</text:p>
          </table:table-cell>
          <table:table-cell office:value-type="string" calcext:value-type="string">
            <text:p>100011010</text:p>
          </table:table-cell>
          <table:table-cell table:formula="of:=SUBSTITUTE([.C283];&quot;0&quot;;&quot;&quot;)" office:value-type="string" office:string-value="1111" calcext:value-type="string">
            <text:p>1111</text:p>
          </table:table-cell>
          <table:table-cell table:formula="of:=IF([.D28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BIN([.A284])" office:value-type="string" office:string-value="100011011" calcext:value-type="string">
            <text:p>100011011</text:p>
          </table:table-cell>
          <table:table-cell office:value-type="string" calcext:value-type="string">
            <text:p>100011011</text:p>
          </table:table-cell>
          <table:table-cell table:formula="of:=SUBSTITUTE([.C284];&quot;0&quot;;&quot;&quot;)" office:value-type="string" office:string-value="11111" calcext:value-type="string">
            <text:p>11111</text:p>
          </table:table-cell>
          <table:table-cell table:formula="of:=IF([.D28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BIN([.A285])" office:value-type="string" office:string-value="100011100" calcext:value-type="string">
            <text:p>100011100</text:p>
          </table:table-cell>
          <table:table-cell office:value-type="string" calcext:value-type="string">
            <text:p>100011100</text:p>
          </table:table-cell>
          <table:table-cell table:formula="of:=SUBSTITUTE([.C285];&quot;0&quot;;&quot;&quot;)" office:value-type="string" office:string-value="1111" calcext:value-type="string">
            <text:p>1111</text:p>
          </table:table-cell>
          <table:table-cell table:formula="of:=IF([.D28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BIN([.A286])" office:value-type="string" office:string-value="100011101" calcext:value-type="string">
            <text:p>100011101</text:p>
          </table:table-cell>
          <table:table-cell office:value-type="string" calcext:value-type="string">
            <text:p>100011101</text:p>
          </table:table-cell>
          <table:table-cell table:formula="of:=SUBSTITUTE([.C286];&quot;0&quot;;&quot;&quot;)" office:value-type="string" office:string-value="11111" calcext:value-type="string">
            <text:p>11111</text:p>
          </table:table-cell>
          <table:table-cell table:formula="of:=IF([.D28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BIN([.A287])" office:value-type="string" office:string-value="100011110" calcext:value-type="string">
            <text:p>100011110</text:p>
          </table:table-cell>
          <table:table-cell office:value-type="string" calcext:value-type="string">
            <text:p>100011110</text:p>
          </table:table-cell>
          <table:table-cell table:formula="of:=SUBSTITUTE([.C287];&quot;0&quot;;&quot;&quot;)" office:value-type="string" office:string-value="11111" calcext:value-type="string">
            <text:p>11111</text:p>
          </table:table-cell>
          <table:table-cell table:formula="of:=IF([.D28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BIN([.A288])" office:value-type="string" office:string-value="100011111" calcext:value-type="string">
            <text:p>100011111</text:p>
          </table:table-cell>
          <table:table-cell office:value-type="string" calcext:value-type="string">
            <text:p>100011111</text:p>
          </table:table-cell>
          <table:table-cell table:formula="of:=SUBSTITUTE([.C288];&quot;0&quot;;&quot;&quot;)" office:value-type="string" office:string-value="111111" calcext:value-type="string">
            <text:p>111111</text:p>
          </table:table-cell>
          <table:table-cell table:formula="of:=IF([.D28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BIN([.A289])" office:value-type="string" office:string-value="100100000" calcext:value-type="string">
            <text:p>100100000</text:p>
          </table:table-cell>
          <table:table-cell office:value-type="string" calcext:value-type="string">
            <text:p>100100000</text:p>
          </table:table-cell>
          <table:table-cell table:formula="of:=SUBSTITUTE([.C289];&quot;0&quot;;&quot;&quot;)" office:value-type="string" office:string-value="11" calcext:value-type="string">
            <text:p>11</text:p>
          </table:table-cell>
          <table:table-cell table:formula="of:=IF([.D28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BIN([.A290])" office:value-type="string" office:string-value="100100001" calcext:value-type="string">
            <text:p>100100001</text:p>
          </table:table-cell>
          <table:table-cell office:value-type="string" calcext:value-type="string">
            <text:p>100100001</text:p>
          </table:table-cell>
          <table:table-cell table:formula="of:=SUBSTITUTE([.C290];&quot;0&quot;;&quot;&quot;)" office:value-type="string" office:string-value="111" calcext:value-type="string">
            <text:p>111</text:p>
          </table:table-cell>
          <table:table-cell table:formula="of:=IF([.D29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BIN([.A291])" office:value-type="string" office:string-value="100100010" calcext:value-type="string">
            <text:p>100100010</text:p>
          </table:table-cell>
          <table:table-cell office:value-type="string" calcext:value-type="string">
            <text:p>100100010</text:p>
          </table:table-cell>
          <table:table-cell table:formula="of:=SUBSTITUTE([.C291];&quot;0&quot;;&quot;&quot;)" office:value-type="string" office:string-value="111" calcext:value-type="string">
            <text:p>111</text:p>
          </table:table-cell>
          <table:table-cell table:formula="of:=IF([.D29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BIN([.A292])" office:value-type="string" office:string-value="100100011" calcext:value-type="string">
            <text:p>100100011</text:p>
          </table:table-cell>
          <table:table-cell office:value-type="string" calcext:value-type="string">
            <text:p>100100011</text:p>
          </table:table-cell>
          <table:table-cell table:formula="of:=SUBSTITUTE([.C292];&quot;0&quot;;&quot;&quot;)" office:value-type="string" office:string-value="1111" calcext:value-type="string">
            <text:p>1111</text:p>
          </table:table-cell>
          <table:table-cell table:formula="of:=IF([.D29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BIN([.A293])" office:value-type="string" office:string-value="100100100" calcext:value-type="string">
            <text:p>100100100</text:p>
          </table:table-cell>
          <table:table-cell office:value-type="string" calcext:value-type="string">
            <text:p>100100100</text:p>
          </table:table-cell>
          <table:table-cell table:formula="of:=SUBSTITUTE([.C293];&quot;0&quot;;&quot;&quot;)" office:value-type="string" office:string-value="111" calcext:value-type="string">
            <text:p>111</text:p>
          </table:table-cell>
          <table:table-cell table:formula="of:=IF([.D29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BIN([.A294])" office:value-type="string" office:string-value="100100101" calcext:value-type="string">
            <text:p>100100101</text:p>
          </table:table-cell>
          <table:table-cell office:value-type="string" calcext:value-type="string">
            <text:p>100100101</text:p>
          </table:table-cell>
          <table:table-cell table:formula="of:=SUBSTITUTE([.C294];&quot;0&quot;;&quot;&quot;)" office:value-type="string" office:string-value="1111" calcext:value-type="string">
            <text:p>1111</text:p>
          </table:table-cell>
          <table:table-cell table:formula="of:=IF([.D29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BIN([.A295])" office:value-type="string" office:string-value="100100110" calcext:value-type="string">
            <text:p>100100110</text:p>
          </table:table-cell>
          <table:table-cell office:value-type="string" calcext:value-type="string">
            <text:p>100100110</text:p>
          </table:table-cell>
          <table:table-cell table:formula="of:=SUBSTITUTE([.C295];&quot;0&quot;;&quot;&quot;)" office:value-type="string" office:string-value="1111" calcext:value-type="string">
            <text:p>1111</text:p>
          </table:table-cell>
          <table:table-cell table:formula="of:=IF([.D29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BIN([.A296])" office:value-type="string" office:string-value="100100111" calcext:value-type="string">
            <text:p>100100111</text:p>
          </table:table-cell>
          <table:table-cell office:value-type="string" calcext:value-type="string">
            <text:p>100100111</text:p>
          </table:table-cell>
          <table:table-cell table:formula="of:=SUBSTITUTE([.C296];&quot;0&quot;;&quot;&quot;)" office:value-type="string" office:string-value="11111" calcext:value-type="string">
            <text:p>11111</text:p>
          </table:table-cell>
          <table:table-cell table:formula="of:=IF([.D29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BIN([.A297])" office:value-type="string" office:string-value="100101000" calcext:value-type="string">
            <text:p>100101000</text:p>
          </table:table-cell>
          <table:table-cell office:value-type="string" calcext:value-type="string">
            <text:p>100101000</text:p>
          </table:table-cell>
          <table:table-cell table:formula="of:=SUBSTITUTE([.C297];&quot;0&quot;;&quot;&quot;)" office:value-type="string" office:string-value="111" calcext:value-type="string">
            <text:p>111</text:p>
          </table:table-cell>
          <table:table-cell table:formula="of:=IF([.D29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BIN([.A298])" office:value-type="string" office:string-value="100101001" calcext:value-type="string">
            <text:p>100101001</text:p>
          </table:table-cell>
          <table:table-cell office:value-type="string" calcext:value-type="string">
            <text:p>100101001</text:p>
          </table:table-cell>
          <table:table-cell table:formula="of:=SUBSTITUTE([.C298];&quot;0&quot;;&quot;&quot;)" office:value-type="string" office:string-value="1111" calcext:value-type="string">
            <text:p>1111</text:p>
          </table:table-cell>
          <table:table-cell table:formula="of:=IF([.D29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BIN([.A299])" office:value-type="string" office:string-value="100101010" calcext:value-type="string">
            <text:p>100101010</text:p>
          </table:table-cell>
          <table:table-cell office:value-type="string" calcext:value-type="string">
            <text:p>100101010</text:p>
          </table:table-cell>
          <table:table-cell table:formula="of:=SUBSTITUTE([.C299];&quot;0&quot;;&quot;&quot;)" office:value-type="string" office:string-value="1111" calcext:value-type="string">
            <text:p>1111</text:p>
          </table:table-cell>
          <table:table-cell table:formula="of:=IF([.D29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BIN([.A300])" office:value-type="string" office:string-value="100101011" calcext:value-type="string">
            <text:p>100101011</text:p>
          </table:table-cell>
          <table:table-cell office:value-type="string" calcext:value-type="string">
            <text:p>100101011</text:p>
          </table:table-cell>
          <table:table-cell table:formula="of:=SUBSTITUTE([.C300];&quot;0&quot;;&quot;&quot;)" office:value-type="string" office:string-value="11111" calcext:value-type="string">
            <text:p>11111</text:p>
          </table:table-cell>
          <table:table-cell table:formula="of:=IF([.D30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BIN([.A301])" office:value-type="string" office:string-value="100101100" calcext:value-type="string">
            <text:p>100101100</text:p>
          </table:table-cell>
          <table:table-cell office:value-type="string" calcext:value-type="string">
            <text:p>100101100</text:p>
          </table:table-cell>
          <table:table-cell table:formula="of:=SUBSTITUTE([.C301];&quot;0&quot;;&quot;&quot;)" office:value-type="string" office:string-value="1111" calcext:value-type="string">
            <text:p>1111</text:p>
          </table:table-cell>
          <table:table-cell table:formula="of:=IF([.D30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BIN([.A302])" office:value-type="string" office:string-value="100101101" calcext:value-type="string">
            <text:p>100101101</text:p>
          </table:table-cell>
          <table:table-cell office:value-type="string" calcext:value-type="string">
            <text:p>100101101</text:p>
          </table:table-cell>
          <table:table-cell table:formula="of:=SUBSTITUTE([.C302];&quot;0&quot;;&quot;&quot;)" office:value-type="string" office:string-value="11111" calcext:value-type="string">
            <text:p>11111</text:p>
          </table:table-cell>
          <table:table-cell table:formula="of:=IF([.D30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BIN([.A303])" office:value-type="string" office:string-value="100101110" calcext:value-type="string">
            <text:p>100101110</text:p>
          </table:table-cell>
          <table:table-cell office:value-type="string" calcext:value-type="string">
            <text:p>100101110</text:p>
          </table:table-cell>
          <table:table-cell table:formula="of:=SUBSTITUTE([.C303];&quot;0&quot;;&quot;&quot;)" office:value-type="string" office:string-value="11111" calcext:value-type="string">
            <text:p>11111</text:p>
          </table:table-cell>
          <table:table-cell table:formula="of:=IF([.D30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BIN([.A304])" office:value-type="string" office:string-value="100101111" calcext:value-type="string">
            <text:p>100101111</text:p>
          </table:table-cell>
          <table:table-cell office:value-type="string" calcext:value-type="string">
            <text:p>100101111</text:p>
          </table:table-cell>
          <table:table-cell table:formula="of:=SUBSTITUTE([.C304];&quot;0&quot;;&quot;&quot;)" office:value-type="string" office:string-value="111111" calcext:value-type="string">
            <text:p>111111</text:p>
          </table:table-cell>
          <table:table-cell table:formula="of:=IF([.D30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BIN([.A305])" office:value-type="string" office:string-value="100110000" calcext:value-type="string">
            <text:p>100110000</text:p>
          </table:table-cell>
          <table:table-cell office:value-type="string" calcext:value-type="string">
            <text:p>100110000</text:p>
          </table:table-cell>
          <table:table-cell table:formula="of:=SUBSTITUTE([.C305];&quot;0&quot;;&quot;&quot;)" office:value-type="string" office:string-value="111" calcext:value-type="string">
            <text:p>111</text:p>
          </table:table-cell>
          <table:table-cell table:formula="of:=IF([.D30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BIN([.A306])" office:value-type="string" office:string-value="100110001" calcext:value-type="string">
            <text:p>100110001</text:p>
          </table:table-cell>
          <table:table-cell office:value-type="string" calcext:value-type="string">
            <text:p>100110001</text:p>
          </table:table-cell>
          <table:table-cell table:formula="of:=SUBSTITUTE([.C306];&quot;0&quot;;&quot;&quot;)" office:value-type="string" office:string-value="1111" calcext:value-type="string">
            <text:p>1111</text:p>
          </table:table-cell>
          <table:table-cell table:formula="of:=IF([.D30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BIN([.A307])" office:value-type="string" office:string-value="100110010" calcext:value-type="string">
            <text:p>100110010</text:p>
          </table:table-cell>
          <table:table-cell office:value-type="string" calcext:value-type="string">
            <text:p>100110010</text:p>
          </table:table-cell>
          <table:table-cell table:formula="of:=SUBSTITUTE([.C307];&quot;0&quot;;&quot;&quot;)" office:value-type="string" office:string-value="1111" calcext:value-type="string">
            <text:p>1111</text:p>
          </table:table-cell>
          <table:table-cell table:formula="of:=IF([.D30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BIN([.A308])" office:value-type="string" office:string-value="100110011" calcext:value-type="string">
            <text:p>100110011</text:p>
          </table:table-cell>
          <table:table-cell office:value-type="string" calcext:value-type="string">
            <text:p>100110011</text:p>
          </table:table-cell>
          <table:table-cell table:formula="of:=SUBSTITUTE([.C308];&quot;0&quot;;&quot;&quot;)" office:value-type="string" office:string-value="11111" calcext:value-type="string">
            <text:p>11111</text:p>
          </table:table-cell>
          <table:table-cell table:formula="of:=IF([.D308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BIN([.A309])" office:value-type="string" office:string-value="100110100" calcext:value-type="string">
            <text:p>100110100</text:p>
          </table:table-cell>
          <table:table-cell office:value-type="string" calcext:value-type="string">
            <text:p>100110100</text:p>
          </table:table-cell>
          <table:table-cell table:formula="of:=SUBSTITUTE([.C309];&quot;0&quot;;&quot;&quot;)" office:value-type="string" office:string-value="1111" calcext:value-type="string">
            <text:p>1111</text:p>
          </table:table-cell>
          <table:table-cell table:formula="of:=IF([.D30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BIN([.A310])" office:value-type="string" office:string-value="100110101" calcext:value-type="string">
            <text:p>100110101</text:p>
          </table:table-cell>
          <table:table-cell office:value-type="string" calcext:value-type="string">
            <text:p>100110101</text:p>
          </table:table-cell>
          <table:table-cell table:formula="of:=SUBSTITUTE([.C310];&quot;0&quot;;&quot;&quot;)" office:value-type="string" office:string-value="11111" calcext:value-type="string">
            <text:p>11111</text:p>
          </table:table-cell>
          <table:table-cell table:formula="of:=IF([.D31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DEC2BIN([.A311])" office:value-type="string" office:string-value="100110110" calcext:value-type="string">
            <text:p>100110110</text:p>
          </table:table-cell>
          <table:table-cell office:value-type="string" calcext:value-type="string">
            <text:p>100110110</text:p>
          </table:table-cell>
          <table:table-cell table:formula="of:=SUBSTITUTE([.C311];&quot;0&quot;;&quot;&quot;)" office:value-type="string" office:string-value="11111" calcext:value-type="string">
            <text:p>11111</text:p>
          </table:table-cell>
          <table:table-cell table:formula="of:=IF([.D31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BIN([.A312])" office:value-type="string" office:string-value="100110111" calcext:value-type="string">
            <text:p>100110111</text:p>
          </table:table-cell>
          <table:table-cell office:value-type="string" calcext:value-type="string">
            <text:p>100110111</text:p>
          </table:table-cell>
          <table:table-cell table:formula="of:=SUBSTITUTE([.C312];&quot;0&quot;;&quot;&quot;)" office:value-type="string" office:string-value="111111" calcext:value-type="string">
            <text:p>111111</text:p>
          </table:table-cell>
          <table:table-cell table:formula="of:=IF([.D31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BIN([.A313])" office:value-type="string" office:string-value="100111000" calcext:value-type="string">
            <text:p>100111000</text:p>
          </table:table-cell>
          <table:table-cell office:value-type="string" calcext:value-type="string">
            <text:p>100111000</text:p>
          </table:table-cell>
          <table:table-cell table:formula="of:=SUBSTITUTE([.C313];&quot;0&quot;;&quot;&quot;)" office:value-type="string" office:string-value="1111" calcext:value-type="string">
            <text:p>1111</text:p>
          </table:table-cell>
          <table:table-cell table:formula="of:=IF([.D31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DEC2BIN([.A314])" office:value-type="string" office:string-value="100111001" calcext:value-type="string">
            <text:p>100111001</text:p>
          </table:table-cell>
          <table:table-cell office:value-type="string" calcext:value-type="string">
            <text:p>100111001</text:p>
          </table:table-cell>
          <table:table-cell table:formula="of:=SUBSTITUTE([.C314];&quot;0&quot;;&quot;&quot;)" office:value-type="string" office:string-value="11111" calcext:value-type="string">
            <text:p>11111</text:p>
          </table:table-cell>
          <table:table-cell table:formula="of:=IF([.D31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BIN([.A315])" office:value-type="string" office:string-value="100111010" calcext:value-type="string">
            <text:p>100111010</text:p>
          </table:table-cell>
          <table:table-cell office:value-type="string" calcext:value-type="string">
            <text:p>100111010</text:p>
          </table:table-cell>
          <table:table-cell table:formula="of:=SUBSTITUTE([.C315];&quot;0&quot;;&quot;&quot;)" office:value-type="string" office:string-value="11111" calcext:value-type="string">
            <text:p>11111</text:p>
          </table:table-cell>
          <table:table-cell table:formula="of:=IF([.D31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BIN([.A316])" office:value-type="string" office:string-value="100111011" calcext:value-type="string">
            <text:p>100111011</text:p>
          </table:table-cell>
          <table:table-cell office:value-type="string" calcext:value-type="string">
            <text:p>100111011</text:p>
          </table:table-cell>
          <table:table-cell table:formula="of:=SUBSTITUTE([.C316];&quot;0&quot;;&quot;&quot;)" office:value-type="string" office:string-value="111111" calcext:value-type="string">
            <text:p>111111</text:p>
          </table:table-cell>
          <table:table-cell table:formula="of:=IF([.D31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BIN([.A317])" office:value-type="string" office:string-value="100111100" calcext:value-type="string">
            <text:p>100111100</text:p>
          </table:table-cell>
          <table:table-cell office:value-type="string" calcext:value-type="string">
            <text:p>100111100</text:p>
          </table:table-cell>
          <table:table-cell table:formula="of:=SUBSTITUTE([.C317];&quot;0&quot;;&quot;&quot;)" office:value-type="string" office:string-value="11111" calcext:value-type="string">
            <text:p>11111</text:p>
          </table:table-cell>
          <table:table-cell table:formula="of:=IF([.D31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BIN([.A318])" office:value-type="string" office:string-value="100111101" calcext:value-type="string">
            <text:p>100111101</text:p>
          </table:table-cell>
          <table:table-cell office:value-type="string" calcext:value-type="string">
            <text:p>100111101</text:p>
          </table:table-cell>
          <table:table-cell table:formula="of:=SUBSTITUTE([.C318];&quot;0&quot;;&quot;&quot;)" office:value-type="string" office:string-value="111111" calcext:value-type="string">
            <text:p>111111</text:p>
          </table:table-cell>
          <table:table-cell table:formula="of:=IF([.D31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BIN([.A319])" office:value-type="string" office:string-value="100111110" calcext:value-type="string">
            <text:p>100111110</text:p>
          </table:table-cell>
          <table:table-cell office:value-type="string" calcext:value-type="string">
            <text:p>100111110</text:p>
          </table:table-cell>
          <table:table-cell table:formula="of:=SUBSTITUTE([.C319];&quot;0&quot;;&quot;&quot;)" office:value-type="string" office:string-value="111111" calcext:value-type="string">
            <text:p>111111</text:p>
          </table:table-cell>
          <table:table-cell table:formula="of:=IF([.D31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DEC2BIN([.A320])" office:value-type="string" office:string-value="100111111" calcext:value-type="string">
            <text:p>100111111</text:p>
          </table:table-cell>
          <table:table-cell office:value-type="string" calcext:value-type="string">
            <text:p>100111111</text:p>
          </table:table-cell>
          <table:table-cell table:formula="of:=SUBSTITUTE([.C320];&quot;0&quot;;&quot;&quot;)" office:value-type="string" office:string-value="1111111" calcext:value-type="string">
            <text:p>1111111</text:p>
          </table:table-cell>
          <table:table-cell table:formula="of:=IF([.D32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BIN([.A321])" office:value-type="string" office:string-value="101000000" calcext:value-type="string">
            <text:p>101000000</text:p>
          </table:table-cell>
          <table:table-cell office:value-type="string" calcext:value-type="string">
            <text:p>101000000</text:p>
          </table:table-cell>
          <table:table-cell table:formula="of:=SUBSTITUTE([.C321];&quot;0&quot;;&quot;&quot;)" office:value-type="string" office:string-value="11" calcext:value-type="string">
            <text:p>11</text:p>
          </table:table-cell>
          <table:table-cell table:formula="of:=IF([.D32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BIN([.A322])" office:value-type="string" office:string-value="101000001" calcext:value-type="string">
            <text:p>101000001</text:p>
          </table:table-cell>
          <table:table-cell office:value-type="string" calcext:value-type="string">
            <text:p>101000001</text:p>
          </table:table-cell>
          <table:table-cell table:formula="of:=SUBSTITUTE([.C322];&quot;0&quot;;&quot;&quot;)" office:value-type="string" office:string-value="111" calcext:value-type="string">
            <text:p>111</text:p>
          </table:table-cell>
          <table:table-cell table:formula="of:=IF([.D32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DEC2BIN([.A323])" office:value-type="string" office:string-value="101000010" calcext:value-type="string">
            <text:p>101000010</text:p>
          </table:table-cell>
          <table:table-cell office:value-type="string" calcext:value-type="string">
            <text:p>101000010</text:p>
          </table:table-cell>
          <table:table-cell table:formula="of:=SUBSTITUTE([.C323];&quot;0&quot;;&quot;&quot;)" office:value-type="string" office:string-value="111" calcext:value-type="string">
            <text:p>111</text:p>
          </table:table-cell>
          <table:table-cell table:formula="of:=IF([.D32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BIN([.A324])" office:value-type="string" office:string-value="101000011" calcext:value-type="string">
            <text:p>101000011</text:p>
          </table:table-cell>
          <table:table-cell office:value-type="string" calcext:value-type="string">
            <text:p>101000011</text:p>
          </table:table-cell>
          <table:table-cell table:formula="of:=SUBSTITUTE([.C324];&quot;0&quot;;&quot;&quot;)" office:value-type="string" office:string-value="1111" calcext:value-type="string">
            <text:p>1111</text:p>
          </table:table-cell>
          <table:table-cell table:formula="of:=IF([.D32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BIN([.A325])" office:value-type="string" office:string-value="101000100" calcext:value-type="string">
            <text:p>101000100</text:p>
          </table:table-cell>
          <table:table-cell office:value-type="string" calcext:value-type="string">
            <text:p>101000100</text:p>
          </table:table-cell>
          <table:table-cell table:formula="of:=SUBSTITUTE([.C325];&quot;0&quot;;&quot;&quot;)" office:value-type="string" office:string-value="111" calcext:value-type="string">
            <text:p>111</text:p>
          </table:table-cell>
          <table:table-cell table:formula="of:=IF([.D32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DEC2BIN([.A326])" office:value-type="string" office:string-value="101000101" calcext:value-type="string">
            <text:p>101000101</text:p>
          </table:table-cell>
          <table:table-cell office:value-type="string" calcext:value-type="string">
            <text:p>101000101</text:p>
          </table:table-cell>
          <table:table-cell table:formula="of:=SUBSTITUTE([.C326];&quot;0&quot;;&quot;&quot;)" office:value-type="string" office:string-value="1111" calcext:value-type="string">
            <text:p>1111</text:p>
          </table:table-cell>
          <table:table-cell table:formula="of:=IF([.D32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DEC2BIN([.A327])" office:value-type="string" office:string-value="101000110" calcext:value-type="string">
            <text:p>101000110</text:p>
          </table:table-cell>
          <table:table-cell office:value-type="string" calcext:value-type="string">
            <text:p>101000110</text:p>
          </table:table-cell>
          <table:table-cell table:formula="of:=SUBSTITUTE([.C327];&quot;0&quot;;&quot;&quot;)" office:value-type="string" office:string-value="1111" calcext:value-type="string">
            <text:p>1111</text:p>
          </table:table-cell>
          <table:table-cell table:formula="of:=IF([.D32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DEC2BIN([.A328])" office:value-type="string" office:string-value="101000111" calcext:value-type="string">
            <text:p>101000111</text:p>
          </table:table-cell>
          <table:table-cell office:value-type="string" calcext:value-type="string">
            <text:p>101000111</text:p>
          </table:table-cell>
          <table:table-cell table:formula="of:=SUBSTITUTE([.C328];&quot;0&quot;;&quot;&quot;)" office:value-type="string" office:string-value="11111" calcext:value-type="string">
            <text:p>11111</text:p>
          </table:table-cell>
          <table:table-cell table:formula="of:=IF([.D328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BIN([.A329])" office:value-type="string" office:string-value="101001000" calcext:value-type="string">
            <text:p>101001000</text:p>
          </table:table-cell>
          <table:table-cell office:value-type="string" calcext:value-type="string">
            <text:p>101001000</text:p>
          </table:table-cell>
          <table:table-cell table:formula="of:=SUBSTITUTE([.C329];&quot;0&quot;;&quot;&quot;)" office:value-type="string" office:string-value="111" calcext:value-type="string">
            <text:p>111</text:p>
          </table:table-cell>
          <table:table-cell table:formula="of:=IF([.D32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DEC2BIN([.A330])" office:value-type="string" office:string-value="101001001" calcext:value-type="string">
            <text:p>101001001</text:p>
          </table:table-cell>
          <table:table-cell office:value-type="string" calcext:value-type="string">
            <text:p>101001001</text:p>
          </table:table-cell>
          <table:table-cell table:formula="of:=SUBSTITUTE([.C330];&quot;0&quot;;&quot;&quot;)" office:value-type="string" office:string-value="1111" calcext:value-type="string">
            <text:p>1111</text:p>
          </table:table-cell>
          <table:table-cell table:formula="of:=IF([.D33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DEC2BIN([.A331])" office:value-type="string" office:string-value="101001010" calcext:value-type="string">
            <text:p>101001010</text:p>
          </table:table-cell>
          <table:table-cell office:value-type="string" calcext:value-type="string">
            <text:p>101001010</text:p>
          </table:table-cell>
          <table:table-cell table:formula="of:=SUBSTITUTE([.C331];&quot;0&quot;;&quot;&quot;)" office:value-type="string" office:string-value="1111" calcext:value-type="string">
            <text:p>1111</text:p>
          </table:table-cell>
          <table:table-cell table:formula="of:=IF([.D33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DEC2BIN([.A332])" office:value-type="string" office:string-value="101001011" calcext:value-type="string">
            <text:p>101001011</text:p>
          </table:table-cell>
          <table:table-cell office:value-type="string" calcext:value-type="string">
            <text:p>101001011</text:p>
          </table:table-cell>
          <table:table-cell table:formula="of:=SUBSTITUTE([.C332];&quot;0&quot;;&quot;&quot;)" office:value-type="string" office:string-value="11111" calcext:value-type="string">
            <text:p>11111</text:p>
          </table:table-cell>
          <table:table-cell table:formula="of:=IF([.D33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BIN([.A333])" office:value-type="string" office:string-value="101001100" calcext:value-type="string">
            <text:p>101001100</text:p>
          </table:table-cell>
          <table:table-cell office:value-type="string" calcext:value-type="string">
            <text:p>101001100</text:p>
          </table:table-cell>
          <table:table-cell table:formula="of:=SUBSTITUTE([.C333];&quot;0&quot;;&quot;&quot;)" office:value-type="string" office:string-value="1111" calcext:value-type="string">
            <text:p>1111</text:p>
          </table:table-cell>
          <table:table-cell table:formula="of:=IF([.D33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DEC2BIN([.A334])" office:value-type="string" office:string-value="101001101" calcext:value-type="string">
            <text:p>101001101</text:p>
          </table:table-cell>
          <table:table-cell office:value-type="string" calcext:value-type="string">
            <text:p>101001101</text:p>
          </table:table-cell>
          <table:table-cell table:formula="of:=SUBSTITUTE([.C334];&quot;0&quot;;&quot;&quot;)" office:value-type="string" office:string-value="11111" calcext:value-type="string">
            <text:p>11111</text:p>
          </table:table-cell>
          <table:table-cell table:formula="of:=IF([.D33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DEC2BIN([.A335])" office:value-type="string" office:string-value="101001110" calcext:value-type="string">
            <text:p>101001110</text:p>
          </table:table-cell>
          <table:table-cell office:value-type="string" calcext:value-type="string">
            <text:p>101001110</text:p>
          </table:table-cell>
          <table:table-cell table:formula="of:=SUBSTITUTE([.C335];&quot;0&quot;;&quot;&quot;)" office:value-type="string" office:string-value="11111" calcext:value-type="string">
            <text:p>11111</text:p>
          </table:table-cell>
          <table:table-cell table:formula="of:=IF([.D33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DEC2BIN([.A336])" office:value-type="string" office:string-value="101001111" calcext:value-type="string">
            <text:p>101001111</text:p>
          </table:table-cell>
          <table:table-cell office:value-type="string" calcext:value-type="string">
            <text:p>101001111</text:p>
          </table:table-cell>
          <table:table-cell table:formula="of:=SUBSTITUTE([.C336];&quot;0&quot;;&quot;&quot;)" office:value-type="string" office:string-value="111111" calcext:value-type="string">
            <text:p>111111</text:p>
          </table:table-cell>
          <table:table-cell table:formula="of:=IF([.D33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BIN([.A337])" office:value-type="string" office:string-value="101010000" calcext:value-type="string">
            <text:p>101010000</text:p>
          </table:table-cell>
          <table:table-cell office:value-type="string" calcext:value-type="string">
            <text:p>101010000</text:p>
          </table:table-cell>
          <table:table-cell table:formula="of:=SUBSTITUTE([.C337];&quot;0&quot;;&quot;&quot;)" office:value-type="string" office:string-value="111" calcext:value-type="string">
            <text:p>111</text:p>
          </table:table-cell>
          <table:table-cell table:formula="of:=IF([.D33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DEC2BIN([.A338])" office:value-type="string" office:string-value="101010001" calcext:value-type="string">
            <text:p>101010001</text:p>
          </table:table-cell>
          <table:table-cell office:value-type="string" calcext:value-type="string">
            <text:p>101010001</text:p>
          </table:table-cell>
          <table:table-cell table:formula="of:=SUBSTITUTE([.C338];&quot;0&quot;;&quot;&quot;)" office:value-type="string" office:string-value="1111" calcext:value-type="string">
            <text:p>1111</text:p>
          </table:table-cell>
          <table:table-cell table:formula="of:=IF([.D33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DEC2BIN([.A339])" office:value-type="string" office:string-value="101010010" calcext:value-type="string">
            <text:p>101010010</text:p>
          </table:table-cell>
          <table:table-cell office:value-type="string" calcext:value-type="string">
            <text:p>101010010</text:p>
          </table:table-cell>
          <table:table-cell table:formula="of:=SUBSTITUTE([.C339];&quot;0&quot;;&quot;&quot;)" office:value-type="string" office:string-value="1111" calcext:value-type="string">
            <text:p>1111</text:p>
          </table:table-cell>
          <table:table-cell table:formula="of:=IF([.D33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DEC2BIN([.A340])" office:value-type="string" office:string-value="101010011" calcext:value-type="string">
            <text:p>101010011</text:p>
          </table:table-cell>
          <table:table-cell office:value-type="string" calcext:value-type="string">
            <text:p>101010011</text:p>
          </table:table-cell>
          <table:table-cell table:formula="of:=SUBSTITUTE([.C340];&quot;0&quot;;&quot;&quot;)" office:value-type="string" office:string-value="11111" calcext:value-type="string">
            <text:p>11111</text:p>
          </table:table-cell>
          <table:table-cell table:formula="of:=IF([.D34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BIN([.A341])" office:value-type="string" office:string-value="101010100" calcext:value-type="string">
            <text:p>101010100</text:p>
          </table:table-cell>
          <table:table-cell office:value-type="string" calcext:value-type="string">
            <text:p>101010100</text:p>
          </table:table-cell>
          <table:table-cell table:formula="of:=SUBSTITUTE([.C341];&quot;0&quot;;&quot;&quot;)" office:value-type="string" office:string-value="1111" calcext:value-type="string">
            <text:p>1111</text:p>
          </table:table-cell>
          <table:table-cell table:formula="of:=IF([.D34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DEC2BIN([.A342])" office:value-type="string" office:string-value="101010101" calcext:value-type="string">
            <text:p>101010101</text:p>
          </table:table-cell>
          <table:table-cell office:value-type="string" calcext:value-type="string">
            <text:p>101010101</text:p>
          </table:table-cell>
          <table:table-cell table:formula="of:=SUBSTITUTE([.C342];&quot;0&quot;;&quot;&quot;)" office:value-type="string" office:string-value="11111" calcext:value-type="string">
            <text:p>11111</text:p>
          </table:table-cell>
          <table:table-cell table:formula="of:=IF([.D34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DEC2BIN([.A343])" office:value-type="string" office:string-value="101010110" calcext:value-type="string">
            <text:p>101010110</text:p>
          </table:table-cell>
          <table:table-cell office:value-type="string" calcext:value-type="string">
            <text:p>101010110</text:p>
          </table:table-cell>
          <table:table-cell table:formula="of:=SUBSTITUTE([.C343];&quot;0&quot;;&quot;&quot;)" office:value-type="string" office:string-value="11111" calcext:value-type="string">
            <text:p>11111</text:p>
          </table:table-cell>
          <table:table-cell table:formula="of:=IF([.D34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DEC2BIN([.A344])" office:value-type="string" office:string-value="101010111" calcext:value-type="string">
            <text:p>101010111</text:p>
          </table:table-cell>
          <table:table-cell office:value-type="string" calcext:value-type="string">
            <text:p>101010111</text:p>
          </table:table-cell>
          <table:table-cell table:formula="of:=SUBSTITUTE([.C344];&quot;0&quot;;&quot;&quot;)" office:value-type="string" office:string-value="111111" calcext:value-type="string">
            <text:p>111111</text:p>
          </table:table-cell>
          <table:table-cell table:formula="of:=IF([.D34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BIN([.A345])" office:value-type="string" office:string-value="101011000" calcext:value-type="string">
            <text:p>101011000</text:p>
          </table:table-cell>
          <table:table-cell office:value-type="string" calcext:value-type="string">
            <text:p>101011000</text:p>
          </table:table-cell>
          <table:table-cell table:formula="of:=SUBSTITUTE([.C345];&quot;0&quot;;&quot;&quot;)" office:value-type="string" office:string-value="1111" calcext:value-type="string">
            <text:p>1111</text:p>
          </table:table-cell>
          <table:table-cell table:formula="of:=IF([.D34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DEC2BIN([.A346])" office:value-type="string" office:string-value="101011001" calcext:value-type="string">
            <text:p>101011001</text:p>
          </table:table-cell>
          <table:table-cell office:value-type="string" calcext:value-type="string">
            <text:p>101011001</text:p>
          </table:table-cell>
          <table:table-cell table:formula="of:=SUBSTITUTE([.C346];&quot;0&quot;;&quot;&quot;)" office:value-type="string" office:string-value="11111" calcext:value-type="string">
            <text:p>11111</text:p>
          </table:table-cell>
          <table:table-cell table:formula="of:=IF([.D34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BIN([.A347])" office:value-type="string" office:string-value="101011010" calcext:value-type="string">
            <text:p>101011010</text:p>
          </table:table-cell>
          <table:table-cell office:value-type="string" calcext:value-type="string">
            <text:p>101011010</text:p>
          </table:table-cell>
          <table:table-cell table:formula="of:=SUBSTITUTE([.C347];&quot;0&quot;;&quot;&quot;)" office:value-type="string" office:string-value="11111" calcext:value-type="string">
            <text:p>11111</text:p>
          </table:table-cell>
          <table:table-cell table:formula="of:=IF([.D34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DEC2BIN([.A348])" office:value-type="string" office:string-value="101011011" calcext:value-type="string">
            <text:p>101011011</text:p>
          </table:table-cell>
          <table:table-cell office:value-type="string" calcext:value-type="string">
            <text:p>101011011</text:p>
          </table:table-cell>
          <table:table-cell table:formula="of:=SUBSTITUTE([.C348];&quot;0&quot;;&quot;&quot;)" office:value-type="string" office:string-value="111111" calcext:value-type="string">
            <text:p>111111</text:p>
          </table:table-cell>
          <table:table-cell table:formula="of:=IF([.D34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BIN([.A349])" office:value-type="string" office:string-value="101011100" calcext:value-type="string">
            <text:p>101011100</text:p>
          </table:table-cell>
          <table:table-cell office:value-type="string" calcext:value-type="string">
            <text:p>101011100</text:p>
          </table:table-cell>
          <table:table-cell table:formula="of:=SUBSTITUTE([.C349];&quot;0&quot;;&quot;&quot;)" office:value-type="string" office:string-value="11111" calcext:value-type="string">
            <text:p>11111</text:p>
          </table:table-cell>
          <table:table-cell table:formula="of:=IF([.D34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DEC2BIN([.A350])" office:value-type="string" office:string-value="101011101" calcext:value-type="string">
            <text:p>101011101</text:p>
          </table:table-cell>
          <table:table-cell office:value-type="string" calcext:value-type="string">
            <text:p>101011101</text:p>
          </table:table-cell>
          <table:table-cell table:formula="of:=SUBSTITUTE([.C350];&quot;0&quot;;&quot;&quot;)" office:value-type="string" office:string-value="111111" calcext:value-type="string">
            <text:p>111111</text:p>
          </table:table-cell>
          <table:table-cell table:formula="of:=IF([.D35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DEC2BIN([.A351])" office:value-type="string" office:string-value="101011110" calcext:value-type="string">
            <text:p>101011110</text:p>
          </table:table-cell>
          <table:table-cell office:value-type="string" calcext:value-type="string">
            <text:p>101011110</text:p>
          </table:table-cell>
          <table:table-cell table:formula="of:=SUBSTITUTE([.C351];&quot;0&quot;;&quot;&quot;)" office:value-type="string" office:string-value="111111" calcext:value-type="string">
            <text:p>111111</text:p>
          </table:table-cell>
          <table:table-cell table:formula="of:=IF([.D35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DEC2BIN([.A352])" office:value-type="string" office:string-value="101011111" calcext:value-type="string">
            <text:p>101011111</text:p>
          </table:table-cell>
          <table:table-cell office:value-type="string" calcext:value-type="string">
            <text:p>101011111</text:p>
          </table:table-cell>
          <table:table-cell table:formula="of:=SUBSTITUTE([.C352];&quot;0&quot;;&quot;&quot;)" office:value-type="string" office:string-value="1111111" calcext:value-type="string">
            <text:p>1111111</text:p>
          </table:table-cell>
          <table:table-cell table:formula="of:=IF([.D35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BIN([.A353])" office:value-type="string" office:string-value="101100000" calcext:value-type="string">
            <text:p>101100000</text:p>
          </table:table-cell>
          <table:table-cell office:value-type="string" calcext:value-type="string">
            <text:p>101100000</text:p>
          </table:table-cell>
          <table:table-cell table:formula="of:=SUBSTITUTE([.C353];&quot;0&quot;;&quot;&quot;)" office:value-type="string" office:string-value="111" calcext:value-type="string">
            <text:p>111</text:p>
          </table:table-cell>
          <table:table-cell table:formula="of:=IF([.D35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DEC2BIN([.A354])" office:value-type="string" office:string-value="101100001" calcext:value-type="string">
            <text:p>101100001</text:p>
          </table:table-cell>
          <table:table-cell office:value-type="string" calcext:value-type="string">
            <text:p>101100001</text:p>
          </table:table-cell>
          <table:table-cell table:formula="of:=SUBSTITUTE([.C354];&quot;0&quot;;&quot;&quot;)" office:value-type="string" office:string-value="1111" calcext:value-type="string">
            <text:p>1111</text:p>
          </table:table-cell>
          <table:table-cell table:formula="of:=IF([.D35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DEC2BIN([.A355])" office:value-type="string" office:string-value="101100010" calcext:value-type="string">
            <text:p>101100010</text:p>
          </table:table-cell>
          <table:table-cell office:value-type="string" calcext:value-type="string">
            <text:p>101100010</text:p>
          </table:table-cell>
          <table:table-cell table:formula="of:=SUBSTITUTE([.C355];&quot;0&quot;;&quot;&quot;)" office:value-type="string" office:string-value="1111" calcext:value-type="string">
            <text:p>1111</text:p>
          </table:table-cell>
          <table:table-cell table:formula="of:=IF([.D35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DEC2BIN([.A356])" office:value-type="string" office:string-value="101100011" calcext:value-type="string">
            <text:p>101100011</text:p>
          </table:table-cell>
          <table:table-cell office:value-type="string" calcext:value-type="string">
            <text:p>101100011</text:p>
          </table:table-cell>
          <table:table-cell table:formula="of:=SUBSTITUTE([.C356];&quot;0&quot;;&quot;&quot;)" office:value-type="string" office:string-value="11111" calcext:value-type="string">
            <text:p>11111</text:p>
          </table:table-cell>
          <table:table-cell table:formula="of:=IF([.D35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BIN([.A357])" office:value-type="string" office:string-value="101100100" calcext:value-type="string">
            <text:p>101100100</text:p>
          </table:table-cell>
          <table:table-cell office:value-type="string" calcext:value-type="string">
            <text:p>101100100</text:p>
          </table:table-cell>
          <table:table-cell table:formula="of:=SUBSTITUTE([.C357];&quot;0&quot;;&quot;&quot;)" office:value-type="string" office:string-value="1111" calcext:value-type="string">
            <text:p>1111</text:p>
          </table:table-cell>
          <table:table-cell table:formula="of:=IF([.D35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DEC2BIN([.A358])" office:value-type="string" office:string-value="101100101" calcext:value-type="string">
            <text:p>101100101</text:p>
          </table:table-cell>
          <table:table-cell office:value-type="string" calcext:value-type="string">
            <text:p>101100101</text:p>
          </table:table-cell>
          <table:table-cell table:formula="of:=SUBSTITUTE([.C358];&quot;0&quot;;&quot;&quot;)" office:value-type="string" office:string-value="11111" calcext:value-type="string">
            <text:p>11111</text:p>
          </table:table-cell>
          <table:table-cell table:formula="of:=IF([.D358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DEC2BIN([.A359])" office:value-type="string" office:string-value="101100110" calcext:value-type="string">
            <text:p>101100110</text:p>
          </table:table-cell>
          <table:table-cell office:value-type="string" calcext:value-type="string">
            <text:p>101100110</text:p>
          </table:table-cell>
          <table:table-cell table:formula="of:=SUBSTITUTE([.C359];&quot;0&quot;;&quot;&quot;)" office:value-type="string" office:string-value="11111" calcext:value-type="string">
            <text:p>11111</text:p>
          </table:table-cell>
          <table:table-cell table:formula="of:=IF([.D35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DEC2BIN([.A360])" office:value-type="string" office:string-value="101100111" calcext:value-type="string">
            <text:p>101100111</text:p>
          </table:table-cell>
          <table:table-cell office:value-type="string" calcext:value-type="string">
            <text:p>101100111</text:p>
          </table:table-cell>
          <table:table-cell table:formula="of:=SUBSTITUTE([.C360];&quot;0&quot;;&quot;&quot;)" office:value-type="string" office:string-value="111111" calcext:value-type="string">
            <text:p>111111</text:p>
          </table:table-cell>
          <table:table-cell table:formula="of:=IF([.D36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BIN([.A361])" office:value-type="string" office:string-value="101101000" calcext:value-type="string">
            <text:p>101101000</text:p>
          </table:table-cell>
          <table:table-cell office:value-type="string" calcext:value-type="string">
            <text:p>101101000</text:p>
          </table:table-cell>
          <table:table-cell table:formula="of:=SUBSTITUTE([.C361];&quot;0&quot;;&quot;&quot;)" office:value-type="string" office:string-value="1111" calcext:value-type="string">
            <text:p>1111</text:p>
          </table:table-cell>
          <table:table-cell table:formula="of:=IF([.D36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DEC2BIN([.A362])" office:value-type="string" office:string-value="101101001" calcext:value-type="string">
            <text:p>101101001</text:p>
          </table:table-cell>
          <table:table-cell office:value-type="string" calcext:value-type="string">
            <text:p>101101001</text:p>
          </table:table-cell>
          <table:table-cell table:formula="of:=SUBSTITUTE([.C362];&quot;0&quot;;&quot;&quot;)" office:value-type="string" office:string-value="11111" calcext:value-type="string">
            <text:p>11111</text:p>
          </table:table-cell>
          <table:table-cell table:formula="of:=IF([.D36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DEC2BIN([.A363])" office:value-type="string" office:string-value="101101010" calcext:value-type="string">
            <text:p>101101010</text:p>
          </table:table-cell>
          <table:table-cell office:value-type="string" calcext:value-type="string">
            <text:p>101101010</text:p>
          </table:table-cell>
          <table:table-cell table:formula="of:=SUBSTITUTE([.C363];&quot;0&quot;;&quot;&quot;)" office:value-type="string" office:string-value="11111" calcext:value-type="string">
            <text:p>11111</text:p>
          </table:table-cell>
          <table:table-cell table:formula="of:=IF([.D36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DEC2BIN([.A364])" office:value-type="string" office:string-value="101101011" calcext:value-type="string">
            <text:p>101101011</text:p>
          </table:table-cell>
          <table:table-cell office:value-type="string" calcext:value-type="string">
            <text:p>101101011</text:p>
          </table:table-cell>
          <table:table-cell table:formula="of:=SUBSTITUTE([.C364];&quot;0&quot;;&quot;&quot;)" office:value-type="string" office:string-value="111111" calcext:value-type="string">
            <text:p>111111</text:p>
          </table:table-cell>
          <table:table-cell table:formula="of:=IF([.D36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BIN([.A365])" office:value-type="string" office:string-value="101101100" calcext:value-type="string">
            <text:p>101101100</text:p>
          </table:table-cell>
          <table:table-cell office:value-type="string" calcext:value-type="string">
            <text:p>101101100</text:p>
          </table:table-cell>
          <table:table-cell table:formula="of:=SUBSTITUTE([.C365];&quot;0&quot;;&quot;&quot;)" office:value-type="string" office:string-value="11111" calcext:value-type="string">
            <text:p>11111</text:p>
          </table:table-cell>
          <table:table-cell table:formula="of:=IF([.D36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DEC2BIN([.A366])" office:value-type="string" office:string-value="101101101" calcext:value-type="string">
            <text:p>101101101</text:p>
          </table:table-cell>
          <table:table-cell office:value-type="string" calcext:value-type="string">
            <text:p>101101101</text:p>
          </table:table-cell>
          <table:table-cell table:formula="of:=SUBSTITUTE([.C366];&quot;0&quot;;&quot;&quot;)" office:value-type="string" office:string-value="111111" calcext:value-type="string">
            <text:p>111111</text:p>
          </table:table-cell>
          <table:table-cell table:formula="of:=IF([.D36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DEC2BIN([.A367])" office:value-type="string" office:string-value="101101110" calcext:value-type="string">
            <text:p>101101110</text:p>
          </table:table-cell>
          <table:table-cell office:value-type="string" calcext:value-type="string">
            <text:p>101101110</text:p>
          </table:table-cell>
          <table:table-cell table:formula="of:=SUBSTITUTE([.C367];&quot;0&quot;;&quot;&quot;)" office:value-type="string" office:string-value="111111" calcext:value-type="string">
            <text:p>111111</text:p>
          </table:table-cell>
          <table:table-cell table:formula="of:=IF([.D36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DEC2BIN([.A368])" office:value-type="string" office:string-value="101101111" calcext:value-type="string">
            <text:p>101101111</text:p>
          </table:table-cell>
          <table:table-cell office:value-type="string" calcext:value-type="string">
            <text:p>101101111</text:p>
          </table:table-cell>
          <table:table-cell table:formula="of:=SUBSTITUTE([.C368];&quot;0&quot;;&quot;&quot;)" office:value-type="string" office:string-value="1111111" calcext:value-type="string">
            <text:p>1111111</text:p>
          </table:table-cell>
          <table:table-cell table:formula="of:=IF([.D36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BIN([.A369])" office:value-type="string" office:string-value="101110000" calcext:value-type="string">
            <text:p>101110000</text:p>
          </table:table-cell>
          <table:table-cell office:value-type="string" calcext:value-type="string">
            <text:p>101110000</text:p>
          </table:table-cell>
          <table:table-cell table:formula="of:=SUBSTITUTE([.C369];&quot;0&quot;;&quot;&quot;)" office:value-type="string" office:string-value="1111" calcext:value-type="string">
            <text:p>1111</text:p>
          </table:table-cell>
          <table:table-cell table:formula="of:=IF([.D36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DEC2BIN([.A370])" office:value-type="string" office:string-value="101110001" calcext:value-type="string">
            <text:p>101110001</text:p>
          </table:table-cell>
          <table:table-cell office:value-type="string" calcext:value-type="string">
            <text:p>101110001</text:p>
          </table:table-cell>
          <table:table-cell table:formula="of:=SUBSTITUTE([.C370];&quot;0&quot;;&quot;&quot;)" office:value-type="string" office:string-value="11111" calcext:value-type="string">
            <text:p>11111</text:p>
          </table:table-cell>
          <table:table-cell table:formula="of:=IF([.D37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DEC2BIN([.A371])" office:value-type="string" office:string-value="101110010" calcext:value-type="string">
            <text:p>101110010</text:p>
          </table:table-cell>
          <table:table-cell office:value-type="string" calcext:value-type="string">
            <text:p>101110010</text:p>
          </table:table-cell>
          <table:table-cell table:formula="of:=SUBSTITUTE([.C371];&quot;0&quot;;&quot;&quot;)" office:value-type="string" office:string-value="11111" calcext:value-type="string">
            <text:p>11111</text:p>
          </table:table-cell>
          <table:table-cell table:formula="of:=IF([.D37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DEC2BIN([.A372])" office:value-type="string" office:string-value="101110011" calcext:value-type="string">
            <text:p>101110011</text:p>
          </table:table-cell>
          <table:table-cell office:value-type="string" calcext:value-type="string">
            <text:p>101110011</text:p>
          </table:table-cell>
          <table:table-cell table:formula="of:=SUBSTITUTE([.C372];&quot;0&quot;;&quot;&quot;)" office:value-type="string" office:string-value="111111" calcext:value-type="string">
            <text:p>111111</text:p>
          </table:table-cell>
          <table:table-cell table:formula="of:=IF([.D37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BIN([.A373])" office:value-type="string" office:string-value="101110100" calcext:value-type="string">
            <text:p>101110100</text:p>
          </table:table-cell>
          <table:table-cell office:value-type="string" calcext:value-type="string">
            <text:p>101110100</text:p>
          </table:table-cell>
          <table:table-cell table:formula="of:=SUBSTITUTE([.C373];&quot;0&quot;;&quot;&quot;)" office:value-type="string" office:string-value="11111" calcext:value-type="string">
            <text:p>11111</text:p>
          </table:table-cell>
          <table:table-cell table:formula="of:=IF([.D37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DEC2BIN([.A374])" office:value-type="string" office:string-value="101110101" calcext:value-type="string">
            <text:p>101110101</text:p>
          </table:table-cell>
          <table:table-cell office:value-type="string" calcext:value-type="string">
            <text:p>101110101</text:p>
          </table:table-cell>
          <table:table-cell table:formula="of:=SUBSTITUTE([.C374];&quot;0&quot;;&quot;&quot;)" office:value-type="string" office:string-value="111111" calcext:value-type="string">
            <text:p>111111</text:p>
          </table:table-cell>
          <table:table-cell table:formula="of:=IF([.D37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DEC2BIN([.A375])" office:value-type="string" office:string-value="101110110" calcext:value-type="string">
            <text:p>101110110</text:p>
          </table:table-cell>
          <table:table-cell office:value-type="string" calcext:value-type="string">
            <text:p>101110110</text:p>
          </table:table-cell>
          <table:table-cell table:formula="of:=SUBSTITUTE([.C375];&quot;0&quot;;&quot;&quot;)" office:value-type="string" office:string-value="111111" calcext:value-type="string">
            <text:p>111111</text:p>
          </table:table-cell>
          <table:table-cell table:formula="of:=IF([.D37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DEC2BIN([.A376])" office:value-type="string" office:string-value="101110111" calcext:value-type="string">
            <text:p>101110111</text:p>
          </table:table-cell>
          <table:table-cell office:value-type="string" calcext:value-type="string">
            <text:p>101110111</text:p>
          </table:table-cell>
          <table:table-cell table:formula="of:=SUBSTITUTE([.C376];&quot;0&quot;;&quot;&quot;)" office:value-type="string" office:string-value="1111111" calcext:value-type="string">
            <text:p>1111111</text:p>
          </table:table-cell>
          <table:table-cell table:formula="of:=IF([.D37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BIN([.A377])" office:value-type="string" office:string-value="101111000" calcext:value-type="string">
            <text:p>101111000</text:p>
          </table:table-cell>
          <table:table-cell office:value-type="string" calcext:value-type="string">
            <text:p>101111000</text:p>
          </table:table-cell>
          <table:table-cell table:formula="of:=SUBSTITUTE([.C377];&quot;0&quot;;&quot;&quot;)" office:value-type="string" office:string-value="11111" calcext:value-type="string">
            <text:p>11111</text:p>
          </table:table-cell>
          <table:table-cell table:formula="of:=IF([.D37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DEC2BIN([.A378])" office:value-type="string" office:string-value="101111001" calcext:value-type="string">
            <text:p>101111001</text:p>
          </table:table-cell>
          <table:table-cell office:value-type="string" calcext:value-type="string">
            <text:p>101111001</text:p>
          </table:table-cell>
          <table:table-cell table:formula="of:=SUBSTITUTE([.C378];&quot;0&quot;;&quot;&quot;)" office:value-type="string" office:string-value="111111" calcext:value-type="string">
            <text:p>111111</text:p>
          </table:table-cell>
          <table:table-cell table:formula="of:=IF([.D37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DEC2BIN([.A379])" office:value-type="string" office:string-value="101111010" calcext:value-type="string">
            <text:p>101111010</text:p>
          </table:table-cell>
          <table:table-cell office:value-type="string" calcext:value-type="string">
            <text:p>101111010</text:p>
          </table:table-cell>
          <table:table-cell table:formula="of:=SUBSTITUTE([.C379];&quot;0&quot;;&quot;&quot;)" office:value-type="string" office:string-value="111111" calcext:value-type="string">
            <text:p>111111</text:p>
          </table:table-cell>
          <table:table-cell table:formula="of:=IF([.D37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DEC2BIN([.A380])" office:value-type="string" office:string-value="101111011" calcext:value-type="string">
            <text:p>101111011</text:p>
          </table:table-cell>
          <table:table-cell office:value-type="string" calcext:value-type="string">
            <text:p>101111011</text:p>
          </table:table-cell>
          <table:table-cell table:formula="of:=SUBSTITUTE([.C380];&quot;0&quot;;&quot;&quot;)" office:value-type="string" office:string-value="1111111" calcext:value-type="string">
            <text:p>1111111</text:p>
          </table:table-cell>
          <table:table-cell table:formula="of:=IF([.D38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BIN([.A381])" office:value-type="string" office:string-value="101111100" calcext:value-type="string">
            <text:p>101111100</text:p>
          </table:table-cell>
          <table:table-cell office:value-type="string" calcext:value-type="string">
            <text:p>101111100</text:p>
          </table:table-cell>
          <table:table-cell table:formula="of:=SUBSTITUTE([.C381];&quot;0&quot;;&quot;&quot;)" office:value-type="string" office:string-value="111111" calcext:value-type="string">
            <text:p>111111</text:p>
          </table:table-cell>
          <table:table-cell table:formula="of:=IF([.D38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DEC2BIN([.A382])" office:value-type="string" office:string-value="101111101" calcext:value-type="string">
            <text:p>101111101</text:p>
          </table:table-cell>
          <table:table-cell office:value-type="string" calcext:value-type="string">
            <text:p>101111101</text:p>
          </table:table-cell>
          <table:table-cell table:formula="of:=SUBSTITUTE([.C382];&quot;0&quot;;&quot;&quot;)" office:value-type="string" office:string-value="1111111" calcext:value-type="string">
            <text:p>1111111</text:p>
          </table:table-cell>
          <table:table-cell table:formula="of:=IF([.D38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DEC2BIN([.A383])" office:value-type="string" office:string-value="101111110" calcext:value-type="string">
            <text:p>101111110</text:p>
          </table:table-cell>
          <table:table-cell office:value-type="string" calcext:value-type="string">
            <text:p>101111110</text:p>
          </table:table-cell>
          <table:table-cell table:formula="of:=SUBSTITUTE([.C383];&quot;0&quot;;&quot;&quot;)" office:value-type="string" office:string-value="1111111" calcext:value-type="string">
            <text:p>1111111</text:p>
          </table:table-cell>
          <table:table-cell table:formula="of:=IF([.D38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DEC2BIN([.A384])" office:value-type="string" office:string-value="101111111" calcext:value-type="string">
            <text:p>101111111</text:p>
          </table:table-cell>
          <table:table-cell office:value-type="string" calcext:value-type="string">
            <text:p>101111111</text:p>
          </table:table-cell>
          <table:table-cell table:formula="of:=SUBSTITUTE([.C384];&quot;0&quot;;&quot;&quot;)" office:value-type="string" office:string-value="11111111" calcext:value-type="string">
            <text:p>11111111</text:p>
          </table:table-cell>
          <table:table-cell table:formula="of:=IF([.D38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BIN([.A385])" office:value-type="string" office:string-value="110000000" calcext:value-type="string">
            <text:p>110000000</text:p>
          </table:table-cell>
          <table:table-cell office:value-type="string" calcext:value-type="string">
            <text:p>110000000</text:p>
          </table:table-cell>
          <table:table-cell table:formula="of:=SUBSTITUTE([.C385];&quot;0&quot;;&quot;&quot;)" office:value-type="string" office:string-value="11" calcext:value-type="string">
            <text:p>11</text:p>
          </table:table-cell>
          <table:table-cell table:formula="of:=IF([.D38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DEC2BIN([.A386])" office:value-type="string" office:string-value="110000001" calcext:value-type="string">
            <text:p>110000001</text:p>
          </table:table-cell>
          <table:table-cell office:value-type="string" calcext:value-type="string">
            <text:p>110000001</text:p>
          </table:table-cell>
          <table:table-cell table:formula="of:=SUBSTITUTE([.C386];&quot;0&quot;;&quot;&quot;)" office:value-type="string" office:string-value="111" calcext:value-type="string">
            <text:p>111</text:p>
          </table:table-cell>
          <table:table-cell table:formula="of:=IF([.D38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DEC2BIN([.A387])" office:value-type="string" office:string-value="110000010" calcext:value-type="string">
            <text:p>110000010</text:p>
          </table:table-cell>
          <table:table-cell office:value-type="string" calcext:value-type="string">
            <text:p>110000010</text:p>
          </table:table-cell>
          <table:table-cell table:formula="of:=SUBSTITUTE([.C387];&quot;0&quot;;&quot;&quot;)" office:value-type="string" office:string-value="111" calcext:value-type="string">
            <text:p>111</text:p>
          </table:table-cell>
          <table:table-cell table:formula="of:=IF([.D38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DEC2BIN([.A388])" office:value-type="string" office:string-value="110000011" calcext:value-type="string">
            <text:p>110000011</text:p>
          </table:table-cell>
          <table:table-cell office:value-type="string" calcext:value-type="string">
            <text:p>110000011</text:p>
          </table:table-cell>
          <table:table-cell table:formula="of:=SUBSTITUTE([.C388];&quot;0&quot;;&quot;&quot;)" office:value-type="string" office:string-value="1111" calcext:value-type="string">
            <text:p>1111</text:p>
          </table:table-cell>
          <table:table-cell table:formula="of:=IF([.D38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BIN([.A389])" office:value-type="string" office:string-value="110000100" calcext:value-type="string">
            <text:p>110000100</text:p>
          </table:table-cell>
          <table:table-cell office:value-type="string" calcext:value-type="string">
            <text:p>110000100</text:p>
          </table:table-cell>
          <table:table-cell table:formula="of:=SUBSTITUTE([.C389];&quot;0&quot;;&quot;&quot;)" office:value-type="string" office:string-value="111" calcext:value-type="string">
            <text:p>111</text:p>
          </table:table-cell>
          <table:table-cell table:formula="of:=IF([.D38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DEC2BIN([.A390])" office:value-type="string" office:string-value="110000101" calcext:value-type="string">
            <text:p>110000101</text:p>
          </table:table-cell>
          <table:table-cell office:value-type="string" calcext:value-type="string">
            <text:p>110000101</text:p>
          </table:table-cell>
          <table:table-cell table:formula="of:=SUBSTITUTE([.C390];&quot;0&quot;;&quot;&quot;)" office:value-type="string" office:string-value="1111" calcext:value-type="string">
            <text:p>1111</text:p>
          </table:table-cell>
          <table:table-cell table:formula="of:=IF([.D39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DEC2BIN([.A391])" office:value-type="string" office:string-value="110000110" calcext:value-type="string">
            <text:p>110000110</text:p>
          </table:table-cell>
          <table:table-cell office:value-type="string" calcext:value-type="string">
            <text:p>110000110</text:p>
          </table:table-cell>
          <table:table-cell table:formula="of:=SUBSTITUTE([.C391];&quot;0&quot;;&quot;&quot;)" office:value-type="string" office:string-value="1111" calcext:value-type="string">
            <text:p>1111</text:p>
          </table:table-cell>
          <table:table-cell table:formula="of:=IF([.D39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DEC2BIN([.A392])" office:value-type="string" office:string-value="110000111" calcext:value-type="string">
            <text:p>110000111</text:p>
          </table:table-cell>
          <table:table-cell office:value-type="string" calcext:value-type="string">
            <text:p>110000111</text:p>
          </table:table-cell>
          <table:table-cell table:formula="of:=SUBSTITUTE([.C392];&quot;0&quot;;&quot;&quot;)" office:value-type="string" office:string-value="11111" calcext:value-type="string">
            <text:p>11111</text:p>
          </table:table-cell>
          <table:table-cell table:formula="of:=IF([.D39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BIN([.A393])" office:value-type="string" office:string-value="110001000" calcext:value-type="string">
            <text:p>110001000</text:p>
          </table:table-cell>
          <table:table-cell office:value-type="string" calcext:value-type="string">
            <text:p>110001000</text:p>
          </table:table-cell>
          <table:table-cell table:formula="of:=SUBSTITUTE([.C393];&quot;0&quot;;&quot;&quot;)" office:value-type="string" office:string-value="111" calcext:value-type="string">
            <text:p>111</text:p>
          </table:table-cell>
          <table:table-cell table:formula="of:=IF([.D39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DEC2BIN([.A394])" office:value-type="string" office:string-value="110001001" calcext:value-type="string">
            <text:p>110001001</text:p>
          </table:table-cell>
          <table:table-cell office:value-type="string" calcext:value-type="string">
            <text:p>110001001</text:p>
          </table:table-cell>
          <table:table-cell table:formula="of:=SUBSTITUTE([.C394];&quot;0&quot;;&quot;&quot;)" office:value-type="string" office:string-value="1111" calcext:value-type="string">
            <text:p>1111</text:p>
          </table:table-cell>
          <table:table-cell table:formula="of:=IF([.D39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DEC2BIN([.A395])" office:value-type="string" office:string-value="110001010" calcext:value-type="string">
            <text:p>110001010</text:p>
          </table:table-cell>
          <table:table-cell office:value-type="string" calcext:value-type="string">
            <text:p>110001010</text:p>
          </table:table-cell>
          <table:table-cell table:formula="of:=SUBSTITUTE([.C395];&quot;0&quot;;&quot;&quot;)" office:value-type="string" office:string-value="1111" calcext:value-type="string">
            <text:p>1111</text:p>
          </table:table-cell>
          <table:table-cell table:formula="of:=IF([.D39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DEC2BIN([.A396])" office:value-type="string" office:string-value="110001011" calcext:value-type="string">
            <text:p>110001011</text:p>
          </table:table-cell>
          <table:table-cell office:value-type="string" calcext:value-type="string">
            <text:p>110001011</text:p>
          </table:table-cell>
          <table:table-cell table:formula="of:=SUBSTITUTE([.C396];&quot;0&quot;;&quot;&quot;)" office:value-type="string" office:string-value="11111" calcext:value-type="string">
            <text:p>11111</text:p>
          </table:table-cell>
          <table:table-cell table:formula="of:=IF([.D39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BIN([.A397])" office:value-type="string" office:string-value="110001100" calcext:value-type="string">
            <text:p>110001100</text:p>
          </table:table-cell>
          <table:table-cell office:value-type="string" calcext:value-type="string">
            <text:p>110001100</text:p>
          </table:table-cell>
          <table:table-cell table:formula="of:=SUBSTITUTE([.C397];&quot;0&quot;;&quot;&quot;)" office:value-type="string" office:string-value="1111" calcext:value-type="string">
            <text:p>1111</text:p>
          </table:table-cell>
          <table:table-cell table:formula="of:=IF([.D39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DEC2BIN([.A398])" office:value-type="string" office:string-value="110001101" calcext:value-type="string">
            <text:p>110001101</text:p>
          </table:table-cell>
          <table:table-cell office:value-type="string" calcext:value-type="string">
            <text:p>110001101</text:p>
          </table:table-cell>
          <table:table-cell table:formula="of:=SUBSTITUTE([.C398];&quot;0&quot;;&quot;&quot;)" office:value-type="string" office:string-value="11111" calcext:value-type="string">
            <text:p>11111</text:p>
          </table:table-cell>
          <table:table-cell table:formula="of:=IF([.D398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DEC2BIN([.A399])" office:value-type="string" office:string-value="110001110" calcext:value-type="string">
            <text:p>110001110</text:p>
          </table:table-cell>
          <table:table-cell office:value-type="string" calcext:value-type="string">
            <text:p>110001110</text:p>
          </table:table-cell>
          <table:table-cell table:formula="of:=SUBSTITUTE([.C399];&quot;0&quot;;&quot;&quot;)" office:value-type="string" office:string-value="11111" calcext:value-type="string">
            <text:p>11111</text:p>
          </table:table-cell>
          <table:table-cell table:formula="of:=IF([.D39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DEC2BIN([.A400])" office:value-type="string" office:string-value="110001111" calcext:value-type="string">
            <text:p>110001111</text:p>
          </table:table-cell>
          <table:table-cell office:value-type="string" calcext:value-type="string">
            <text:p>110001111</text:p>
          </table:table-cell>
          <table:table-cell table:formula="of:=SUBSTITUTE([.C400];&quot;0&quot;;&quot;&quot;)" office:value-type="string" office:string-value="111111" calcext:value-type="string">
            <text:p>111111</text:p>
          </table:table-cell>
          <table:table-cell table:formula="of:=IF([.D40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BIN([.A401])" office:value-type="string" office:string-value="110010000" calcext:value-type="string">
            <text:p>110010000</text:p>
          </table:table-cell>
          <table:table-cell office:value-type="string" calcext:value-type="string">
            <text:p>110010000</text:p>
          </table:table-cell>
          <table:table-cell table:formula="of:=SUBSTITUTE([.C401];&quot;0&quot;;&quot;&quot;)" office:value-type="string" office:string-value="111" calcext:value-type="string">
            <text:p>111</text:p>
          </table:table-cell>
          <table:table-cell table:formula="of:=IF([.D40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DEC2BIN([.A402])" office:value-type="string" office:string-value="110010001" calcext:value-type="string">
            <text:p>110010001</text:p>
          </table:table-cell>
          <table:table-cell office:value-type="string" calcext:value-type="string">
            <text:p>110010001</text:p>
          </table:table-cell>
          <table:table-cell table:formula="of:=SUBSTITUTE([.C402];&quot;0&quot;;&quot;&quot;)" office:value-type="string" office:string-value="1111" calcext:value-type="string">
            <text:p>1111</text:p>
          </table:table-cell>
          <table:table-cell table:formula="of:=IF([.D40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DEC2BIN([.A403])" office:value-type="string" office:string-value="110010010" calcext:value-type="string">
            <text:p>110010010</text:p>
          </table:table-cell>
          <table:table-cell office:value-type="string" calcext:value-type="string">
            <text:p>110010010</text:p>
          </table:table-cell>
          <table:table-cell table:formula="of:=SUBSTITUTE([.C403];&quot;0&quot;;&quot;&quot;)" office:value-type="string" office:string-value="1111" calcext:value-type="string">
            <text:p>1111</text:p>
          </table:table-cell>
          <table:table-cell table:formula="of:=IF([.D40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DEC2BIN([.A404])" office:value-type="string" office:string-value="110010011" calcext:value-type="string">
            <text:p>110010011</text:p>
          </table:table-cell>
          <table:table-cell office:value-type="string" calcext:value-type="string">
            <text:p>110010011</text:p>
          </table:table-cell>
          <table:table-cell table:formula="of:=SUBSTITUTE([.C404];&quot;0&quot;;&quot;&quot;)" office:value-type="string" office:string-value="11111" calcext:value-type="string">
            <text:p>11111</text:p>
          </table:table-cell>
          <table:table-cell table:formula="of:=IF([.D40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BIN([.A405])" office:value-type="string" office:string-value="110010100" calcext:value-type="string">
            <text:p>110010100</text:p>
          </table:table-cell>
          <table:table-cell office:value-type="string" calcext:value-type="string">
            <text:p>110010100</text:p>
          </table:table-cell>
          <table:table-cell table:formula="of:=SUBSTITUTE([.C405];&quot;0&quot;;&quot;&quot;)" office:value-type="string" office:string-value="1111" calcext:value-type="string">
            <text:p>1111</text:p>
          </table:table-cell>
          <table:table-cell table:formula="of:=IF([.D40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DEC2BIN([.A406])" office:value-type="string" office:string-value="110010101" calcext:value-type="string">
            <text:p>110010101</text:p>
          </table:table-cell>
          <table:table-cell office:value-type="string" calcext:value-type="string">
            <text:p>110010101</text:p>
          </table:table-cell>
          <table:table-cell table:formula="of:=SUBSTITUTE([.C406];&quot;0&quot;;&quot;&quot;)" office:value-type="string" office:string-value="11111" calcext:value-type="string">
            <text:p>11111</text:p>
          </table:table-cell>
          <table:table-cell table:formula="of:=IF([.D40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DEC2BIN([.A407])" office:value-type="string" office:string-value="110010110" calcext:value-type="string">
            <text:p>110010110</text:p>
          </table:table-cell>
          <table:table-cell office:value-type="string" calcext:value-type="string">
            <text:p>110010110</text:p>
          </table:table-cell>
          <table:table-cell table:formula="of:=SUBSTITUTE([.C407];&quot;0&quot;;&quot;&quot;)" office:value-type="string" office:string-value="11111" calcext:value-type="string">
            <text:p>11111</text:p>
          </table:table-cell>
          <table:table-cell table:formula="of:=IF([.D40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DEC2BIN([.A408])" office:value-type="string" office:string-value="110010111" calcext:value-type="string">
            <text:p>110010111</text:p>
          </table:table-cell>
          <table:table-cell office:value-type="string" calcext:value-type="string">
            <text:p>110010111</text:p>
          </table:table-cell>
          <table:table-cell table:formula="of:=SUBSTITUTE([.C408];&quot;0&quot;;&quot;&quot;)" office:value-type="string" office:string-value="111111" calcext:value-type="string">
            <text:p>111111</text:p>
          </table:table-cell>
          <table:table-cell table:formula="of:=IF([.D40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BIN([.A409])" office:value-type="string" office:string-value="110011000" calcext:value-type="string">
            <text:p>110011000</text:p>
          </table:table-cell>
          <table:table-cell office:value-type="string" calcext:value-type="string">
            <text:p>110011000</text:p>
          </table:table-cell>
          <table:table-cell table:formula="of:=SUBSTITUTE([.C409];&quot;0&quot;;&quot;&quot;)" office:value-type="string" office:string-value="1111" calcext:value-type="string">
            <text:p>1111</text:p>
          </table:table-cell>
          <table:table-cell table:formula="of:=IF([.D40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DEC2BIN([.A410])" office:value-type="string" office:string-value="110011001" calcext:value-type="string">
            <text:p>110011001</text:p>
          </table:table-cell>
          <table:table-cell office:value-type="string" calcext:value-type="string">
            <text:p>110011001</text:p>
          </table:table-cell>
          <table:table-cell table:formula="of:=SUBSTITUTE([.C410];&quot;0&quot;;&quot;&quot;)" office:value-type="string" office:string-value="11111" calcext:value-type="string">
            <text:p>11111</text:p>
          </table:table-cell>
          <table:table-cell table:formula="of:=IF([.D41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DEC2BIN([.A411])" office:value-type="string" office:string-value="110011010" calcext:value-type="string">
            <text:p>110011010</text:p>
          </table:table-cell>
          <table:table-cell office:value-type="string" calcext:value-type="string">
            <text:p>110011010</text:p>
          </table:table-cell>
          <table:table-cell table:formula="of:=SUBSTITUTE([.C411];&quot;0&quot;;&quot;&quot;)" office:value-type="string" office:string-value="11111" calcext:value-type="string">
            <text:p>11111</text:p>
          </table:table-cell>
          <table:table-cell table:formula="of:=IF([.D41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DEC2BIN([.A412])" office:value-type="string" office:string-value="110011011" calcext:value-type="string">
            <text:p>110011011</text:p>
          </table:table-cell>
          <table:table-cell office:value-type="string" calcext:value-type="string">
            <text:p>110011011</text:p>
          </table:table-cell>
          <table:table-cell table:formula="of:=SUBSTITUTE([.C412];&quot;0&quot;;&quot;&quot;)" office:value-type="string" office:string-value="111111" calcext:value-type="string">
            <text:p>111111</text:p>
          </table:table-cell>
          <table:table-cell table:formula="of:=IF([.D41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BIN([.A413])" office:value-type="string" office:string-value="110011100" calcext:value-type="string">
            <text:p>110011100</text:p>
          </table:table-cell>
          <table:table-cell office:value-type="string" calcext:value-type="string">
            <text:p>110011100</text:p>
          </table:table-cell>
          <table:table-cell table:formula="of:=SUBSTITUTE([.C413];&quot;0&quot;;&quot;&quot;)" office:value-type="string" office:string-value="11111" calcext:value-type="string">
            <text:p>11111</text:p>
          </table:table-cell>
          <table:table-cell table:formula="of:=IF([.D41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DEC2BIN([.A414])" office:value-type="string" office:string-value="110011101" calcext:value-type="string">
            <text:p>110011101</text:p>
          </table:table-cell>
          <table:table-cell office:value-type="string" calcext:value-type="string">
            <text:p>110011101</text:p>
          </table:table-cell>
          <table:table-cell table:formula="of:=SUBSTITUTE([.C414];&quot;0&quot;;&quot;&quot;)" office:value-type="string" office:string-value="111111" calcext:value-type="string">
            <text:p>111111</text:p>
          </table:table-cell>
          <table:table-cell table:formula="of:=IF([.D41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BIN([.A415])" office:value-type="string" office:string-value="110011110" calcext:value-type="string">
            <text:p>110011110</text:p>
          </table:table-cell>
          <table:table-cell office:value-type="string" calcext:value-type="string">
            <text:p>110011110</text:p>
          </table:table-cell>
          <table:table-cell table:formula="of:=SUBSTITUTE([.C415];&quot;0&quot;;&quot;&quot;)" office:value-type="string" office:string-value="111111" calcext:value-type="string">
            <text:p>111111</text:p>
          </table:table-cell>
          <table:table-cell table:formula="of:=IF([.D41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DEC2BIN([.A416])" office:value-type="string" office:string-value="110011111" calcext:value-type="string">
            <text:p>110011111</text:p>
          </table:table-cell>
          <table:table-cell office:value-type="string" calcext:value-type="string">
            <text:p>110011111</text:p>
          </table:table-cell>
          <table:table-cell table:formula="of:=SUBSTITUTE([.C416];&quot;0&quot;;&quot;&quot;)" office:value-type="string" office:string-value="1111111" calcext:value-type="string">
            <text:p>1111111</text:p>
          </table:table-cell>
          <table:table-cell table:formula="of:=IF([.D41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BIN([.A417])" office:value-type="string" office:string-value="110100000" calcext:value-type="string">
            <text:p>110100000</text:p>
          </table:table-cell>
          <table:table-cell office:value-type="string" calcext:value-type="string">
            <text:p>110100000</text:p>
          </table:table-cell>
          <table:table-cell table:formula="of:=SUBSTITUTE([.C417];&quot;0&quot;;&quot;&quot;)" office:value-type="string" office:string-value="111" calcext:value-type="string">
            <text:p>111</text:p>
          </table:table-cell>
          <table:table-cell table:formula="of:=IF([.D41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DEC2BIN([.A418])" office:value-type="string" office:string-value="110100001" calcext:value-type="string">
            <text:p>110100001</text:p>
          </table:table-cell>
          <table:table-cell office:value-type="string" calcext:value-type="string">
            <text:p>110100001</text:p>
          </table:table-cell>
          <table:table-cell table:formula="of:=SUBSTITUTE([.C418];&quot;0&quot;;&quot;&quot;)" office:value-type="string" office:string-value="1111" calcext:value-type="string">
            <text:p>1111</text:p>
          </table:table-cell>
          <table:table-cell table:formula="of:=IF([.D41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BIN([.A419])" office:value-type="string" office:string-value="110100010" calcext:value-type="string">
            <text:p>110100010</text:p>
          </table:table-cell>
          <table:table-cell office:value-type="string" calcext:value-type="string">
            <text:p>110100010</text:p>
          </table:table-cell>
          <table:table-cell table:formula="of:=SUBSTITUTE([.C419];&quot;0&quot;;&quot;&quot;)" office:value-type="string" office:string-value="1111" calcext:value-type="string">
            <text:p>1111</text:p>
          </table:table-cell>
          <table:table-cell table:formula="of:=IF([.D41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DEC2BIN([.A420])" office:value-type="string" office:string-value="110100011" calcext:value-type="string">
            <text:p>110100011</text:p>
          </table:table-cell>
          <table:table-cell office:value-type="string" calcext:value-type="string">
            <text:p>110100011</text:p>
          </table:table-cell>
          <table:table-cell table:formula="of:=SUBSTITUTE([.C420];&quot;0&quot;;&quot;&quot;)" office:value-type="string" office:string-value="11111" calcext:value-type="string">
            <text:p>11111</text:p>
          </table:table-cell>
          <table:table-cell table:formula="of:=IF([.D42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BIN([.A421])" office:value-type="string" office:string-value="110100100" calcext:value-type="string">
            <text:p>110100100</text:p>
          </table:table-cell>
          <table:table-cell office:value-type="string" calcext:value-type="string">
            <text:p>110100100</text:p>
          </table:table-cell>
          <table:table-cell table:formula="of:=SUBSTITUTE([.C421];&quot;0&quot;;&quot;&quot;)" office:value-type="string" office:string-value="1111" calcext:value-type="string">
            <text:p>1111</text:p>
          </table:table-cell>
          <table:table-cell table:formula="of:=IF([.D42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DEC2BIN([.A422])" office:value-type="string" office:string-value="110100101" calcext:value-type="string">
            <text:p>110100101</text:p>
          </table:table-cell>
          <table:table-cell office:value-type="string" calcext:value-type="string">
            <text:p>110100101</text:p>
          </table:table-cell>
          <table:table-cell table:formula="of:=SUBSTITUTE([.C422];&quot;0&quot;;&quot;&quot;)" office:value-type="string" office:string-value="11111" calcext:value-type="string">
            <text:p>11111</text:p>
          </table:table-cell>
          <table:table-cell table:formula="of:=IF([.D42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DEC2BIN([.A423])" office:value-type="string" office:string-value="110100110" calcext:value-type="string">
            <text:p>110100110</text:p>
          </table:table-cell>
          <table:table-cell office:value-type="string" calcext:value-type="string">
            <text:p>110100110</text:p>
          </table:table-cell>
          <table:table-cell table:formula="of:=SUBSTITUTE([.C423];&quot;0&quot;;&quot;&quot;)" office:value-type="string" office:string-value="11111" calcext:value-type="string">
            <text:p>11111</text:p>
          </table:table-cell>
          <table:table-cell table:formula="of:=IF([.D42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DEC2BIN([.A424])" office:value-type="string" office:string-value="110100111" calcext:value-type="string">
            <text:p>110100111</text:p>
          </table:table-cell>
          <table:table-cell office:value-type="string" calcext:value-type="string">
            <text:p>110100111</text:p>
          </table:table-cell>
          <table:table-cell table:formula="of:=SUBSTITUTE([.C424];&quot;0&quot;;&quot;&quot;)" office:value-type="string" office:string-value="111111" calcext:value-type="string">
            <text:p>111111</text:p>
          </table:table-cell>
          <table:table-cell table:formula="of:=IF([.D42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BIN([.A425])" office:value-type="string" office:string-value="110101000" calcext:value-type="string">
            <text:p>110101000</text:p>
          </table:table-cell>
          <table:table-cell office:value-type="string" calcext:value-type="string">
            <text:p>110101000</text:p>
          </table:table-cell>
          <table:table-cell table:formula="of:=SUBSTITUTE([.C425];&quot;0&quot;;&quot;&quot;)" office:value-type="string" office:string-value="1111" calcext:value-type="string">
            <text:p>1111</text:p>
          </table:table-cell>
          <table:table-cell table:formula="of:=IF([.D42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DEC2BIN([.A426])" office:value-type="string" office:string-value="110101001" calcext:value-type="string">
            <text:p>110101001</text:p>
          </table:table-cell>
          <table:table-cell office:value-type="string" calcext:value-type="string">
            <text:p>110101001</text:p>
          </table:table-cell>
          <table:table-cell table:formula="of:=SUBSTITUTE([.C426];&quot;0&quot;;&quot;&quot;)" office:value-type="string" office:string-value="11111" calcext:value-type="string">
            <text:p>11111</text:p>
          </table:table-cell>
          <table:table-cell table:formula="of:=IF([.D42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BIN([.A427])" office:value-type="string" office:string-value="110101010" calcext:value-type="string">
            <text:p>110101010</text:p>
          </table:table-cell>
          <table:table-cell office:value-type="string" calcext:value-type="string">
            <text:p>110101010</text:p>
          </table:table-cell>
          <table:table-cell table:formula="of:=SUBSTITUTE([.C427];&quot;0&quot;;&quot;&quot;)" office:value-type="string" office:string-value="11111" calcext:value-type="string">
            <text:p>11111</text:p>
          </table:table-cell>
          <table:table-cell table:formula="of:=IF([.D42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DEC2BIN([.A428])" office:value-type="string" office:string-value="110101011" calcext:value-type="string">
            <text:p>110101011</text:p>
          </table:table-cell>
          <table:table-cell office:value-type="string" calcext:value-type="string">
            <text:p>110101011</text:p>
          </table:table-cell>
          <table:table-cell table:formula="of:=SUBSTITUTE([.C428];&quot;0&quot;;&quot;&quot;)" office:value-type="string" office:string-value="111111" calcext:value-type="string">
            <text:p>111111</text:p>
          </table:table-cell>
          <table:table-cell table:formula="of:=IF([.D42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BIN([.A429])" office:value-type="string" office:string-value="110101100" calcext:value-type="string">
            <text:p>110101100</text:p>
          </table:table-cell>
          <table:table-cell office:value-type="string" calcext:value-type="string">
            <text:p>110101100</text:p>
          </table:table-cell>
          <table:table-cell table:formula="of:=SUBSTITUTE([.C429];&quot;0&quot;;&quot;&quot;)" office:value-type="string" office:string-value="11111" calcext:value-type="string">
            <text:p>11111</text:p>
          </table:table-cell>
          <table:table-cell table:formula="of:=IF([.D42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DEC2BIN([.A430])" office:value-type="string" office:string-value="110101101" calcext:value-type="string">
            <text:p>110101101</text:p>
          </table:table-cell>
          <table:table-cell office:value-type="string" calcext:value-type="string">
            <text:p>110101101</text:p>
          </table:table-cell>
          <table:table-cell table:formula="of:=SUBSTITUTE([.C430];&quot;0&quot;;&quot;&quot;)" office:value-type="string" office:string-value="111111" calcext:value-type="string">
            <text:p>111111</text:p>
          </table:table-cell>
          <table:table-cell table:formula="of:=IF([.D43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DEC2BIN([.A431])" office:value-type="string" office:string-value="110101110" calcext:value-type="string">
            <text:p>110101110</text:p>
          </table:table-cell>
          <table:table-cell office:value-type="string" calcext:value-type="string">
            <text:p>110101110</text:p>
          </table:table-cell>
          <table:table-cell table:formula="of:=SUBSTITUTE([.C431];&quot;0&quot;;&quot;&quot;)" office:value-type="string" office:string-value="111111" calcext:value-type="string">
            <text:p>111111</text:p>
          </table:table-cell>
          <table:table-cell table:formula="of:=IF([.D43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DEC2BIN([.A432])" office:value-type="string" office:string-value="110101111" calcext:value-type="string">
            <text:p>110101111</text:p>
          </table:table-cell>
          <table:table-cell office:value-type="string" calcext:value-type="string">
            <text:p>110101111</text:p>
          </table:table-cell>
          <table:table-cell table:formula="of:=SUBSTITUTE([.C432];&quot;0&quot;;&quot;&quot;)" office:value-type="string" office:string-value="1111111" calcext:value-type="string">
            <text:p>1111111</text:p>
          </table:table-cell>
          <table:table-cell table:formula="of:=IF([.D43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BIN([.A433])" office:value-type="string" office:string-value="110110000" calcext:value-type="string">
            <text:p>110110000</text:p>
          </table:table-cell>
          <table:table-cell office:value-type="string" calcext:value-type="string">
            <text:p>110110000</text:p>
          </table:table-cell>
          <table:table-cell table:formula="of:=SUBSTITUTE([.C433];&quot;0&quot;;&quot;&quot;)" office:value-type="string" office:string-value="1111" calcext:value-type="string">
            <text:p>1111</text:p>
          </table:table-cell>
          <table:table-cell table:formula="of:=IF([.D43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DEC2BIN([.A434])" office:value-type="string" office:string-value="110110001" calcext:value-type="string">
            <text:p>110110001</text:p>
          </table:table-cell>
          <table:table-cell office:value-type="string" calcext:value-type="string">
            <text:p>110110001</text:p>
          </table:table-cell>
          <table:table-cell table:formula="of:=SUBSTITUTE([.C434];&quot;0&quot;;&quot;&quot;)" office:value-type="string" office:string-value="11111" calcext:value-type="string">
            <text:p>11111</text:p>
          </table:table-cell>
          <table:table-cell table:formula="of:=IF([.D43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DEC2BIN([.A435])" office:value-type="string" office:string-value="110110010" calcext:value-type="string">
            <text:p>110110010</text:p>
          </table:table-cell>
          <table:table-cell office:value-type="string" calcext:value-type="string">
            <text:p>110110010</text:p>
          </table:table-cell>
          <table:table-cell table:formula="of:=SUBSTITUTE([.C435];&quot;0&quot;;&quot;&quot;)" office:value-type="string" office:string-value="11111" calcext:value-type="string">
            <text:p>11111</text:p>
          </table:table-cell>
          <table:table-cell table:formula="of:=IF([.D43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DEC2BIN([.A436])" office:value-type="string" office:string-value="110110011" calcext:value-type="string">
            <text:p>110110011</text:p>
          </table:table-cell>
          <table:table-cell office:value-type="string" calcext:value-type="string">
            <text:p>110110011</text:p>
          </table:table-cell>
          <table:table-cell table:formula="of:=SUBSTITUTE([.C436];&quot;0&quot;;&quot;&quot;)" office:value-type="string" office:string-value="111111" calcext:value-type="string">
            <text:p>111111</text:p>
          </table:table-cell>
          <table:table-cell table:formula="of:=IF([.D43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BIN([.A437])" office:value-type="string" office:string-value="110110100" calcext:value-type="string">
            <text:p>110110100</text:p>
          </table:table-cell>
          <table:table-cell office:value-type="string" calcext:value-type="string">
            <text:p>110110100</text:p>
          </table:table-cell>
          <table:table-cell table:formula="of:=SUBSTITUTE([.C437];&quot;0&quot;;&quot;&quot;)" office:value-type="string" office:string-value="11111" calcext:value-type="string">
            <text:p>11111</text:p>
          </table:table-cell>
          <table:table-cell table:formula="of:=IF([.D43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DEC2BIN([.A438])" office:value-type="string" office:string-value="110110101" calcext:value-type="string">
            <text:p>110110101</text:p>
          </table:table-cell>
          <table:table-cell office:value-type="string" calcext:value-type="string">
            <text:p>110110101</text:p>
          </table:table-cell>
          <table:table-cell table:formula="of:=SUBSTITUTE([.C438];&quot;0&quot;;&quot;&quot;)" office:value-type="string" office:string-value="111111" calcext:value-type="string">
            <text:p>111111</text:p>
          </table:table-cell>
          <table:table-cell table:formula="of:=IF([.D43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DEC2BIN([.A439])" office:value-type="string" office:string-value="110110110" calcext:value-type="string">
            <text:p>110110110</text:p>
          </table:table-cell>
          <table:table-cell office:value-type="string" calcext:value-type="string">
            <text:p>110110110</text:p>
          </table:table-cell>
          <table:table-cell table:formula="of:=SUBSTITUTE([.C439];&quot;0&quot;;&quot;&quot;)" office:value-type="string" office:string-value="111111" calcext:value-type="string">
            <text:p>111111</text:p>
          </table:table-cell>
          <table:table-cell table:formula="of:=IF([.D43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DEC2BIN([.A440])" office:value-type="string" office:string-value="110110111" calcext:value-type="string">
            <text:p>110110111</text:p>
          </table:table-cell>
          <table:table-cell office:value-type="string" calcext:value-type="string">
            <text:p>110110111</text:p>
          </table:table-cell>
          <table:table-cell table:formula="of:=SUBSTITUTE([.C440];&quot;0&quot;;&quot;&quot;)" office:value-type="string" office:string-value="1111111" calcext:value-type="string">
            <text:p>1111111</text:p>
          </table:table-cell>
          <table:table-cell table:formula="of:=IF([.D44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BIN([.A441])" office:value-type="string" office:string-value="110111000" calcext:value-type="string">
            <text:p>110111000</text:p>
          </table:table-cell>
          <table:table-cell office:value-type="string" calcext:value-type="string">
            <text:p>110111000</text:p>
          </table:table-cell>
          <table:table-cell table:formula="of:=SUBSTITUTE([.C441];&quot;0&quot;;&quot;&quot;)" office:value-type="string" office:string-value="11111" calcext:value-type="string">
            <text:p>11111</text:p>
          </table:table-cell>
          <table:table-cell table:formula="of:=IF([.D44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DEC2BIN([.A442])" office:value-type="string" office:string-value="110111001" calcext:value-type="string">
            <text:p>110111001</text:p>
          </table:table-cell>
          <table:table-cell office:value-type="string" calcext:value-type="string">
            <text:p>110111001</text:p>
          </table:table-cell>
          <table:table-cell table:formula="of:=SUBSTITUTE([.C442];&quot;0&quot;;&quot;&quot;)" office:value-type="string" office:string-value="111111" calcext:value-type="string">
            <text:p>111111</text:p>
          </table:table-cell>
          <table:table-cell table:formula="of:=IF([.D44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BIN([.A443])" office:value-type="string" office:string-value="110111010" calcext:value-type="string">
            <text:p>110111010</text:p>
          </table:table-cell>
          <table:table-cell office:value-type="string" calcext:value-type="string">
            <text:p>110111010</text:p>
          </table:table-cell>
          <table:table-cell table:formula="of:=SUBSTITUTE([.C443];&quot;0&quot;;&quot;&quot;)" office:value-type="string" office:string-value="111111" calcext:value-type="string">
            <text:p>111111</text:p>
          </table:table-cell>
          <table:table-cell table:formula="of:=IF([.D44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DEC2BIN([.A444])" office:value-type="string" office:string-value="110111011" calcext:value-type="string">
            <text:p>110111011</text:p>
          </table:table-cell>
          <table:table-cell office:value-type="string" calcext:value-type="string">
            <text:p>110111011</text:p>
          </table:table-cell>
          <table:table-cell table:formula="of:=SUBSTITUTE([.C444];&quot;0&quot;;&quot;&quot;)" office:value-type="string" office:string-value="1111111" calcext:value-type="string">
            <text:p>1111111</text:p>
          </table:table-cell>
          <table:table-cell table:formula="of:=IF([.D44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BIN([.A445])" office:value-type="string" office:string-value="110111100" calcext:value-type="string">
            <text:p>110111100</text:p>
          </table:table-cell>
          <table:table-cell office:value-type="string" calcext:value-type="string">
            <text:p>110111100</text:p>
          </table:table-cell>
          <table:table-cell table:formula="of:=SUBSTITUTE([.C445];&quot;0&quot;;&quot;&quot;)" office:value-type="string" office:string-value="111111" calcext:value-type="string">
            <text:p>111111</text:p>
          </table:table-cell>
          <table:table-cell table:formula="of:=IF([.D44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DEC2BIN([.A446])" office:value-type="string" office:string-value="110111101" calcext:value-type="string">
            <text:p>110111101</text:p>
          </table:table-cell>
          <table:table-cell office:value-type="string" calcext:value-type="string">
            <text:p>110111101</text:p>
          </table:table-cell>
          <table:table-cell table:formula="of:=SUBSTITUTE([.C446];&quot;0&quot;;&quot;&quot;)" office:value-type="string" office:string-value="1111111" calcext:value-type="string">
            <text:p>1111111</text:p>
          </table:table-cell>
          <table:table-cell table:formula="of:=IF([.D44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DEC2BIN([.A447])" office:value-type="string" office:string-value="110111110" calcext:value-type="string">
            <text:p>110111110</text:p>
          </table:table-cell>
          <table:table-cell office:value-type="string" calcext:value-type="string">
            <text:p>110111110</text:p>
          </table:table-cell>
          <table:table-cell table:formula="of:=SUBSTITUTE([.C447];&quot;0&quot;;&quot;&quot;)" office:value-type="string" office:string-value="1111111" calcext:value-type="string">
            <text:p>1111111</text:p>
          </table:table-cell>
          <table:table-cell table:formula="of:=IF([.D44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DEC2BIN([.A448])" office:value-type="string" office:string-value="110111111" calcext:value-type="string">
            <text:p>110111111</text:p>
          </table:table-cell>
          <table:table-cell office:value-type="string" calcext:value-type="string">
            <text:p>110111111</text:p>
          </table:table-cell>
          <table:table-cell table:formula="of:=SUBSTITUTE([.C448];&quot;0&quot;;&quot;&quot;)" office:value-type="string" office:string-value="11111111" calcext:value-type="string">
            <text:p>11111111</text:p>
          </table:table-cell>
          <table:table-cell table:formula="of:=IF([.D44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BIN([.A449])" office:value-type="string" office:string-value="111000000" calcext:value-type="string">
            <text:p>111000000</text:p>
          </table:table-cell>
          <table:table-cell office:value-type="string" calcext:value-type="string">
            <text:p>111000000</text:p>
          </table:table-cell>
          <table:table-cell table:formula="of:=SUBSTITUTE([.C449];&quot;0&quot;;&quot;&quot;)" office:value-type="string" office:string-value="111" calcext:value-type="string">
            <text:p>111</text:p>
          </table:table-cell>
          <table:table-cell table:formula="of:=IF([.D44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DEC2BIN([.A450])" office:value-type="string" office:string-value="111000001" calcext:value-type="string">
            <text:p>111000001</text:p>
          </table:table-cell>
          <table:table-cell office:value-type="string" calcext:value-type="string">
            <text:p>111000001</text:p>
          </table:table-cell>
          <table:table-cell table:formula="of:=SUBSTITUTE([.C450];&quot;0&quot;;&quot;&quot;)" office:value-type="string" office:string-value="1111" calcext:value-type="string">
            <text:p>1111</text:p>
          </table:table-cell>
          <table:table-cell table:formula="of:=IF([.D45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DEC2BIN([.A451])" office:value-type="string" office:string-value="111000010" calcext:value-type="string">
            <text:p>111000010</text:p>
          </table:table-cell>
          <table:table-cell office:value-type="string" calcext:value-type="string">
            <text:p>111000010</text:p>
          </table:table-cell>
          <table:table-cell table:formula="of:=SUBSTITUTE([.C451];&quot;0&quot;;&quot;&quot;)" office:value-type="string" office:string-value="1111" calcext:value-type="string">
            <text:p>1111</text:p>
          </table:table-cell>
          <table:table-cell table:formula="of:=IF([.D45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DEC2BIN([.A452])" office:value-type="string" office:string-value="111000011" calcext:value-type="string">
            <text:p>111000011</text:p>
          </table:table-cell>
          <table:table-cell office:value-type="string" calcext:value-type="string">
            <text:p>111000011</text:p>
          </table:table-cell>
          <table:table-cell table:formula="of:=SUBSTITUTE([.C452];&quot;0&quot;;&quot;&quot;)" office:value-type="string" office:string-value="11111" calcext:value-type="string">
            <text:p>11111</text:p>
          </table:table-cell>
          <table:table-cell table:formula="of:=IF([.D45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BIN([.A453])" office:value-type="string" office:string-value="111000100" calcext:value-type="string">
            <text:p>111000100</text:p>
          </table:table-cell>
          <table:table-cell office:value-type="string" calcext:value-type="string">
            <text:p>111000100</text:p>
          </table:table-cell>
          <table:table-cell table:formula="of:=SUBSTITUTE([.C453];&quot;0&quot;;&quot;&quot;)" office:value-type="string" office:string-value="1111" calcext:value-type="string">
            <text:p>1111</text:p>
          </table:table-cell>
          <table:table-cell table:formula="of:=IF([.D45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DEC2BIN([.A454])" office:value-type="string" office:string-value="111000101" calcext:value-type="string">
            <text:p>111000101</text:p>
          </table:table-cell>
          <table:table-cell office:value-type="string" calcext:value-type="string">
            <text:p>111000101</text:p>
          </table:table-cell>
          <table:table-cell table:formula="of:=SUBSTITUTE([.C454];&quot;0&quot;;&quot;&quot;)" office:value-type="string" office:string-value="11111" calcext:value-type="string">
            <text:p>11111</text:p>
          </table:table-cell>
          <table:table-cell table:formula="of:=IF([.D45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DEC2BIN([.A455])" office:value-type="string" office:string-value="111000110" calcext:value-type="string">
            <text:p>111000110</text:p>
          </table:table-cell>
          <table:table-cell office:value-type="string" calcext:value-type="string">
            <text:p>111000110</text:p>
          </table:table-cell>
          <table:table-cell table:formula="of:=SUBSTITUTE([.C455];&quot;0&quot;;&quot;&quot;)" office:value-type="string" office:string-value="11111" calcext:value-type="string">
            <text:p>11111</text:p>
          </table:table-cell>
          <table:table-cell table:formula="of:=IF([.D45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DEC2BIN([.A456])" office:value-type="string" office:string-value="111000111" calcext:value-type="string">
            <text:p>111000111</text:p>
          </table:table-cell>
          <table:table-cell office:value-type="string" calcext:value-type="string">
            <text:p>111000111</text:p>
          </table:table-cell>
          <table:table-cell table:formula="of:=SUBSTITUTE([.C456];&quot;0&quot;;&quot;&quot;)" office:value-type="string" office:string-value="111111" calcext:value-type="string">
            <text:p>111111</text:p>
          </table:table-cell>
          <table:table-cell table:formula="of:=IF([.D45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BIN([.A457])" office:value-type="string" office:string-value="111001000" calcext:value-type="string">
            <text:p>111001000</text:p>
          </table:table-cell>
          <table:table-cell office:value-type="string" calcext:value-type="string">
            <text:p>111001000</text:p>
          </table:table-cell>
          <table:table-cell table:formula="of:=SUBSTITUTE([.C457];&quot;0&quot;;&quot;&quot;)" office:value-type="string" office:string-value="1111" calcext:value-type="string">
            <text:p>1111</text:p>
          </table:table-cell>
          <table:table-cell table:formula="of:=IF([.D45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DEC2BIN([.A458])" office:value-type="string" office:string-value="111001001" calcext:value-type="string">
            <text:p>111001001</text:p>
          </table:table-cell>
          <table:table-cell office:value-type="string" calcext:value-type="string">
            <text:p>111001001</text:p>
          </table:table-cell>
          <table:table-cell table:formula="of:=SUBSTITUTE([.C458];&quot;0&quot;;&quot;&quot;)" office:value-type="string" office:string-value="11111" calcext:value-type="string">
            <text:p>11111</text:p>
          </table:table-cell>
          <table:table-cell table:formula="of:=IF([.D458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DEC2BIN([.A459])" office:value-type="string" office:string-value="111001010" calcext:value-type="string">
            <text:p>111001010</text:p>
          </table:table-cell>
          <table:table-cell office:value-type="string" calcext:value-type="string">
            <text:p>111001010</text:p>
          </table:table-cell>
          <table:table-cell table:formula="of:=SUBSTITUTE([.C459];&quot;0&quot;;&quot;&quot;)" office:value-type="string" office:string-value="11111" calcext:value-type="string">
            <text:p>11111</text:p>
          </table:table-cell>
          <table:table-cell table:formula="of:=IF([.D45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DEC2BIN([.A460])" office:value-type="string" office:string-value="111001011" calcext:value-type="string">
            <text:p>111001011</text:p>
          </table:table-cell>
          <table:table-cell office:value-type="string" calcext:value-type="string">
            <text:p>111001011</text:p>
          </table:table-cell>
          <table:table-cell table:formula="of:=SUBSTITUTE([.C460];&quot;0&quot;;&quot;&quot;)" office:value-type="string" office:string-value="111111" calcext:value-type="string">
            <text:p>111111</text:p>
          </table:table-cell>
          <table:table-cell table:formula="of:=IF([.D46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BIN([.A461])" office:value-type="string" office:string-value="111001100" calcext:value-type="string">
            <text:p>111001100</text:p>
          </table:table-cell>
          <table:table-cell office:value-type="string" calcext:value-type="string">
            <text:p>111001100</text:p>
          </table:table-cell>
          <table:table-cell table:formula="of:=SUBSTITUTE([.C461];&quot;0&quot;;&quot;&quot;)" office:value-type="string" office:string-value="11111" calcext:value-type="string">
            <text:p>11111</text:p>
          </table:table-cell>
          <table:table-cell table:formula="of:=IF([.D46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DEC2BIN([.A462])" office:value-type="string" office:string-value="111001101" calcext:value-type="string">
            <text:p>111001101</text:p>
          </table:table-cell>
          <table:table-cell office:value-type="string" calcext:value-type="string">
            <text:p>111001101</text:p>
          </table:table-cell>
          <table:table-cell table:formula="of:=SUBSTITUTE([.C462];&quot;0&quot;;&quot;&quot;)" office:value-type="string" office:string-value="111111" calcext:value-type="string">
            <text:p>111111</text:p>
          </table:table-cell>
          <table:table-cell table:formula="of:=IF([.D46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BIN([.A463])" office:value-type="string" office:string-value="111001110" calcext:value-type="string">
            <text:p>111001110</text:p>
          </table:table-cell>
          <table:table-cell office:value-type="string" calcext:value-type="string">
            <text:p>111001110</text:p>
          </table:table-cell>
          <table:table-cell table:formula="of:=SUBSTITUTE([.C463];&quot;0&quot;;&quot;&quot;)" office:value-type="string" office:string-value="111111" calcext:value-type="string">
            <text:p>111111</text:p>
          </table:table-cell>
          <table:table-cell table:formula="of:=IF([.D46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DEC2BIN([.A464])" office:value-type="string" office:string-value="111001111" calcext:value-type="string">
            <text:p>111001111</text:p>
          </table:table-cell>
          <table:table-cell office:value-type="string" calcext:value-type="string">
            <text:p>111001111</text:p>
          </table:table-cell>
          <table:table-cell table:formula="of:=SUBSTITUTE([.C464];&quot;0&quot;;&quot;&quot;)" office:value-type="string" office:string-value="1111111" calcext:value-type="string">
            <text:p>1111111</text:p>
          </table:table-cell>
          <table:table-cell table:formula="of:=IF([.D46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BIN([.A465])" office:value-type="string" office:string-value="111010000" calcext:value-type="string">
            <text:p>111010000</text:p>
          </table:table-cell>
          <table:table-cell office:value-type="string" calcext:value-type="string">
            <text:p>111010000</text:p>
          </table:table-cell>
          <table:table-cell table:formula="of:=SUBSTITUTE([.C465];&quot;0&quot;;&quot;&quot;)" office:value-type="string" office:string-value="1111" calcext:value-type="string">
            <text:p>1111</text:p>
          </table:table-cell>
          <table:table-cell table:formula="of:=IF([.D46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DEC2BIN([.A466])" office:value-type="string" office:string-value="111010001" calcext:value-type="string">
            <text:p>111010001</text:p>
          </table:table-cell>
          <table:table-cell office:value-type="string" calcext:value-type="string">
            <text:p>111010001</text:p>
          </table:table-cell>
          <table:table-cell table:formula="of:=SUBSTITUTE([.C466];&quot;0&quot;;&quot;&quot;)" office:value-type="string" office:string-value="11111" calcext:value-type="string">
            <text:p>11111</text:p>
          </table:table-cell>
          <table:table-cell table:formula="of:=IF([.D46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BIN([.A467])" office:value-type="string" office:string-value="111010010" calcext:value-type="string">
            <text:p>111010010</text:p>
          </table:table-cell>
          <table:table-cell office:value-type="string" calcext:value-type="string">
            <text:p>111010010</text:p>
          </table:table-cell>
          <table:table-cell table:formula="of:=SUBSTITUTE([.C467];&quot;0&quot;;&quot;&quot;)" office:value-type="string" office:string-value="11111" calcext:value-type="string">
            <text:p>11111</text:p>
          </table:table-cell>
          <table:table-cell table:formula="of:=IF([.D46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BIN([.A468])" office:value-type="string" office:string-value="111010011" calcext:value-type="string">
            <text:p>111010011</text:p>
          </table:table-cell>
          <table:table-cell office:value-type="string" calcext:value-type="string">
            <text:p>111010011</text:p>
          </table:table-cell>
          <table:table-cell table:formula="of:=SUBSTITUTE([.C468];&quot;0&quot;;&quot;&quot;)" office:value-type="string" office:string-value="111111" calcext:value-type="string">
            <text:p>111111</text:p>
          </table:table-cell>
          <table:table-cell table:formula="of:=IF([.D46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BIN([.A469])" office:value-type="string" office:string-value="111010100" calcext:value-type="string">
            <text:p>111010100</text:p>
          </table:table-cell>
          <table:table-cell office:value-type="string" calcext:value-type="string">
            <text:p>111010100</text:p>
          </table:table-cell>
          <table:table-cell table:formula="of:=SUBSTITUTE([.C469];&quot;0&quot;;&quot;&quot;)" office:value-type="string" office:string-value="11111" calcext:value-type="string">
            <text:p>11111</text:p>
          </table:table-cell>
          <table:table-cell table:formula="of:=IF([.D46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BIN([.A470])" office:value-type="string" office:string-value="111010101" calcext:value-type="string">
            <text:p>111010101</text:p>
          </table:table-cell>
          <table:table-cell office:value-type="string" calcext:value-type="string">
            <text:p>111010101</text:p>
          </table:table-cell>
          <table:table-cell table:formula="of:=SUBSTITUTE([.C470];&quot;0&quot;;&quot;&quot;)" office:value-type="string" office:string-value="111111" calcext:value-type="string">
            <text:p>111111</text:p>
          </table:table-cell>
          <table:table-cell table:formula="of:=IF([.D47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BIN([.A471])" office:value-type="string" office:string-value="111010110" calcext:value-type="string">
            <text:p>111010110</text:p>
          </table:table-cell>
          <table:table-cell office:value-type="string" calcext:value-type="string">
            <text:p>111010110</text:p>
          </table:table-cell>
          <table:table-cell table:formula="of:=SUBSTITUTE([.C471];&quot;0&quot;;&quot;&quot;)" office:value-type="string" office:string-value="111111" calcext:value-type="string">
            <text:p>111111</text:p>
          </table:table-cell>
          <table:table-cell table:formula="of:=IF([.D47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BIN([.A472])" office:value-type="string" office:string-value="111010111" calcext:value-type="string">
            <text:p>111010111</text:p>
          </table:table-cell>
          <table:table-cell office:value-type="string" calcext:value-type="string">
            <text:p>111010111</text:p>
          </table:table-cell>
          <table:table-cell table:formula="of:=SUBSTITUTE([.C472];&quot;0&quot;;&quot;&quot;)" office:value-type="string" office:string-value="1111111" calcext:value-type="string">
            <text:p>1111111</text:p>
          </table:table-cell>
          <table:table-cell table:formula="of:=IF([.D47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BIN([.A473])" office:value-type="string" office:string-value="111011000" calcext:value-type="string">
            <text:p>111011000</text:p>
          </table:table-cell>
          <table:table-cell office:value-type="string" calcext:value-type="string">
            <text:p>111011000</text:p>
          </table:table-cell>
          <table:table-cell table:formula="of:=SUBSTITUTE([.C473];&quot;0&quot;;&quot;&quot;)" office:value-type="string" office:string-value="11111" calcext:value-type="string">
            <text:p>11111</text:p>
          </table:table-cell>
          <table:table-cell table:formula="of:=IF([.D47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BIN([.A474])" office:value-type="string" office:string-value="111011001" calcext:value-type="string">
            <text:p>111011001</text:p>
          </table:table-cell>
          <table:table-cell office:value-type="string" calcext:value-type="string">
            <text:p>111011001</text:p>
          </table:table-cell>
          <table:table-cell table:formula="of:=SUBSTITUTE([.C474];&quot;0&quot;;&quot;&quot;)" office:value-type="string" office:string-value="111111" calcext:value-type="string">
            <text:p>111111</text:p>
          </table:table-cell>
          <table:table-cell table:formula="of:=IF([.D47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BIN([.A475])" office:value-type="string" office:string-value="111011010" calcext:value-type="string">
            <text:p>111011010</text:p>
          </table:table-cell>
          <table:table-cell office:value-type="string" calcext:value-type="string">
            <text:p>111011010</text:p>
          </table:table-cell>
          <table:table-cell table:formula="of:=SUBSTITUTE([.C475];&quot;0&quot;;&quot;&quot;)" office:value-type="string" office:string-value="111111" calcext:value-type="string">
            <text:p>111111</text:p>
          </table:table-cell>
          <table:table-cell table:formula="of:=IF([.D47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BIN([.A476])" office:value-type="string" office:string-value="111011011" calcext:value-type="string">
            <text:p>111011011</text:p>
          </table:table-cell>
          <table:table-cell office:value-type="string" calcext:value-type="string">
            <text:p>111011011</text:p>
          </table:table-cell>
          <table:table-cell table:formula="of:=SUBSTITUTE([.C476];&quot;0&quot;;&quot;&quot;)" office:value-type="string" office:string-value="1111111" calcext:value-type="string">
            <text:p>1111111</text:p>
          </table:table-cell>
          <table:table-cell table:formula="of:=IF([.D47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BIN([.A477])" office:value-type="string" office:string-value="111011100" calcext:value-type="string">
            <text:p>111011100</text:p>
          </table:table-cell>
          <table:table-cell office:value-type="string" calcext:value-type="string">
            <text:p>111011100</text:p>
          </table:table-cell>
          <table:table-cell table:formula="of:=SUBSTITUTE([.C477];&quot;0&quot;;&quot;&quot;)" office:value-type="string" office:string-value="111111" calcext:value-type="string">
            <text:p>111111</text:p>
          </table:table-cell>
          <table:table-cell table:formula="of:=IF([.D47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BIN([.A478])" office:value-type="string" office:string-value="111011101" calcext:value-type="string">
            <text:p>111011101</text:p>
          </table:table-cell>
          <table:table-cell office:value-type="string" calcext:value-type="string">
            <text:p>111011101</text:p>
          </table:table-cell>
          <table:table-cell table:formula="of:=SUBSTITUTE([.C478];&quot;0&quot;;&quot;&quot;)" office:value-type="string" office:string-value="1111111" calcext:value-type="string">
            <text:p>1111111</text:p>
          </table:table-cell>
          <table:table-cell table:formula="of:=IF([.D47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BIN([.A479])" office:value-type="string" office:string-value="111011110" calcext:value-type="string">
            <text:p>111011110</text:p>
          </table:table-cell>
          <table:table-cell office:value-type="string" calcext:value-type="string">
            <text:p>111011110</text:p>
          </table:table-cell>
          <table:table-cell table:formula="of:=SUBSTITUTE([.C479];&quot;0&quot;;&quot;&quot;)" office:value-type="string" office:string-value="1111111" calcext:value-type="string">
            <text:p>1111111</text:p>
          </table:table-cell>
          <table:table-cell table:formula="of:=IF([.D47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BIN([.A480])" office:value-type="string" office:string-value="111011111" calcext:value-type="string">
            <text:p>111011111</text:p>
          </table:table-cell>
          <table:table-cell office:value-type="string" calcext:value-type="string">
            <text:p>111011111</text:p>
          </table:table-cell>
          <table:table-cell table:formula="of:=SUBSTITUTE([.C480];&quot;0&quot;;&quot;&quot;)" office:value-type="string" office:string-value="11111111" calcext:value-type="string">
            <text:p>11111111</text:p>
          </table:table-cell>
          <table:table-cell table:formula="of:=IF([.D48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BIN([.A481])" office:value-type="string" office:string-value="111100000" calcext:value-type="string">
            <text:p>111100000</text:p>
          </table:table-cell>
          <table:table-cell office:value-type="string" calcext:value-type="string">
            <text:p>111100000</text:p>
          </table:table-cell>
          <table:table-cell table:formula="of:=SUBSTITUTE([.C481];&quot;0&quot;;&quot;&quot;)" office:value-type="string" office:string-value="1111" calcext:value-type="string">
            <text:p>1111</text:p>
          </table:table-cell>
          <table:table-cell table:formula="of:=IF([.D48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BIN([.A482])" office:value-type="string" office:string-value="111100001" calcext:value-type="string">
            <text:p>111100001</text:p>
          </table:table-cell>
          <table:table-cell office:value-type="string" calcext:value-type="string">
            <text:p>111100001</text:p>
          </table:table-cell>
          <table:table-cell table:formula="of:=SUBSTITUTE([.C482];&quot;0&quot;;&quot;&quot;)" office:value-type="string" office:string-value="11111" calcext:value-type="string">
            <text:p>11111</text:p>
          </table:table-cell>
          <table:table-cell table:formula="of:=IF([.D48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BIN([.A483])" office:value-type="string" office:string-value="111100010" calcext:value-type="string">
            <text:p>111100010</text:p>
          </table:table-cell>
          <table:table-cell office:value-type="string" calcext:value-type="string">
            <text:p>111100010</text:p>
          </table:table-cell>
          <table:table-cell table:formula="of:=SUBSTITUTE([.C483];&quot;0&quot;;&quot;&quot;)" office:value-type="string" office:string-value="11111" calcext:value-type="string">
            <text:p>11111</text:p>
          </table:table-cell>
          <table:table-cell table:formula="of:=IF([.D48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BIN([.A484])" office:value-type="string" office:string-value="111100011" calcext:value-type="string">
            <text:p>111100011</text:p>
          </table:table-cell>
          <table:table-cell office:value-type="string" calcext:value-type="string">
            <text:p>111100011</text:p>
          </table:table-cell>
          <table:table-cell table:formula="of:=SUBSTITUTE([.C484];&quot;0&quot;;&quot;&quot;)" office:value-type="string" office:string-value="111111" calcext:value-type="string">
            <text:p>111111</text:p>
          </table:table-cell>
          <table:table-cell table:formula="of:=IF([.D48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BIN([.A485])" office:value-type="string" office:string-value="111100100" calcext:value-type="string">
            <text:p>111100100</text:p>
          </table:table-cell>
          <table:table-cell office:value-type="string" calcext:value-type="string">
            <text:p>111100100</text:p>
          </table:table-cell>
          <table:table-cell table:formula="of:=SUBSTITUTE([.C485];&quot;0&quot;;&quot;&quot;)" office:value-type="string" office:string-value="11111" calcext:value-type="string">
            <text:p>11111</text:p>
          </table:table-cell>
          <table:table-cell table:formula="of:=IF([.D48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BIN([.A486])" office:value-type="string" office:string-value="111100101" calcext:value-type="string">
            <text:p>111100101</text:p>
          </table:table-cell>
          <table:table-cell office:value-type="string" calcext:value-type="string">
            <text:p>111100101</text:p>
          </table:table-cell>
          <table:table-cell table:formula="of:=SUBSTITUTE([.C486];&quot;0&quot;;&quot;&quot;)" office:value-type="string" office:string-value="111111" calcext:value-type="string">
            <text:p>111111</text:p>
          </table:table-cell>
          <table:table-cell table:formula="of:=IF([.D48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BIN([.A487])" office:value-type="string" office:string-value="111100110" calcext:value-type="string">
            <text:p>111100110</text:p>
          </table:table-cell>
          <table:table-cell office:value-type="string" calcext:value-type="string">
            <text:p>111100110</text:p>
          </table:table-cell>
          <table:table-cell table:formula="of:=SUBSTITUTE([.C487];&quot;0&quot;;&quot;&quot;)" office:value-type="string" office:string-value="111111" calcext:value-type="string">
            <text:p>111111</text:p>
          </table:table-cell>
          <table:table-cell table:formula="of:=IF([.D48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BIN([.A488])" office:value-type="string" office:string-value="111100111" calcext:value-type="string">
            <text:p>111100111</text:p>
          </table:table-cell>
          <table:table-cell office:value-type="string" calcext:value-type="string">
            <text:p>111100111</text:p>
          </table:table-cell>
          <table:table-cell table:formula="of:=SUBSTITUTE([.C488];&quot;0&quot;;&quot;&quot;)" office:value-type="string" office:string-value="1111111" calcext:value-type="string">
            <text:p>1111111</text:p>
          </table:table-cell>
          <table:table-cell table:formula="of:=IF([.D48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BIN([.A489])" office:value-type="string" office:string-value="111101000" calcext:value-type="string">
            <text:p>111101000</text:p>
          </table:table-cell>
          <table:table-cell office:value-type="string" calcext:value-type="string">
            <text:p>111101000</text:p>
          </table:table-cell>
          <table:table-cell table:formula="of:=SUBSTITUTE([.C489];&quot;0&quot;;&quot;&quot;)" office:value-type="string" office:string-value="11111" calcext:value-type="string">
            <text:p>11111</text:p>
          </table:table-cell>
          <table:table-cell table:formula="of:=IF([.D48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BIN([.A490])" office:value-type="string" office:string-value="111101001" calcext:value-type="string">
            <text:p>111101001</text:p>
          </table:table-cell>
          <table:table-cell office:value-type="string" calcext:value-type="string">
            <text:p>111101001</text:p>
          </table:table-cell>
          <table:table-cell table:formula="of:=SUBSTITUTE([.C490];&quot;0&quot;;&quot;&quot;)" office:value-type="string" office:string-value="111111" calcext:value-type="string">
            <text:p>111111</text:p>
          </table:table-cell>
          <table:table-cell table:formula="of:=IF([.D49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BIN([.A491])" office:value-type="string" office:string-value="111101010" calcext:value-type="string">
            <text:p>111101010</text:p>
          </table:table-cell>
          <table:table-cell office:value-type="string" calcext:value-type="string">
            <text:p>111101010</text:p>
          </table:table-cell>
          <table:table-cell table:formula="of:=SUBSTITUTE([.C491];&quot;0&quot;;&quot;&quot;)" office:value-type="string" office:string-value="111111" calcext:value-type="string">
            <text:p>111111</text:p>
          </table:table-cell>
          <table:table-cell table:formula="of:=IF([.D49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BIN([.A492])" office:value-type="string" office:string-value="111101011" calcext:value-type="string">
            <text:p>111101011</text:p>
          </table:table-cell>
          <table:table-cell office:value-type="string" calcext:value-type="string">
            <text:p>111101011</text:p>
          </table:table-cell>
          <table:table-cell table:formula="of:=SUBSTITUTE([.C492];&quot;0&quot;;&quot;&quot;)" office:value-type="string" office:string-value="1111111" calcext:value-type="string">
            <text:p>1111111</text:p>
          </table:table-cell>
          <table:table-cell table:formula="of:=IF([.D49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BIN([.A493])" office:value-type="string" office:string-value="111101100" calcext:value-type="string">
            <text:p>111101100</text:p>
          </table:table-cell>
          <table:table-cell office:value-type="string" calcext:value-type="string">
            <text:p>111101100</text:p>
          </table:table-cell>
          <table:table-cell table:formula="of:=SUBSTITUTE([.C493];&quot;0&quot;;&quot;&quot;)" office:value-type="string" office:string-value="111111" calcext:value-type="string">
            <text:p>111111</text:p>
          </table:table-cell>
          <table:table-cell table:formula="of:=IF([.D49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BIN([.A494])" office:value-type="string" office:string-value="111101101" calcext:value-type="string">
            <text:p>111101101</text:p>
          </table:table-cell>
          <table:table-cell office:value-type="string" calcext:value-type="string">
            <text:p>111101101</text:p>
          </table:table-cell>
          <table:table-cell table:formula="of:=SUBSTITUTE([.C494];&quot;0&quot;;&quot;&quot;)" office:value-type="string" office:string-value="1111111" calcext:value-type="string">
            <text:p>1111111</text:p>
          </table:table-cell>
          <table:table-cell table:formula="of:=IF([.D49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BIN([.A495])" office:value-type="string" office:string-value="111101110" calcext:value-type="string">
            <text:p>111101110</text:p>
          </table:table-cell>
          <table:table-cell office:value-type="string" calcext:value-type="string">
            <text:p>111101110</text:p>
          </table:table-cell>
          <table:table-cell table:formula="of:=SUBSTITUTE([.C495];&quot;0&quot;;&quot;&quot;)" office:value-type="string" office:string-value="1111111" calcext:value-type="string">
            <text:p>1111111</text:p>
          </table:table-cell>
          <table:table-cell table:formula="of:=IF([.D49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BIN([.A496])" office:value-type="string" office:string-value="111101111" calcext:value-type="string">
            <text:p>111101111</text:p>
          </table:table-cell>
          <table:table-cell office:value-type="string" calcext:value-type="string">
            <text:p>111101111</text:p>
          </table:table-cell>
          <table:table-cell table:formula="of:=SUBSTITUTE([.C496];&quot;0&quot;;&quot;&quot;)" office:value-type="string" office:string-value="11111111" calcext:value-type="string">
            <text:p>11111111</text:p>
          </table:table-cell>
          <table:table-cell table:formula="of:=IF([.D49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BIN([.A497])" office:value-type="string" office:string-value="111110000" calcext:value-type="string">
            <text:p>111110000</text:p>
          </table:table-cell>
          <table:table-cell office:value-type="string" calcext:value-type="string">
            <text:p>111110000</text:p>
          </table:table-cell>
          <table:table-cell table:formula="of:=SUBSTITUTE([.C497];&quot;0&quot;;&quot;&quot;)" office:value-type="string" office:string-value="11111" calcext:value-type="string">
            <text:p>11111</text:p>
          </table:table-cell>
          <table:table-cell table:formula="of:=IF([.D49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BIN([.A498])" office:value-type="string" office:string-value="111110001" calcext:value-type="string">
            <text:p>111110001</text:p>
          </table:table-cell>
          <table:table-cell office:value-type="string" calcext:value-type="string">
            <text:p>111110001</text:p>
          </table:table-cell>
          <table:table-cell table:formula="of:=SUBSTITUTE([.C498];&quot;0&quot;;&quot;&quot;)" office:value-type="string" office:string-value="111111" calcext:value-type="string">
            <text:p>111111</text:p>
          </table:table-cell>
          <table:table-cell table:formula="of:=IF([.D49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BIN([.A499])" office:value-type="string" office:string-value="111110010" calcext:value-type="string">
            <text:p>111110010</text:p>
          </table:table-cell>
          <table:table-cell office:value-type="string" calcext:value-type="string">
            <text:p>111110010</text:p>
          </table:table-cell>
          <table:table-cell table:formula="of:=SUBSTITUTE([.C499];&quot;0&quot;;&quot;&quot;)" office:value-type="string" office:string-value="111111" calcext:value-type="string">
            <text:p>111111</text:p>
          </table:table-cell>
          <table:table-cell table:formula="of:=IF([.D49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BIN([.A500])" office:value-type="string" office:string-value="111110011" calcext:value-type="string">
            <text:p>111110011</text:p>
          </table:table-cell>
          <table:table-cell office:value-type="string" calcext:value-type="string">
            <text:p>111110011</text:p>
          </table:table-cell>
          <table:table-cell table:formula="of:=SUBSTITUTE([.C500];&quot;0&quot;;&quot;&quot;)" office:value-type="string" office:string-value="1111111" calcext:value-type="string">
            <text:p>1111111</text:p>
          </table:table-cell>
          <table:table-cell table:formula="of:=IF([.D50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BIN([.A501])" office:value-type="string" office:string-value="111110100" calcext:value-type="string">
            <text:p>111110100</text:p>
          </table:table-cell>
          <table:table-cell office:value-type="string" calcext:value-type="string">
            <text:p>111110100</text:p>
          </table:table-cell>
          <table:table-cell table:formula="of:=SUBSTITUTE([.C501];&quot;0&quot;;&quot;&quot;)" office:value-type="string" office:string-value="111111" calcext:value-type="string">
            <text:p>111111</text:p>
          </table:table-cell>
          <table:table-cell table:formula="of:=IF([.D50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BIN([.A502])" office:value-type="string" office:string-value="111110101" calcext:value-type="string">
            <text:p>111110101</text:p>
          </table:table-cell>
          <table:table-cell office:value-type="string" calcext:value-type="string">
            <text:p>111110101</text:p>
          </table:table-cell>
          <table:table-cell table:formula="of:=SUBSTITUTE([.C502];&quot;0&quot;;&quot;&quot;)" office:value-type="string" office:string-value="1111111" calcext:value-type="string">
            <text:p>1111111</text:p>
          </table:table-cell>
          <table:table-cell table:formula="of:=IF([.D50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BIN([.A503])" office:value-type="string" office:string-value="111110110" calcext:value-type="string">
            <text:p>111110110</text:p>
          </table:table-cell>
          <table:table-cell office:value-type="string" calcext:value-type="string">
            <text:p>111110110</text:p>
          </table:table-cell>
          <table:table-cell table:formula="of:=SUBSTITUTE([.C503];&quot;0&quot;;&quot;&quot;)" office:value-type="string" office:string-value="1111111" calcext:value-type="string">
            <text:p>1111111</text:p>
          </table:table-cell>
          <table:table-cell table:formula="of:=IF([.D50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BIN([.A504])" office:value-type="string" office:string-value="111110111" calcext:value-type="string">
            <text:p>111110111</text:p>
          </table:table-cell>
          <table:table-cell office:value-type="string" calcext:value-type="string">
            <text:p>111110111</text:p>
          </table:table-cell>
          <table:table-cell table:formula="of:=SUBSTITUTE([.C504];&quot;0&quot;;&quot;&quot;)" office:value-type="string" office:string-value="11111111" calcext:value-type="string">
            <text:p>11111111</text:p>
          </table:table-cell>
          <table:table-cell table:formula="of:=IF([.D50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BIN([.A505])" office:value-type="string" office:string-value="111111000" calcext:value-type="string">
            <text:p>111111000</text:p>
          </table:table-cell>
          <table:table-cell office:value-type="string" calcext:value-type="string">
            <text:p>111111000</text:p>
          </table:table-cell>
          <table:table-cell table:formula="of:=SUBSTITUTE([.C505];&quot;0&quot;;&quot;&quot;)" office:value-type="string" office:string-value="111111" calcext:value-type="string">
            <text:p>111111</text:p>
          </table:table-cell>
          <table:table-cell table:formula="of:=IF([.D50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BIN([.A506])" office:value-type="string" office:string-value="111111001" calcext:value-type="string">
            <text:p>111111001</text:p>
          </table:table-cell>
          <table:table-cell office:value-type="string" calcext:value-type="string">
            <text:p>111111001</text:p>
          </table:table-cell>
          <table:table-cell table:formula="of:=SUBSTITUTE([.C506];&quot;0&quot;;&quot;&quot;)" office:value-type="string" office:string-value="1111111" calcext:value-type="string">
            <text:p>1111111</text:p>
          </table:table-cell>
          <table:table-cell table:formula="of:=IF([.D50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BIN([.A507])" office:value-type="string" office:string-value="111111010" calcext:value-type="string">
            <text:p>111111010</text:p>
          </table:table-cell>
          <table:table-cell office:value-type="string" calcext:value-type="string">
            <text:p>111111010</text:p>
          </table:table-cell>
          <table:table-cell table:formula="of:=SUBSTITUTE([.C507];&quot;0&quot;;&quot;&quot;)" office:value-type="string" office:string-value="1111111" calcext:value-type="string">
            <text:p>1111111</text:p>
          </table:table-cell>
          <table:table-cell table:formula="of:=IF([.D50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BIN([.A508])" office:value-type="string" office:string-value="111111011" calcext:value-type="string">
            <text:p>111111011</text:p>
          </table:table-cell>
          <table:table-cell office:value-type="string" calcext:value-type="string">
            <text:p>111111011</text:p>
          </table:table-cell>
          <table:table-cell table:formula="of:=SUBSTITUTE([.C508];&quot;0&quot;;&quot;&quot;)" office:value-type="string" office:string-value="11111111" calcext:value-type="string">
            <text:p>11111111</text:p>
          </table:table-cell>
          <table:table-cell table:formula="of:=IF([.D50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BIN([.A509])" office:value-type="string" office:string-value="111111100" calcext:value-type="string">
            <text:p>111111100</text:p>
          </table:table-cell>
          <table:table-cell office:value-type="string" calcext:value-type="string">
            <text:p>111111100</text:p>
          </table:table-cell>
          <table:table-cell table:formula="of:=SUBSTITUTE([.C509];&quot;0&quot;;&quot;&quot;)" office:value-type="string" office:string-value="1111111" calcext:value-type="string">
            <text:p>1111111</text:p>
          </table:table-cell>
          <table:table-cell table:formula="of:=IF([.D50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BIN([.A510])" office:value-type="string" office:string-value="111111101" calcext:value-type="string">
            <text:p>111111101</text:p>
          </table:table-cell>
          <table:table-cell office:value-type="string" calcext:value-type="string">
            <text:p>111111101</text:p>
          </table:table-cell>
          <table:table-cell table:formula="of:=SUBSTITUTE([.C510];&quot;0&quot;;&quot;&quot;)" office:value-type="string" office:string-value="11111111" calcext:value-type="string">
            <text:p>11111111</text:p>
          </table:table-cell>
          <table:table-cell table:formula="of:=IF([.D51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BIN([.A511])" office:value-type="string" office:string-value="111111110" calcext:value-type="string">
            <text:p>111111110</text:p>
          </table:table-cell>
          <table:table-cell office:value-type="string" calcext:value-type="string">
            <text:p>111111110</text:p>
          </table:table-cell>
          <table:table-cell table:formula="of:=SUBSTITUTE([.C511];&quot;0&quot;;&quot;&quot;)" office:value-type="string" office:string-value="11111111" calcext:value-type="string">
            <text:p>11111111</text:p>
          </table:table-cell>
          <table:table-cell table:formula="of:=IF([.D51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BIN([.A512])" office:value-type="string" office:string-value="111111111" calcext:value-type="string">
            <text:p>111111111</text:p>
          </table:table-cell>
          <table:table-cell office:value-type="string" calcext:value-type="string">
            <text:p>111111111</text:p>
          </table:table-cell>
          <table:table-cell table:formula="of:=SUBSTITUTE([.C512];&quot;0&quot;;&quot;&quot;)" office:value-type="string" office:string-value="111111111" calcext:value-type="string">
            <text:p>111111111</text:p>
          </table:table-cell>
          <table:table-cell table:formula="of:=IF([.D51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100000000</text:p>
          </table:table-cell>
          <table:table-cell table:formula="of:=&quot;1&quot;&amp;[.B513]" office:value-type="string" office:string-value="1100000000" calcext:value-type="string">
            <text:p>1100000000</text:p>
          </table:table-cell>
          <table:table-cell table:formula="of:=SUBSTITUTE([.C513];&quot;0&quot;;&quot;&quot;)" office:value-type="string" office:string-value="11" calcext:value-type="string">
            <text:p>11</text:p>
          </table:table-cell>
          <table:table-cell table:formula="of:=IF([.D51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100000001</text:p>
          </table:table-cell>
          <table:table-cell table:formula="of:=&quot;1&quot;&amp;[.B514]" office:value-type="string" office:string-value="1100000001" calcext:value-type="string">
            <text:p>1100000001</text:p>
          </table:table-cell>
          <table:table-cell table:formula="of:=SUBSTITUTE([.C514];&quot;0&quot;;&quot;&quot;)" office:value-type="string" office:string-value="111" calcext:value-type="string">
            <text:p>111</text:p>
          </table:table-cell>
          <table:table-cell table:formula="of:=IF([.D51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100000010</text:p>
          </table:table-cell>
          <table:table-cell table:formula="of:=&quot;1&quot;&amp;[.B515]" office:value-type="string" office:string-value="1100000010" calcext:value-type="string">
            <text:p>1100000010</text:p>
          </table:table-cell>
          <table:table-cell table:formula="of:=SUBSTITUTE([.C515];&quot;0&quot;;&quot;&quot;)" office:value-type="string" office:string-value="111" calcext:value-type="string">
            <text:p>111</text:p>
          </table:table-cell>
          <table:table-cell table:formula="of:=IF([.D51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100000011</text:p>
          </table:table-cell>
          <table:table-cell table:formula="of:=&quot;1&quot;&amp;[.B516]" office:value-type="string" office:string-value="1100000011" calcext:value-type="string">
            <text:p>1100000011</text:p>
          </table:table-cell>
          <table:table-cell table:formula="of:=SUBSTITUTE([.C516];&quot;0&quot;;&quot;&quot;)" office:value-type="string" office:string-value="1111" calcext:value-type="string">
            <text:p>1111</text:p>
          </table:table-cell>
          <table:table-cell table:formula="of:=IF([.D51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100000100</text:p>
          </table:table-cell>
          <table:table-cell table:formula="of:=&quot;1&quot;&amp;[.B517]" office:value-type="string" office:string-value="1100000100" calcext:value-type="string">
            <text:p>1100000100</text:p>
          </table:table-cell>
          <table:table-cell table:formula="of:=SUBSTITUTE([.C517];&quot;0&quot;;&quot;&quot;)" office:value-type="string" office:string-value="111" calcext:value-type="string">
            <text:p>111</text:p>
          </table:table-cell>
          <table:table-cell table:formula="of:=IF([.D51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100000101</text:p>
          </table:table-cell>
          <table:table-cell table:formula="of:=&quot;1&quot;&amp;[.B518]" office:value-type="string" office:string-value="1100000101" calcext:value-type="string">
            <text:p>1100000101</text:p>
          </table:table-cell>
          <table:table-cell table:formula="of:=SUBSTITUTE([.C518];&quot;0&quot;;&quot;&quot;)" office:value-type="string" office:string-value="1111" calcext:value-type="string">
            <text:p>1111</text:p>
          </table:table-cell>
          <table:table-cell table:formula="of:=IF([.D51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100000110</text:p>
          </table:table-cell>
          <table:table-cell table:formula="of:=&quot;1&quot;&amp;[.B519]" office:value-type="string" office:string-value="1100000110" calcext:value-type="string">
            <text:p>1100000110</text:p>
          </table:table-cell>
          <table:table-cell table:formula="of:=SUBSTITUTE([.C519];&quot;0&quot;;&quot;&quot;)" office:value-type="string" office:string-value="1111" calcext:value-type="string">
            <text:p>1111</text:p>
          </table:table-cell>
          <table:table-cell table:formula="of:=IF([.D51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100000111</text:p>
          </table:table-cell>
          <table:table-cell table:formula="of:=&quot;1&quot;&amp;[.B520]" office:value-type="string" office:string-value="1100000111" calcext:value-type="string">
            <text:p>1100000111</text:p>
          </table:table-cell>
          <table:table-cell table:formula="of:=SUBSTITUTE([.C520];&quot;0&quot;;&quot;&quot;)" office:value-type="string" office:string-value="11111" calcext:value-type="string">
            <text:p>11111</text:p>
          </table:table-cell>
          <table:table-cell table:formula="of:=IF([.D52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100001000</text:p>
          </table:table-cell>
          <table:table-cell table:formula="of:=&quot;1&quot;&amp;[.B521]" office:value-type="string" office:string-value="1100001000" calcext:value-type="string">
            <text:p>1100001000</text:p>
          </table:table-cell>
          <table:table-cell table:formula="of:=SUBSTITUTE([.C521];&quot;0&quot;;&quot;&quot;)" office:value-type="string" office:string-value="111" calcext:value-type="string">
            <text:p>111</text:p>
          </table:table-cell>
          <table:table-cell table:formula="of:=IF([.D52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100001001</text:p>
          </table:table-cell>
          <table:table-cell table:formula="of:=&quot;1&quot;&amp;[.B522]" office:value-type="string" office:string-value="1100001001" calcext:value-type="string">
            <text:p>1100001001</text:p>
          </table:table-cell>
          <table:table-cell table:formula="of:=SUBSTITUTE([.C522];&quot;0&quot;;&quot;&quot;)" office:value-type="string" office:string-value="1111" calcext:value-type="string">
            <text:p>1111</text:p>
          </table:table-cell>
          <table:table-cell table:formula="of:=IF([.D52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100001010</text:p>
          </table:table-cell>
          <table:table-cell table:formula="of:=&quot;1&quot;&amp;[.B523]" office:value-type="string" office:string-value="1100001010" calcext:value-type="string">
            <text:p>1100001010</text:p>
          </table:table-cell>
          <table:table-cell table:formula="of:=SUBSTITUTE([.C523];&quot;0&quot;;&quot;&quot;)" office:value-type="string" office:string-value="1111" calcext:value-type="string">
            <text:p>1111</text:p>
          </table:table-cell>
          <table:table-cell table:formula="of:=IF([.D52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100001011</text:p>
          </table:table-cell>
          <table:table-cell table:formula="of:=&quot;1&quot;&amp;[.B524]" office:value-type="string" office:string-value="1100001011" calcext:value-type="string">
            <text:p>1100001011</text:p>
          </table:table-cell>
          <table:table-cell table:formula="of:=SUBSTITUTE([.C524];&quot;0&quot;;&quot;&quot;)" office:value-type="string" office:string-value="11111" calcext:value-type="string">
            <text:p>11111</text:p>
          </table:table-cell>
          <table:table-cell table:formula="of:=IF([.D52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100001100</text:p>
          </table:table-cell>
          <table:table-cell table:formula="of:=&quot;1&quot;&amp;[.B525]" office:value-type="string" office:string-value="1100001100" calcext:value-type="string">
            <text:p>1100001100</text:p>
          </table:table-cell>
          <table:table-cell table:formula="of:=SUBSTITUTE([.C525];&quot;0&quot;;&quot;&quot;)" office:value-type="string" office:string-value="1111" calcext:value-type="string">
            <text:p>1111</text:p>
          </table:table-cell>
          <table:table-cell table:formula="of:=IF([.D52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100001101</text:p>
          </table:table-cell>
          <table:table-cell table:formula="of:=&quot;1&quot;&amp;[.B526]" office:value-type="string" office:string-value="1100001101" calcext:value-type="string">
            <text:p>1100001101</text:p>
          </table:table-cell>
          <table:table-cell table:formula="of:=SUBSTITUTE([.C526];&quot;0&quot;;&quot;&quot;)" office:value-type="string" office:string-value="11111" calcext:value-type="string">
            <text:p>11111</text:p>
          </table:table-cell>
          <table:table-cell table:formula="of:=IF([.D52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100001110</text:p>
          </table:table-cell>
          <table:table-cell table:formula="of:=&quot;1&quot;&amp;[.B527]" office:value-type="string" office:string-value="1100001110" calcext:value-type="string">
            <text:p>1100001110</text:p>
          </table:table-cell>
          <table:table-cell table:formula="of:=SUBSTITUTE([.C527];&quot;0&quot;;&quot;&quot;)" office:value-type="string" office:string-value="11111" calcext:value-type="string">
            <text:p>11111</text:p>
          </table:table-cell>
          <table:table-cell table:formula="of:=IF([.D52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00001111</text:p>
          </table:table-cell>
          <table:table-cell table:formula="of:=&quot;1&quot;&amp;[.B528]" office:value-type="string" office:string-value="1100001111" calcext:value-type="string">
            <text:p>1100001111</text:p>
          </table:table-cell>
          <table:table-cell table:formula="of:=SUBSTITUTE([.C528];&quot;0&quot;;&quot;&quot;)" office:value-type="string" office:string-value="111111" calcext:value-type="string">
            <text:p>111111</text:p>
          </table:table-cell>
          <table:table-cell table:formula="of:=IF([.D52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100010000</text:p>
          </table:table-cell>
          <table:table-cell table:formula="of:=&quot;1&quot;&amp;[.B529]" office:value-type="string" office:string-value="1100010000" calcext:value-type="string">
            <text:p>1100010000</text:p>
          </table:table-cell>
          <table:table-cell table:formula="of:=SUBSTITUTE([.C529];&quot;0&quot;;&quot;&quot;)" office:value-type="string" office:string-value="111" calcext:value-type="string">
            <text:p>111</text:p>
          </table:table-cell>
          <table:table-cell table:formula="of:=IF([.D52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100010001</text:p>
          </table:table-cell>
          <table:table-cell table:formula="of:=&quot;1&quot;&amp;[.B530]" office:value-type="string" office:string-value="1100010001" calcext:value-type="string">
            <text:p>1100010001</text:p>
          </table:table-cell>
          <table:table-cell table:formula="of:=SUBSTITUTE([.C530];&quot;0&quot;;&quot;&quot;)" office:value-type="string" office:string-value="1111" calcext:value-type="string">
            <text:p>1111</text:p>
          </table:table-cell>
          <table:table-cell table:formula="of:=IF([.D53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100010010</text:p>
          </table:table-cell>
          <table:table-cell table:formula="of:=&quot;1&quot;&amp;[.B531]" office:value-type="string" office:string-value="1100010010" calcext:value-type="string">
            <text:p>1100010010</text:p>
          </table:table-cell>
          <table:table-cell table:formula="of:=SUBSTITUTE([.C531];&quot;0&quot;;&quot;&quot;)" office:value-type="string" office:string-value="1111" calcext:value-type="string">
            <text:p>1111</text:p>
          </table:table-cell>
          <table:table-cell table:formula="of:=IF([.D53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100010011</text:p>
          </table:table-cell>
          <table:table-cell table:formula="of:=&quot;1&quot;&amp;[.B532]" office:value-type="string" office:string-value="1100010011" calcext:value-type="string">
            <text:p>1100010011</text:p>
          </table:table-cell>
          <table:table-cell table:formula="of:=SUBSTITUTE([.C532];&quot;0&quot;;&quot;&quot;)" office:value-type="string" office:string-value="11111" calcext:value-type="string">
            <text:p>11111</text:p>
          </table:table-cell>
          <table:table-cell table:formula="of:=IF([.D53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00010100</text:p>
          </table:table-cell>
          <table:table-cell table:formula="of:=&quot;1&quot;&amp;[.B533]" office:value-type="string" office:string-value="1100010100" calcext:value-type="string">
            <text:p>1100010100</text:p>
          </table:table-cell>
          <table:table-cell table:formula="of:=SUBSTITUTE([.C533];&quot;0&quot;;&quot;&quot;)" office:value-type="string" office:string-value="1111" calcext:value-type="string">
            <text:p>1111</text:p>
          </table:table-cell>
          <table:table-cell table:formula="of:=IF([.D53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100010101</text:p>
          </table:table-cell>
          <table:table-cell table:formula="of:=&quot;1&quot;&amp;[.B534]" office:value-type="string" office:string-value="1100010101" calcext:value-type="string">
            <text:p>1100010101</text:p>
          </table:table-cell>
          <table:table-cell table:formula="of:=SUBSTITUTE([.C534];&quot;0&quot;;&quot;&quot;)" office:value-type="string" office:string-value="11111" calcext:value-type="string">
            <text:p>11111</text:p>
          </table:table-cell>
          <table:table-cell table:formula="of:=IF([.D53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100010110</text:p>
          </table:table-cell>
          <table:table-cell table:formula="of:=&quot;1&quot;&amp;[.B535]" office:value-type="string" office:string-value="1100010110" calcext:value-type="string">
            <text:p>1100010110</text:p>
          </table:table-cell>
          <table:table-cell table:formula="of:=SUBSTITUTE([.C535];&quot;0&quot;;&quot;&quot;)" office:value-type="string" office:string-value="11111" calcext:value-type="string">
            <text:p>11111</text:p>
          </table:table-cell>
          <table:table-cell table:formula="of:=IF([.D53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100010111</text:p>
          </table:table-cell>
          <table:table-cell table:formula="of:=&quot;1&quot;&amp;[.B536]" office:value-type="string" office:string-value="1100010111" calcext:value-type="string">
            <text:p>1100010111</text:p>
          </table:table-cell>
          <table:table-cell table:formula="of:=SUBSTITUTE([.C536];&quot;0&quot;;&quot;&quot;)" office:value-type="string" office:string-value="111111" calcext:value-type="string">
            <text:p>111111</text:p>
          </table:table-cell>
          <table:table-cell table:formula="of:=IF([.D53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100011000</text:p>
          </table:table-cell>
          <table:table-cell table:formula="of:=&quot;1&quot;&amp;[.B537]" office:value-type="string" office:string-value="1100011000" calcext:value-type="string">
            <text:p>1100011000</text:p>
          </table:table-cell>
          <table:table-cell table:formula="of:=SUBSTITUTE([.C537];&quot;0&quot;;&quot;&quot;)" office:value-type="string" office:string-value="1111" calcext:value-type="string">
            <text:p>1111</text:p>
          </table:table-cell>
          <table:table-cell table:formula="of:=IF([.D53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100011001</text:p>
          </table:table-cell>
          <table:table-cell table:formula="of:=&quot;1&quot;&amp;[.B538]" office:value-type="string" office:string-value="1100011001" calcext:value-type="string">
            <text:p>1100011001</text:p>
          </table:table-cell>
          <table:table-cell table:formula="of:=SUBSTITUTE([.C538];&quot;0&quot;;&quot;&quot;)" office:value-type="string" office:string-value="11111" calcext:value-type="string">
            <text:p>11111</text:p>
          </table:table-cell>
          <table:table-cell table:formula="of:=IF([.D538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100011010</text:p>
          </table:table-cell>
          <table:table-cell table:formula="of:=&quot;1&quot;&amp;[.B539]" office:value-type="string" office:string-value="1100011010" calcext:value-type="string">
            <text:p>1100011010</text:p>
          </table:table-cell>
          <table:table-cell table:formula="of:=SUBSTITUTE([.C539];&quot;0&quot;;&quot;&quot;)" office:value-type="string" office:string-value="11111" calcext:value-type="string">
            <text:p>11111</text:p>
          </table:table-cell>
          <table:table-cell table:formula="of:=IF([.D53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100011011</text:p>
          </table:table-cell>
          <table:table-cell table:formula="of:=&quot;1&quot;&amp;[.B540]" office:value-type="string" office:string-value="1100011011" calcext:value-type="string">
            <text:p>1100011011</text:p>
          </table:table-cell>
          <table:table-cell table:formula="of:=SUBSTITUTE([.C540];&quot;0&quot;;&quot;&quot;)" office:value-type="string" office:string-value="111111" calcext:value-type="string">
            <text:p>111111</text:p>
          </table:table-cell>
          <table:table-cell table:formula="of:=IF([.D54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100011100</text:p>
          </table:table-cell>
          <table:table-cell table:formula="of:=&quot;1&quot;&amp;[.B541]" office:value-type="string" office:string-value="1100011100" calcext:value-type="string">
            <text:p>1100011100</text:p>
          </table:table-cell>
          <table:table-cell table:formula="of:=SUBSTITUTE([.C541];&quot;0&quot;;&quot;&quot;)" office:value-type="string" office:string-value="11111" calcext:value-type="string">
            <text:p>11111</text:p>
          </table:table-cell>
          <table:table-cell table:formula="of:=IF([.D54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100011101</text:p>
          </table:table-cell>
          <table:table-cell table:formula="of:=&quot;1&quot;&amp;[.B542]" office:value-type="string" office:string-value="1100011101" calcext:value-type="string">
            <text:p>1100011101</text:p>
          </table:table-cell>
          <table:table-cell table:formula="of:=SUBSTITUTE([.C542];&quot;0&quot;;&quot;&quot;)" office:value-type="string" office:string-value="111111" calcext:value-type="string">
            <text:p>111111</text:p>
          </table:table-cell>
          <table:table-cell table:formula="of:=IF([.D54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100011110</text:p>
          </table:table-cell>
          <table:table-cell table:formula="of:=&quot;1&quot;&amp;[.B543]" office:value-type="string" office:string-value="1100011110" calcext:value-type="string">
            <text:p>1100011110</text:p>
          </table:table-cell>
          <table:table-cell table:formula="of:=SUBSTITUTE([.C543];&quot;0&quot;;&quot;&quot;)" office:value-type="string" office:string-value="111111" calcext:value-type="string">
            <text:p>111111</text:p>
          </table:table-cell>
          <table:table-cell table:formula="of:=IF([.D54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100011111</text:p>
          </table:table-cell>
          <table:table-cell table:formula="of:=&quot;1&quot;&amp;[.B544]" office:value-type="string" office:string-value="1100011111" calcext:value-type="string">
            <text:p>1100011111</text:p>
          </table:table-cell>
          <table:table-cell table:formula="of:=SUBSTITUTE([.C544];&quot;0&quot;;&quot;&quot;)" office:value-type="string" office:string-value="1111111" calcext:value-type="string">
            <text:p>1111111</text:p>
          </table:table-cell>
          <table:table-cell table:formula="of:=IF([.D54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100100000</text:p>
          </table:table-cell>
          <table:table-cell table:formula="of:=&quot;1&quot;&amp;[.B545]" office:value-type="string" office:string-value="1100100000" calcext:value-type="string">
            <text:p>1100100000</text:p>
          </table:table-cell>
          <table:table-cell table:formula="of:=SUBSTITUTE([.C545];&quot;0&quot;;&quot;&quot;)" office:value-type="string" office:string-value="111" calcext:value-type="string">
            <text:p>111</text:p>
          </table:table-cell>
          <table:table-cell table:formula="of:=IF([.D54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100100001</text:p>
          </table:table-cell>
          <table:table-cell table:formula="of:=&quot;1&quot;&amp;[.B546]" office:value-type="string" office:string-value="1100100001" calcext:value-type="string">
            <text:p>1100100001</text:p>
          </table:table-cell>
          <table:table-cell table:formula="of:=SUBSTITUTE([.C546];&quot;0&quot;;&quot;&quot;)" office:value-type="string" office:string-value="1111" calcext:value-type="string">
            <text:p>1111</text:p>
          </table:table-cell>
          <table:table-cell table:formula="of:=IF([.D54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100100010</text:p>
          </table:table-cell>
          <table:table-cell table:formula="of:=&quot;1&quot;&amp;[.B547]" office:value-type="string" office:string-value="1100100010" calcext:value-type="string">
            <text:p>1100100010</text:p>
          </table:table-cell>
          <table:table-cell table:formula="of:=SUBSTITUTE([.C547];&quot;0&quot;;&quot;&quot;)" office:value-type="string" office:string-value="1111" calcext:value-type="string">
            <text:p>1111</text:p>
          </table:table-cell>
          <table:table-cell table:formula="of:=IF([.D54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100100011</text:p>
          </table:table-cell>
          <table:table-cell table:formula="of:=&quot;1&quot;&amp;[.B548]" office:value-type="string" office:string-value="1100100011" calcext:value-type="string">
            <text:p>1100100011</text:p>
          </table:table-cell>
          <table:table-cell table:formula="of:=SUBSTITUTE([.C548];&quot;0&quot;;&quot;&quot;)" office:value-type="string" office:string-value="11111" calcext:value-type="string">
            <text:p>11111</text:p>
          </table:table-cell>
          <table:table-cell table:formula="of:=IF([.D548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100100100</text:p>
          </table:table-cell>
          <table:table-cell table:formula="of:=&quot;1&quot;&amp;[.B549]" office:value-type="string" office:string-value="1100100100" calcext:value-type="string">
            <text:p>1100100100</text:p>
          </table:table-cell>
          <table:table-cell table:formula="of:=SUBSTITUTE([.C549];&quot;0&quot;;&quot;&quot;)" office:value-type="string" office:string-value="1111" calcext:value-type="string">
            <text:p>1111</text:p>
          </table:table-cell>
          <table:table-cell table:formula="of:=IF([.D54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100100101</text:p>
          </table:table-cell>
          <table:table-cell table:formula="of:=&quot;1&quot;&amp;[.B550]" office:value-type="string" office:string-value="1100100101" calcext:value-type="string">
            <text:p>1100100101</text:p>
          </table:table-cell>
          <table:table-cell table:formula="of:=SUBSTITUTE([.C550];&quot;0&quot;;&quot;&quot;)" office:value-type="string" office:string-value="11111" calcext:value-type="string">
            <text:p>11111</text:p>
          </table:table-cell>
          <table:table-cell table:formula="of:=IF([.D55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100100110</text:p>
          </table:table-cell>
          <table:table-cell table:formula="of:=&quot;1&quot;&amp;[.B551]" office:value-type="string" office:string-value="1100100110" calcext:value-type="string">
            <text:p>1100100110</text:p>
          </table:table-cell>
          <table:table-cell table:formula="of:=SUBSTITUTE([.C551];&quot;0&quot;;&quot;&quot;)" office:value-type="string" office:string-value="11111" calcext:value-type="string">
            <text:p>11111</text:p>
          </table:table-cell>
          <table:table-cell table:formula="of:=IF([.D55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100100111</text:p>
          </table:table-cell>
          <table:table-cell table:formula="of:=&quot;1&quot;&amp;[.B552]" office:value-type="string" office:string-value="1100100111" calcext:value-type="string">
            <text:p>1100100111</text:p>
          </table:table-cell>
          <table:table-cell table:formula="of:=SUBSTITUTE([.C552];&quot;0&quot;;&quot;&quot;)" office:value-type="string" office:string-value="111111" calcext:value-type="string">
            <text:p>111111</text:p>
          </table:table-cell>
          <table:table-cell table:formula="of:=IF([.D55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100101000</text:p>
          </table:table-cell>
          <table:table-cell table:formula="of:=&quot;1&quot;&amp;[.B553]" office:value-type="string" office:string-value="1100101000" calcext:value-type="string">
            <text:p>1100101000</text:p>
          </table:table-cell>
          <table:table-cell table:formula="of:=SUBSTITUTE([.C553];&quot;0&quot;;&quot;&quot;)" office:value-type="string" office:string-value="1111" calcext:value-type="string">
            <text:p>1111</text:p>
          </table:table-cell>
          <table:table-cell table:formula="of:=IF([.D55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100101001</text:p>
          </table:table-cell>
          <table:table-cell table:formula="of:=&quot;1&quot;&amp;[.B554]" office:value-type="string" office:string-value="1100101001" calcext:value-type="string">
            <text:p>1100101001</text:p>
          </table:table-cell>
          <table:table-cell table:formula="of:=SUBSTITUTE([.C554];&quot;0&quot;;&quot;&quot;)" office:value-type="string" office:string-value="11111" calcext:value-type="string">
            <text:p>11111</text:p>
          </table:table-cell>
          <table:table-cell table:formula="of:=IF([.D55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100101010</text:p>
          </table:table-cell>
          <table:table-cell table:formula="of:=&quot;1&quot;&amp;[.B555]" office:value-type="string" office:string-value="1100101010" calcext:value-type="string">
            <text:p>1100101010</text:p>
          </table:table-cell>
          <table:table-cell table:formula="of:=SUBSTITUTE([.C555];&quot;0&quot;;&quot;&quot;)" office:value-type="string" office:string-value="11111" calcext:value-type="string">
            <text:p>11111</text:p>
          </table:table-cell>
          <table:table-cell table:formula="of:=IF([.D55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100101011</text:p>
          </table:table-cell>
          <table:table-cell table:formula="of:=&quot;1&quot;&amp;[.B556]" office:value-type="string" office:string-value="1100101011" calcext:value-type="string">
            <text:p>1100101011</text:p>
          </table:table-cell>
          <table:table-cell table:formula="of:=SUBSTITUTE([.C556];&quot;0&quot;;&quot;&quot;)" office:value-type="string" office:string-value="111111" calcext:value-type="string">
            <text:p>111111</text:p>
          </table:table-cell>
          <table:table-cell table:formula="of:=IF([.D55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100101100</text:p>
          </table:table-cell>
          <table:table-cell table:formula="of:=&quot;1&quot;&amp;[.B557]" office:value-type="string" office:string-value="1100101100" calcext:value-type="string">
            <text:p>1100101100</text:p>
          </table:table-cell>
          <table:table-cell table:formula="of:=SUBSTITUTE([.C557];&quot;0&quot;;&quot;&quot;)" office:value-type="string" office:string-value="11111" calcext:value-type="string">
            <text:p>11111</text:p>
          </table:table-cell>
          <table:table-cell table:formula="of:=IF([.D55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100101101</text:p>
          </table:table-cell>
          <table:table-cell table:formula="of:=&quot;1&quot;&amp;[.B558]" office:value-type="string" office:string-value="1100101101" calcext:value-type="string">
            <text:p>1100101101</text:p>
          </table:table-cell>
          <table:table-cell table:formula="of:=SUBSTITUTE([.C558];&quot;0&quot;;&quot;&quot;)" office:value-type="string" office:string-value="111111" calcext:value-type="string">
            <text:p>111111</text:p>
          </table:table-cell>
          <table:table-cell table:formula="of:=IF([.D55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100101110</text:p>
          </table:table-cell>
          <table:table-cell table:formula="of:=&quot;1&quot;&amp;[.B559]" office:value-type="string" office:string-value="1100101110" calcext:value-type="string">
            <text:p>1100101110</text:p>
          </table:table-cell>
          <table:table-cell table:formula="of:=SUBSTITUTE([.C559];&quot;0&quot;;&quot;&quot;)" office:value-type="string" office:string-value="111111" calcext:value-type="string">
            <text:p>111111</text:p>
          </table:table-cell>
          <table:table-cell table:formula="of:=IF([.D55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100101111</text:p>
          </table:table-cell>
          <table:table-cell table:formula="of:=&quot;1&quot;&amp;[.B560]" office:value-type="string" office:string-value="1100101111" calcext:value-type="string">
            <text:p>1100101111</text:p>
          </table:table-cell>
          <table:table-cell table:formula="of:=SUBSTITUTE([.C560];&quot;0&quot;;&quot;&quot;)" office:value-type="string" office:string-value="1111111" calcext:value-type="string">
            <text:p>1111111</text:p>
          </table:table-cell>
          <table:table-cell table:formula="of:=IF([.D56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100110000</text:p>
          </table:table-cell>
          <table:table-cell table:formula="of:=&quot;1&quot;&amp;[.B561]" office:value-type="string" office:string-value="1100110000" calcext:value-type="string">
            <text:p>1100110000</text:p>
          </table:table-cell>
          <table:table-cell table:formula="of:=SUBSTITUTE([.C561];&quot;0&quot;;&quot;&quot;)" office:value-type="string" office:string-value="1111" calcext:value-type="string">
            <text:p>1111</text:p>
          </table:table-cell>
          <table:table-cell table:formula="of:=IF([.D56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100110001</text:p>
          </table:table-cell>
          <table:table-cell table:formula="of:=&quot;1&quot;&amp;[.B562]" office:value-type="string" office:string-value="1100110001" calcext:value-type="string">
            <text:p>1100110001</text:p>
          </table:table-cell>
          <table:table-cell table:formula="of:=SUBSTITUTE([.C562];&quot;0&quot;;&quot;&quot;)" office:value-type="string" office:string-value="11111" calcext:value-type="string">
            <text:p>11111</text:p>
          </table:table-cell>
          <table:table-cell table:formula="of:=IF([.D56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100110010</text:p>
          </table:table-cell>
          <table:table-cell table:formula="of:=&quot;1&quot;&amp;[.B563]" office:value-type="string" office:string-value="1100110010" calcext:value-type="string">
            <text:p>1100110010</text:p>
          </table:table-cell>
          <table:table-cell table:formula="of:=SUBSTITUTE([.C563];&quot;0&quot;;&quot;&quot;)" office:value-type="string" office:string-value="11111" calcext:value-type="string">
            <text:p>11111</text:p>
          </table:table-cell>
          <table:table-cell table:formula="of:=IF([.D56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00110011</text:p>
          </table:table-cell>
          <table:table-cell table:formula="of:=&quot;1&quot;&amp;[.B564]" office:value-type="string" office:string-value="1100110011" calcext:value-type="string">
            <text:p>1100110011</text:p>
          </table:table-cell>
          <table:table-cell table:formula="of:=SUBSTITUTE([.C564];&quot;0&quot;;&quot;&quot;)" office:value-type="string" office:string-value="111111" calcext:value-type="string">
            <text:p>111111</text:p>
          </table:table-cell>
          <table:table-cell table:formula="of:=IF([.D56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100110100</text:p>
          </table:table-cell>
          <table:table-cell table:formula="of:=&quot;1&quot;&amp;[.B565]" office:value-type="string" office:string-value="1100110100" calcext:value-type="string">
            <text:p>1100110100</text:p>
          </table:table-cell>
          <table:table-cell table:formula="of:=SUBSTITUTE([.C565];&quot;0&quot;;&quot;&quot;)" office:value-type="string" office:string-value="11111" calcext:value-type="string">
            <text:p>11111</text:p>
          </table:table-cell>
          <table:table-cell table:formula="of:=IF([.D56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100110101</text:p>
          </table:table-cell>
          <table:table-cell table:formula="of:=&quot;1&quot;&amp;[.B566]" office:value-type="string" office:string-value="1100110101" calcext:value-type="string">
            <text:p>1100110101</text:p>
          </table:table-cell>
          <table:table-cell table:formula="of:=SUBSTITUTE([.C566];&quot;0&quot;;&quot;&quot;)" office:value-type="string" office:string-value="111111" calcext:value-type="string">
            <text:p>111111</text:p>
          </table:table-cell>
          <table:table-cell table:formula="of:=IF([.D56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100110110</text:p>
          </table:table-cell>
          <table:table-cell table:formula="of:=&quot;1&quot;&amp;[.B567]" office:value-type="string" office:string-value="1100110110" calcext:value-type="string">
            <text:p>1100110110</text:p>
          </table:table-cell>
          <table:table-cell table:formula="of:=SUBSTITUTE([.C567];&quot;0&quot;;&quot;&quot;)" office:value-type="string" office:string-value="111111" calcext:value-type="string">
            <text:p>111111</text:p>
          </table:table-cell>
          <table:table-cell table:formula="of:=IF([.D56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100110111</text:p>
          </table:table-cell>
          <table:table-cell table:formula="of:=&quot;1&quot;&amp;[.B568]" office:value-type="string" office:string-value="1100110111" calcext:value-type="string">
            <text:p>1100110111</text:p>
          </table:table-cell>
          <table:table-cell table:formula="of:=SUBSTITUTE([.C568];&quot;0&quot;;&quot;&quot;)" office:value-type="string" office:string-value="1111111" calcext:value-type="string">
            <text:p>1111111</text:p>
          </table:table-cell>
          <table:table-cell table:formula="of:=IF([.D56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100111000</text:p>
          </table:table-cell>
          <table:table-cell table:formula="of:=&quot;1&quot;&amp;[.B569]" office:value-type="string" office:string-value="1100111000" calcext:value-type="string">
            <text:p>1100111000</text:p>
          </table:table-cell>
          <table:table-cell table:formula="of:=SUBSTITUTE([.C569];&quot;0&quot;;&quot;&quot;)" office:value-type="string" office:string-value="11111" calcext:value-type="string">
            <text:p>11111</text:p>
          </table:table-cell>
          <table:table-cell table:formula="of:=IF([.D56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100111001</text:p>
          </table:table-cell>
          <table:table-cell table:formula="of:=&quot;1&quot;&amp;[.B570]" office:value-type="string" office:string-value="1100111001" calcext:value-type="string">
            <text:p>1100111001</text:p>
          </table:table-cell>
          <table:table-cell table:formula="of:=SUBSTITUTE([.C570];&quot;0&quot;;&quot;&quot;)" office:value-type="string" office:string-value="111111" calcext:value-type="string">
            <text:p>111111</text:p>
          </table:table-cell>
          <table:table-cell table:formula="of:=IF([.D57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100111010</text:p>
          </table:table-cell>
          <table:table-cell table:formula="of:=&quot;1&quot;&amp;[.B571]" office:value-type="string" office:string-value="1100111010" calcext:value-type="string">
            <text:p>1100111010</text:p>
          </table:table-cell>
          <table:table-cell table:formula="of:=SUBSTITUTE([.C571];&quot;0&quot;;&quot;&quot;)" office:value-type="string" office:string-value="111111" calcext:value-type="string">
            <text:p>111111</text:p>
          </table:table-cell>
          <table:table-cell table:formula="of:=IF([.D57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100111011</text:p>
          </table:table-cell>
          <table:table-cell table:formula="of:=&quot;1&quot;&amp;[.B572]" office:value-type="string" office:string-value="1100111011" calcext:value-type="string">
            <text:p>1100111011</text:p>
          </table:table-cell>
          <table:table-cell table:formula="of:=SUBSTITUTE([.C572];&quot;0&quot;;&quot;&quot;)" office:value-type="string" office:string-value="1111111" calcext:value-type="string">
            <text:p>1111111</text:p>
          </table:table-cell>
          <table:table-cell table:formula="of:=IF([.D57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100111100</text:p>
          </table:table-cell>
          <table:table-cell table:formula="of:=&quot;1&quot;&amp;[.B573]" office:value-type="string" office:string-value="1100111100" calcext:value-type="string">
            <text:p>1100111100</text:p>
          </table:table-cell>
          <table:table-cell table:formula="of:=SUBSTITUTE([.C573];&quot;0&quot;;&quot;&quot;)" office:value-type="string" office:string-value="111111" calcext:value-type="string">
            <text:p>111111</text:p>
          </table:table-cell>
          <table:table-cell table:formula="of:=IF([.D57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100111101</text:p>
          </table:table-cell>
          <table:table-cell table:formula="of:=&quot;1&quot;&amp;[.B574]" office:value-type="string" office:string-value="1100111101" calcext:value-type="string">
            <text:p>1100111101</text:p>
          </table:table-cell>
          <table:table-cell table:formula="of:=SUBSTITUTE([.C574];&quot;0&quot;;&quot;&quot;)" office:value-type="string" office:string-value="1111111" calcext:value-type="string">
            <text:p>1111111</text:p>
          </table:table-cell>
          <table:table-cell table:formula="of:=IF([.D57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100111110</text:p>
          </table:table-cell>
          <table:table-cell table:formula="of:=&quot;1&quot;&amp;[.B575]" office:value-type="string" office:string-value="1100111110" calcext:value-type="string">
            <text:p>1100111110</text:p>
          </table:table-cell>
          <table:table-cell table:formula="of:=SUBSTITUTE([.C575];&quot;0&quot;;&quot;&quot;)" office:value-type="string" office:string-value="1111111" calcext:value-type="string">
            <text:p>1111111</text:p>
          </table:table-cell>
          <table:table-cell table:formula="of:=IF([.D57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100111111</text:p>
          </table:table-cell>
          <table:table-cell table:formula="of:=&quot;1&quot;&amp;[.B576]" office:value-type="string" office:string-value="1100111111" calcext:value-type="string">
            <text:p>1100111111</text:p>
          </table:table-cell>
          <table:table-cell table:formula="of:=SUBSTITUTE([.C576];&quot;0&quot;;&quot;&quot;)" office:value-type="string" office:string-value="11111111" calcext:value-type="string">
            <text:p>11111111</text:p>
          </table:table-cell>
          <table:table-cell table:formula="of:=IF([.D57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101000000</text:p>
          </table:table-cell>
          <table:table-cell table:formula="of:=&quot;1&quot;&amp;[.B577]" office:value-type="string" office:string-value="1101000000" calcext:value-type="string">
            <text:p>1101000000</text:p>
          </table:table-cell>
          <table:table-cell table:formula="of:=SUBSTITUTE([.C577];&quot;0&quot;;&quot;&quot;)" office:value-type="string" office:string-value="111" calcext:value-type="string">
            <text:p>111</text:p>
          </table:table-cell>
          <table:table-cell table:formula="of:=IF([.D57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101000001</text:p>
          </table:table-cell>
          <table:table-cell table:formula="of:=&quot;1&quot;&amp;[.B578]" office:value-type="string" office:string-value="1101000001" calcext:value-type="string">
            <text:p>1101000001</text:p>
          </table:table-cell>
          <table:table-cell table:formula="of:=SUBSTITUTE([.C578];&quot;0&quot;;&quot;&quot;)" office:value-type="string" office:string-value="1111" calcext:value-type="string">
            <text:p>1111</text:p>
          </table:table-cell>
          <table:table-cell table:formula="of:=IF([.D57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101000010</text:p>
          </table:table-cell>
          <table:table-cell table:formula="of:=&quot;1&quot;&amp;[.B579]" office:value-type="string" office:string-value="1101000010" calcext:value-type="string">
            <text:p>1101000010</text:p>
          </table:table-cell>
          <table:table-cell table:formula="of:=SUBSTITUTE([.C579];&quot;0&quot;;&quot;&quot;)" office:value-type="string" office:string-value="1111" calcext:value-type="string">
            <text:p>1111</text:p>
          </table:table-cell>
          <table:table-cell table:formula="of:=IF([.D57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101000011</text:p>
          </table:table-cell>
          <table:table-cell table:formula="of:=&quot;1&quot;&amp;[.B580]" office:value-type="string" office:string-value="1101000011" calcext:value-type="string">
            <text:p>1101000011</text:p>
          </table:table-cell>
          <table:table-cell table:formula="of:=SUBSTITUTE([.C580];&quot;0&quot;;&quot;&quot;)" office:value-type="string" office:string-value="11111" calcext:value-type="string">
            <text:p>11111</text:p>
          </table:table-cell>
          <table:table-cell table:formula="of:=IF([.D58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101000100</text:p>
          </table:table-cell>
          <table:table-cell table:formula="of:=&quot;1&quot;&amp;[.B581]" office:value-type="string" office:string-value="1101000100" calcext:value-type="string">
            <text:p>1101000100</text:p>
          </table:table-cell>
          <table:table-cell table:formula="of:=SUBSTITUTE([.C581];&quot;0&quot;;&quot;&quot;)" office:value-type="string" office:string-value="1111" calcext:value-type="string">
            <text:p>1111</text:p>
          </table:table-cell>
          <table:table-cell table:formula="of:=IF([.D58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101000101</text:p>
          </table:table-cell>
          <table:table-cell table:formula="of:=&quot;1&quot;&amp;[.B582]" office:value-type="string" office:string-value="1101000101" calcext:value-type="string">
            <text:p>1101000101</text:p>
          </table:table-cell>
          <table:table-cell table:formula="of:=SUBSTITUTE([.C582];&quot;0&quot;;&quot;&quot;)" office:value-type="string" office:string-value="11111" calcext:value-type="string">
            <text:p>11111</text:p>
          </table:table-cell>
          <table:table-cell table:formula="of:=IF([.D582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101000110</text:p>
          </table:table-cell>
          <table:table-cell table:formula="of:=&quot;1&quot;&amp;[.B583]" office:value-type="string" office:string-value="1101000110" calcext:value-type="string">
            <text:p>1101000110</text:p>
          </table:table-cell>
          <table:table-cell table:formula="of:=SUBSTITUTE([.C583];&quot;0&quot;;&quot;&quot;)" office:value-type="string" office:string-value="11111" calcext:value-type="string">
            <text:p>11111</text:p>
          </table:table-cell>
          <table:table-cell table:formula="of:=IF([.D58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101000111</text:p>
          </table:table-cell>
          <table:table-cell table:formula="of:=&quot;1&quot;&amp;[.B584]" office:value-type="string" office:string-value="1101000111" calcext:value-type="string">
            <text:p>1101000111</text:p>
          </table:table-cell>
          <table:table-cell table:formula="of:=SUBSTITUTE([.C584];&quot;0&quot;;&quot;&quot;)" office:value-type="string" office:string-value="111111" calcext:value-type="string">
            <text:p>111111</text:p>
          </table:table-cell>
          <table:table-cell table:formula="of:=IF([.D58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101001000</text:p>
          </table:table-cell>
          <table:table-cell table:formula="of:=&quot;1&quot;&amp;[.B585]" office:value-type="string" office:string-value="1101001000" calcext:value-type="string">
            <text:p>1101001000</text:p>
          </table:table-cell>
          <table:table-cell table:formula="of:=SUBSTITUTE([.C585];&quot;0&quot;;&quot;&quot;)" office:value-type="string" office:string-value="1111" calcext:value-type="string">
            <text:p>1111</text:p>
          </table:table-cell>
          <table:table-cell table:formula="of:=IF([.D58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101001001</text:p>
          </table:table-cell>
          <table:table-cell table:formula="of:=&quot;1&quot;&amp;[.B586]" office:value-type="string" office:string-value="1101001001" calcext:value-type="string">
            <text:p>1101001001</text:p>
          </table:table-cell>
          <table:table-cell table:formula="of:=SUBSTITUTE([.C586];&quot;0&quot;;&quot;&quot;)" office:value-type="string" office:string-value="11111" calcext:value-type="string">
            <text:p>11111</text:p>
          </table:table-cell>
          <table:table-cell table:formula="of:=IF([.D58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101001010</text:p>
          </table:table-cell>
          <table:table-cell table:formula="of:=&quot;1&quot;&amp;[.B587]" office:value-type="string" office:string-value="1101001010" calcext:value-type="string">
            <text:p>1101001010</text:p>
          </table:table-cell>
          <table:table-cell table:formula="of:=SUBSTITUTE([.C587];&quot;0&quot;;&quot;&quot;)" office:value-type="string" office:string-value="11111" calcext:value-type="string">
            <text:p>11111</text:p>
          </table:table-cell>
          <table:table-cell table:formula="of:=IF([.D58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101001011</text:p>
          </table:table-cell>
          <table:table-cell table:formula="of:=&quot;1&quot;&amp;[.B588]" office:value-type="string" office:string-value="1101001011" calcext:value-type="string">
            <text:p>1101001011</text:p>
          </table:table-cell>
          <table:table-cell table:formula="of:=SUBSTITUTE([.C588];&quot;0&quot;;&quot;&quot;)" office:value-type="string" office:string-value="111111" calcext:value-type="string">
            <text:p>111111</text:p>
          </table:table-cell>
          <table:table-cell table:formula="of:=IF([.D58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01001100</text:p>
          </table:table-cell>
          <table:table-cell table:formula="of:=&quot;1&quot;&amp;[.B589]" office:value-type="string" office:string-value="1101001100" calcext:value-type="string">
            <text:p>1101001100</text:p>
          </table:table-cell>
          <table:table-cell table:formula="of:=SUBSTITUTE([.C589];&quot;0&quot;;&quot;&quot;)" office:value-type="string" office:string-value="11111" calcext:value-type="string">
            <text:p>11111</text:p>
          </table:table-cell>
          <table:table-cell table:formula="of:=IF([.D58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01001101</text:p>
          </table:table-cell>
          <table:table-cell table:formula="of:=&quot;1&quot;&amp;[.B590]" office:value-type="string" office:string-value="1101001101" calcext:value-type="string">
            <text:p>1101001101</text:p>
          </table:table-cell>
          <table:table-cell table:formula="of:=SUBSTITUTE([.C590];&quot;0&quot;;&quot;&quot;)" office:value-type="string" office:string-value="111111" calcext:value-type="string">
            <text:p>111111</text:p>
          </table:table-cell>
          <table:table-cell table:formula="of:=IF([.D59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101001110</text:p>
          </table:table-cell>
          <table:table-cell table:formula="of:=&quot;1&quot;&amp;[.B591]" office:value-type="string" office:string-value="1101001110" calcext:value-type="string">
            <text:p>1101001110</text:p>
          </table:table-cell>
          <table:table-cell table:formula="of:=SUBSTITUTE([.C591];&quot;0&quot;;&quot;&quot;)" office:value-type="string" office:string-value="111111" calcext:value-type="string">
            <text:p>111111</text:p>
          </table:table-cell>
          <table:table-cell table:formula="of:=IF([.D59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101001111</text:p>
          </table:table-cell>
          <table:table-cell table:formula="of:=&quot;1&quot;&amp;[.B592]" office:value-type="string" office:string-value="1101001111" calcext:value-type="string">
            <text:p>1101001111</text:p>
          </table:table-cell>
          <table:table-cell table:formula="of:=SUBSTITUTE([.C592];&quot;0&quot;;&quot;&quot;)" office:value-type="string" office:string-value="1111111" calcext:value-type="string">
            <text:p>1111111</text:p>
          </table:table-cell>
          <table:table-cell table:formula="of:=IF([.D59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101010000</text:p>
          </table:table-cell>
          <table:table-cell table:formula="of:=&quot;1&quot;&amp;[.B593]" office:value-type="string" office:string-value="1101010000" calcext:value-type="string">
            <text:p>1101010000</text:p>
          </table:table-cell>
          <table:table-cell table:formula="of:=SUBSTITUTE([.C593];&quot;0&quot;;&quot;&quot;)" office:value-type="string" office:string-value="1111" calcext:value-type="string">
            <text:p>1111</text:p>
          </table:table-cell>
          <table:table-cell table:formula="of:=IF([.D59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101010001</text:p>
          </table:table-cell>
          <table:table-cell table:formula="of:=&quot;1&quot;&amp;[.B594]" office:value-type="string" office:string-value="1101010001" calcext:value-type="string">
            <text:p>1101010001</text:p>
          </table:table-cell>
          <table:table-cell table:formula="of:=SUBSTITUTE([.C594];&quot;0&quot;;&quot;&quot;)" office:value-type="string" office:string-value="11111" calcext:value-type="string">
            <text:p>11111</text:p>
          </table:table-cell>
          <table:table-cell table:formula="of:=IF([.D59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101010010</text:p>
          </table:table-cell>
          <table:table-cell table:formula="of:=&quot;1&quot;&amp;[.B595]" office:value-type="string" office:string-value="1101010010" calcext:value-type="string">
            <text:p>1101010010</text:p>
          </table:table-cell>
          <table:table-cell table:formula="of:=SUBSTITUTE([.C595];&quot;0&quot;;&quot;&quot;)" office:value-type="string" office:string-value="11111" calcext:value-type="string">
            <text:p>11111</text:p>
          </table:table-cell>
          <table:table-cell table:formula="of:=IF([.D59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101010011</text:p>
          </table:table-cell>
          <table:table-cell table:formula="of:=&quot;1&quot;&amp;[.B596]" office:value-type="string" office:string-value="1101010011" calcext:value-type="string">
            <text:p>1101010011</text:p>
          </table:table-cell>
          <table:table-cell table:formula="of:=SUBSTITUTE([.C596];&quot;0&quot;;&quot;&quot;)" office:value-type="string" office:string-value="111111" calcext:value-type="string">
            <text:p>111111</text:p>
          </table:table-cell>
          <table:table-cell table:formula="of:=IF([.D59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101010100</text:p>
          </table:table-cell>
          <table:table-cell table:formula="of:=&quot;1&quot;&amp;[.B597]" office:value-type="string" office:string-value="1101010100" calcext:value-type="string">
            <text:p>1101010100</text:p>
          </table:table-cell>
          <table:table-cell table:formula="of:=SUBSTITUTE([.C597];&quot;0&quot;;&quot;&quot;)" office:value-type="string" office:string-value="11111" calcext:value-type="string">
            <text:p>11111</text:p>
          </table:table-cell>
          <table:table-cell table:formula="of:=IF([.D59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101010101</text:p>
          </table:table-cell>
          <table:table-cell table:formula="of:=&quot;1&quot;&amp;[.B598]" office:value-type="string" office:string-value="1101010101" calcext:value-type="string">
            <text:p>1101010101</text:p>
          </table:table-cell>
          <table:table-cell table:formula="of:=SUBSTITUTE([.C598];&quot;0&quot;;&quot;&quot;)" office:value-type="string" office:string-value="111111" calcext:value-type="string">
            <text:p>111111</text:p>
          </table:table-cell>
          <table:table-cell table:formula="of:=IF([.D59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01010110</text:p>
          </table:table-cell>
          <table:table-cell table:formula="of:=&quot;1&quot;&amp;[.B599]" office:value-type="string" office:string-value="1101010110" calcext:value-type="string">
            <text:p>1101010110</text:p>
          </table:table-cell>
          <table:table-cell table:formula="of:=SUBSTITUTE([.C599];&quot;0&quot;;&quot;&quot;)" office:value-type="string" office:string-value="111111" calcext:value-type="string">
            <text:p>111111</text:p>
          </table:table-cell>
          <table:table-cell table:formula="of:=IF([.D59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101010111</text:p>
          </table:table-cell>
          <table:table-cell table:formula="of:=&quot;1&quot;&amp;[.B600]" office:value-type="string" office:string-value="1101010111" calcext:value-type="string">
            <text:p>1101010111</text:p>
          </table:table-cell>
          <table:table-cell table:formula="of:=SUBSTITUTE([.C600];&quot;0&quot;;&quot;&quot;)" office:value-type="string" office:string-value="1111111" calcext:value-type="string">
            <text:p>1111111</text:p>
          </table:table-cell>
          <table:table-cell table:formula="of:=IF([.D60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01011000</text:p>
          </table:table-cell>
          <table:table-cell table:formula="of:=&quot;1&quot;&amp;[.B601]" office:value-type="string" office:string-value="1101011000" calcext:value-type="string">
            <text:p>1101011000</text:p>
          </table:table-cell>
          <table:table-cell table:formula="of:=SUBSTITUTE([.C601];&quot;0&quot;;&quot;&quot;)" office:value-type="string" office:string-value="11111" calcext:value-type="string">
            <text:p>11111</text:p>
          </table:table-cell>
          <table:table-cell table:formula="of:=IF([.D60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101011001</text:p>
          </table:table-cell>
          <table:table-cell table:formula="of:=&quot;1&quot;&amp;[.B602]" office:value-type="string" office:string-value="1101011001" calcext:value-type="string">
            <text:p>1101011001</text:p>
          </table:table-cell>
          <table:table-cell table:formula="of:=SUBSTITUTE([.C602];&quot;0&quot;;&quot;&quot;)" office:value-type="string" office:string-value="111111" calcext:value-type="string">
            <text:p>111111</text:p>
          </table:table-cell>
          <table:table-cell table:formula="of:=IF([.D60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101011010</text:p>
          </table:table-cell>
          <table:table-cell table:formula="of:=&quot;1&quot;&amp;[.B603]" office:value-type="string" office:string-value="1101011010" calcext:value-type="string">
            <text:p>1101011010</text:p>
          </table:table-cell>
          <table:table-cell table:formula="of:=SUBSTITUTE([.C603];&quot;0&quot;;&quot;&quot;)" office:value-type="string" office:string-value="111111" calcext:value-type="string">
            <text:p>111111</text:p>
          </table:table-cell>
          <table:table-cell table:formula="of:=IF([.D60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101011011</text:p>
          </table:table-cell>
          <table:table-cell table:formula="of:=&quot;1&quot;&amp;[.B604]" office:value-type="string" office:string-value="1101011011" calcext:value-type="string">
            <text:p>1101011011</text:p>
          </table:table-cell>
          <table:table-cell table:formula="of:=SUBSTITUTE([.C604];&quot;0&quot;;&quot;&quot;)" office:value-type="string" office:string-value="1111111" calcext:value-type="string">
            <text:p>1111111</text:p>
          </table:table-cell>
          <table:table-cell table:formula="of:=IF([.D60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101011100</text:p>
          </table:table-cell>
          <table:table-cell table:formula="of:=&quot;1&quot;&amp;[.B605]" office:value-type="string" office:string-value="1101011100" calcext:value-type="string">
            <text:p>1101011100</text:p>
          </table:table-cell>
          <table:table-cell table:formula="of:=SUBSTITUTE([.C605];&quot;0&quot;;&quot;&quot;)" office:value-type="string" office:string-value="111111" calcext:value-type="string">
            <text:p>111111</text:p>
          </table:table-cell>
          <table:table-cell table:formula="of:=IF([.D60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01011101</text:p>
          </table:table-cell>
          <table:table-cell table:formula="of:=&quot;1&quot;&amp;[.B606]" office:value-type="string" office:string-value="1101011101" calcext:value-type="string">
            <text:p>1101011101</text:p>
          </table:table-cell>
          <table:table-cell table:formula="of:=SUBSTITUTE([.C606];&quot;0&quot;;&quot;&quot;)" office:value-type="string" office:string-value="1111111" calcext:value-type="string">
            <text:p>1111111</text:p>
          </table:table-cell>
          <table:table-cell table:formula="of:=IF([.D60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101011110</text:p>
          </table:table-cell>
          <table:table-cell table:formula="of:=&quot;1&quot;&amp;[.B607]" office:value-type="string" office:string-value="1101011110" calcext:value-type="string">
            <text:p>1101011110</text:p>
          </table:table-cell>
          <table:table-cell table:formula="of:=SUBSTITUTE([.C607];&quot;0&quot;;&quot;&quot;)" office:value-type="string" office:string-value="1111111" calcext:value-type="string">
            <text:p>1111111</text:p>
          </table:table-cell>
          <table:table-cell table:formula="of:=IF([.D60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101011111</text:p>
          </table:table-cell>
          <table:table-cell table:formula="of:=&quot;1&quot;&amp;[.B608]" office:value-type="string" office:string-value="1101011111" calcext:value-type="string">
            <text:p>1101011111</text:p>
          </table:table-cell>
          <table:table-cell table:formula="of:=SUBSTITUTE([.C608];&quot;0&quot;;&quot;&quot;)" office:value-type="string" office:string-value="11111111" calcext:value-type="string">
            <text:p>11111111</text:p>
          </table:table-cell>
          <table:table-cell table:formula="of:=IF([.D60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101100000</text:p>
          </table:table-cell>
          <table:table-cell table:formula="of:=&quot;1&quot;&amp;[.B609]" office:value-type="string" office:string-value="1101100000" calcext:value-type="string">
            <text:p>1101100000</text:p>
          </table:table-cell>
          <table:table-cell table:formula="of:=SUBSTITUTE([.C609];&quot;0&quot;;&quot;&quot;)" office:value-type="string" office:string-value="1111" calcext:value-type="string">
            <text:p>1111</text:p>
          </table:table-cell>
          <table:table-cell table:formula="of:=IF([.D60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101100001</text:p>
          </table:table-cell>
          <table:table-cell table:formula="of:=&quot;1&quot;&amp;[.B610]" office:value-type="string" office:string-value="1101100001" calcext:value-type="string">
            <text:p>1101100001</text:p>
          </table:table-cell>
          <table:table-cell table:formula="of:=SUBSTITUTE([.C610];&quot;0&quot;;&quot;&quot;)" office:value-type="string" office:string-value="11111" calcext:value-type="string">
            <text:p>11111</text:p>
          </table:table-cell>
          <table:table-cell table:formula="of:=IF([.D61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101100010</text:p>
          </table:table-cell>
          <table:table-cell table:formula="of:=&quot;1&quot;&amp;[.B611]" office:value-type="string" office:string-value="1101100010" calcext:value-type="string">
            <text:p>1101100010</text:p>
          </table:table-cell>
          <table:table-cell table:formula="of:=SUBSTITUTE([.C611];&quot;0&quot;;&quot;&quot;)" office:value-type="string" office:string-value="11111" calcext:value-type="string">
            <text:p>11111</text:p>
          </table:table-cell>
          <table:table-cell table:formula="of:=IF([.D61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101100011</text:p>
          </table:table-cell>
          <table:table-cell table:formula="of:=&quot;1&quot;&amp;[.B612]" office:value-type="string" office:string-value="1101100011" calcext:value-type="string">
            <text:p>1101100011</text:p>
          </table:table-cell>
          <table:table-cell table:formula="of:=SUBSTITUTE([.C612];&quot;0&quot;;&quot;&quot;)" office:value-type="string" office:string-value="111111" calcext:value-type="string">
            <text:p>111111</text:p>
          </table:table-cell>
          <table:table-cell table:formula="of:=IF([.D61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101100100</text:p>
          </table:table-cell>
          <table:table-cell table:formula="of:=&quot;1&quot;&amp;[.B613]" office:value-type="string" office:string-value="1101100100" calcext:value-type="string">
            <text:p>1101100100</text:p>
          </table:table-cell>
          <table:table-cell table:formula="of:=SUBSTITUTE([.C613];&quot;0&quot;;&quot;&quot;)" office:value-type="string" office:string-value="11111" calcext:value-type="string">
            <text:p>11111</text:p>
          </table:table-cell>
          <table:table-cell table:formula="of:=IF([.D61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101100101</text:p>
          </table:table-cell>
          <table:table-cell table:formula="of:=&quot;1&quot;&amp;[.B614]" office:value-type="string" office:string-value="1101100101" calcext:value-type="string">
            <text:p>1101100101</text:p>
          </table:table-cell>
          <table:table-cell table:formula="of:=SUBSTITUTE([.C614];&quot;0&quot;;&quot;&quot;)" office:value-type="string" office:string-value="111111" calcext:value-type="string">
            <text:p>111111</text:p>
          </table:table-cell>
          <table:table-cell table:formula="of:=IF([.D61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101100110</text:p>
          </table:table-cell>
          <table:table-cell table:formula="of:=&quot;1&quot;&amp;[.B615]" office:value-type="string" office:string-value="1101100110" calcext:value-type="string">
            <text:p>1101100110</text:p>
          </table:table-cell>
          <table:table-cell table:formula="of:=SUBSTITUTE([.C615];&quot;0&quot;;&quot;&quot;)" office:value-type="string" office:string-value="111111" calcext:value-type="string">
            <text:p>111111</text:p>
          </table:table-cell>
          <table:table-cell table:formula="of:=IF([.D61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101100111</text:p>
          </table:table-cell>
          <table:table-cell table:formula="of:=&quot;1&quot;&amp;[.B616]" office:value-type="string" office:string-value="1101100111" calcext:value-type="string">
            <text:p>1101100111</text:p>
          </table:table-cell>
          <table:table-cell table:formula="of:=SUBSTITUTE([.C616];&quot;0&quot;;&quot;&quot;)" office:value-type="string" office:string-value="1111111" calcext:value-type="string">
            <text:p>1111111</text:p>
          </table:table-cell>
          <table:table-cell table:formula="of:=IF([.D61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101101000</text:p>
          </table:table-cell>
          <table:table-cell table:formula="of:=&quot;1&quot;&amp;[.B617]" office:value-type="string" office:string-value="1101101000" calcext:value-type="string">
            <text:p>1101101000</text:p>
          </table:table-cell>
          <table:table-cell table:formula="of:=SUBSTITUTE([.C617];&quot;0&quot;;&quot;&quot;)" office:value-type="string" office:string-value="11111" calcext:value-type="string">
            <text:p>11111</text:p>
          </table:table-cell>
          <table:table-cell table:formula="of:=IF([.D61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101101001</text:p>
          </table:table-cell>
          <table:table-cell table:formula="of:=&quot;1&quot;&amp;[.B618]" office:value-type="string" office:string-value="1101101001" calcext:value-type="string">
            <text:p>1101101001</text:p>
          </table:table-cell>
          <table:table-cell table:formula="of:=SUBSTITUTE([.C618];&quot;0&quot;;&quot;&quot;)" office:value-type="string" office:string-value="111111" calcext:value-type="string">
            <text:p>111111</text:p>
          </table:table-cell>
          <table:table-cell table:formula="of:=IF([.D61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101101010</text:p>
          </table:table-cell>
          <table:table-cell table:formula="of:=&quot;1&quot;&amp;[.B619]" office:value-type="string" office:string-value="1101101010" calcext:value-type="string">
            <text:p>1101101010</text:p>
          </table:table-cell>
          <table:table-cell table:formula="of:=SUBSTITUTE([.C619];&quot;0&quot;;&quot;&quot;)" office:value-type="string" office:string-value="111111" calcext:value-type="string">
            <text:p>111111</text:p>
          </table:table-cell>
          <table:table-cell table:formula="of:=IF([.D61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101101011</text:p>
          </table:table-cell>
          <table:table-cell table:formula="of:=&quot;1&quot;&amp;[.B620]" office:value-type="string" office:string-value="1101101011" calcext:value-type="string">
            <text:p>1101101011</text:p>
          </table:table-cell>
          <table:table-cell table:formula="of:=SUBSTITUTE([.C620];&quot;0&quot;;&quot;&quot;)" office:value-type="string" office:string-value="1111111" calcext:value-type="string">
            <text:p>1111111</text:p>
          </table:table-cell>
          <table:table-cell table:formula="of:=IF([.D62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101101100</text:p>
          </table:table-cell>
          <table:table-cell table:formula="of:=&quot;1&quot;&amp;[.B621]" office:value-type="string" office:string-value="1101101100" calcext:value-type="string">
            <text:p>1101101100</text:p>
          </table:table-cell>
          <table:table-cell table:formula="of:=SUBSTITUTE([.C621];&quot;0&quot;;&quot;&quot;)" office:value-type="string" office:string-value="111111" calcext:value-type="string">
            <text:p>111111</text:p>
          </table:table-cell>
          <table:table-cell table:formula="of:=IF([.D62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101101101</text:p>
          </table:table-cell>
          <table:table-cell table:formula="of:=&quot;1&quot;&amp;[.B622]" office:value-type="string" office:string-value="1101101101" calcext:value-type="string">
            <text:p>1101101101</text:p>
          </table:table-cell>
          <table:table-cell table:formula="of:=SUBSTITUTE([.C622];&quot;0&quot;;&quot;&quot;)" office:value-type="string" office:string-value="1111111" calcext:value-type="string">
            <text:p>1111111</text:p>
          </table:table-cell>
          <table:table-cell table:formula="of:=IF([.D62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101101110</text:p>
          </table:table-cell>
          <table:table-cell table:formula="of:=&quot;1&quot;&amp;[.B623]" office:value-type="string" office:string-value="1101101110" calcext:value-type="string">
            <text:p>1101101110</text:p>
          </table:table-cell>
          <table:table-cell table:formula="of:=SUBSTITUTE([.C623];&quot;0&quot;;&quot;&quot;)" office:value-type="string" office:string-value="1111111" calcext:value-type="string">
            <text:p>1111111</text:p>
          </table:table-cell>
          <table:table-cell table:formula="of:=IF([.D62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101101111</text:p>
          </table:table-cell>
          <table:table-cell table:formula="of:=&quot;1&quot;&amp;[.B624]" office:value-type="string" office:string-value="1101101111" calcext:value-type="string">
            <text:p>1101101111</text:p>
          </table:table-cell>
          <table:table-cell table:formula="of:=SUBSTITUTE([.C624];&quot;0&quot;;&quot;&quot;)" office:value-type="string" office:string-value="11111111" calcext:value-type="string">
            <text:p>11111111</text:p>
          </table:table-cell>
          <table:table-cell table:formula="of:=IF([.D62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101110000</text:p>
          </table:table-cell>
          <table:table-cell table:formula="of:=&quot;1&quot;&amp;[.B625]" office:value-type="string" office:string-value="1101110000" calcext:value-type="string">
            <text:p>1101110000</text:p>
          </table:table-cell>
          <table:table-cell table:formula="of:=SUBSTITUTE([.C625];&quot;0&quot;;&quot;&quot;)" office:value-type="string" office:string-value="11111" calcext:value-type="string">
            <text:p>11111</text:p>
          </table:table-cell>
          <table:table-cell table:formula="of:=IF([.D62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101110001</text:p>
          </table:table-cell>
          <table:table-cell table:formula="of:=&quot;1&quot;&amp;[.B626]" office:value-type="string" office:string-value="1101110001" calcext:value-type="string">
            <text:p>1101110001</text:p>
          </table:table-cell>
          <table:table-cell table:formula="of:=SUBSTITUTE([.C626];&quot;0&quot;;&quot;&quot;)" office:value-type="string" office:string-value="111111" calcext:value-type="string">
            <text:p>111111</text:p>
          </table:table-cell>
          <table:table-cell table:formula="of:=IF([.D62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101110010</text:p>
          </table:table-cell>
          <table:table-cell table:formula="of:=&quot;1&quot;&amp;[.B627]" office:value-type="string" office:string-value="1101110010" calcext:value-type="string">
            <text:p>1101110010</text:p>
          </table:table-cell>
          <table:table-cell table:formula="of:=SUBSTITUTE([.C627];&quot;0&quot;;&quot;&quot;)" office:value-type="string" office:string-value="111111" calcext:value-type="string">
            <text:p>111111</text:p>
          </table:table-cell>
          <table:table-cell table:formula="of:=IF([.D62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101110011</text:p>
          </table:table-cell>
          <table:table-cell table:formula="of:=&quot;1&quot;&amp;[.B628]" office:value-type="string" office:string-value="1101110011" calcext:value-type="string">
            <text:p>1101110011</text:p>
          </table:table-cell>
          <table:table-cell table:formula="of:=SUBSTITUTE([.C628];&quot;0&quot;;&quot;&quot;)" office:value-type="string" office:string-value="1111111" calcext:value-type="string">
            <text:p>1111111</text:p>
          </table:table-cell>
          <table:table-cell table:formula="of:=IF([.D62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101110100</text:p>
          </table:table-cell>
          <table:table-cell table:formula="of:=&quot;1&quot;&amp;[.B629]" office:value-type="string" office:string-value="1101110100" calcext:value-type="string">
            <text:p>1101110100</text:p>
          </table:table-cell>
          <table:table-cell table:formula="of:=SUBSTITUTE([.C629];&quot;0&quot;;&quot;&quot;)" office:value-type="string" office:string-value="111111" calcext:value-type="string">
            <text:p>111111</text:p>
          </table:table-cell>
          <table:table-cell table:formula="of:=IF([.D62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101110101</text:p>
          </table:table-cell>
          <table:table-cell table:formula="of:=&quot;1&quot;&amp;[.B630]" office:value-type="string" office:string-value="1101110101" calcext:value-type="string">
            <text:p>1101110101</text:p>
          </table:table-cell>
          <table:table-cell table:formula="of:=SUBSTITUTE([.C630];&quot;0&quot;;&quot;&quot;)" office:value-type="string" office:string-value="1111111" calcext:value-type="string">
            <text:p>1111111</text:p>
          </table:table-cell>
          <table:table-cell table:formula="of:=IF([.D63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101110110</text:p>
          </table:table-cell>
          <table:table-cell table:formula="of:=&quot;1&quot;&amp;[.B631]" office:value-type="string" office:string-value="1101110110" calcext:value-type="string">
            <text:p>1101110110</text:p>
          </table:table-cell>
          <table:table-cell table:formula="of:=SUBSTITUTE([.C631];&quot;0&quot;;&quot;&quot;)" office:value-type="string" office:string-value="1111111" calcext:value-type="string">
            <text:p>1111111</text:p>
          </table:table-cell>
          <table:table-cell table:formula="of:=IF([.D63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101110111</text:p>
          </table:table-cell>
          <table:table-cell table:formula="of:=&quot;1&quot;&amp;[.B632]" office:value-type="string" office:string-value="1101110111" calcext:value-type="string">
            <text:p>1101110111</text:p>
          </table:table-cell>
          <table:table-cell table:formula="of:=SUBSTITUTE([.C632];&quot;0&quot;;&quot;&quot;)" office:value-type="string" office:string-value="11111111" calcext:value-type="string">
            <text:p>11111111</text:p>
          </table:table-cell>
          <table:table-cell table:formula="of:=IF([.D63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101111000</text:p>
          </table:table-cell>
          <table:table-cell table:formula="of:=&quot;1&quot;&amp;[.B633]" office:value-type="string" office:string-value="1101111000" calcext:value-type="string">
            <text:p>1101111000</text:p>
          </table:table-cell>
          <table:table-cell table:formula="of:=SUBSTITUTE([.C633];&quot;0&quot;;&quot;&quot;)" office:value-type="string" office:string-value="111111" calcext:value-type="string">
            <text:p>111111</text:p>
          </table:table-cell>
          <table:table-cell table:formula="of:=IF([.D63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101111001</text:p>
          </table:table-cell>
          <table:table-cell table:formula="of:=&quot;1&quot;&amp;[.B634]" office:value-type="string" office:string-value="1101111001" calcext:value-type="string">
            <text:p>1101111001</text:p>
          </table:table-cell>
          <table:table-cell table:formula="of:=SUBSTITUTE([.C634];&quot;0&quot;;&quot;&quot;)" office:value-type="string" office:string-value="1111111" calcext:value-type="string">
            <text:p>1111111</text:p>
          </table:table-cell>
          <table:table-cell table:formula="of:=IF([.D63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101111010</text:p>
          </table:table-cell>
          <table:table-cell table:formula="of:=&quot;1&quot;&amp;[.B635]" office:value-type="string" office:string-value="1101111010" calcext:value-type="string">
            <text:p>1101111010</text:p>
          </table:table-cell>
          <table:table-cell table:formula="of:=SUBSTITUTE([.C635];&quot;0&quot;;&quot;&quot;)" office:value-type="string" office:string-value="1111111" calcext:value-type="string">
            <text:p>1111111</text:p>
          </table:table-cell>
          <table:table-cell table:formula="of:=IF([.D63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101111011</text:p>
          </table:table-cell>
          <table:table-cell table:formula="of:=&quot;1&quot;&amp;[.B636]" office:value-type="string" office:string-value="1101111011" calcext:value-type="string">
            <text:p>1101111011</text:p>
          </table:table-cell>
          <table:table-cell table:formula="of:=SUBSTITUTE([.C636];&quot;0&quot;;&quot;&quot;)" office:value-type="string" office:string-value="11111111" calcext:value-type="string">
            <text:p>11111111</text:p>
          </table:table-cell>
          <table:table-cell table:formula="of:=IF([.D63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101111100</text:p>
          </table:table-cell>
          <table:table-cell table:formula="of:=&quot;1&quot;&amp;[.B637]" office:value-type="string" office:string-value="1101111100" calcext:value-type="string">
            <text:p>1101111100</text:p>
          </table:table-cell>
          <table:table-cell table:formula="of:=SUBSTITUTE([.C637];&quot;0&quot;;&quot;&quot;)" office:value-type="string" office:string-value="1111111" calcext:value-type="string">
            <text:p>1111111</text:p>
          </table:table-cell>
          <table:table-cell table:formula="of:=IF([.D63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101111101</text:p>
          </table:table-cell>
          <table:table-cell table:formula="of:=&quot;1&quot;&amp;[.B638]" office:value-type="string" office:string-value="1101111101" calcext:value-type="string">
            <text:p>1101111101</text:p>
          </table:table-cell>
          <table:table-cell table:formula="of:=SUBSTITUTE([.C638];&quot;0&quot;;&quot;&quot;)" office:value-type="string" office:string-value="11111111" calcext:value-type="string">
            <text:p>11111111</text:p>
          </table:table-cell>
          <table:table-cell table:formula="of:=IF([.D63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101111110</text:p>
          </table:table-cell>
          <table:table-cell table:formula="of:=&quot;1&quot;&amp;[.B639]" office:value-type="string" office:string-value="1101111110" calcext:value-type="string">
            <text:p>1101111110</text:p>
          </table:table-cell>
          <table:table-cell table:formula="of:=SUBSTITUTE([.C639];&quot;0&quot;;&quot;&quot;)" office:value-type="string" office:string-value="11111111" calcext:value-type="string">
            <text:p>11111111</text:p>
          </table:table-cell>
          <table:table-cell table:formula="of:=IF([.D63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101111111</text:p>
          </table:table-cell>
          <table:table-cell table:formula="of:=&quot;1&quot;&amp;[.B640]" office:value-type="string" office:string-value="1101111111" calcext:value-type="string">
            <text:p>1101111111</text:p>
          </table:table-cell>
          <table:table-cell table:formula="of:=SUBSTITUTE([.C640];&quot;0&quot;;&quot;&quot;)" office:value-type="string" office:string-value="111111111" calcext:value-type="string">
            <text:p>111111111</text:p>
          </table:table-cell>
          <table:table-cell table:formula="of:=IF([.D64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110000000</text:p>
          </table:table-cell>
          <table:table-cell table:formula="of:=&quot;1&quot;&amp;[.B641]" office:value-type="string" office:string-value="1110000000" calcext:value-type="string">
            <text:p>1110000000</text:p>
          </table:table-cell>
          <table:table-cell table:formula="of:=SUBSTITUTE([.C641];&quot;0&quot;;&quot;&quot;)" office:value-type="string" office:string-value="111" calcext:value-type="string">
            <text:p>111</text:p>
          </table:table-cell>
          <table:table-cell table:formula="of:=IF([.D64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110000001</text:p>
          </table:table-cell>
          <table:table-cell table:formula="of:=&quot;1&quot;&amp;[.B642]" office:value-type="string" office:string-value="1110000001" calcext:value-type="string">
            <text:p>1110000001</text:p>
          </table:table-cell>
          <table:table-cell table:formula="of:=SUBSTITUTE([.C642];&quot;0&quot;;&quot;&quot;)" office:value-type="string" office:string-value="1111" calcext:value-type="string">
            <text:p>1111</text:p>
          </table:table-cell>
          <table:table-cell table:formula="of:=IF([.D64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110000010</text:p>
          </table:table-cell>
          <table:table-cell table:formula="of:=&quot;1&quot;&amp;[.B643]" office:value-type="string" office:string-value="1110000010" calcext:value-type="string">
            <text:p>1110000010</text:p>
          </table:table-cell>
          <table:table-cell table:formula="of:=SUBSTITUTE([.C643];&quot;0&quot;;&quot;&quot;)" office:value-type="string" office:string-value="1111" calcext:value-type="string">
            <text:p>1111</text:p>
          </table:table-cell>
          <table:table-cell table:formula="of:=IF([.D64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110000011</text:p>
          </table:table-cell>
          <table:table-cell table:formula="of:=&quot;1&quot;&amp;[.B644]" office:value-type="string" office:string-value="1110000011" calcext:value-type="string">
            <text:p>1110000011</text:p>
          </table:table-cell>
          <table:table-cell table:formula="of:=SUBSTITUTE([.C644];&quot;0&quot;;&quot;&quot;)" office:value-type="string" office:string-value="11111" calcext:value-type="string">
            <text:p>11111</text:p>
          </table:table-cell>
          <table:table-cell table:formula="of:=IF([.D64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110000100</text:p>
          </table:table-cell>
          <table:table-cell table:formula="of:=&quot;1&quot;&amp;[.B645]" office:value-type="string" office:string-value="1110000100" calcext:value-type="string">
            <text:p>1110000100</text:p>
          </table:table-cell>
          <table:table-cell table:formula="of:=SUBSTITUTE([.C645];&quot;0&quot;;&quot;&quot;)" office:value-type="string" office:string-value="1111" calcext:value-type="string">
            <text:p>1111</text:p>
          </table:table-cell>
          <table:table-cell table:formula="of:=IF([.D64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110000101</text:p>
          </table:table-cell>
          <table:table-cell table:formula="of:=&quot;1&quot;&amp;[.B646]" office:value-type="string" office:string-value="1110000101" calcext:value-type="string">
            <text:p>1110000101</text:p>
          </table:table-cell>
          <table:table-cell table:formula="of:=SUBSTITUTE([.C646];&quot;0&quot;;&quot;&quot;)" office:value-type="string" office:string-value="11111" calcext:value-type="string">
            <text:p>11111</text:p>
          </table:table-cell>
          <table:table-cell table:formula="of:=IF([.D64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110000110</text:p>
          </table:table-cell>
          <table:table-cell table:formula="of:=&quot;1&quot;&amp;[.B647]" office:value-type="string" office:string-value="1110000110" calcext:value-type="string">
            <text:p>1110000110</text:p>
          </table:table-cell>
          <table:table-cell table:formula="of:=SUBSTITUTE([.C647];&quot;0&quot;;&quot;&quot;)" office:value-type="string" office:string-value="11111" calcext:value-type="string">
            <text:p>11111</text:p>
          </table:table-cell>
          <table:table-cell table:formula="of:=IF([.D64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110000111</text:p>
          </table:table-cell>
          <table:table-cell table:formula="of:=&quot;1&quot;&amp;[.B648]" office:value-type="string" office:string-value="1110000111" calcext:value-type="string">
            <text:p>1110000111</text:p>
          </table:table-cell>
          <table:table-cell table:formula="of:=SUBSTITUTE([.C648];&quot;0&quot;;&quot;&quot;)" office:value-type="string" office:string-value="111111" calcext:value-type="string">
            <text:p>111111</text:p>
          </table:table-cell>
          <table:table-cell table:formula="of:=IF([.D64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110001000</text:p>
          </table:table-cell>
          <table:table-cell table:formula="of:=&quot;1&quot;&amp;[.B649]" office:value-type="string" office:string-value="1110001000" calcext:value-type="string">
            <text:p>1110001000</text:p>
          </table:table-cell>
          <table:table-cell table:formula="of:=SUBSTITUTE([.C649];&quot;0&quot;;&quot;&quot;)" office:value-type="string" office:string-value="1111" calcext:value-type="string">
            <text:p>1111</text:p>
          </table:table-cell>
          <table:table-cell table:formula="of:=IF([.D64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110001001</text:p>
          </table:table-cell>
          <table:table-cell table:formula="of:=&quot;1&quot;&amp;[.B650]" office:value-type="string" office:string-value="1110001001" calcext:value-type="string">
            <text:p>1110001001</text:p>
          </table:table-cell>
          <table:table-cell table:formula="of:=SUBSTITUTE([.C650];&quot;0&quot;;&quot;&quot;)" office:value-type="string" office:string-value="11111" calcext:value-type="string">
            <text:p>11111</text:p>
          </table:table-cell>
          <table:table-cell table:formula="of:=IF([.D650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110001010</text:p>
          </table:table-cell>
          <table:table-cell table:formula="of:=&quot;1&quot;&amp;[.B651]" office:value-type="string" office:string-value="1110001010" calcext:value-type="string">
            <text:p>1110001010</text:p>
          </table:table-cell>
          <table:table-cell table:formula="of:=SUBSTITUTE([.C651];&quot;0&quot;;&quot;&quot;)" office:value-type="string" office:string-value="11111" calcext:value-type="string">
            <text:p>11111</text:p>
          </table:table-cell>
          <table:table-cell table:formula="of:=IF([.D65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110001011</text:p>
          </table:table-cell>
          <table:table-cell table:formula="of:=&quot;1&quot;&amp;[.B652]" office:value-type="string" office:string-value="1110001011" calcext:value-type="string">
            <text:p>1110001011</text:p>
          </table:table-cell>
          <table:table-cell table:formula="of:=SUBSTITUTE([.C652];&quot;0&quot;;&quot;&quot;)" office:value-type="string" office:string-value="111111" calcext:value-type="string">
            <text:p>111111</text:p>
          </table:table-cell>
          <table:table-cell table:formula="of:=IF([.D65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110001100</text:p>
          </table:table-cell>
          <table:table-cell table:formula="of:=&quot;1&quot;&amp;[.B653]" office:value-type="string" office:string-value="1110001100" calcext:value-type="string">
            <text:p>1110001100</text:p>
          </table:table-cell>
          <table:table-cell table:formula="of:=SUBSTITUTE([.C653];&quot;0&quot;;&quot;&quot;)" office:value-type="string" office:string-value="11111" calcext:value-type="string">
            <text:p>11111</text:p>
          </table:table-cell>
          <table:table-cell table:formula="of:=IF([.D65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110001101</text:p>
          </table:table-cell>
          <table:table-cell table:formula="of:=&quot;1&quot;&amp;[.B654]" office:value-type="string" office:string-value="1110001101" calcext:value-type="string">
            <text:p>1110001101</text:p>
          </table:table-cell>
          <table:table-cell table:formula="of:=SUBSTITUTE([.C654];&quot;0&quot;;&quot;&quot;)" office:value-type="string" office:string-value="111111" calcext:value-type="string">
            <text:p>111111</text:p>
          </table:table-cell>
          <table:table-cell table:formula="of:=IF([.D65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110001110</text:p>
          </table:table-cell>
          <table:table-cell table:formula="of:=&quot;1&quot;&amp;[.B655]" office:value-type="string" office:string-value="1110001110" calcext:value-type="string">
            <text:p>1110001110</text:p>
          </table:table-cell>
          <table:table-cell table:formula="of:=SUBSTITUTE([.C655];&quot;0&quot;;&quot;&quot;)" office:value-type="string" office:string-value="111111" calcext:value-type="string">
            <text:p>111111</text:p>
          </table:table-cell>
          <table:table-cell table:formula="of:=IF([.D65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110001111</text:p>
          </table:table-cell>
          <table:table-cell table:formula="of:=&quot;1&quot;&amp;[.B656]" office:value-type="string" office:string-value="1110001111" calcext:value-type="string">
            <text:p>1110001111</text:p>
          </table:table-cell>
          <table:table-cell table:formula="of:=SUBSTITUTE([.C656];&quot;0&quot;;&quot;&quot;)" office:value-type="string" office:string-value="1111111" calcext:value-type="string">
            <text:p>1111111</text:p>
          </table:table-cell>
          <table:table-cell table:formula="of:=IF([.D65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110010000</text:p>
          </table:table-cell>
          <table:table-cell table:formula="of:=&quot;1&quot;&amp;[.B657]" office:value-type="string" office:string-value="1110010000" calcext:value-type="string">
            <text:p>1110010000</text:p>
          </table:table-cell>
          <table:table-cell table:formula="of:=SUBSTITUTE([.C657];&quot;0&quot;;&quot;&quot;)" office:value-type="string" office:string-value="1111" calcext:value-type="string">
            <text:p>1111</text:p>
          </table:table-cell>
          <table:table-cell table:formula="of:=IF([.D65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110010001</text:p>
          </table:table-cell>
          <table:table-cell table:formula="of:=&quot;1&quot;&amp;[.B658]" office:value-type="string" office:string-value="1110010001" calcext:value-type="string">
            <text:p>1110010001</text:p>
          </table:table-cell>
          <table:table-cell table:formula="of:=SUBSTITUTE([.C658];&quot;0&quot;;&quot;&quot;)" office:value-type="string" office:string-value="11111" calcext:value-type="string">
            <text:p>11111</text:p>
          </table:table-cell>
          <table:table-cell table:formula="of:=IF([.D658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110010010</text:p>
          </table:table-cell>
          <table:table-cell table:formula="of:=&quot;1&quot;&amp;[.B659]" office:value-type="string" office:string-value="1110010010" calcext:value-type="string">
            <text:p>1110010010</text:p>
          </table:table-cell>
          <table:table-cell table:formula="of:=SUBSTITUTE([.C659];&quot;0&quot;;&quot;&quot;)" office:value-type="string" office:string-value="11111" calcext:value-type="string">
            <text:p>11111</text:p>
          </table:table-cell>
          <table:table-cell table:formula="of:=IF([.D65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110010011</text:p>
          </table:table-cell>
          <table:table-cell table:formula="of:=&quot;1&quot;&amp;[.B660]" office:value-type="string" office:string-value="1110010011" calcext:value-type="string">
            <text:p>1110010011</text:p>
          </table:table-cell>
          <table:table-cell table:formula="of:=SUBSTITUTE([.C660];&quot;0&quot;;&quot;&quot;)" office:value-type="string" office:string-value="111111" calcext:value-type="string">
            <text:p>111111</text:p>
          </table:table-cell>
          <table:table-cell table:formula="of:=IF([.D66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110010100</text:p>
          </table:table-cell>
          <table:table-cell table:formula="of:=&quot;1&quot;&amp;[.B661]" office:value-type="string" office:string-value="1110010100" calcext:value-type="string">
            <text:p>1110010100</text:p>
          </table:table-cell>
          <table:table-cell table:formula="of:=SUBSTITUTE([.C661];&quot;0&quot;;&quot;&quot;)" office:value-type="string" office:string-value="11111" calcext:value-type="string">
            <text:p>11111</text:p>
          </table:table-cell>
          <table:table-cell table:formula="of:=IF([.D66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110010101</text:p>
          </table:table-cell>
          <table:table-cell table:formula="of:=&quot;1&quot;&amp;[.B662]" office:value-type="string" office:string-value="1110010101" calcext:value-type="string">
            <text:p>1110010101</text:p>
          </table:table-cell>
          <table:table-cell table:formula="of:=SUBSTITUTE([.C662];&quot;0&quot;;&quot;&quot;)" office:value-type="string" office:string-value="111111" calcext:value-type="string">
            <text:p>111111</text:p>
          </table:table-cell>
          <table:table-cell table:formula="of:=IF([.D66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110010110</text:p>
          </table:table-cell>
          <table:table-cell table:formula="of:=&quot;1&quot;&amp;[.B663]" office:value-type="string" office:string-value="1110010110" calcext:value-type="string">
            <text:p>1110010110</text:p>
          </table:table-cell>
          <table:table-cell table:formula="of:=SUBSTITUTE([.C663];&quot;0&quot;;&quot;&quot;)" office:value-type="string" office:string-value="111111" calcext:value-type="string">
            <text:p>111111</text:p>
          </table:table-cell>
          <table:table-cell table:formula="of:=IF([.D66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110010111</text:p>
          </table:table-cell>
          <table:table-cell table:formula="of:=&quot;1&quot;&amp;[.B664]" office:value-type="string" office:string-value="1110010111" calcext:value-type="string">
            <text:p>1110010111</text:p>
          </table:table-cell>
          <table:table-cell table:formula="of:=SUBSTITUTE([.C664];&quot;0&quot;;&quot;&quot;)" office:value-type="string" office:string-value="1111111" calcext:value-type="string">
            <text:p>1111111</text:p>
          </table:table-cell>
          <table:table-cell table:formula="of:=IF([.D66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110011000</text:p>
          </table:table-cell>
          <table:table-cell table:formula="of:=&quot;1&quot;&amp;[.B665]" office:value-type="string" office:string-value="1110011000" calcext:value-type="string">
            <text:p>1110011000</text:p>
          </table:table-cell>
          <table:table-cell table:formula="of:=SUBSTITUTE([.C665];&quot;0&quot;;&quot;&quot;)" office:value-type="string" office:string-value="11111" calcext:value-type="string">
            <text:p>11111</text:p>
          </table:table-cell>
          <table:table-cell table:formula="of:=IF([.D66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110011001</text:p>
          </table:table-cell>
          <table:table-cell table:formula="of:=&quot;1&quot;&amp;[.B666]" office:value-type="string" office:string-value="1110011001" calcext:value-type="string">
            <text:p>1110011001</text:p>
          </table:table-cell>
          <table:table-cell table:formula="of:=SUBSTITUTE([.C666];&quot;0&quot;;&quot;&quot;)" office:value-type="string" office:string-value="111111" calcext:value-type="string">
            <text:p>111111</text:p>
          </table:table-cell>
          <table:table-cell table:formula="of:=IF([.D66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110011010</text:p>
          </table:table-cell>
          <table:table-cell table:formula="of:=&quot;1&quot;&amp;[.B667]" office:value-type="string" office:string-value="1110011010" calcext:value-type="string">
            <text:p>1110011010</text:p>
          </table:table-cell>
          <table:table-cell table:formula="of:=SUBSTITUTE([.C667];&quot;0&quot;;&quot;&quot;)" office:value-type="string" office:string-value="111111" calcext:value-type="string">
            <text:p>111111</text:p>
          </table:table-cell>
          <table:table-cell table:formula="of:=IF([.D66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110011011</text:p>
          </table:table-cell>
          <table:table-cell table:formula="of:=&quot;1&quot;&amp;[.B668]" office:value-type="string" office:string-value="1110011011" calcext:value-type="string">
            <text:p>1110011011</text:p>
          </table:table-cell>
          <table:table-cell table:formula="of:=SUBSTITUTE([.C668];&quot;0&quot;;&quot;&quot;)" office:value-type="string" office:string-value="1111111" calcext:value-type="string">
            <text:p>1111111</text:p>
          </table:table-cell>
          <table:table-cell table:formula="of:=IF([.D66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110011100</text:p>
          </table:table-cell>
          <table:table-cell table:formula="of:=&quot;1&quot;&amp;[.B669]" office:value-type="string" office:string-value="1110011100" calcext:value-type="string">
            <text:p>1110011100</text:p>
          </table:table-cell>
          <table:table-cell table:formula="of:=SUBSTITUTE([.C669];&quot;0&quot;;&quot;&quot;)" office:value-type="string" office:string-value="111111" calcext:value-type="string">
            <text:p>111111</text:p>
          </table:table-cell>
          <table:table-cell table:formula="of:=IF([.D66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110011101</text:p>
          </table:table-cell>
          <table:table-cell table:formula="of:=&quot;1&quot;&amp;[.B670]" office:value-type="string" office:string-value="1110011101" calcext:value-type="string">
            <text:p>1110011101</text:p>
          </table:table-cell>
          <table:table-cell table:formula="of:=SUBSTITUTE([.C670];&quot;0&quot;;&quot;&quot;)" office:value-type="string" office:string-value="1111111" calcext:value-type="string">
            <text:p>1111111</text:p>
          </table:table-cell>
          <table:table-cell table:formula="of:=IF([.D67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110011110</text:p>
          </table:table-cell>
          <table:table-cell table:formula="of:=&quot;1&quot;&amp;[.B671]" office:value-type="string" office:string-value="1110011110" calcext:value-type="string">
            <text:p>1110011110</text:p>
          </table:table-cell>
          <table:table-cell table:formula="of:=SUBSTITUTE([.C671];&quot;0&quot;;&quot;&quot;)" office:value-type="string" office:string-value="1111111" calcext:value-type="string">
            <text:p>1111111</text:p>
          </table:table-cell>
          <table:table-cell table:formula="of:=IF([.D67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110011111</text:p>
          </table:table-cell>
          <table:table-cell table:formula="of:=&quot;1&quot;&amp;[.B672]" office:value-type="string" office:string-value="1110011111" calcext:value-type="string">
            <text:p>1110011111</text:p>
          </table:table-cell>
          <table:table-cell table:formula="of:=SUBSTITUTE([.C672];&quot;0&quot;;&quot;&quot;)" office:value-type="string" office:string-value="11111111" calcext:value-type="string">
            <text:p>11111111</text:p>
          </table:table-cell>
          <table:table-cell table:formula="of:=IF([.D67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110100000</text:p>
          </table:table-cell>
          <table:table-cell table:formula="of:=&quot;1&quot;&amp;[.B673]" office:value-type="string" office:string-value="1110100000" calcext:value-type="string">
            <text:p>1110100000</text:p>
          </table:table-cell>
          <table:table-cell table:formula="of:=SUBSTITUTE([.C673];&quot;0&quot;;&quot;&quot;)" office:value-type="string" office:string-value="1111" calcext:value-type="string">
            <text:p>1111</text:p>
          </table:table-cell>
          <table:table-cell table:formula="of:=IF([.D67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110100001</text:p>
          </table:table-cell>
          <table:table-cell table:formula="of:=&quot;1&quot;&amp;[.B674]" office:value-type="string" office:string-value="1110100001" calcext:value-type="string">
            <text:p>1110100001</text:p>
          </table:table-cell>
          <table:table-cell table:formula="of:=SUBSTITUTE([.C674];&quot;0&quot;;&quot;&quot;)" office:value-type="string" office:string-value="11111" calcext:value-type="string">
            <text:p>11111</text:p>
          </table:table-cell>
          <table:table-cell table:formula="of:=IF([.D674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110100010</text:p>
          </table:table-cell>
          <table:table-cell table:formula="of:=&quot;1&quot;&amp;[.B675]" office:value-type="string" office:string-value="1110100010" calcext:value-type="string">
            <text:p>1110100010</text:p>
          </table:table-cell>
          <table:table-cell table:formula="of:=SUBSTITUTE([.C675];&quot;0&quot;;&quot;&quot;)" office:value-type="string" office:string-value="11111" calcext:value-type="string">
            <text:p>11111</text:p>
          </table:table-cell>
          <table:table-cell table:formula="of:=IF([.D675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110100011</text:p>
          </table:table-cell>
          <table:table-cell table:formula="of:=&quot;1&quot;&amp;[.B676]" office:value-type="string" office:string-value="1110100011" calcext:value-type="string">
            <text:p>1110100011</text:p>
          </table:table-cell>
          <table:table-cell table:formula="of:=SUBSTITUTE([.C676];&quot;0&quot;;&quot;&quot;)" office:value-type="string" office:string-value="111111" calcext:value-type="string">
            <text:p>111111</text:p>
          </table:table-cell>
          <table:table-cell table:formula="of:=IF([.D67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110100100</text:p>
          </table:table-cell>
          <table:table-cell table:formula="of:=&quot;1&quot;&amp;[.B677]" office:value-type="string" office:string-value="1110100100" calcext:value-type="string">
            <text:p>1110100100</text:p>
          </table:table-cell>
          <table:table-cell table:formula="of:=SUBSTITUTE([.C677];&quot;0&quot;;&quot;&quot;)" office:value-type="string" office:string-value="11111" calcext:value-type="string">
            <text:p>11111</text:p>
          </table:table-cell>
          <table:table-cell table:formula="of:=IF([.D67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110100101</text:p>
          </table:table-cell>
          <table:table-cell table:formula="of:=&quot;1&quot;&amp;[.B678]" office:value-type="string" office:string-value="1110100101" calcext:value-type="string">
            <text:p>1110100101</text:p>
          </table:table-cell>
          <table:table-cell table:formula="of:=SUBSTITUTE([.C678];&quot;0&quot;;&quot;&quot;)" office:value-type="string" office:string-value="111111" calcext:value-type="string">
            <text:p>111111</text:p>
          </table:table-cell>
          <table:table-cell table:formula="of:=IF([.D67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110100110</text:p>
          </table:table-cell>
          <table:table-cell table:formula="of:=&quot;1&quot;&amp;[.B679]" office:value-type="string" office:string-value="1110100110" calcext:value-type="string">
            <text:p>1110100110</text:p>
          </table:table-cell>
          <table:table-cell table:formula="of:=SUBSTITUTE([.C679];&quot;0&quot;;&quot;&quot;)" office:value-type="string" office:string-value="111111" calcext:value-type="string">
            <text:p>111111</text:p>
          </table:table-cell>
          <table:table-cell table:formula="of:=IF([.D67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110100111</text:p>
          </table:table-cell>
          <table:table-cell table:formula="of:=&quot;1&quot;&amp;[.B680]" office:value-type="string" office:string-value="1110100111" calcext:value-type="string">
            <text:p>1110100111</text:p>
          </table:table-cell>
          <table:table-cell table:formula="of:=SUBSTITUTE([.C680];&quot;0&quot;;&quot;&quot;)" office:value-type="string" office:string-value="1111111" calcext:value-type="string">
            <text:p>1111111</text:p>
          </table:table-cell>
          <table:table-cell table:formula="of:=IF([.D68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110101000</text:p>
          </table:table-cell>
          <table:table-cell table:formula="of:=&quot;1&quot;&amp;[.B681]" office:value-type="string" office:string-value="1110101000" calcext:value-type="string">
            <text:p>1110101000</text:p>
          </table:table-cell>
          <table:table-cell table:formula="of:=SUBSTITUTE([.C681];&quot;0&quot;;&quot;&quot;)" office:value-type="string" office:string-value="11111" calcext:value-type="string">
            <text:p>11111</text:p>
          </table:table-cell>
          <table:table-cell table:formula="of:=IF([.D68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110101001</text:p>
          </table:table-cell>
          <table:table-cell table:formula="of:=&quot;1&quot;&amp;[.B682]" office:value-type="string" office:string-value="1110101001" calcext:value-type="string">
            <text:p>1110101001</text:p>
          </table:table-cell>
          <table:table-cell table:formula="of:=SUBSTITUTE([.C682];&quot;0&quot;;&quot;&quot;)" office:value-type="string" office:string-value="111111" calcext:value-type="string">
            <text:p>111111</text:p>
          </table:table-cell>
          <table:table-cell table:formula="of:=IF([.D68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110101010</text:p>
          </table:table-cell>
          <table:table-cell table:formula="of:=&quot;1&quot;&amp;[.B683]" office:value-type="string" office:string-value="1110101010" calcext:value-type="string">
            <text:p>1110101010</text:p>
          </table:table-cell>
          <table:table-cell table:formula="of:=SUBSTITUTE([.C683];&quot;0&quot;;&quot;&quot;)" office:value-type="string" office:string-value="111111" calcext:value-type="string">
            <text:p>111111</text:p>
          </table:table-cell>
          <table:table-cell table:formula="of:=IF([.D68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110101011</text:p>
          </table:table-cell>
          <table:table-cell table:formula="of:=&quot;1&quot;&amp;[.B684]" office:value-type="string" office:string-value="1110101011" calcext:value-type="string">
            <text:p>1110101011</text:p>
          </table:table-cell>
          <table:table-cell table:formula="of:=SUBSTITUTE([.C684];&quot;0&quot;;&quot;&quot;)" office:value-type="string" office:string-value="1111111" calcext:value-type="string">
            <text:p>1111111</text:p>
          </table:table-cell>
          <table:table-cell table:formula="of:=IF([.D68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110101100</text:p>
          </table:table-cell>
          <table:table-cell table:formula="of:=&quot;1&quot;&amp;[.B685]" office:value-type="string" office:string-value="1110101100" calcext:value-type="string">
            <text:p>1110101100</text:p>
          </table:table-cell>
          <table:table-cell table:formula="of:=SUBSTITUTE([.C685];&quot;0&quot;;&quot;&quot;)" office:value-type="string" office:string-value="111111" calcext:value-type="string">
            <text:p>111111</text:p>
          </table:table-cell>
          <table:table-cell table:formula="of:=IF([.D68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110101101</text:p>
          </table:table-cell>
          <table:table-cell table:formula="of:=&quot;1&quot;&amp;[.B686]" office:value-type="string" office:string-value="1110101101" calcext:value-type="string">
            <text:p>1110101101</text:p>
          </table:table-cell>
          <table:table-cell table:formula="of:=SUBSTITUTE([.C686];&quot;0&quot;;&quot;&quot;)" office:value-type="string" office:string-value="1111111" calcext:value-type="string">
            <text:p>1111111</text:p>
          </table:table-cell>
          <table:table-cell table:formula="of:=IF([.D68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110101110</text:p>
          </table:table-cell>
          <table:table-cell table:formula="of:=&quot;1&quot;&amp;[.B687]" office:value-type="string" office:string-value="1110101110" calcext:value-type="string">
            <text:p>1110101110</text:p>
          </table:table-cell>
          <table:table-cell table:formula="of:=SUBSTITUTE([.C687];&quot;0&quot;;&quot;&quot;)" office:value-type="string" office:string-value="1111111" calcext:value-type="string">
            <text:p>1111111</text:p>
          </table:table-cell>
          <table:table-cell table:formula="of:=IF([.D68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110101111</text:p>
          </table:table-cell>
          <table:table-cell table:formula="of:=&quot;1&quot;&amp;[.B688]" office:value-type="string" office:string-value="1110101111" calcext:value-type="string">
            <text:p>1110101111</text:p>
          </table:table-cell>
          <table:table-cell table:formula="of:=SUBSTITUTE([.C688];&quot;0&quot;;&quot;&quot;)" office:value-type="string" office:string-value="11111111" calcext:value-type="string">
            <text:p>11111111</text:p>
          </table:table-cell>
          <table:table-cell table:formula="of:=IF([.D68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110110000</text:p>
          </table:table-cell>
          <table:table-cell table:formula="of:=&quot;1&quot;&amp;[.B689]" office:value-type="string" office:string-value="1110110000" calcext:value-type="string">
            <text:p>1110110000</text:p>
          </table:table-cell>
          <table:table-cell table:formula="of:=SUBSTITUTE([.C689];&quot;0&quot;;&quot;&quot;)" office:value-type="string" office:string-value="11111" calcext:value-type="string">
            <text:p>11111</text:p>
          </table:table-cell>
          <table:table-cell table:formula="of:=IF([.D68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110110001</text:p>
          </table:table-cell>
          <table:table-cell table:formula="of:=&quot;1&quot;&amp;[.B690]" office:value-type="string" office:string-value="1110110001" calcext:value-type="string">
            <text:p>1110110001</text:p>
          </table:table-cell>
          <table:table-cell table:formula="of:=SUBSTITUTE([.C690];&quot;0&quot;;&quot;&quot;)" office:value-type="string" office:string-value="111111" calcext:value-type="string">
            <text:p>111111</text:p>
          </table:table-cell>
          <table:table-cell table:formula="of:=IF([.D69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110110010</text:p>
          </table:table-cell>
          <table:table-cell table:formula="of:=&quot;1&quot;&amp;[.B691]" office:value-type="string" office:string-value="1110110010" calcext:value-type="string">
            <text:p>1110110010</text:p>
          </table:table-cell>
          <table:table-cell table:formula="of:=SUBSTITUTE([.C691];&quot;0&quot;;&quot;&quot;)" office:value-type="string" office:string-value="111111" calcext:value-type="string">
            <text:p>111111</text:p>
          </table:table-cell>
          <table:table-cell table:formula="of:=IF([.D69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110110011</text:p>
          </table:table-cell>
          <table:table-cell table:formula="of:=&quot;1&quot;&amp;[.B692]" office:value-type="string" office:string-value="1110110011" calcext:value-type="string">
            <text:p>1110110011</text:p>
          </table:table-cell>
          <table:table-cell table:formula="of:=SUBSTITUTE([.C692];&quot;0&quot;;&quot;&quot;)" office:value-type="string" office:string-value="1111111" calcext:value-type="string">
            <text:p>1111111</text:p>
          </table:table-cell>
          <table:table-cell table:formula="of:=IF([.D69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110110100</text:p>
          </table:table-cell>
          <table:table-cell table:formula="of:=&quot;1&quot;&amp;[.B693]" office:value-type="string" office:string-value="1110110100" calcext:value-type="string">
            <text:p>1110110100</text:p>
          </table:table-cell>
          <table:table-cell table:formula="of:=SUBSTITUTE([.C693];&quot;0&quot;;&quot;&quot;)" office:value-type="string" office:string-value="111111" calcext:value-type="string">
            <text:p>111111</text:p>
          </table:table-cell>
          <table:table-cell table:formula="of:=IF([.D69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110110101</text:p>
          </table:table-cell>
          <table:table-cell table:formula="of:=&quot;1&quot;&amp;[.B694]" office:value-type="string" office:string-value="1110110101" calcext:value-type="string">
            <text:p>1110110101</text:p>
          </table:table-cell>
          <table:table-cell table:formula="of:=SUBSTITUTE([.C694];&quot;0&quot;;&quot;&quot;)" office:value-type="string" office:string-value="1111111" calcext:value-type="string">
            <text:p>1111111</text:p>
          </table:table-cell>
          <table:table-cell table:formula="of:=IF([.D69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110110110</text:p>
          </table:table-cell>
          <table:table-cell table:formula="of:=&quot;1&quot;&amp;[.B695]" office:value-type="string" office:string-value="1110110110" calcext:value-type="string">
            <text:p>1110110110</text:p>
          </table:table-cell>
          <table:table-cell table:formula="of:=SUBSTITUTE([.C695];&quot;0&quot;;&quot;&quot;)" office:value-type="string" office:string-value="1111111" calcext:value-type="string">
            <text:p>1111111</text:p>
          </table:table-cell>
          <table:table-cell table:formula="of:=IF([.D69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110110111</text:p>
          </table:table-cell>
          <table:table-cell table:formula="of:=&quot;1&quot;&amp;[.B696]" office:value-type="string" office:string-value="1110110111" calcext:value-type="string">
            <text:p>1110110111</text:p>
          </table:table-cell>
          <table:table-cell table:formula="of:=SUBSTITUTE([.C696];&quot;0&quot;;&quot;&quot;)" office:value-type="string" office:string-value="11111111" calcext:value-type="string">
            <text:p>11111111</text:p>
          </table:table-cell>
          <table:table-cell table:formula="of:=IF([.D69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110111000</text:p>
          </table:table-cell>
          <table:table-cell table:formula="of:=&quot;1&quot;&amp;[.B697]" office:value-type="string" office:string-value="1110111000" calcext:value-type="string">
            <text:p>1110111000</text:p>
          </table:table-cell>
          <table:table-cell table:formula="of:=SUBSTITUTE([.C697];&quot;0&quot;;&quot;&quot;)" office:value-type="string" office:string-value="111111" calcext:value-type="string">
            <text:p>111111</text:p>
          </table:table-cell>
          <table:table-cell table:formula="of:=IF([.D69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110111001</text:p>
          </table:table-cell>
          <table:table-cell table:formula="of:=&quot;1&quot;&amp;[.B698]" office:value-type="string" office:string-value="1110111001" calcext:value-type="string">
            <text:p>1110111001</text:p>
          </table:table-cell>
          <table:table-cell table:formula="of:=SUBSTITUTE([.C698];&quot;0&quot;;&quot;&quot;)" office:value-type="string" office:string-value="1111111" calcext:value-type="string">
            <text:p>1111111</text:p>
          </table:table-cell>
          <table:table-cell table:formula="of:=IF([.D69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110111010</text:p>
          </table:table-cell>
          <table:table-cell table:formula="of:=&quot;1&quot;&amp;[.B699]" office:value-type="string" office:string-value="1110111010" calcext:value-type="string">
            <text:p>1110111010</text:p>
          </table:table-cell>
          <table:table-cell table:formula="of:=SUBSTITUTE([.C699];&quot;0&quot;;&quot;&quot;)" office:value-type="string" office:string-value="1111111" calcext:value-type="string">
            <text:p>1111111</text:p>
          </table:table-cell>
          <table:table-cell table:formula="of:=IF([.D69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110111011</text:p>
          </table:table-cell>
          <table:table-cell table:formula="of:=&quot;1&quot;&amp;[.B700]" office:value-type="string" office:string-value="1110111011" calcext:value-type="string">
            <text:p>1110111011</text:p>
          </table:table-cell>
          <table:table-cell table:formula="of:=SUBSTITUTE([.C700];&quot;0&quot;;&quot;&quot;)" office:value-type="string" office:string-value="11111111" calcext:value-type="string">
            <text:p>11111111</text:p>
          </table:table-cell>
          <table:table-cell table:formula="of:=IF([.D70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110111100</text:p>
          </table:table-cell>
          <table:table-cell table:formula="of:=&quot;1&quot;&amp;[.B701]" office:value-type="string" office:string-value="1110111100" calcext:value-type="string">
            <text:p>1110111100</text:p>
          </table:table-cell>
          <table:table-cell table:formula="of:=SUBSTITUTE([.C701];&quot;0&quot;;&quot;&quot;)" office:value-type="string" office:string-value="1111111" calcext:value-type="string">
            <text:p>1111111</text:p>
          </table:table-cell>
          <table:table-cell table:formula="of:=IF([.D70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110111101</text:p>
          </table:table-cell>
          <table:table-cell table:formula="of:=&quot;1&quot;&amp;[.B702]" office:value-type="string" office:string-value="1110111101" calcext:value-type="string">
            <text:p>1110111101</text:p>
          </table:table-cell>
          <table:table-cell table:formula="of:=SUBSTITUTE([.C702];&quot;0&quot;;&quot;&quot;)" office:value-type="string" office:string-value="11111111" calcext:value-type="string">
            <text:p>11111111</text:p>
          </table:table-cell>
          <table:table-cell table:formula="of:=IF([.D70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110111110</text:p>
          </table:table-cell>
          <table:table-cell table:formula="of:=&quot;1&quot;&amp;[.B703]" office:value-type="string" office:string-value="1110111110" calcext:value-type="string">
            <text:p>1110111110</text:p>
          </table:table-cell>
          <table:table-cell table:formula="of:=SUBSTITUTE([.C703];&quot;0&quot;;&quot;&quot;)" office:value-type="string" office:string-value="11111111" calcext:value-type="string">
            <text:p>11111111</text:p>
          </table:table-cell>
          <table:table-cell table:formula="of:=IF([.D70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110111111</text:p>
          </table:table-cell>
          <table:table-cell table:formula="of:=&quot;1&quot;&amp;[.B704]" office:value-type="string" office:string-value="1110111111" calcext:value-type="string">
            <text:p>1110111111</text:p>
          </table:table-cell>
          <table:table-cell table:formula="of:=SUBSTITUTE([.C704];&quot;0&quot;;&quot;&quot;)" office:value-type="string" office:string-value="111111111" calcext:value-type="string">
            <text:p>111111111</text:p>
          </table:table-cell>
          <table:table-cell table:formula="of:=IF([.D70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111000000</text:p>
          </table:table-cell>
          <table:table-cell table:formula="of:=&quot;1&quot;&amp;[.B705]" office:value-type="string" office:string-value="1111000000" calcext:value-type="string">
            <text:p>1111000000</text:p>
          </table:table-cell>
          <table:table-cell table:formula="of:=SUBSTITUTE([.C705];&quot;0&quot;;&quot;&quot;)" office:value-type="string" office:string-value="1111" calcext:value-type="string">
            <text:p>1111</text:p>
          </table:table-cell>
          <table:table-cell table:formula="of:=IF([.D70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111000001</text:p>
          </table:table-cell>
          <table:table-cell table:formula="of:=&quot;1&quot;&amp;[.B706]" office:value-type="string" office:string-value="1111000001" calcext:value-type="string">
            <text:p>1111000001</text:p>
          </table:table-cell>
          <table:table-cell table:formula="of:=SUBSTITUTE([.C706];&quot;0&quot;;&quot;&quot;)" office:value-type="string" office:string-value="11111" calcext:value-type="string">
            <text:p>11111</text:p>
          </table:table-cell>
          <table:table-cell table:formula="of:=IF([.D706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11000010</text:p>
          </table:table-cell>
          <table:table-cell table:formula="of:=&quot;1&quot;&amp;[.B707]" office:value-type="string" office:string-value="1111000010" calcext:value-type="string">
            <text:p>1111000010</text:p>
          </table:table-cell>
          <table:table-cell table:formula="of:=SUBSTITUTE([.C707];&quot;0&quot;;&quot;&quot;)" office:value-type="string" office:string-value="11111" calcext:value-type="string">
            <text:p>11111</text:p>
          </table:table-cell>
          <table:table-cell table:formula="of:=IF([.D70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111000011</text:p>
          </table:table-cell>
          <table:table-cell table:formula="of:=&quot;1&quot;&amp;[.B708]" office:value-type="string" office:string-value="1111000011" calcext:value-type="string">
            <text:p>1111000011</text:p>
          </table:table-cell>
          <table:table-cell table:formula="of:=SUBSTITUTE([.C708];&quot;0&quot;;&quot;&quot;)" office:value-type="string" office:string-value="111111" calcext:value-type="string">
            <text:p>111111</text:p>
          </table:table-cell>
          <table:table-cell table:formula="of:=IF([.D70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111000100</text:p>
          </table:table-cell>
          <table:table-cell table:formula="of:=&quot;1&quot;&amp;[.B709]" office:value-type="string" office:string-value="1111000100" calcext:value-type="string">
            <text:p>1111000100</text:p>
          </table:table-cell>
          <table:table-cell table:formula="of:=SUBSTITUTE([.C709];&quot;0&quot;;&quot;&quot;)" office:value-type="string" office:string-value="11111" calcext:value-type="string">
            <text:p>11111</text:p>
          </table:table-cell>
          <table:table-cell table:formula="of:=IF([.D709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111000101</text:p>
          </table:table-cell>
          <table:table-cell table:formula="of:=&quot;1&quot;&amp;[.B710]" office:value-type="string" office:string-value="1111000101" calcext:value-type="string">
            <text:p>1111000101</text:p>
          </table:table-cell>
          <table:table-cell table:formula="of:=SUBSTITUTE([.C710];&quot;0&quot;;&quot;&quot;)" office:value-type="string" office:string-value="111111" calcext:value-type="string">
            <text:p>111111</text:p>
          </table:table-cell>
          <table:table-cell table:formula="of:=IF([.D71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111000110</text:p>
          </table:table-cell>
          <table:table-cell table:formula="of:=&quot;1&quot;&amp;[.B711]" office:value-type="string" office:string-value="1111000110" calcext:value-type="string">
            <text:p>1111000110</text:p>
          </table:table-cell>
          <table:table-cell table:formula="of:=SUBSTITUTE([.C711];&quot;0&quot;;&quot;&quot;)" office:value-type="string" office:string-value="111111" calcext:value-type="string">
            <text:p>111111</text:p>
          </table:table-cell>
          <table:table-cell table:formula="of:=IF([.D71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111000111</text:p>
          </table:table-cell>
          <table:table-cell table:formula="of:=&quot;1&quot;&amp;[.B712]" office:value-type="string" office:string-value="1111000111" calcext:value-type="string">
            <text:p>1111000111</text:p>
          </table:table-cell>
          <table:table-cell table:formula="of:=SUBSTITUTE([.C712];&quot;0&quot;;&quot;&quot;)" office:value-type="string" office:string-value="1111111" calcext:value-type="string">
            <text:p>1111111</text:p>
          </table:table-cell>
          <table:table-cell table:formula="of:=IF([.D71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111001000</text:p>
          </table:table-cell>
          <table:table-cell table:formula="of:=&quot;1&quot;&amp;[.B713]" office:value-type="string" office:string-value="1111001000" calcext:value-type="string">
            <text:p>1111001000</text:p>
          </table:table-cell>
          <table:table-cell table:formula="of:=SUBSTITUTE([.C713];&quot;0&quot;;&quot;&quot;)" office:value-type="string" office:string-value="11111" calcext:value-type="string">
            <text:p>11111</text:p>
          </table:table-cell>
          <table:table-cell table:formula="of:=IF([.D713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111001001</text:p>
          </table:table-cell>
          <table:table-cell table:formula="of:=&quot;1&quot;&amp;[.B714]" office:value-type="string" office:string-value="1111001001" calcext:value-type="string">
            <text:p>1111001001</text:p>
          </table:table-cell>
          <table:table-cell table:formula="of:=SUBSTITUTE([.C714];&quot;0&quot;;&quot;&quot;)" office:value-type="string" office:string-value="111111" calcext:value-type="string">
            <text:p>111111</text:p>
          </table:table-cell>
          <table:table-cell table:formula="of:=IF([.D71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111001010</text:p>
          </table:table-cell>
          <table:table-cell table:formula="of:=&quot;1&quot;&amp;[.B715]" office:value-type="string" office:string-value="1111001010" calcext:value-type="string">
            <text:p>1111001010</text:p>
          </table:table-cell>
          <table:table-cell table:formula="of:=SUBSTITUTE([.C715];&quot;0&quot;;&quot;&quot;)" office:value-type="string" office:string-value="111111" calcext:value-type="string">
            <text:p>111111</text:p>
          </table:table-cell>
          <table:table-cell table:formula="of:=IF([.D71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111001011</text:p>
          </table:table-cell>
          <table:table-cell table:formula="of:=&quot;1&quot;&amp;[.B716]" office:value-type="string" office:string-value="1111001011" calcext:value-type="string">
            <text:p>1111001011</text:p>
          </table:table-cell>
          <table:table-cell table:formula="of:=SUBSTITUTE([.C716];&quot;0&quot;;&quot;&quot;)" office:value-type="string" office:string-value="1111111" calcext:value-type="string">
            <text:p>1111111</text:p>
          </table:table-cell>
          <table:table-cell table:formula="of:=IF([.D71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111001100</text:p>
          </table:table-cell>
          <table:table-cell table:formula="of:=&quot;1&quot;&amp;[.B717]" office:value-type="string" office:string-value="1111001100" calcext:value-type="string">
            <text:p>1111001100</text:p>
          </table:table-cell>
          <table:table-cell table:formula="of:=SUBSTITUTE([.C717];&quot;0&quot;;&quot;&quot;)" office:value-type="string" office:string-value="111111" calcext:value-type="string">
            <text:p>111111</text:p>
          </table:table-cell>
          <table:table-cell table:formula="of:=IF([.D71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111001101</text:p>
          </table:table-cell>
          <table:table-cell table:formula="of:=&quot;1&quot;&amp;[.B718]" office:value-type="string" office:string-value="1111001101" calcext:value-type="string">
            <text:p>1111001101</text:p>
          </table:table-cell>
          <table:table-cell table:formula="of:=SUBSTITUTE([.C718];&quot;0&quot;;&quot;&quot;)" office:value-type="string" office:string-value="1111111" calcext:value-type="string">
            <text:p>1111111</text:p>
          </table:table-cell>
          <table:table-cell table:formula="of:=IF([.D71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111001110</text:p>
          </table:table-cell>
          <table:table-cell table:formula="of:=&quot;1&quot;&amp;[.B719]" office:value-type="string" office:string-value="1111001110" calcext:value-type="string">
            <text:p>1111001110</text:p>
          </table:table-cell>
          <table:table-cell table:formula="of:=SUBSTITUTE([.C719];&quot;0&quot;;&quot;&quot;)" office:value-type="string" office:string-value="1111111" calcext:value-type="string">
            <text:p>1111111</text:p>
          </table:table-cell>
          <table:table-cell table:formula="of:=IF([.D71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111001111</text:p>
          </table:table-cell>
          <table:table-cell table:formula="of:=&quot;1&quot;&amp;[.B720]" office:value-type="string" office:string-value="1111001111" calcext:value-type="string">
            <text:p>1111001111</text:p>
          </table:table-cell>
          <table:table-cell table:formula="of:=SUBSTITUTE([.C720];&quot;0&quot;;&quot;&quot;)" office:value-type="string" office:string-value="11111111" calcext:value-type="string">
            <text:p>11111111</text:p>
          </table:table-cell>
          <table:table-cell table:formula="of:=IF([.D72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111010000</text:p>
          </table:table-cell>
          <table:table-cell table:formula="of:=&quot;1&quot;&amp;[.B721]" office:value-type="string" office:string-value="1111010000" calcext:value-type="string">
            <text:p>1111010000</text:p>
          </table:table-cell>
          <table:table-cell table:formula="of:=SUBSTITUTE([.C721];&quot;0&quot;;&quot;&quot;)" office:value-type="string" office:string-value="11111" calcext:value-type="string">
            <text:p>11111</text:p>
          </table:table-cell>
          <table:table-cell table:formula="of:=IF([.D721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111010001</text:p>
          </table:table-cell>
          <table:table-cell table:formula="of:=&quot;1&quot;&amp;[.B722]" office:value-type="string" office:string-value="1111010001" calcext:value-type="string">
            <text:p>1111010001</text:p>
          </table:table-cell>
          <table:table-cell table:formula="of:=SUBSTITUTE([.C722];&quot;0&quot;;&quot;&quot;)" office:value-type="string" office:string-value="111111" calcext:value-type="string">
            <text:p>111111</text:p>
          </table:table-cell>
          <table:table-cell table:formula="of:=IF([.D72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111010010</text:p>
          </table:table-cell>
          <table:table-cell table:formula="of:=&quot;1&quot;&amp;[.B723]" office:value-type="string" office:string-value="1111010010" calcext:value-type="string">
            <text:p>1111010010</text:p>
          </table:table-cell>
          <table:table-cell table:formula="of:=SUBSTITUTE([.C723];&quot;0&quot;;&quot;&quot;)" office:value-type="string" office:string-value="111111" calcext:value-type="string">
            <text:p>111111</text:p>
          </table:table-cell>
          <table:table-cell table:formula="of:=IF([.D72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111010011</text:p>
          </table:table-cell>
          <table:table-cell table:formula="of:=&quot;1&quot;&amp;[.B724]" office:value-type="string" office:string-value="1111010011" calcext:value-type="string">
            <text:p>1111010011</text:p>
          </table:table-cell>
          <table:table-cell table:formula="of:=SUBSTITUTE([.C724];&quot;0&quot;;&quot;&quot;)" office:value-type="string" office:string-value="1111111" calcext:value-type="string">
            <text:p>1111111</text:p>
          </table:table-cell>
          <table:table-cell table:formula="of:=IF([.D72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111010100</text:p>
          </table:table-cell>
          <table:table-cell table:formula="of:=&quot;1&quot;&amp;[.B725]" office:value-type="string" office:string-value="1111010100" calcext:value-type="string">
            <text:p>1111010100</text:p>
          </table:table-cell>
          <table:table-cell table:formula="of:=SUBSTITUTE([.C725];&quot;0&quot;;&quot;&quot;)" office:value-type="string" office:string-value="111111" calcext:value-type="string">
            <text:p>111111</text:p>
          </table:table-cell>
          <table:table-cell table:formula="of:=IF([.D72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111010101</text:p>
          </table:table-cell>
          <table:table-cell table:formula="of:=&quot;1&quot;&amp;[.B726]" office:value-type="string" office:string-value="1111010101" calcext:value-type="string">
            <text:p>1111010101</text:p>
          </table:table-cell>
          <table:table-cell table:formula="of:=SUBSTITUTE([.C726];&quot;0&quot;;&quot;&quot;)" office:value-type="string" office:string-value="1111111" calcext:value-type="string">
            <text:p>1111111</text:p>
          </table:table-cell>
          <table:table-cell table:formula="of:=IF([.D72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111010110</text:p>
          </table:table-cell>
          <table:table-cell table:formula="of:=&quot;1&quot;&amp;[.B727]" office:value-type="string" office:string-value="1111010110" calcext:value-type="string">
            <text:p>1111010110</text:p>
          </table:table-cell>
          <table:table-cell table:formula="of:=SUBSTITUTE([.C727];&quot;0&quot;;&quot;&quot;)" office:value-type="string" office:string-value="1111111" calcext:value-type="string">
            <text:p>1111111</text:p>
          </table:table-cell>
          <table:table-cell table:formula="of:=IF([.D72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111010111</text:p>
          </table:table-cell>
          <table:table-cell table:formula="of:=&quot;1&quot;&amp;[.B728]" office:value-type="string" office:string-value="1111010111" calcext:value-type="string">
            <text:p>1111010111</text:p>
          </table:table-cell>
          <table:table-cell table:formula="of:=SUBSTITUTE([.C728];&quot;0&quot;;&quot;&quot;)" office:value-type="string" office:string-value="11111111" calcext:value-type="string">
            <text:p>11111111</text:p>
          </table:table-cell>
          <table:table-cell table:formula="of:=IF([.D72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111011000</text:p>
          </table:table-cell>
          <table:table-cell table:formula="of:=&quot;1&quot;&amp;[.B729]" office:value-type="string" office:string-value="1111011000" calcext:value-type="string">
            <text:p>1111011000</text:p>
          </table:table-cell>
          <table:table-cell table:formula="of:=SUBSTITUTE([.C729];&quot;0&quot;;&quot;&quot;)" office:value-type="string" office:string-value="111111" calcext:value-type="string">
            <text:p>111111</text:p>
          </table:table-cell>
          <table:table-cell table:formula="of:=IF([.D72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111011001</text:p>
          </table:table-cell>
          <table:table-cell table:formula="of:=&quot;1&quot;&amp;[.B730]" office:value-type="string" office:string-value="1111011001" calcext:value-type="string">
            <text:p>1111011001</text:p>
          </table:table-cell>
          <table:table-cell table:formula="of:=SUBSTITUTE([.C730];&quot;0&quot;;&quot;&quot;)" office:value-type="string" office:string-value="1111111" calcext:value-type="string">
            <text:p>1111111</text:p>
          </table:table-cell>
          <table:table-cell table:formula="of:=IF([.D73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111011010</text:p>
          </table:table-cell>
          <table:table-cell table:formula="of:=&quot;1&quot;&amp;[.B731]" office:value-type="string" office:string-value="1111011010" calcext:value-type="string">
            <text:p>1111011010</text:p>
          </table:table-cell>
          <table:table-cell table:formula="of:=SUBSTITUTE([.C731];&quot;0&quot;;&quot;&quot;)" office:value-type="string" office:string-value="1111111" calcext:value-type="string">
            <text:p>1111111</text:p>
          </table:table-cell>
          <table:table-cell table:formula="of:=IF([.D73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111011011</text:p>
          </table:table-cell>
          <table:table-cell table:formula="of:=&quot;1&quot;&amp;[.B732]" office:value-type="string" office:string-value="1111011011" calcext:value-type="string">
            <text:p>1111011011</text:p>
          </table:table-cell>
          <table:table-cell table:formula="of:=SUBSTITUTE([.C732];&quot;0&quot;;&quot;&quot;)" office:value-type="string" office:string-value="11111111" calcext:value-type="string">
            <text:p>11111111</text:p>
          </table:table-cell>
          <table:table-cell table:formula="of:=IF([.D73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111011100</text:p>
          </table:table-cell>
          <table:table-cell table:formula="of:=&quot;1&quot;&amp;[.B733]" office:value-type="string" office:string-value="1111011100" calcext:value-type="string">
            <text:p>1111011100</text:p>
          </table:table-cell>
          <table:table-cell table:formula="of:=SUBSTITUTE([.C733];&quot;0&quot;;&quot;&quot;)" office:value-type="string" office:string-value="1111111" calcext:value-type="string">
            <text:p>1111111</text:p>
          </table:table-cell>
          <table:table-cell table:formula="of:=IF([.D73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111011101</text:p>
          </table:table-cell>
          <table:table-cell table:formula="of:=&quot;1&quot;&amp;[.B734]" office:value-type="string" office:string-value="1111011101" calcext:value-type="string">
            <text:p>1111011101</text:p>
          </table:table-cell>
          <table:table-cell table:formula="of:=SUBSTITUTE([.C734];&quot;0&quot;;&quot;&quot;)" office:value-type="string" office:string-value="11111111" calcext:value-type="string">
            <text:p>11111111</text:p>
          </table:table-cell>
          <table:table-cell table:formula="of:=IF([.D73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111011110</text:p>
          </table:table-cell>
          <table:table-cell table:formula="of:=&quot;1&quot;&amp;[.B735]" office:value-type="string" office:string-value="1111011110" calcext:value-type="string">
            <text:p>1111011110</text:p>
          </table:table-cell>
          <table:table-cell table:formula="of:=SUBSTITUTE([.C735];&quot;0&quot;;&quot;&quot;)" office:value-type="string" office:string-value="11111111" calcext:value-type="string">
            <text:p>11111111</text:p>
          </table:table-cell>
          <table:table-cell table:formula="of:=IF([.D73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111011111</text:p>
          </table:table-cell>
          <table:table-cell table:formula="of:=&quot;1&quot;&amp;[.B736]" office:value-type="string" office:string-value="1111011111" calcext:value-type="string">
            <text:p>1111011111</text:p>
          </table:table-cell>
          <table:table-cell table:formula="of:=SUBSTITUTE([.C736];&quot;0&quot;;&quot;&quot;)" office:value-type="string" office:string-value="111111111" calcext:value-type="string">
            <text:p>111111111</text:p>
          </table:table-cell>
          <table:table-cell table:formula="of:=IF([.D73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111100000</text:p>
          </table:table-cell>
          <table:table-cell table:formula="of:=&quot;1&quot;&amp;[.B737]" office:value-type="string" office:string-value="1111100000" calcext:value-type="string">
            <text:p>1111100000</text:p>
          </table:table-cell>
          <table:table-cell table:formula="of:=SUBSTITUTE([.C737];&quot;0&quot;;&quot;&quot;)" office:value-type="string" office:string-value="11111" calcext:value-type="string">
            <text:p>11111</text:p>
          </table:table-cell>
          <table:table-cell table:formula="of:=IF([.D737]=&quot;11111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111100001</text:p>
          </table:table-cell>
          <table:table-cell table:formula="of:=&quot;1&quot;&amp;[.B738]" office:value-type="string" office:string-value="1111100001" calcext:value-type="string">
            <text:p>1111100001</text:p>
          </table:table-cell>
          <table:table-cell table:formula="of:=SUBSTITUTE([.C738];&quot;0&quot;;&quot;&quot;)" office:value-type="string" office:string-value="111111" calcext:value-type="string">
            <text:p>111111</text:p>
          </table:table-cell>
          <table:table-cell table:formula="of:=IF([.D73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111100010</text:p>
          </table:table-cell>
          <table:table-cell table:formula="of:=&quot;1&quot;&amp;[.B739]" office:value-type="string" office:string-value="1111100010" calcext:value-type="string">
            <text:p>1111100010</text:p>
          </table:table-cell>
          <table:table-cell table:formula="of:=SUBSTITUTE([.C739];&quot;0&quot;;&quot;&quot;)" office:value-type="string" office:string-value="111111" calcext:value-type="string">
            <text:p>111111</text:p>
          </table:table-cell>
          <table:table-cell table:formula="of:=IF([.D73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111100011</text:p>
          </table:table-cell>
          <table:table-cell table:formula="of:=&quot;1&quot;&amp;[.B740]" office:value-type="string" office:string-value="1111100011" calcext:value-type="string">
            <text:p>1111100011</text:p>
          </table:table-cell>
          <table:table-cell table:formula="of:=SUBSTITUTE([.C740];&quot;0&quot;;&quot;&quot;)" office:value-type="string" office:string-value="1111111" calcext:value-type="string">
            <text:p>1111111</text:p>
          </table:table-cell>
          <table:table-cell table:formula="of:=IF([.D74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111100100</text:p>
          </table:table-cell>
          <table:table-cell table:formula="of:=&quot;1&quot;&amp;[.B741]" office:value-type="string" office:string-value="1111100100" calcext:value-type="string">
            <text:p>1111100100</text:p>
          </table:table-cell>
          <table:table-cell table:formula="of:=SUBSTITUTE([.C741];&quot;0&quot;;&quot;&quot;)" office:value-type="string" office:string-value="111111" calcext:value-type="string">
            <text:p>111111</text:p>
          </table:table-cell>
          <table:table-cell table:formula="of:=IF([.D74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111100101</text:p>
          </table:table-cell>
          <table:table-cell table:formula="of:=&quot;1&quot;&amp;[.B742]" office:value-type="string" office:string-value="1111100101" calcext:value-type="string">
            <text:p>1111100101</text:p>
          </table:table-cell>
          <table:table-cell table:formula="of:=SUBSTITUTE([.C742];&quot;0&quot;;&quot;&quot;)" office:value-type="string" office:string-value="1111111" calcext:value-type="string">
            <text:p>1111111</text:p>
          </table:table-cell>
          <table:table-cell table:formula="of:=IF([.D74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111100110</text:p>
          </table:table-cell>
          <table:table-cell table:formula="of:=&quot;1&quot;&amp;[.B743]" office:value-type="string" office:string-value="1111100110" calcext:value-type="string">
            <text:p>1111100110</text:p>
          </table:table-cell>
          <table:table-cell table:formula="of:=SUBSTITUTE([.C743];&quot;0&quot;;&quot;&quot;)" office:value-type="string" office:string-value="1111111" calcext:value-type="string">
            <text:p>1111111</text:p>
          </table:table-cell>
          <table:table-cell table:formula="of:=IF([.D74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111100111</text:p>
          </table:table-cell>
          <table:table-cell table:formula="of:=&quot;1&quot;&amp;[.B744]" office:value-type="string" office:string-value="1111100111" calcext:value-type="string">
            <text:p>1111100111</text:p>
          </table:table-cell>
          <table:table-cell table:formula="of:=SUBSTITUTE([.C744];&quot;0&quot;;&quot;&quot;)" office:value-type="string" office:string-value="11111111" calcext:value-type="string">
            <text:p>11111111</text:p>
          </table:table-cell>
          <table:table-cell table:formula="of:=IF([.D74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111101000</text:p>
          </table:table-cell>
          <table:table-cell table:formula="of:=&quot;1&quot;&amp;[.B745]" office:value-type="string" office:string-value="1111101000" calcext:value-type="string">
            <text:p>1111101000</text:p>
          </table:table-cell>
          <table:table-cell table:formula="of:=SUBSTITUTE([.C745];&quot;0&quot;;&quot;&quot;)" office:value-type="string" office:string-value="111111" calcext:value-type="string">
            <text:p>111111</text:p>
          </table:table-cell>
          <table:table-cell table:formula="of:=IF([.D74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111101001</text:p>
          </table:table-cell>
          <table:table-cell table:formula="of:=&quot;1&quot;&amp;[.B746]" office:value-type="string" office:string-value="1111101001" calcext:value-type="string">
            <text:p>1111101001</text:p>
          </table:table-cell>
          <table:table-cell table:formula="of:=SUBSTITUTE([.C746];&quot;0&quot;;&quot;&quot;)" office:value-type="string" office:string-value="1111111" calcext:value-type="string">
            <text:p>1111111</text:p>
          </table:table-cell>
          <table:table-cell table:formula="of:=IF([.D74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111101010</text:p>
          </table:table-cell>
          <table:table-cell table:formula="of:=&quot;1&quot;&amp;[.B747]" office:value-type="string" office:string-value="1111101010" calcext:value-type="string">
            <text:p>1111101010</text:p>
          </table:table-cell>
          <table:table-cell table:formula="of:=SUBSTITUTE([.C747];&quot;0&quot;;&quot;&quot;)" office:value-type="string" office:string-value="1111111" calcext:value-type="string">
            <text:p>1111111</text:p>
          </table:table-cell>
          <table:table-cell table:formula="of:=IF([.D74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111101011</text:p>
          </table:table-cell>
          <table:table-cell table:formula="of:=&quot;1&quot;&amp;[.B748]" office:value-type="string" office:string-value="1111101011" calcext:value-type="string">
            <text:p>1111101011</text:p>
          </table:table-cell>
          <table:table-cell table:formula="of:=SUBSTITUTE([.C748];&quot;0&quot;;&quot;&quot;)" office:value-type="string" office:string-value="11111111" calcext:value-type="string">
            <text:p>11111111</text:p>
          </table:table-cell>
          <table:table-cell table:formula="of:=IF([.D74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111101100</text:p>
          </table:table-cell>
          <table:table-cell table:formula="of:=&quot;1&quot;&amp;[.B749]" office:value-type="string" office:string-value="1111101100" calcext:value-type="string">
            <text:p>1111101100</text:p>
          </table:table-cell>
          <table:table-cell table:formula="of:=SUBSTITUTE([.C749];&quot;0&quot;;&quot;&quot;)" office:value-type="string" office:string-value="1111111" calcext:value-type="string">
            <text:p>1111111</text:p>
          </table:table-cell>
          <table:table-cell table:formula="of:=IF([.D74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111101101</text:p>
          </table:table-cell>
          <table:table-cell table:formula="of:=&quot;1&quot;&amp;[.B750]" office:value-type="string" office:string-value="1111101101" calcext:value-type="string">
            <text:p>1111101101</text:p>
          </table:table-cell>
          <table:table-cell table:formula="of:=SUBSTITUTE([.C750];&quot;0&quot;;&quot;&quot;)" office:value-type="string" office:string-value="11111111" calcext:value-type="string">
            <text:p>11111111</text:p>
          </table:table-cell>
          <table:table-cell table:formula="of:=IF([.D750]=&quot;11111&quot;;1;0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111101110</text:p>
          </table:table-cell>
          <table:table-cell table:formula="of:=&quot;1&quot;&amp;[.B751]" office:value-type="string" office:string-value="1111101110" calcext:value-type="string">
            <text:p>1111101110</text:p>
          </table:table-cell>
          <table:table-cell table:formula="of:=SUBSTITUTE([.C751];&quot;0&quot;;&quot;&quot;)" office:value-type="string" office:string-value="11111111" calcext:value-type="string">
            <text:p>11111111</text:p>
          </table:table-cell>
          <table:table-cell table:formula="of:=IF([.D75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111101111</text:p>
          </table:table-cell>
          <table:table-cell table:formula="of:=&quot;1&quot;&amp;[.B752]" office:value-type="string" office:string-value="1111101111" calcext:value-type="string">
            <text:p>1111101111</text:p>
          </table:table-cell>
          <table:table-cell table:formula="of:=SUBSTITUTE([.C752];&quot;0&quot;;&quot;&quot;)" office:value-type="string" office:string-value="111111111" calcext:value-type="string">
            <text:p>111111111</text:p>
          </table:table-cell>
          <table:table-cell table:formula="of:=IF([.D75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111110000</text:p>
          </table:table-cell>
          <table:table-cell table:formula="of:=&quot;1&quot;&amp;[.B753]" office:value-type="string" office:string-value="1111110000" calcext:value-type="string">
            <text:p>1111110000</text:p>
          </table:table-cell>
          <table:table-cell table:formula="of:=SUBSTITUTE([.C753];&quot;0&quot;;&quot;&quot;)" office:value-type="string" office:string-value="111111" calcext:value-type="string">
            <text:p>111111</text:p>
          </table:table-cell>
          <table:table-cell table:formula="of:=IF([.D75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111110001</text:p>
          </table:table-cell>
          <table:table-cell table:formula="of:=&quot;1&quot;&amp;[.B754]" office:value-type="string" office:string-value="1111110001" calcext:value-type="string">
            <text:p>1111110001</text:p>
          </table:table-cell>
          <table:table-cell table:formula="of:=SUBSTITUTE([.C754];&quot;0&quot;;&quot;&quot;)" office:value-type="string" office:string-value="1111111" calcext:value-type="string">
            <text:p>1111111</text:p>
          </table:table-cell>
          <table:table-cell table:formula="of:=IF([.D75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111110010</text:p>
          </table:table-cell>
          <table:table-cell table:formula="of:=&quot;1&quot;&amp;[.B755]" office:value-type="string" office:string-value="1111110010" calcext:value-type="string">
            <text:p>1111110010</text:p>
          </table:table-cell>
          <table:table-cell table:formula="of:=SUBSTITUTE([.C755];&quot;0&quot;;&quot;&quot;)" office:value-type="string" office:string-value="1111111" calcext:value-type="string">
            <text:p>1111111</text:p>
          </table:table-cell>
          <table:table-cell table:formula="of:=IF([.D75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111110011</text:p>
          </table:table-cell>
          <table:table-cell table:formula="of:=&quot;1&quot;&amp;[.B756]" office:value-type="string" office:string-value="1111110011" calcext:value-type="string">
            <text:p>1111110011</text:p>
          </table:table-cell>
          <table:table-cell table:formula="of:=SUBSTITUTE([.C756];&quot;0&quot;;&quot;&quot;)" office:value-type="string" office:string-value="11111111" calcext:value-type="string">
            <text:p>11111111</text:p>
          </table:table-cell>
          <table:table-cell table:formula="of:=IF([.D75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111110100</text:p>
          </table:table-cell>
          <table:table-cell table:formula="of:=&quot;1&quot;&amp;[.B757]" office:value-type="string" office:string-value="1111110100" calcext:value-type="string">
            <text:p>1111110100</text:p>
          </table:table-cell>
          <table:table-cell table:formula="of:=SUBSTITUTE([.C757];&quot;0&quot;;&quot;&quot;)" office:value-type="string" office:string-value="1111111" calcext:value-type="string">
            <text:p>1111111</text:p>
          </table:table-cell>
          <table:table-cell table:formula="of:=IF([.D75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111110101</text:p>
          </table:table-cell>
          <table:table-cell table:formula="of:=&quot;1&quot;&amp;[.B758]" office:value-type="string" office:string-value="1111110101" calcext:value-type="string">
            <text:p>1111110101</text:p>
          </table:table-cell>
          <table:table-cell table:formula="of:=SUBSTITUTE([.C758];&quot;0&quot;;&quot;&quot;)" office:value-type="string" office:string-value="11111111" calcext:value-type="string">
            <text:p>11111111</text:p>
          </table:table-cell>
          <table:table-cell table:formula="of:=IF([.D75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111110110</text:p>
          </table:table-cell>
          <table:table-cell table:formula="of:=&quot;1&quot;&amp;[.B759]" office:value-type="string" office:string-value="1111110110" calcext:value-type="string">
            <text:p>1111110110</text:p>
          </table:table-cell>
          <table:table-cell table:formula="of:=SUBSTITUTE([.C759];&quot;0&quot;;&quot;&quot;)" office:value-type="string" office:string-value="11111111" calcext:value-type="string">
            <text:p>11111111</text:p>
          </table:table-cell>
          <table:table-cell table:formula="of:=IF([.D759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111110111</text:p>
          </table:table-cell>
          <table:table-cell table:formula="of:=&quot;1&quot;&amp;[.B760]" office:value-type="string" office:string-value="1111110111" calcext:value-type="string">
            <text:p>1111110111</text:p>
          </table:table-cell>
          <table:table-cell table:formula="of:=SUBSTITUTE([.C760];&quot;0&quot;;&quot;&quot;)" office:value-type="string" office:string-value="111111111" calcext:value-type="string">
            <text:p>111111111</text:p>
          </table:table-cell>
          <table:table-cell table:formula="of:=IF([.D760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111111000</text:p>
          </table:table-cell>
          <table:table-cell table:formula="of:=&quot;1&quot;&amp;[.B761]" office:value-type="string" office:string-value="1111111000" calcext:value-type="string">
            <text:p>1111111000</text:p>
          </table:table-cell>
          <table:table-cell table:formula="of:=SUBSTITUTE([.C761];&quot;0&quot;;&quot;&quot;)" office:value-type="string" office:string-value="1111111" calcext:value-type="string">
            <text:p>1111111</text:p>
          </table:table-cell>
          <table:table-cell table:formula="of:=IF([.D761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111111001</text:p>
          </table:table-cell>
          <table:table-cell table:formula="of:=&quot;1&quot;&amp;[.B762]" office:value-type="string" office:string-value="1111111001" calcext:value-type="string">
            <text:p>1111111001</text:p>
          </table:table-cell>
          <table:table-cell table:formula="of:=SUBSTITUTE([.C762];&quot;0&quot;;&quot;&quot;)" office:value-type="string" office:string-value="11111111" calcext:value-type="string">
            <text:p>11111111</text:p>
          </table:table-cell>
          <table:table-cell table:formula="of:=IF([.D762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111111010</text:p>
          </table:table-cell>
          <table:table-cell table:formula="of:=&quot;1&quot;&amp;[.B763]" office:value-type="string" office:string-value="1111111010" calcext:value-type="string">
            <text:p>1111111010</text:p>
          </table:table-cell>
          <table:table-cell table:formula="of:=SUBSTITUTE([.C763];&quot;0&quot;;&quot;&quot;)" office:value-type="string" office:string-value="11111111" calcext:value-type="string">
            <text:p>11111111</text:p>
          </table:table-cell>
          <table:table-cell table:formula="of:=IF([.D763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111111011</text:p>
          </table:table-cell>
          <table:table-cell table:formula="of:=&quot;1&quot;&amp;[.B764]" office:value-type="string" office:string-value="1111111011" calcext:value-type="string">
            <text:p>1111111011</text:p>
          </table:table-cell>
          <table:table-cell table:formula="of:=SUBSTITUTE([.C764];&quot;0&quot;;&quot;&quot;)" office:value-type="string" office:string-value="111111111" calcext:value-type="string">
            <text:p>111111111</text:p>
          </table:table-cell>
          <table:table-cell table:formula="of:=IF([.D764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111111100</text:p>
          </table:table-cell>
          <table:table-cell table:formula="of:=&quot;1&quot;&amp;[.B765]" office:value-type="string" office:string-value="1111111100" calcext:value-type="string">
            <text:p>1111111100</text:p>
          </table:table-cell>
          <table:table-cell table:formula="of:=SUBSTITUTE([.C765];&quot;0&quot;;&quot;&quot;)" office:value-type="string" office:string-value="11111111" calcext:value-type="string">
            <text:p>11111111</text:p>
          </table:table-cell>
          <table:table-cell table:formula="of:=IF([.D765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111111101</text:p>
          </table:table-cell>
          <table:table-cell table:formula="of:=&quot;1&quot;&amp;[.B766]" office:value-type="string" office:string-value="1111111101" calcext:value-type="string">
            <text:p>1111111101</text:p>
          </table:table-cell>
          <table:table-cell table:formula="of:=SUBSTITUTE([.C766];&quot;0&quot;;&quot;&quot;)" office:value-type="string" office:string-value="111111111" calcext:value-type="string">
            <text:p>111111111</text:p>
          </table:table-cell>
          <table:table-cell table:formula="of:=IF([.D766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111111110</text:p>
          </table:table-cell>
          <table:table-cell table:formula="of:=&quot;1&quot;&amp;[.B767]" office:value-type="string" office:string-value="1111111110" calcext:value-type="string">
            <text:p>1111111110</text:p>
          </table:table-cell>
          <table:table-cell table:formula="of:=SUBSTITUTE([.C767];&quot;0&quot;;&quot;&quot;)" office:value-type="string" office:string-value="111111111" calcext:value-type="string">
            <text:p>111111111</text:p>
          </table:table-cell>
          <table:table-cell table:formula="of:=IF([.D767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111111111</text:p>
          </table:table-cell>
          <table:table-cell table:formula="of:=&quot;1&quot;&amp;[.B768]" office:value-type="string" office:string-value="1111111111" calcext:value-type="string">
            <text:p>1111111111</text:p>
          </table:table-cell>
          <table:table-cell table:formula="of:=SUBSTITUTE([.C768];&quot;0&quot;;&quot;&quot;)" office:value-type="string" office:string-value="1111111111" calcext:value-type="string">
            <text:p>1111111111</text:p>
          </table:table-cell>
          <table:table-cell table:formula="of:=IF([.D768]=&quot;11111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/>
          <table:table-cell table:formula="of:=SUBSTITUTE([.C76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/>
          <table:table-cell table:formula="of:=SUBSTITUTE([.C77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  <table:table-cell table:formula="of:=SUBSTITUTE([.C77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/>
          <table:table-cell table:formula="of:=SUBSTITUTE([.C77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/>
          <table:table-cell table:formula="of:=SUBSTITUTE([.C77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/>
          <table:table-cell table:formula="of:=SUBSTITUTE([.C77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/>
          <table:table-cell table:formula="of:=SUBSTITUTE([.C77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/>
          <table:table-cell table:formula="of:=SUBSTITUTE([.C77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/>
          <table:table-cell table:formula="of:=SUBSTITUTE([.C77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/>
          <table:table-cell table:formula="of:=SUBSTITUTE([.C77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/>
          <table:table-cell table:formula="of:=SUBSTITUTE([.C77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/>
          <table:table-cell table:formula="of:=SUBSTITUTE([.C78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  <table:table-cell table:formula="of:=SUBSTITUTE([.C78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/>
          <table:table-cell table:formula="of:=SUBSTITUTE([.C78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/>
          <table:table-cell table:formula="of:=SUBSTITUTE([.C78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/>
          <table:table-cell table:formula="of:=SUBSTITUTE([.C78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/>
          <table:table-cell table:formula="of:=SUBSTITUTE([.C78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/>
          <table:table-cell table:formula="of:=SUBSTITUTE([.C78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/>
          <table:table-cell table:formula="of:=SUBSTITUTE([.C78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/>
          <table:table-cell table:formula="of:=SUBSTITUTE([.C78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/>
          <table:table-cell table:formula="of:=SUBSTITUTE([.C78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/>
          <table:table-cell table:formula="of:=SUBSTITUTE([.C79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/>
          <table:table-cell table:formula="of:=SUBSTITUTE([.C79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  <table:table-cell table:formula="of:=SUBSTITUTE([.C79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/>
          <table:table-cell table:formula="of:=SUBSTITUTE([.C79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/>
          <table:table-cell table:formula="of:=SUBSTITUTE([.C79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/>
          <table:table-cell table:formula="of:=SUBSTITUTE([.C79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/>
          <table:table-cell table:formula="of:=SUBSTITUTE([.C79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/>
          <table:table-cell table:formula="of:=SUBSTITUTE([.C79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/>
          <table:table-cell table:formula="of:=SUBSTITUTE([.C79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/>
          <table:table-cell table:formula="of:=SUBSTITUTE([.C79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/>
          <table:table-cell table:formula="of:=SUBSTITUTE([.C80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  <table:table-cell table:formula="of:=SUBSTITUTE([.C80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table:formula="of:=SUBSTITUTE([.C80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/>
          <table:table-cell table:formula="of:=SUBSTITUTE([.C80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/>
          <table:table-cell table:formula="of:=SUBSTITUTE([.C80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/>
          <table:table-cell table:formula="of:=SUBSTITUTE([.C80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/>
          <table:table-cell table:formula="of:=SUBSTITUTE([.C80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/>
          <table:table-cell table:formula="of:=SUBSTITUTE([.C80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/>
          <table:table-cell table:formula="of:=SUBSTITUTE([.C80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/>
          <table:table-cell table:formula="of:=SUBSTITUTE([.C80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/>
          <table:table-cell table:formula="of:=SUBSTITUTE([.C81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/>
          <table:table-cell table:formula="of:=SUBSTITUTE([.C81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/>
          <table:table-cell table:formula="of:=SUBSTITUTE([.C81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/>
          <table:table-cell table:formula="of:=SUBSTITUTE([.C81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/>
          <table:table-cell table:formula="of:=SUBSTITUTE([.C81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/>
          <table:table-cell table:formula="of:=SUBSTITUTE([.C81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/>
          <table:table-cell table:formula="of:=SUBSTITUTE([.C81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/>
          <table:table-cell table:formula="of:=SUBSTITUTE([.C81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table:formula="of:=SUBSTITUTE([.C81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/>
          <table:table-cell table:formula="of:=SUBSTITUTE([.C81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/>
          <table:table-cell table:formula="of:=SUBSTITUTE([.C82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/>
          <table:table-cell table:formula="of:=SUBSTITUTE([.C82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/>
          <table:table-cell table:formula="of:=SUBSTITUTE([.C82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/>
          <table:table-cell table:formula="of:=SUBSTITUTE([.C82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  <table:table-cell table:formula="of:=SUBSTITUTE([.C82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/>
          <table:table-cell table:formula="of:=SUBSTITUTE([.C82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/>
          <table:table-cell table:formula="of:=SUBSTITUTE([.C82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/>
          <table:table-cell table:formula="of:=SUBSTITUTE([.C82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/>
          <table:table-cell table:formula="of:=SUBSTITUTE([.C82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/>
          <table:table-cell table:formula="of:=SUBSTITUTE([.C82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/>
          <table:table-cell table:formula="of:=SUBSTITUTE([.C83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/>
          <table:table-cell table:formula="of:=SUBSTITUTE([.C83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/>
          <table:table-cell table:formula="of:=SUBSTITUTE([.C83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/>
          <table:table-cell table:formula="of:=SUBSTITUTE([.C83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table:formula="of:=SUBSTITUTE([.C83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/>
          <table:table-cell table:formula="of:=SUBSTITUTE([.C83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/>
          <table:table-cell table:formula="of:=SUBSTITUTE([.C83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/>
          <table:table-cell table:formula="of:=SUBSTITUTE([.C83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/>
          <table:table-cell table:formula="of:=SUBSTITUTE([.C83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/>
          <table:table-cell table:formula="of:=SUBSTITUTE([.C83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  <table:table-cell table:formula="of:=SUBSTITUTE([.C84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/>
          <table:table-cell table:formula="of:=SUBSTITUTE([.C84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/>
          <table:table-cell table:formula="of:=SUBSTITUTE([.C84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/>
          <table:table-cell table:formula="of:=SUBSTITUTE([.C84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/>
          <table:table-cell table:formula="of:=SUBSTITUTE([.C84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/>
          <table:table-cell table:formula="of:=SUBSTITUTE([.C84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/>
          <table:table-cell table:formula="of:=SUBSTITUTE([.C84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/>
          <table:table-cell table:formula="of:=SUBSTITUTE([.C84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/>
          <table:table-cell table:formula="of:=SUBSTITUTE([.C84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/>
          <table:table-cell table:formula="of:=SUBSTITUTE([.C84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/>
          <table:table-cell table:formula="of:=SUBSTITUTE([.C85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/>
          <table:table-cell table:formula="of:=SUBSTITUTE([.C85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/>
          <table:table-cell table:formula="of:=SUBSTITUTE([.C85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/>
          <table:table-cell table:formula="of:=SUBSTITUTE([.C85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/>
          <table:table-cell table:formula="of:=SUBSTITUTE([.C85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/>
          <table:table-cell table:formula="of:=SUBSTITUTE([.C85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/>
          <table:table-cell table:formula="of:=SUBSTITUTE([.C85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/>
          <table:table-cell table:formula="of:=SUBSTITUTE([.C85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/>
          <table:table-cell table:formula="of:=SUBSTITUTE([.C85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/>
          <table:table-cell table:formula="of:=SUBSTITUTE([.C85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/>
          <table:table-cell table:formula="of:=SUBSTITUTE([.C86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/>
          <table:table-cell table:formula="of:=SUBSTITUTE([.C86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/>
          <table:table-cell table:formula="of:=SUBSTITUTE([.C86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/>
          <table:table-cell table:formula="of:=SUBSTITUTE([.C86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/>
          <table:table-cell table:formula="of:=SUBSTITUTE([.C86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/>
          <table:table-cell table:formula="of:=SUBSTITUTE([.C86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/>
          <table:table-cell table:formula="of:=SUBSTITUTE([.C86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/>
          <table:table-cell table:formula="of:=SUBSTITUTE([.C86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/>
          <table:table-cell table:formula="of:=SUBSTITUTE([.C86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/>
          <table:table-cell table:formula="of:=SUBSTITUTE([.C86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/>
          <table:table-cell table:formula="of:=SUBSTITUTE([.C87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/>
          <table:table-cell table:formula="of:=SUBSTITUTE([.C87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/>
          <table:table-cell table:formula="of:=SUBSTITUTE([.C87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/>
          <table:table-cell table:formula="of:=SUBSTITUTE([.C87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/>
          <table:table-cell table:formula="of:=SUBSTITUTE([.C87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/>
          <table:table-cell table:formula="of:=SUBSTITUTE([.C87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/>
          <table:table-cell table:formula="of:=SUBSTITUTE([.C87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/>
          <table:table-cell table:formula="of:=SUBSTITUTE([.C87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/>
          <table:table-cell table:formula="of:=SUBSTITUTE([.C87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/>
          <table:table-cell table:formula="of:=SUBSTITUTE([.C87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/>
          <table:table-cell table:formula="of:=SUBSTITUTE([.C88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/>
          <table:table-cell table:formula="of:=SUBSTITUTE([.C88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/>
          <table:table-cell table:formula="of:=SUBSTITUTE([.C88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/>
          <table:table-cell table:formula="of:=SUBSTITUTE([.C88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/>
          <table:table-cell table:formula="of:=SUBSTITUTE([.C88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/>
          <table:table-cell table:formula="of:=SUBSTITUTE([.C88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/>
          <table:table-cell table:formula="of:=SUBSTITUTE([.C88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/>
          <table:table-cell table:formula="of:=SUBSTITUTE([.C88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/>
          <table:table-cell table:formula="of:=SUBSTITUTE([.C88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/>
          <table:table-cell table:formula="of:=SUBSTITUTE([.C88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/>
          <table:table-cell table:formula="of:=SUBSTITUTE([.C89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/>
          <table:table-cell table:formula="of:=SUBSTITUTE([.C89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/>
          <table:table-cell table:formula="of:=SUBSTITUTE([.C89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/>
          <table:table-cell table:formula="of:=SUBSTITUTE([.C89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/>
          <table:table-cell table:formula="of:=SUBSTITUTE([.C89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/>
          <table:table-cell table:formula="of:=SUBSTITUTE([.C89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table:formula="of:=SUBSTITUTE([.C89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DEC2BIN([.A897])" office:value-type="string" office:string-value="" calcext:value-type="error">
            <text:p>Fehler:502</text:p>
          </table:table-cell>
          <table:table-cell/>
          <table:table-cell table:formula="of:=SUBSTITUTE([.C89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DEC2BIN([.A898])" office:value-type="string" office:string-value="" calcext:value-type="error">
            <text:p>Fehler:502</text:p>
          </table:table-cell>
          <table:table-cell/>
          <table:table-cell table:formula="of:=SUBSTITUTE([.C89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DEC2BIN([.A899])" office:value-type="string" office:string-value="" calcext:value-type="error">
            <text:p>Fehler:502</text:p>
          </table:table-cell>
          <table:table-cell/>
          <table:table-cell table:formula="of:=SUBSTITUTE([.C89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DEC2BIN([.A900])" office:value-type="string" office:string-value="" calcext:value-type="error">
            <text:p>Fehler:502</text:p>
          </table:table-cell>
          <table:table-cell/>
          <table:table-cell table:formula="of:=SUBSTITUTE([.C90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DEC2BIN([.A901])" office:value-type="string" office:string-value="" calcext:value-type="error">
            <text:p>Fehler:502</text:p>
          </table:table-cell>
          <table:table-cell/>
          <table:table-cell table:formula="of:=SUBSTITUTE([.C90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DEC2BIN([.A902])" office:value-type="string" office:string-value="" calcext:value-type="error">
            <text:p>Fehler:502</text:p>
          </table:table-cell>
          <table:table-cell/>
          <table:table-cell table:formula="of:=SUBSTITUTE([.C90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DEC2BIN([.A903])" office:value-type="string" office:string-value="" calcext:value-type="error">
            <text:p>Fehler:502</text:p>
          </table:table-cell>
          <table:table-cell/>
          <table:table-cell table:formula="of:=SUBSTITUTE([.C90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DEC2BIN([.A904])" office:value-type="string" office:string-value="" calcext:value-type="error">
            <text:p>Fehler:502</text:p>
          </table:table-cell>
          <table:table-cell/>
          <table:table-cell table:formula="of:=SUBSTITUTE([.C90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DEC2BIN([.A905])" office:value-type="string" office:string-value="" calcext:value-type="error">
            <text:p>Fehler:502</text:p>
          </table:table-cell>
          <table:table-cell/>
          <table:table-cell table:formula="of:=SUBSTITUTE([.C90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DEC2BIN([.A906])" office:value-type="string" office:string-value="" calcext:value-type="error">
            <text:p>Fehler:502</text:p>
          </table:table-cell>
          <table:table-cell/>
          <table:table-cell table:formula="of:=SUBSTITUTE([.C90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DEC2BIN([.A907])" office:value-type="string" office:string-value="" calcext:value-type="error">
            <text:p>Fehler:502</text:p>
          </table:table-cell>
          <table:table-cell/>
          <table:table-cell table:formula="of:=SUBSTITUTE([.C90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DEC2BIN([.A908])" office:value-type="string" office:string-value="" calcext:value-type="error">
            <text:p>Fehler:502</text:p>
          </table:table-cell>
          <table:table-cell/>
          <table:table-cell table:formula="of:=SUBSTITUTE([.C90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DEC2BIN([.A909])" office:value-type="string" office:string-value="" calcext:value-type="error">
            <text:p>Fehler:502</text:p>
          </table:table-cell>
          <table:table-cell/>
          <table:table-cell table:formula="of:=SUBSTITUTE([.C90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DEC2BIN([.A910])" office:value-type="string" office:string-value="" calcext:value-type="error">
            <text:p>Fehler:502</text:p>
          </table:table-cell>
          <table:table-cell/>
          <table:table-cell table:formula="of:=SUBSTITUTE([.C91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DEC2BIN([.A911])" office:value-type="string" office:string-value="" calcext:value-type="error">
            <text:p>Fehler:502</text:p>
          </table:table-cell>
          <table:table-cell/>
          <table:table-cell table:formula="of:=SUBSTITUTE([.C91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DEC2BIN([.A912])" office:value-type="string" office:string-value="" calcext:value-type="error">
            <text:p>Fehler:502</text:p>
          </table:table-cell>
          <table:table-cell/>
          <table:table-cell table:formula="of:=SUBSTITUTE([.C91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DEC2BIN([.A913])" office:value-type="string" office:string-value="" calcext:value-type="error">
            <text:p>Fehler:502</text:p>
          </table:table-cell>
          <table:table-cell/>
          <table:table-cell table:formula="of:=SUBSTITUTE([.C91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DEC2BIN([.A914])" office:value-type="string" office:string-value="" calcext:value-type="error">
            <text:p>Fehler:502</text:p>
          </table:table-cell>
          <table:table-cell/>
          <table:table-cell table:formula="of:=SUBSTITUTE([.C91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DEC2BIN([.A915])" office:value-type="string" office:string-value="" calcext:value-type="error">
            <text:p>Fehler:502</text:p>
          </table:table-cell>
          <table:table-cell/>
          <table:table-cell table:formula="of:=SUBSTITUTE([.C91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DEC2BIN([.A916])" office:value-type="string" office:string-value="" calcext:value-type="error">
            <text:p>Fehler:502</text:p>
          </table:table-cell>
          <table:table-cell/>
          <table:table-cell table:formula="of:=SUBSTITUTE([.C91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DEC2BIN([.A917])" office:value-type="string" office:string-value="" calcext:value-type="error">
            <text:p>Fehler:502</text:p>
          </table:table-cell>
          <table:table-cell/>
          <table:table-cell table:formula="of:=SUBSTITUTE([.C91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DEC2BIN([.A918])" office:value-type="string" office:string-value="" calcext:value-type="error">
            <text:p>Fehler:502</text:p>
          </table:table-cell>
          <table:table-cell/>
          <table:table-cell table:formula="of:=SUBSTITUTE([.C91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DEC2BIN([.A919])" office:value-type="string" office:string-value="" calcext:value-type="error">
            <text:p>Fehler:502</text:p>
          </table:table-cell>
          <table:table-cell/>
          <table:table-cell table:formula="of:=SUBSTITUTE([.C91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DEC2BIN([.A920])" office:value-type="string" office:string-value="" calcext:value-type="error">
            <text:p>Fehler:502</text:p>
          </table:table-cell>
          <table:table-cell/>
          <table:table-cell table:formula="of:=SUBSTITUTE([.C92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DEC2BIN([.A921])" office:value-type="string" office:string-value="" calcext:value-type="error">
            <text:p>Fehler:502</text:p>
          </table:table-cell>
          <table:table-cell/>
          <table:table-cell table:formula="of:=SUBSTITUTE([.C92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DEC2BIN([.A922])" office:value-type="string" office:string-value="" calcext:value-type="error">
            <text:p>Fehler:502</text:p>
          </table:table-cell>
          <table:table-cell/>
          <table:table-cell table:formula="of:=SUBSTITUTE([.C92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DEC2BIN([.A923])" office:value-type="string" office:string-value="" calcext:value-type="error">
            <text:p>Fehler:502</text:p>
          </table:table-cell>
          <table:table-cell/>
          <table:table-cell table:formula="of:=SUBSTITUTE([.C92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DEC2BIN([.A924])" office:value-type="string" office:string-value="" calcext:value-type="error">
            <text:p>Fehler:502</text:p>
          </table:table-cell>
          <table:table-cell/>
          <table:table-cell table:formula="of:=SUBSTITUTE([.C92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DEC2BIN([.A925])" office:value-type="string" office:string-value="" calcext:value-type="error">
            <text:p>Fehler:502</text:p>
          </table:table-cell>
          <table:table-cell/>
          <table:table-cell table:formula="of:=SUBSTITUTE([.C92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DEC2BIN([.A926])" office:value-type="string" office:string-value="" calcext:value-type="error">
            <text:p>Fehler:502</text:p>
          </table:table-cell>
          <table:table-cell/>
          <table:table-cell table:formula="of:=SUBSTITUTE([.C92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DEC2BIN([.A927])" office:value-type="string" office:string-value="" calcext:value-type="error">
            <text:p>Fehler:502</text:p>
          </table:table-cell>
          <table:table-cell/>
          <table:table-cell table:formula="of:=SUBSTITUTE([.C92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DEC2BIN([.A928])" office:value-type="string" office:string-value="" calcext:value-type="error">
            <text:p>Fehler:502</text:p>
          </table:table-cell>
          <table:table-cell/>
          <table:table-cell table:formula="of:=SUBSTITUTE([.C92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DEC2BIN([.A929])" office:value-type="string" office:string-value="" calcext:value-type="error">
            <text:p>Fehler:502</text:p>
          </table:table-cell>
          <table:table-cell/>
          <table:table-cell table:formula="of:=SUBSTITUTE([.C92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DEC2BIN([.A930])" office:value-type="string" office:string-value="" calcext:value-type="error">
            <text:p>Fehler:502</text:p>
          </table:table-cell>
          <table:table-cell/>
          <table:table-cell table:formula="of:=SUBSTITUTE([.C93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DEC2BIN([.A931])" office:value-type="string" office:string-value="" calcext:value-type="error">
            <text:p>Fehler:502</text:p>
          </table:table-cell>
          <table:table-cell/>
          <table:table-cell table:formula="of:=SUBSTITUTE([.C93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DEC2BIN([.A932])" office:value-type="string" office:string-value="" calcext:value-type="error">
            <text:p>Fehler:502</text:p>
          </table:table-cell>
          <table:table-cell/>
          <table:table-cell table:formula="of:=SUBSTITUTE([.C93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DEC2BIN([.A933])" office:value-type="string" office:string-value="" calcext:value-type="error">
            <text:p>Fehler:502</text:p>
          </table:table-cell>
          <table:table-cell/>
          <table:table-cell table:formula="of:=SUBSTITUTE([.C93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DEC2BIN([.A934])" office:value-type="string" office:string-value="" calcext:value-type="error">
            <text:p>Fehler:502</text:p>
          </table:table-cell>
          <table:table-cell/>
          <table:table-cell table:formula="of:=SUBSTITUTE([.C93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DEC2BIN([.A935])" office:value-type="string" office:string-value="" calcext:value-type="error">
            <text:p>Fehler:502</text:p>
          </table:table-cell>
          <table:table-cell/>
          <table:table-cell table:formula="of:=SUBSTITUTE([.C93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DEC2BIN([.A936])" office:value-type="string" office:string-value="" calcext:value-type="error">
            <text:p>Fehler:502</text:p>
          </table:table-cell>
          <table:table-cell/>
          <table:table-cell table:formula="of:=SUBSTITUTE([.C93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DEC2BIN([.A937])" office:value-type="string" office:string-value="" calcext:value-type="error">
            <text:p>Fehler:502</text:p>
          </table:table-cell>
          <table:table-cell/>
          <table:table-cell table:formula="of:=SUBSTITUTE([.C93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DEC2BIN([.A938])" office:value-type="string" office:string-value="" calcext:value-type="error">
            <text:p>Fehler:502</text:p>
          </table:table-cell>
          <table:table-cell/>
          <table:table-cell table:formula="of:=SUBSTITUTE([.C93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DEC2BIN([.A939])" office:value-type="string" office:string-value="" calcext:value-type="error">
            <text:p>Fehler:502</text:p>
          </table:table-cell>
          <table:table-cell/>
          <table:table-cell table:formula="of:=SUBSTITUTE([.C93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DEC2BIN([.A940])" office:value-type="string" office:string-value="" calcext:value-type="error">
            <text:p>Fehler:502</text:p>
          </table:table-cell>
          <table:table-cell/>
          <table:table-cell table:formula="of:=SUBSTITUTE([.C94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DEC2BIN([.A941])" office:value-type="string" office:string-value="" calcext:value-type="error">
            <text:p>Fehler:502</text:p>
          </table:table-cell>
          <table:table-cell/>
          <table:table-cell table:formula="of:=SUBSTITUTE([.C94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DEC2BIN([.A942])" office:value-type="string" office:string-value="" calcext:value-type="error">
            <text:p>Fehler:502</text:p>
          </table:table-cell>
          <table:table-cell/>
          <table:table-cell table:formula="of:=SUBSTITUTE([.C94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DEC2BIN([.A943])" office:value-type="string" office:string-value="" calcext:value-type="error">
            <text:p>Fehler:502</text:p>
          </table:table-cell>
          <table:table-cell/>
          <table:table-cell table:formula="of:=SUBSTITUTE([.C94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DEC2BIN([.A944])" office:value-type="string" office:string-value="" calcext:value-type="error">
            <text:p>Fehler:502</text:p>
          </table:table-cell>
          <table:table-cell/>
          <table:table-cell table:formula="of:=SUBSTITUTE([.C94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DEC2BIN([.A945])" office:value-type="string" office:string-value="" calcext:value-type="error">
            <text:p>Fehler:502</text:p>
          </table:table-cell>
          <table:table-cell/>
          <table:table-cell table:formula="of:=SUBSTITUTE([.C94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DEC2BIN([.A946])" office:value-type="string" office:string-value="" calcext:value-type="error">
            <text:p>Fehler:502</text:p>
          </table:table-cell>
          <table:table-cell/>
          <table:table-cell table:formula="of:=SUBSTITUTE([.C94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DEC2BIN([.A947])" office:value-type="string" office:string-value="" calcext:value-type="error">
            <text:p>Fehler:502</text:p>
          </table:table-cell>
          <table:table-cell/>
          <table:table-cell table:formula="of:=SUBSTITUTE([.C94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DEC2BIN([.A948])" office:value-type="string" office:string-value="" calcext:value-type="error">
            <text:p>Fehler:502</text:p>
          </table:table-cell>
          <table:table-cell/>
          <table:table-cell table:formula="of:=SUBSTITUTE([.C94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DEC2BIN([.A949])" office:value-type="string" office:string-value="" calcext:value-type="error">
            <text:p>Fehler:502</text:p>
          </table:table-cell>
          <table:table-cell/>
          <table:table-cell table:formula="of:=SUBSTITUTE([.C94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DEC2BIN([.A950])" office:value-type="string" office:string-value="" calcext:value-type="error">
            <text:p>Fehler:502</text:p>
          </table:table-cell>
          <table:table-cell/>
          <table:table-cell table:formula="of:=SUBSTITUTE([.C95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DEC2BIN([.A951])" office:value-type="string" office:string-value="" calcext:value-type="error">
            <text:p>Fehler:502</text:p>
          </table:table-cell>
          <table:table-cell/>
          <table:table-cell table:formula="of:=SUBSTITUTE([.C95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DEC2BIN([.A952])" office:value-type="string" office:string-value="" calcext:value-type="error">
            <text:p>Fehler:502</text:p>
          </table:table-cell>
          <table:table-cell/>
          <table:table-cell table:formula="of:=SUBSTITUTE([.C95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DEC2BIN([.A953])" office:value-type="string" office:string-value="" calcext:value-type="error">
            <text:p>Fehler:502</text:p>
          </table:table-cell>
          <table:table-cell/>
          <table:table-cell table:formula="of:=SUBSTITUTE([.C95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DEC2BIN([.A954])" office:value-type="string" office:string-value="" calcext:value-type="error">
            <text:p>Fehler:502</text:p>
          </table:table-cell>
          <table:table-cell/>
          <table:table-cell table:formula="of:=SUBSTITUTE([.C95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DEC2BIN([.A955])" office:value-type="string" office:string-value="" calcext:value-type="error">
            <text:p>Fehler:502</text:p>
          </table:table-cell>
          <table:table-cell/>
          <table:table-cell table:formula="of:=SUBSTITUTE([.C95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DEC2BIN([.A956])" office:value-type="string" office:string-value="" calcext:value-type="error">
            <text:p>Fehler:502</text:p>
          </table:table-cell>
          <table:table-cell/>
          <table:table-cell table:formula="of:=SUBSTITUTE([.C95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DEC2BIN([.A957])" office:value-type="string" office:string-value="" calcext:value-type="error">
            <text:p>Fehler:502</text:p>
          </table:table-cell>
          <table:table-cell/>
          <table:table-cell table:formula="of:=SUBSTITUTE([.C95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DEC2BIN([.A958])" office:value-type="string" office:string-value="" calcext:value-type="error">
            <text:p>Fehler:502</text:p>
          </table:table-cell>
          <table:table-cell/>
          <table:table-cell table:formula="of:=SUBSTITUTE([.C95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DEC2BIN([.A959])" office:value-type="string" office:string-value="" calcext:value-type="error">
            <text:p>Fehler:502</text:p>
          </table:table-cell>
          <table:table-cell/>
          <table:table-cell table:formula="of:=SUBSTITUTE([.C95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DEC2BIN([.A960])" office:value-type="string" office:string-value="" calcext:value-type="error">
            <text:p>Fehler:502</text:p>
          </table:table-cell>
          <table:table-cell/>
          <table:table-cell table:formula="of:=SUBSTITUTE([.C96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DEC2BIN([.A961])" office:value-type="string" office:string-value="" calcext:value-type="error">
            <text:p>Fehler:502</text:p>
          </table:table-cell>
          <table:table-cell/>
          <table:table-cell table:formula="of:=SUBSTITUTE([.C96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DEC2BIN([.A962])" office:value-type="string" office:string-value="" calcext:value-type="error">
            <text:p>Fehler:502</text:p>
          </table:table-cell>
          <table:table-cell/>
          <table:table-cell table:formula="of:=SUBSTITUTE([.C96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DEC2BIN([.A963])" office:value-type="string" office:string-value="" calcext:value-type="error">
            <text:p>Fehler:502</text:p>
          </table:table-cell>
          <table:table-cell/>
          <table:table-cell table:formula="of:=SUBSTITUTE([.C96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DEC2BIN([.A964])" office:value-type="string" office:string-value="" calcext:value-type="error">
            <text:p>Fehler:502</text:p>
          </table:table-cell>
          <table:table-cell/>
          <table:table-cell table:formula="of:=SUBSTITUTE([.C96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DEC2BIN([.A965])" office:value-type="string" office:string-value="" calcext:value-type="error">
            <text:p>Fehler:502</text:p>
          </table:table-cell>
          <table:table-cell/>
          <table:table-cell table:formula="of:=SUBSTITUTE([.C96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DEC2BIN([.A966])" office:value-type="string" office:string-value="" calcext:value-type="error">
            <text:p>Fehler:502</text:p>
          </table:table-cell>
          <table:table-cell/>
          <table:table-cell table:formula="of:=SUBSTITUTE([.C96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DEC2BIN([.A967])" office:value-type="string" office:string-value="" calcext:value-type="error">
            <text:p>Fehler:502</text:p>
          </table:table-cell>
          <table:table-cell/>
          <table:table-cell table:formula="of:=SUBSTITUTE([.C96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DEC2BIN([.A968])" office:value-type="string" office:string-value="" calcext:value-type="error">
            <text:p>Fehler:502</text:p>
          </table:table-cell>
          <table:table-cell/>
          <table:table-cell table:formula="of:=SUBSTITUTE([.C96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DEC2BIN([.A969])" office:value-type="string" office:string-value="" calcext:value-type="error">
            <text:p>Fehler:502</text:p>
          </table:table-cell>
          <table:table-cell/>
          <table:table-cell table:formula="of:=SUBSTITUTE([.C96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DEC2BIN([.A970])" office:value-type="string" office:string-value="" calcext:value-type="error">
            <text:p>Fehler:502</text:p>
          </table:table-cell>
          <table:table-cell/>
          <table:table-cell table:formula="of:=SUBSTITUTE([.C97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DEC2BIN([.A971])" office:value-type="string" office:string-value="" calcext:value-type="error">
            <text:p>Fehler:502</text:p>
          </table:table-cell>
          <table:table-cell/>
          <table:table-cell table:formula="of:=SUBSTITUTE([.C97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DEC2BIN([.A972])" office:value-type="string" office:string-value="" calcext:value-type="error">
            <text:p>Fehler:502</text:p>
          </table:table-cell>
          <table:table-cell/>
          <table:table-cell table:formula="of:=SUBSTITUTE([.C97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DEC2BIN([.A973])" office:value-type="string" office:string-value="" calcext:value-type="error">
            <text:p>Fehler:502</text:p>
          </table:table-cell>
          <table:table-cell/>
          <table:table-cell table:formula="of:=SUBSTITUTE([.C97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DEC2BIN([.A974])" office:value-type="string" office:string-value="" calcext:value-type="error">
            <text:p>Fehler:502</text:p>
          </table:table-cell>
          <table:table-cell/>
          <table:table-cell table:formula="of:=SUBSTITUTE([.C97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DEC2BIN([.A975])" office:value-type="string" office:string-value="" calcext:value-type="error">
            <text:p>Fehler:502</text:p>
          </table:table-cell>
          <table:table-cell/>
          <table:table-cell table:formula="of:=SUBSTITUTE([.C97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DEC2BIN([.A976])" office:value-type="string" office:string-value="" calcext:value-type="error">
            <text:p>Fehler:502</text:p>
          </table:table-cell>
          <table:table-cell/>
          <table:table-cell table:formula="of:=SUBSTITUTE([.C97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DEC2BIN([.A977])" office:value-type="string" office:string-value="" calcext:value-type="error">
            <text:p>Fehler:502</text:p>
          </table:table-cell>
          <table:table-cell/>
          <table:table-cell table:formula="of:=SUBSTITUTE([.C97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DEC2BIN([.A978])" office:value-type="string" office:string-value="" calcext:value-type="error">
            <text:p>Fehler:502</text:p>
          </table:table-cell>
          <table:table-cell/>
          <table:table-cell table:formula="of:=SUBSTITUTE([.C97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DEC2BIN([.A979])" office:value-type="string" office:string-value="" calcext:value-type="error">
            <text:p>Fehler:502</text:p>
          </table:table-cell>
          <table:table-cell/>
          <table:table-cell table:formula="of:=SUBSTITUTE([.C97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DEC2BIN([.A980])" office:value-type="string" office:string-value="" calcext:value-type="error">
            <text:p>Fehler:502</text:p>
          </table:table-cell>
          <table:table-cell/>
          <table:table-cell table:formula="of:=SUBSTITUTE([.C98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DEC2BIN([.A981])" office:value-type="string" office:string-value="" calcext:value-type="error">
            <text:p>Fehler:502</text:p>
          </table:table-cell>
          <table:table-cell/>
          <table:table-cell table:formula="of:=SUBSTITUTE([.C98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DEC2BIN([.A982])" office:value-type="string" office:string-value="" calcext:value-type="error">
            <text:p>Fehler:502</text:p>
          </table:table-cell>
          <table:table-cell/>
          <table:table-cell table:formula="of:=SUBSTITUTE([.C98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DEC2BIN([.A983])" office:value-type="string" office:string-value="" calcext:value-type="error">
            <text:p>Fehler:502</text:p>
          </table:table-cell>
          <table:table-cell/>
          <table:table-cell table:formula="of:=SUBSTITUTE([.C98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DEC2BIN([.A984])" office:value-type="string" office:string-value="" calcext:value-type="error">
            <text:p>Fehler:502</text:p>
          </table:table-cell>
          <table:table-cell/>
          <table:table-cell table:formula="of:=SUBSTITUTE([.C98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DEC2BIN([.A985])" office:value-type="string" office:string-value="" calcext:value-type="error">
            <text:p>Fehler:502</text:p>
          </table:table-cell>
          <table:table-cell/>
          <table:table-cell table:formula="of:=SUBSTITUTE([.C98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DEC2BIN([.A986])" office:value-type="string" office:string-value="" calcext:value-type="error">
            <text:p>Fehler:502</text:p>
          </table:table-cell>
          <table:table-cell/>
          <table:table-cell table:formula="of:=SUBSTITUTE([.C98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DEC2BIN([.A987])" office:value-type="string" office:string-value="" calcext:value-type="error">
            <text:p>Fehler:502</text:p>
          </table:table-cell>
          <table:table-cell/>
          <table:table-cell table:formula="of:=SUBSTITUTE([.C98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DEC2BIN([.A988])" office:value-type="string" office:string-value="" calcext:value-type="error">
            <text:p>Fehler:502</text:p>
          </table:table-cell>
          <table:table-cell/>
          <table:table-cell table:formula="of:=SUBSTITUTE([.C98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DEC2BIN([.A989])" office:value-type="string" office:string-value="" calcext:value-type="error">
            <text:p>Fehler:502</text:p>
          </table:table-cell>
          <table:table-cell/>
          <table:table-cell table:formula="of:=SUBSTITUTE([.C98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DEC2BIN([.A990])" office:value-type="string" office:string-value="" calcext:value-type="error">
            <text:p>Fehler:502</text:p>
          </table:table-cell>
          <table:table-cell/>
          <table:table-cell table:formula="of:=SUBSTITUTE([.C99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DEC2BIN([.A991])" office:value-type="string" office:string-value="" calcext:value-type="error">
            <text:p>Fehler:502</text:p>
          </table:table-cell>
          <table:table-cell/>
          <table:table-cell table:formula="of:=SUBSTITUTE([.C99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DEC2BIN([.A992])" office:value-type="string" office:string-value="" calcext:value-type="error">
            <text:p>Fehler:502</text:p>
          </table:table-cell>
          <table:table-cell/>
          <table:table-cell table:formula="of:=SUBSTITUTE([.C99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DEC2BIN([.A993])" office:value-type="string" office:string-value="" calcext:value-type="error">
            <text:p>Fehler:502</text:p>
          </table:table-cell>
          <table:table-cell/>
          <table:table-cell table:formula="of:=SUBSTITUTE([.C99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DEC2BIN([.A994])" office:value-type="string" office:string-value="" calcext:value-type="error">
            <text:p>Fehler:502</text:p>
          </table:table-cell>
          <table:table-cell/>
          <table:table-cell table:formula="of:=SUBSTITUTE([.C99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DEC2BIN([.A995])" office:value-type="string" office:string-value="" calcext:value-type="error">
            <text:p>Fehler:502</text:p>
          </table:table-cell>
          <table:table-cell/>
          <table:table-cell table:formula="of:=SUBSTITUTE([.C99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DEC2BIN([.A996])" office:value-type="string" office:string-value="" calcext:value-type="error">
            <text:p>Fehler:502</text:p>
          </table:table-cell>
          <table:table-cell/>
          <table:table-cell table:formula="of:=SUBSTITUTE([.C99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DEC2BIN([.A997])" office:value-type="string" office:string-value="" calcext:value-type="error">
            <text:p>Fehler:502</text:p>
          </table:table-cell>
          <table:table-cell/>
          <table:table-cell table:formula="of:=SUBSTITUTE([.C99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DEC2BIN([.A998])" office:value-type="string" office:string-value="" calcext:value-type="error">
            <text:p>Fehler:502</text:p>
          </table:table-cell>
          <table:table-cell/>
          <table:table-cell table:formula="of:=SUBSTITUTE([.C99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DEC2BIN([.A999])" office:value-type="string" office:string-value="" calcext:value-type="error">
            <text:p>Fehler:502</text:p>
          </table:table-cell>
          <table:table-cell/>
          <table:table-cell table:formula="of:=SUBSTITUTE([.C99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DEC2BIN([.A1000])" office:value-type="string" office:string-value="" calcext:value-type="error">
            <text:p>Fehler:502</text:p>
          </table:table-cell>
          <table:table-cell/>
          <table:table-cell table:formula="of:=SUBSTITUTE([.C100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DEC2BIN([.A1001])" office:value-type="string" office:string-value="" calcext:value-type="error">
            <text:p>Fehler:502</text:p>
          </table:table-cell>
          <table:table-cell/>
          <table:table-cell table:formula="of:=SUBSTITUTE([.C100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DEC2BIN([.A1002])" office:value-type="string" office:string-value="" calcext:value-type="error">
            <text:p>Fehler:502</text:p>
          </table:table-cell>
          <table:table-cell/>
          <table:table-cell table:formula="of:=SUBSTITUTE([.C100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DEC2BIN([.A1003])" office:value-type="string" office:string-value="" calcext:value-type="error">
            <text:p>Fehler:502</text:p>
          </table:table-cell>
          <table:table-cell/>
          <table:table-cell table:formula="of:=SUBSTITUTE([.C100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DEC2BIN([.A1004])" office:value-type="string" office:string-value="" calcext:value-type="error">
            <text:p>Fehler:502</text:p>
          </table:table-cell>
          <table:table-cell/>
          <table:table-cell table:formula="of:=SUBSTITUTE([.C100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DEC2BIN([.A1005])" office:value-type="string" office:string-value="" calcext:value-type="error">
            <text:p>Fehler:502</text:p>
          </table:table-cell>
          <table:table-cell/>
          <table:table-cell table:formula="of:=SUBSTITUTE([.C100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DEC2BIN([.A1006])" office:value-type="string" office:string-value="" calcext:value-type="error">
            <text:p>Fehler:502</text:p>
          </table:table-cell>
          <table:table-cell/>
          <table:table-cell table:formula="of:=SUBSTITUTE([.C100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DEC2BIN([.A1007])" office:value-type="string" office:string-value="" calcext:value-type="error">
            <text:p>Fehler:502</text:p>
          </table:table-cell>
          <table:table-cell/>
          <table:table-cell table:formula="of:=SUBSTITUTE([.C100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DEC2BIN([.A1008])" office:value-type="string" office:string-value="" calcext:value-type="error">
            <text:p>Fehler:502</text:p>
          </table:table-cell>
          <table:table-cell/>
          <table:table-cell table:formula="of:=SUBSTITUTE([.C100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DEC2BIN([.A1009])" office:value-type="string" office:string-value="" calcext:value-type="error">
            <text:p>Fehler:502</text:p>
          </table:table-cell>
          <table:table-cell/>
          <table:table-cell table:formula="of:=SUBSTITUTE([.C100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DEC2BIN([.A1010])" office:value-type="string" office:string-value="" calcext:value-type="error">
            <text:p>Fehler:502</text:p>
          </table:table-cell>
          <table:table-cell/>
          <table:table-cell table:formula="of:=SUBSTITUTE([.C101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DEC2BIN([.A1011])" office:value-type="string" office:string-value="" calcext:value-type="error">
            <text:p>Fehler:502</text:p>
          </table:table-cell>
          <table:table-cell/>
          <table:table-cell table:formula="of:=SUBSTITUTE([.C101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DEC2BIN([.A1012])" office:value-type="string" office:string-value="" calcext:value-type="error">
            <text:p>Fehler:502</text:p>
          </table:table-cell>
          <table:table-cell/>
          <table:table-cell table:formula="of:=SUBSTITUTE([.C101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DEC2BIN([.A1013])" office:value-type="string" office:string-value="" calcext:value-type="error">
            <text:p>Fehler:502</text:p>
          </table:table-cell>
          <table:table-cell/>
          <table:table-cell table:formula="of:=SUBSTITUTE([.C101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DEC2BIN([.A1014])" office:value-type="string" office:string-value="" calcext:value-type="error">
            <text:p>Fehler:502</text:p>
          </table:table-cell>
          <table:table-cell/>
          <table:table-cell table:formula="of:=SUBSTITUTE([.C1014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DEC2BIN([.A1015])" office:value-type="string" office:string-value="" calcext:value-type="error">
            <text:p>Fehler:502</text:p>
          </table:table-cell>
          <table:table-cell/>
          <table:table-cell table:formula="of:=SUBSTITUTE([.C1015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DEC2BIN([.A1016])" office:value-type="string" office:string-value="" calcext:value-type="error">
            <text:p>Fehler:502</text:p>
          </table:table-cell>
          <table:table-cell/>
          <table:table-cell table:formula="of:=SUBSTITUTE([.C1016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DEC2BIN([.A1017])" office:value-type="string" office:string-value="" calcext:value-type="error">
            <text:p>Fehler:502</text:p>
          </table:table-cell>
          <table:table-cell/>
          <table:table-cell table:formula="of:=SUBSTITUTE([.C1017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DEC2BIN([.A1018])" office:value-type="string" office:string-value="" calcext:value-type="error">
            <text:p>Fehler:502</text:p>
          </table:table-cell>
          <table:table-cell/>
          <table:table-cell table:formula="of:=SUBSTITUTE([.C1018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DEC2BIN([.A1019])" office:value-type="string" office:string-value="" calcext:value-type="error">
            <text:p>Fehler:502</text:p>
          </table:table-cell>
          <table:table-cell/>
          <table:table-cell table:formula="of:=SUBSTITUTE([.C1019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DEC2BIN([.A1020])" office:value-type="string" office:string-value="" calcext:value-type="error">
            <text:p>Fehler:502</text:p>
          </table:table-cell>
          <table:table-cell/>
          <table:table-cell table:formula="of:=SUBSTITUTE([.C1020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DEC2BIN([.A1021])" office:value-type="string" office:string-value="" calcext:value-type="error">
            <text:p>Fehler:502</text:p>
          </table:table-cell>
          <table:table-cell/>
          <table:table-cell table:formula="of:=SUBSTITUTE([.C1021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DEC2BIN([.A1022])" office:value-type="string" office:string-value="" calcext:value-type="error">
            <text:p>Fehler:502</text:p>
          </table:table-cell>
          <table:table-cell/>
          <table:table-cell table:formula="of:=SUBSTITUTE([.C1022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DEC2BIN([.A1023])" office:value-type="string" office:string-value="" calcext:value-type="error">
            <text:p>Fehler:502</text:p>
          </table:table-cell>
          <table:table-cell/>
          <table:table-cell table:formula="of:=SUBSTITUTE([.C1023];&quot;0&quot;;&quot;&quot;)">
            <text:p/>
          </table:table-cell>
          <table:table-cell table:number-columns-repeated="8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DEC2BIN([.A1024])" office:value-type="string" office:string-value="" calcext:value-type="error">
            <text:p>Fehler:502</text:p>
          </table:table-cell>
          <table:table-cell/>
          <table:table-cell table:formula="of:=SUBSTITUTE([.C1024];&quot;0&quot;;&quot;&quot;)">
            <text:p/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8T09:54:39.401000000</meta:creation-date>
    <dc:date>2021-08-18T22:08:01.309000000</dc:date>
    <meta:editing-duration>PT6H55M58S</meta:editing-duration>
    <meta:editing-cycles>1</meta:editing-cycles>
    <meta:document-statistic meta:table-count="2" meta:cell-count="5565" meta:object-count="0"/>
    <meta:generator>LibreOffice/6.4.7.2$Windows_X86_64 LibreOffice_project/639b8ac485750d5696d7590a72ef1b496725cfb5</meta:generator>
  </office:meta>
</office:document-meta>
</file>